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6pt" style:font-size-asian="16pt" style:font-size-complex="16pt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/>
    </style:style>
    <style:style style:name="ce4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fo:font-size="16pt" style:font-size-asian="16pt" style:font-size-complex="16pt"/>
    </style:style>
    <style:style style:name="ce5" style:family="table-cell" style:parent-style-name="Default" style:data-style-name="N0">
      <style:table-cell-properties style:vertical-align="middle" fo:background-color="#FFC000" style:repeat-content="false"/>
      <style:paragraph-properties fo:text-align="center"/>
      <style:text-properties fo:font-size="16pt" style:font-size-asian="16pt" style:font-size-complex="16pt"/>
    </style:style>
    <style:style style:name="ce6" style:family="table-cell" style:parent-style-name="Default" style:data-style-name="N0">
      <style:table-cell-properties style:vertical-align="middle" fo:background-color="#0F9ED5" style:repeat-content="false"/>
      <style:paragraph-properties fo:text-align="center"/>
      <style:text-properties fo:font-size="16pt" style:font-size-asian="16pt" style:font-size-complex="16pt"/>
    </style:style>
    <style:style style:name="ce7" style:family="table-cell" style:parent-style-name="Default" style:data-style-name="N0">
      <style:table-cell-properties style:vertical-align="middle" fo:background-color="#DAF2D0" style:repeat-content="false"/>
      <style:paragraph-properties fo:text-align="center"/>
      <style:text-properties fo:font-size="16pt" style:font-size-asian="16pt" style:font-size-complex="16pt"/>
    </style:style>
    <style:style style:name="ce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1.71097222222222cm"/>
    </style:style>
    <style:style style:name="co2" style:family="table-column">
      <style:table-column-properties fo:break-before="auto" style:column-width="0.934861111111111cm"/>
    </style:style>
    <style:style style:name="co3" style:family="table-column">
      <style:table-column-properties fo:break-before="auto" style:column-width="2.73402777777778cm"/>
    </style:style>
    <style:style style:name="ro1" style:family="table-row">
      <style:table-row-properties style:row-height="24.5pt" style:use-optimal-row-height="false" fo:break-before="auto"/>
    </style:style>
    <style:style style:name="ro2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cell-content()=1" style:apply-style-name="cf1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Лист1" table:style-name="ta1">
        <table:table-column table:style-name="co1" table:number-columns-repeated="10" table:default-cell-style-name="ce2"/>
        <table:table-column table:style-name="co2" table:number-columns-repeated="75" table:default-cell-style-name="ce1"/>
        <table:table-column table:style-name="co3" table:number-columns-repeated="16299" table:default-cell-style-name="ce1"/>
        <table:table-row table:style-name="ro1">
          <table:table-cell office:value-type="string" table:style-name="ce8">
            <text:p>ID процесса B</text:p>
          </table:table-cell>
          <table:table-cell office:value-type="string" table:style-name="ce8">
            <text:p>Время выполнения процесса B (мс)</text:p>
          </table:table-cell>
          <table:table-cell office:value-type="string" table:style-name="ce8">
            <text:p>ID процессов A</text:p>
          </table:table-cell>
          <table:table-cell table:number-columns-repeated="7" table:style-name="ce9"/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6" table:style-name="ce10">
            <text:p>6</text:p>
          </table:table-cell>
          <table:table-cell office:value-type="float" office:value="7" table:style-name="ce10">
            <text:p>7</text:p>
          </table:table-cell>
          <table:table-cell office:value-type="float" office:value="8" table:style-name="ce10">
            <text:p>8</text:p>
          </table:table-cell>
          <table:table-cell office:value-type="float" office:value="9" table:style-name="ce10">
            <text:p>9</text:p>
          </table:table-cell>
          <table:table-cell office:value-type="float" office:value="10" table:style-name="ce10">
            <text:p>10</text:p>
          </table:table-cell>
          <table:table-cell office:value-type="float" office:value="11" table:style-name="ce10">
            <text:p>11</text:p>
          </table:table-cell>
          <table:table-cell office:value-type="float" office:value="12" table:style-name="ce10">
            <text:p>12</text:p>
          </table:table-cell>
          <table:table-cell office:value-type="float" office:value="13" table:style-name="ce10">
            <text:p>13</text:p>
          </table:table-cell>
          <table:table-cell office:value-type="float" office:value="14" table:style-name="ce10">
            <text:p>14</text:p>
          </table:table-cell>
          <table:table-cell office:value-type="float" office:value="15" table:style-name="ce10">
            <text:p>15</text:p>
          </table:table-cell>
          <table:table-cell office:value-type="float" office:value="16" table:style-name="ce10">
            <text:p>16</text:p>
          </table:table-cell>
          <table:table-cell office:value-type="float" office:value="17" table:style-name="ce10">
            <text:p>17</text:p>
          </table:table-cell>
          <table:table-cell office:value-type="float" office:value="18" table:style-name="ce10">
            <text:p>18</text:p>
          </table:table-cell>
          <table:table-cell office:value-type="float" office:value="19" table:style-name="ce10">
            <text:p>19</text:p>
          </table:table-cell>
          <table:table-cell office:value-type="float" office:value="20" table:style-name="ce10">
            <text:p>20</text:p>
          </table:table-cell>
          <table:table-cell office:value-type="float" office:value="21" table:style-name="ce10">
            <text:p>21</text:p>
          </table:table-cell>
          <table:table-cell office:value-type="float" office:value="22" table:style-name="ce10">
            <text:p>22</text:p>
          </table:table-cell>
          <table:table-cell office:value-type="float" office:value="23" table:style-name="ce10">
            <text:p>23</text:p>
          </table:table-cell>
          <table:table-cell office:value-type="float" office:value="24" table:style-name="ce10">
            <text:p>24</text:p>
          </table:table-cell>
          <table:table-cell office:value-type="float" office:value="25" table:style-name="ce10">
            <text:p>25</text:p>
          </table:table-cell>
          <table:table-cell office:value-type="float" office:value="26" table:style-name="ce10">
            <text:p>26</text:p>
          </table:table-cell>
          <table:table-cell office:value-type="float" office:value="27" table:style-name="ce10">
            <text:p>27</text:p>
          </table:table-cell>
          <table:table-cell office:value-type="float" office:value="28" table:style-name="ce10">
            <text:p>28</text:p>
          </table:table-cell>
          <table:table-cell office:value-type="float" office:value="29" table:style-name="ce10">
            <text:p>29</text:p>
          </table:table-cell>
          <table:table-cell office:value-type="float" office:value="30" table:style-name="ce10">
            <text:p>30</text:p>
          </table:table-cell>
          <table:table-cell office:value-type="float" office:value="31" table:style-name="ce10">
            <text:p>31</text:p>
          </table:table-cell>
          <table:table-cell office:value-type="float" office:value="32" table:style-name="ce10">
            <text:p>32</text:p>
          </table:table-cell>
          <table:table-cell office:value-type="float" office:value="33" table:style-name="ce10">
            <text:p>33</text:p>
          </table:table-cell>
          <table:table-cell office:value-type="float" office:value="34" table:style-name="ce10">
            <text:p>34</text:p>
          </table:table-cell>
          <table:table-cell office:value-type="float" office:value="35" table:style-name="ce10">
            <text:p>35</text:p>
          </table:table-cell>
          <table:table-cell office:value-type="float" office:value="36" table:style-name="ce10">
            <text:p>36</text:p>
          </table:table-cell>
          <table:table-cell office:value-type="float" office:value="37" table:style-name="ce10">
            <text:p>37</text:p>
          </table:table-cell>
          <table:table-cell office:value-type="float" office:value="38" table:style-name="ce10">
            <text:p>38</text:p>
          </table:table-cell>
          <table:table-cell office:value-type="float" office:value="39" table:style-name="ce10">
            <text:p>39</text:p>
          </table:table-cell>
          <table:table-cell office:value-type="float" office:value="40" table:style-name="ce10">
            <text:p>40</text:p>
          </table:table-cell>
          <table:table-cell office:value-type="float" office:value="41" table:style-name="ce10">
            <text:p>41</text:p>
          </table:table-cell>
          <table:table-cell office:value-type="float" office:value="42" table:style-name="ce10">
            <text:p>42</text:p>
          </table:table-cell>
          <table:table-cell office:value-type="float" office:value="43" table:style-name="ce10">
            <text:p>43</text:p>
          </table:table-cell>
          <table:table-cell office:value-type="float" office:value="44" table:style-name="ce10">
            <text:p>44</text:p>
          </table:table-cell>
          <table:table-cell office:value-type="float" office:value="45" table:style-name="ce10">
            <text:p>45</text:p>
          </table:table-cell>
          <table:table-cell office:value-type="float" office:value="46" table:style-name="ce10">
            <text:p>46</text:p>
          </table:table-cell>
          <table:table-cell office:value-type="float" office:value="47" table:style-name="ce10">
            <text:p>47</text:p>
          </table:table-cell>
          <table:table-cell office:value-type="float" office:value="48" table:style-name="ce10">
            <text:p>48</text:p>
          </table:table-cell>
          <table:table-cell office:value-type="float" office:value="49" table:style-name="ce10">
            <text:p>49</text:p>
          </table:table-cell>
          <table:table-cell office:value-type="float" office:value="50" table:style-name="ce10">
            <text:p>50</text:p>
          </table:table-cell>
          <table:table-cell office:value-type="float" office:value="51" table:style-name="ce10">
            <text:p>51</text:p>
          </table:table-cell>
          <table:table-cell office:value-type="float" office:value="52" table:style-name="ce10">
            <text:p>52</text:p>
          </table:table-cell>
          <table:table-cell office:value-type="float" office:value="53" table:style-name="ce10">
            <text:p>53</text:p>
          </table:table-cell>
          <table:table-cell office:value-type="float" office:value="54" table:style-name="ce10">
            <text:p>54</text:p>
          </table:table-cell>
          <table:table-cell office:value-type="float" office:value="55" table:style-name="ce10">
            <text:p>55</text:p>
          </table:table-cell>
          <table:table-cell office:value-type="float" office:value="56" table:style-name="ce10">
            <text:p>56</text:p>
          </table:table-cell>
          <table:table-cell office:value-type="float" office:value="57" table:style-name="ce10">
            <text:p>57</text:p>
          </table:table-cell>
          <table:table-cell office:value-type="float" office:value="58" table:style-name="ce10">
            <text:p>58</text:p>
          </table:table-cell>
          <table:table-cell office:value-type="float" office:value="59" table:style-name="ce10">
            <text:p>59</text:p>
          </table:table-cell>
          <table:table-cell office:value-type="float" office:value="60" table:style-name="ce10">
            <text:p>60</text:p>
          </table:table-cell>
          <table:table-cell office:value-type="float" office:value="61" table:style-name="ce10">
            <text:p>61</text:p>
          </table:table-cell>
          <table:table-cell office:value-type="float" office:value="62" table:style-name="ce10">
            <text:p>62</text:p>
          </table:table-cell>
          <table:table-cell office:value-type="float" office:value="63" table:style-name="ce10">
            <text:p>63</text:p>
          </table:table-cell>
          <table:table-cell office:value-type="float" office:value="64" table:style-name="ce10">
            <text:p>64</text:p>
          </table:table-cell>
          <table:table-cell office:value-type="float" office:value="65" table:style-name="ce10">
            <text:p>65</text:p>
          </table:table-cell>
          <table:table-cell office:value-type="float" office:value="66" table:style-name="ce10">
            <text:p>66</text:p>
          </table:table-cell>
          <table:table-cell office:value-type="float" office:value="67" table:style-name="ce10">
            <text:p>67</text:p>
          </table:table-cell>
          <table:table-cell office:value-type="float" office:value="68" table:style-name="ce10">
            <text:p>68</text:p>
          </table:table-cell>
          <table:table-cell office:value-type="float" office:value="69" table:style-name="ce10">
            <text:p>69</text:p>
          </table:table-cell>
          <table:table-cell office:value-type="float" office:value="70" table:style-name="ce10">
            <text:p>70</text:p>
          </table:table-cell>
          <table:table-cell office:value-type="float" office:value="71" table:style-name="ce10">
            <text:p>71</text:p>
          </table:table-cell>
          <table:table-cell office:value-type="float" office:value="72" table:style-name="ce10">
            <text:p>72</text:p>
          </table:table-cell>
          <table:table-cell office:value-type="float" office:value="73" table:style-name="ce10">
            <text:p>73</text:p>
          </table:table-cell>
          <table:table-cell office:value-type="float" office:value="74" table:style-name="ce10">
            <text:p>74</text:p>
          </table:table-cell>
          <table:table-cell office:value-type="float" office:value="75" table:style-name="ce10">
            <text:p>75</text:p>
          </table:table-cell>
          <table:table-cell table:number-columns-repeated="16299" table:style-name="ce10"/>
        </table:table-row>
        <table:table-row table:style-name="ro2">
          <table:table-cell office:value-type="float" office:value="18" table:style-name="ce3">
            <table:cell-range-source table:name="Подключение1" table:last-column-spanned="3" table:last-row-spanned="25" xlink:href="Z:\Для экспертов\ЕГЭ_2025\Первый день\2513\22\z22-107_2513.txt"/>
            <text:p>18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of:=VLOOKUP([.C2];[.$A:.$J];10;0)" table:style-name="ce5">
            <text:p>0</text:p>
          </table:table-cell>
          <table:table-cell office:value-type="float" office:value="0" table:formula="of:=VLOOKUP([.D2];[.$A:.$J];10;0)" table:style-name="ce5">
            <text:p>0</text:p>
          </table:table-cell>
          <table:table-cell office:value-type="float" office:value="0" table:formula="of:=VLOOKUP([.E2];[.$A:.$J];10;0)" table:style-name="ce5">
            <text:p>0</text:p>
          </table:table-cell>
          <table:table-cell office:value-type="float" office:value="1" table:formula="of:=[.J2]-[.B2]+1" table:style-name="ce6">
            <text:p>1</text:p>
          </table:table-cell>
          <table:table-cell office:value-type="float" office:value="1" table:formula="of:=[.B2]+MAX([.F2:.H2])" table:style-name="ce7">
            <text:p>1</text:p>
          </table:table-cell>
          <table:table-cell office:value-type="float" office:value="1" table:formula="of:=IF(AND([.$I2]&lt;=[.K$1];[.K$1]&lt;=[.$J2]);1;&quot;&quot;)" table:style-name="ce12">
            <text:p>1</text:p>
          </table:table-cell>
          <table:table-cell office:value-type="string" office:string-value="" table:formula="of:=IF(AND([.$I2]&lt;=[.L$1];[.L$1]&lt;=[.$J2]);1;&quot;&quot;)" table:style-name="ce12"/>
          <table:table-cell office:value-type="string" office:string-value="" table:formula="of:=IF(AND([.$I2]&lt;=[.M$1];[.M$1]&lt;=[.$J2]);1;&quot;&quot;)" table:style-name="ce12"/>
          <table:table-cell office:value-type="string" office:string-value="" table:formula="of:=IF(AND([.$I2]&lt;=[.N$1];[.N$1]&lt;=[.$J2]);1;&quot;&quot;)" table:style-name="ce12"/>
          <table:table-cell office:value-type="string" office:string-value="" table:formula="of:=IF(AND([.$I2]&lt;=[.O$1];[.O$1]&lt;=[.$J2]);1;&quot;&quot;)" table:style-name="ce12"/>
          <table:table-cell office:value-type="string" office:string-value="" table:formula="of:=IF(AND([.$I2]&lt;=[.P$1];[.P$1]&lt;=[.$J2]);1;&quot;&quot;)" table:style-name="ce12"/>
          <table:table-cell office:value-type="string" office:string-value="" table:formula="of:=IF(AND([.$I2]&lt;=[.Q$1];[.Q$1]&lt;=[.$J2]);1;&quot;&quot;)" table:style-name="ce12"/>
          <table:table-cell office:value-type="string" office:string-value="" table:formula="of:=IF(AND([.$I2]&lt;=[.R$1];[.R$1]&lt;=[.$J2]);1;&quot;&quot;)" table:style-name="ce12"/>
          <table:table-cell office:value-type="string" office:string-value="" table:formula="of:=IF(AND([.$I2]&lt;=[.S$1];[.S$1]&lt;=[.$J2]);1;&quot;&quot;)" table:style-name="ce12"/>
          <table:table-cell office:value-type="string" office:string-value="" table:formula="of:=IF(AND([.$I2]&lt;=[.T$1];[.T$1]&lt;=[.$J2]);1;&quot;&quot;)" table:style-name="ce12"/>
          <table:table-cell office:value-type="string" office:string-value="" table:formula="of:=IF(AND([.$I2]&lt;=[.U$1];[.U$1]&lt;=[.$J2]);1;&quot;&quot;)" table:style-name="ce12"/>
          <table:table-cell office:value-type="string" office:string-value="" table:formula="of:=IF(AND([.$I2]&lt;=[.V$1];[.V$1]&lt;=[.$J2]);1;&quot;&quot;)" table:style-name="ce12"/>
          <table:table-cell office:value-type="string" office:string-value="" table:formula="of:=IF(AND([.$I2]&lt;=[.W$1];[.W$1]&lt;=[.$J2]);1;&quot;&quot;)" table:style-name="ce12"/>
          <table:table-cell office:value-type="string" office:string-value="" table:formula="of:=IF(AND([.$I2]&lt;=[.X$1];[.X$1]&lt;=[.$J2]);1;&quot;&quot;)" table:style-name="ce12"/>
          <table:table-cell office:value-type="string" office:string-value="" table:formula="of:=IF(AND([.$I2]&lt;=[.Y$1];[.Y$1]&lt;=[.$J2]);1;&quot;&quot;)" table:style-name="ce12"/>
          <table:table-cell office:value-type="string" office:string-value="" table:formula="of:=IF(AND([.$I2]&lt;=[.Z$1];[.Z$1]&lt;=[.$J2]);1;&quot;&quot;)" table:style-name="ce12"/>
          <table:table-cell office:value-type="string" office:string-value="" table:formula="of:=IF(AND([.$I2]&lt;=[.AA$1];[.AA$1]&lt;=[.$J2]);1;&quot;&quot;)" table:style-name="ce12"/>
          <table:table-cell office:value-type="string" office:string-value="" table:formula="of:=IF(AND([.$I2]&lt;=[.AB$1];[.AB$1]&lt;=[.$J2]);1;&quot;&quot;)" table:style-name="ce12"/>
          <table:table-cell office:value-type="string" office:string-value="" table:formula="of:=IF(AND([.$I2]&lt;=[.AC$1];[.AC$1]&lt;=[.$J2]);1;&quot;&quot;)" table:style-name="ce12"/>
          <table:table-cell office:value-type="string" office:string-value="" table:formula="of:=IF(AND([.$I2]&lt;=[.AD$1];[.AD$1]&lt;=[.$J2]);1;&quot;&quot;)" table:style-name="ce12"/>
          <table:table-cell office:value-type="string" office:string-value="" table:formula="of:=IF(AND([.$I2]&lt;=[.AE$1];[.AE$1]&lt;=[.$J2]);1;&quot;&quot;)" table:style-name="ce12"/>
          <table:table-cell office:value-type="string" office:string-value="" table:formula="of:=IF(AND([.$I2]&lt;=[.AF$1];[.AF$1]&lt;=[.$J2]);1;&quot;&quot;)" table:style-name="ce12"/>
          <table:table-cell office:value-type="string" office:string-value="" table:formula="of:=IF(AND([.$I2]&lt;=[.AG$1];[.AG$1]&lt;=[.$J2]);1;&quot;&quot;)" table:style-name="ce12"/>
          <table:table-cell office:value-type="string" office:string-value="" table:formula="of:=IF(AND([.$I2]&lt;=[.AH$1];[.AH$1]&lt;=[.$J2]);1;&quot;&quot;)" table:style-name="ce12"/>
          <table:table-cell office:value-type="string" office:string-value="" table:formula="of:=IF(AND([.$I2]&lt;=[.AI$1];[.AI$1]&lt;=[.$J2]);1;&quot;&quot;)" table:style-name="ce12"/>
          <table:table-cell office:value-type="string" office:string-value="" table:formula="of:=IF(AND([.$I2]&lt;=[.AJ$1];[.AJ$1]&lt;=[.$J2]);1;&quot;&quot;)" table:style-name="ce12"/>
          <table:table-cell office:value-type="string" office:string-value="" table:formula="of:=IF(AND([.$I2]&lt;=[.AK$1];[.AK$1]&lt;=[.$J2]);1;&quot;&quot;)" table:style-name="ce12"/>
          <table:table-cell office:value-type="string" office:string-value="" table:formula="of:=IF(AND([.$I2]&lt;=[.AL$1];[.AL$1]&lt;=[.$J2]);1;&quot;&quot;)" table:style-name="ce12"/>
          <table:table-cell office:value-type="string" office:string-value="" table:formula="of:=IF(AND([.$I2]&lt;=[.AM$1];[.AM$1]&lt;=[.$J2]);1;&quot;&quot;)" table:style-name="ce12"/>
          <table:table-cell office:value-type="string" office:string-value="" table:formula="of:=IF(AND([.$I2]&lt;=[.AN$1];[.AN$1]&lt;=[.$J2]);1;&quot;&quot;)" table:style-name="ce12"/>
          <table:table-cell office:value-type="string" office:string-value="" table:formula="of:=IF(AND([.$I2]&lt;=[.AO$1];[.AO$1]&lt;=[.$J2]);1;&quot;&quot;)" table:style-name="ce12"/>
          <table:table-cell office:value-type="string" office:string-value="" table:formula="of:=IF(AND([.$I2]&lt;=[.AP$1];[.AP$1]&lt;=[.$J2]);1;&quot;&quot;)" table:style-name="ce12"/>
          <table:table-cell office:value-type="string" office:string-value="" table:formula="of:=IF(AND([.$I2]&lt;=[.AQ$1];[.AQ$1]&lt;=[.$J2]);1;&quot;&quot;)" table:style-name="ce12"/>
          <table:table-cell office:value-type="string" office:string-value="" table:formula="of:=IF(AND([.$I2]&lt;=[.AR$1];[.AR$1]&lt;=[.$J2]);1;&quot;&quot;)" table:style-name="ce12"/>
          <table:table-cell office:value-type="string" office:string-value="" table:formula="of:=IF(AND([.$I2]&lt;=[.AS$1];[.AS$1]&lt;=[.$J2]);1;&quot;&quot;)" table:style-name="ce12"/>
          <table:table-cell office:value-type="string" office:string-value="" table:formula="of:=IF(AND([.$I2]&lt;=[.AT$1];[.AT$1]&lt;=[.$J2]);1;&quot;&quot;)" table:style-name="ce12"/>
          <table:table-cell office:value-type="string" office:string-value="" table:formula="of:=IF(AND([.$I2]&lt;=[.AU$1];[.AU$1]&lt;=[.$J2]);1;&quot;&quot;)" table:style-name="ce12"/>
          <table:table-cell office:value-type="string" office:string-value="" table:formula="of:=IF(AND([.$I2]&lt;=[.AV$1];[.AV$1]&lt;=[.$J2]);1;&quot;&quot;)" table:style-name="ce12"/>
          <table:table-cell office:value-type="string" office:string-value="" table:formula="of:=IF(AND([.$I2]&lt;=[.AW$1];[.AW$1]&lt;=[.$J2]);1;&quot;&quot;)" table:style-name="ce12"/>
          <table:table-cell office:value-type="string" office:string-value="" table:formula="of:=IF(AND([.$I2]&lt;=[.AX$1];[.AX$1]&lt;=[.$J2]);1;&quot;&quot;)" table:style-name="ce12"/>
          <table:table-cell office:value-type="string" office:string-value="" table:formula="of:=IF(AND([.$I2]&lt;=[.AY$1];[.AY$1]&lt;=[.$J2]);1;&quot;&quot;)" table:style-name="ce12"/>
          <table:table-cell office:value-type="string" office:string-value="" table:formula="of:=IF(AND([.$I2]&lt;=[.AZ$1];[.AZ$1]&lt;=[.$J2]);1;&quot;&quot;)" table:style-name="ce12"/>
          <table:table-cell office:value-type="string" office:string-value="" table:formula="of:=IF(AND([.$I2]&lt;=[.BA$1];[.BA$1]&lt;=[.$J2]);1;&quot;&quot;)" table:style-name="ce12"/>
          <table:table-cell office:value-type="string" office:string-value="" table:formula="of:=IF(AND([.$I2]&lt;=[.BB$1];[.BB$1]&lt;=[.$J2]);1;&quot;&quot;)" table:style-name="ce12"/>
          <table:table-cell office:value-type="string" office:string-value="" table:formula="of:=IF(AND([.$I2]&lt;=[.BC$1];[.BC$1]&lt;=[.$J2]);1;&quot;&quot;)" table:style-name="ce12"/>
          <table:table-cell office:value-type="string" office:string-value="" table:formula="of:=IF(AND([.$I2]&lt;=[.BD$1];[.BD$1]&lt;=[.$J2]);1;&quot;&quot;)" table:style-name="ce12"/>
          <table:table-cell office:value-type="string" office:string-value="" table:formula="of:=IF(AND([.$I2]&lt;=[.BE$1];[.BE$1]&lt;=[.$J2]);1;&quot;&quot;)" table:style-name="ce12"/>
          <table:table-cell office:value-type="string" office:string-value="" table:formula="of:=IF(AND([.$I2]&lt;=[.BF$1];[.BF$1]&lt;=[.$J2]);1;&quot;&quot;)" table:style-name="ce12"/>
          <table:table-cell office:value-type="string" office:string-value="" table:formula="of:=IF(AND([.$I2]&lt;=[.BG$1];[.BG$1]&lt;=[.$J2]);1;&quot;&quot;)" table:style-name="ce12"/>
          <table:table-cell office:value-type="string" office:string-value="" table:formula="of:=IF(AND([.$I2]&lt;=[.BH$1];[.BH$1]&lt;=[.$J2]);1;&quot;&quot;)" table:style-name="ce12"/>
          <table:table-cell office:value-type="string" office:string-value="" table:formula="of:=IF(AND([.$I2]&lt;=[.BI$1];[.BI$1]&lt;=[.$J2]);1;&quot;&quot;)" table:style-name="ce12"/>
          <table:table-cell office:value-type="string" office:string-value="" table:formula="of:=IF(AND([.$I2]&lt;=[.BJ$1];[.BJ$1]&lt;=[.$J2]);1;&quot;&quot;)" table:style-name="ce12"/>
          <table:table-cell office:value-type="string" office:string-value="" table:formula="of:=IF(AND([.$I2]&lt;=[.BK$1];[.BK$1]&lt;=[.$J2]);1;&quot;&quot;)" table:style-name="ce12"/>
          <table:table-cell office:value-type="string" office:string-value="" table:formula="of:=IF(AND([.$I2]&lt;=[.BL$1];[.BL$1]&lt;=[.$J2]);1;&quot;&quot;)" table:style-name="ce12"/>
          <table:table-cell office:value-type="string" office:string-value="" table:formula="of:=IF(AND([.$I2]&lt;=[.BM$1];[.BM$1]&lt;=[.$J2]);1;&quot;&quot;)" table:style-name="ce12"/>
          <table:table-cell office:value-type="string" office:string-value="" table:formula="of:=IF(AND([.$I2]&lt;=[.BN$1];[.BN$1]&lt;=[.$J2]);1;&quot;&quot;)" table:style-name="ce12"/>
          <table:table-cell office:value-type="string" office:string-value="" table:formula="of:=IF(AND([.$I2]&lt;=[.BO$1];[.BO$1]&lt;=[.$J2]);1;&quot;&quot;)" table:style-name="ce12"/>
          <table:table-cell office:value-type="string" office:string-value="" table:formula="of:=IF(AND([.$I2]&lt;=[.BP$1];[.BP$1]&lt;=[.$J2]);1;&quot;&quot;)" table:style-name="ce12"/>
          <table:table-cell office:value-type="string" office:string-value="" table:formula="of:=IF(AND([.$I2]&lt;=[.BQ$1];[.BQ$1]&lt;=[.$J2]);1;&quot;&quot;)" table:style-name="ce12"/>
          <table:table-cell office:value-type="string" office:string-value="" table:formula="of:=IF(AND([.$I2]&lt;=[.BR$1];[.BR$1]&lt;=[.$J2]);1;&quot;&quot;)" table:style-name="ce12"/>
          <table:table-cell office:value-type="string" office:string-value="" table:formula="of:=IF(AND([.$I2]&lt;=[.BS$1];[.BS$1]&lt;=[.$J2]);1;&quot;&quot;)" table:style-name="ce12"/>
          <table:table-cell office:value-type="string" office:string-value="" table:formula="of:=IF(AND([.$I2]&lt;=[.BT$1];[.BT$1]&lt;=[.$J2]);1;&quot;&quot;)" table:style-name="ce12"/>
          <table:table-cell office:value-type="string" office:string-value="" table:formula="of:=IF(AND([.$I2]&lt;=[.BU$1];[.BU$1]&lt;=[.$J2]);1;&quot;&quot;)" table:style-name="ce12"/>
          <table:table-cell office:value-type="string" office:string-value="" table:formula="of:=IF(AND([.$I2]&lt;=[.BV$1];[.BV$1]&lt;=[.$J2]);1;&quot;&quot;)" table:style-name="ce12"/>
          <table:table-cell office:value-type="string" office:string-value="" table:formula="of:=IF(AND([.$I2]&lt;=[.BW$1];[.BW$1]&lt;=[.$J2]);1;&quot;&quot;)" table:style-name="ce12"/>
          <table:table-cell office:value-type="string" office:string-value="" table:formula="of:=IF(AND([.$I2]&lt;=[.BX$1];[.BX$1]&lt;=[.$J2]);1;&quot;&quot;)" table:style-name="ce12"/>
          <table:table-cell office:value-type="string" office:string-value="" table:formula="of:=IF(AND([.$I2]&lt;=[.BY$1];[.BY$1]&lt;=[.$J2]);1;&quot;&quot;)" table:style-name="ce12"/>
          <table:table-cell office:value-type="string" office:string-value="" table:formula="of:=IF(AND([.$I2]&lt;=[.BZ$1];[.BZ$1]&lt;=[.$J2]);1;&quot;&quot;)" table:style-name="ce12"/>
          <table:table-cell office:value-type="string" office:string-value="" table:formula="of:=IF(AND([.$I2]&lt;=[.CA$1];[.CA$1]&lt;=[.$J2]);1;&quot;&quot;)" table:style-name="ce12"/>
          <table:table-cell office:value-type="string" office:string-value="" table:formula="of:=IF(AND([.$I2]&lt;=[.CB$1];[.CB$1]&lt;=[.$J2]);1;&quot;&quot;)" table:style-name="ce12"/>
          <table:table-cell office:value-type="string" office:string-value="" table:formula="of:=IF(AND([.$I2]&lt;=[.CC$1];[.CC$1]&lt;=[.$J2]);1;&quot;&quot;)" table:style-name="ce12"/>
          <table:table-cell office:value-type="string" office:string-value="" table:formula="of:=IF(AND([.$I2]&lt;=[.CD$1];[.CD$1]&lt;=[.$J2]);1;&quot;&quot;)" table:style-name="ce12"/>
          <table:table-cell office:value-type="string" office:string-value="" table:formula="of:=IF(AND([.$I2]&lt;=[.CE$1];[.CE$1]&lt;=[.$J2]);1;&quot;&quot;)" table:style-name="ce12"/>
          <table:table-cell office:value-type="string" office:string-value="" table:formula="of:=IF(AND([.$I2]&lt;=[.CF$1];[.CF$1]&lt;=[.$J2]);1;&quot;&quot;)" table:style-name="ce12"/>
          <table:table-cell office:value-type="string" office:string-value="" table:formula="of:=IF(AND([.$I2]&lt;=[.CG$1];[.CG$1]&lt;=[.$J2]);1;&quot;&quot;)" table:style-name="ce12"/>
          <table:table-cell table:number-columns-repeated="16299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of:=VLOOKUP([.C3];[.$A:.$J];10;0)" table:style-name="ce5">
            <text:p>0</text:p>
          </table:table-cell>
          <table:table-cell office:value-type="float" office:value="0" table:formula="of:=VLOOKUP([.D3];[.$A:.$J];10;0)" table:style-name="ce5">
            <text:p>0</text:p>
          </table:table-cell>
          <table:table-cell office:value-type="float" office:value="0" table:formula="of:=VLOOKUP([.E3];[.$A:.$J];10;0)" table:style-name="ce5">
            <text:p>0</text:p>
          </table:table-cell>
          <table:table-cell office:value-type="float" office:value="1" table:formula="of:=[.J3]-[.B3]+1" table:style-name="ce6">
            <text:p>1</text:p>
          </table:table-cell>
          <table:table-cell office:value-type="float" office:value="3" table:formula="of:=[.B3]+MAX([.F3:.H3])" table:style-name="ce7">
            <text:p>3</text:p>
          </table:table-cell>
          <table:table-cell office:value-type="float" office:value="1" table:formula="of:=IF(AND([.$I3]&lt;=[.K$1];[.K$1]&lt;=[.$J3]);1;&quot;&quot;)" table:style-name="ce12">
            <text:p>1</text:p>
          </table:table-cell>
          <table:table-cell office:value-type="float" office:value="1" table:formula="of:=IF(AND([.$I3]&lt;=[.L$1];[.L$1]&lt;=[.$J3]);1;&quot;&quot;)" table:style-name="ce12">
            <text:p>1</text:p>
          </table:table-cell>
          <table:table-cell office:value-type="float" office:value="1" table:formula="of:=IF(AND([.$I3]&lt;=[.M$1];[.M$1]&lt;=[.$J3]);1;&quot;&quot;)" table:style-name="ce12">
            <text:p>1</text:p>
          </table:table-cell>
          <table:table-cell office:value-type="string" office:string-value="" table:formula="of:=IF(AND([.$I3]&lt;=[.N$1];[.N$1]&lt;=[.$J3]);1;&quot;&quot;)" table:style-name="ce12"/>
          <table:table-cell office:value-type="string" office:string-value="" table:formula="of:=IF(AND([.$I3]&lt;=[.O$1];[.O$1]&lt;=[.$J3]);1;&quot;&quot;)" table:style-name="ce12"/>
          <table:table-cell office:value-type="string" office:string-value="" table:formula="of:=IF(AND([.$I3]&lt;=[.P$1];[.P$1]&lt;=[.$J3]);1;&quot;&quot;)" table:style-name="ce12"/>
          <table:table-cell office:value-type="string" office:string-value="" table:formula="of:=IF(AND([.$I3]&lt;=[.Q$1];[.Q$1]&lt;=[.$J3]);1;&quot;&quot;)" table:style-name="ce12"/>
          <table:table-cell office:value-type="string" office:string-value="" table:formula="of:=IF(AND([.$I3]&lt;=[.R$1];[.R$1]&lt;=[.$J3]);1;&quot;&quot;)" table:style-name="ce12"/>
          <table:table-cell office:value-type="string" office:string-value="" table:formula="of:=IF(AND([.$I3]&lt;=[.S$1];[.S$1]&lt;=[.$J3]);1;&quot;&quot;)" table:style-name="ce12"/>
          <table:table-cell office:value-type="string" office:string-value="" table:formula="of:=IF(AND([.$I3]&lt;=[.T$1];[.T$1]&lt;=[.$J3]);1;&quot;&quot;)" table:style-name="ce12"/>
          <table:table-cell office:value-type="string" office:string-value="" table:formula="of:=IF(AND([.$I3]&lt;=[.U$1];[.U$1]&lt;=[.$J3]);1;&quot;&quot;)" table:style-name="ce12"/>
          <table:table-cell office:value-type="string" office:string-value="" table:formula="of:=IF(AND([.$I3]&lt;=[.V$1];[.V$1]&lt;=[.$J3]);1;&quot;&quot;)" table:style-name="ce12"/>
          <table:table-cell office:value-type="string" office:string-value="" table:formula="of:=IF(AND([.$I3]&lt;=[.W$1];[.W$1]&lt;=[.$J3]);1;&quot;&quot;)" table:style-name="ce12"/>
          <table:table-cell office:value-type="string" office:string-value="" table:formula="of:=IF(AND([.$I3]&lt;=[.X$1];[.X$1]&lt;=[.$J3]);1;&quot;&quot;)" table:style-name="ce12"/>
          <table:table-cell office:value-type="string" office:string-value="" table:formula="of:=IF(AND([.$I3]&lt;=[.Y$1];[.Y$1]&lt;=[.$J3]);1;&quot;&quot;)" table:style-name="ce12"/>
          <table:table-cell office:value-type="string" office:string-value="" table:formula="of:=IF(AND([.$I3]&lt;=[.Z$1];[.Z$1]&lt;=[.$J3]);1;&quot;&quot;)" table:style-name="ce12"/>
          <table:table-cell office:value-type="string" office:string-value="" table:formula="of:=IF(AND([.$I3]&lt;=[.AA$1];[.AA$1]&lt;=[.$J3]);1;&quot;&quot;)" table:style-name="ce12"/>
          <table:table-cell office:value-type="string" office:string-value="" table:formula="of:=IF(AND([.$I3]&lt;=[.AB$1];[.AB$1]&lt;=[.$J3]);1;&quot;&quot;)" table:style-name="ce12"/>
          <table:table-cell office:value-type="string" office:string-value="" table:formula="of:=IF(AND([.$I3]&lt;=[.AC$1];[.AC$1]&lt;=[.$J3]);1;&quot;&quot;)" table:style-name="ce12"/>
          <table:table-cell office:value-type="string" office:string-value="" table:formula="of:=IF(AND([.$I3]&lt;=[.AD$1];[.AD$1]&lt;=[.$J3]);1;&quot;&quot;)" table:style-name="ce12"/>
          <table:table-cell office:value-type="string" office:string-value="" table:formula="of:=IF(AND([.$I3]&lt;=[.AE$1];[.AE$1]&lt;=[.$J3]);1;&quot;&quot;)" table:style-name="ce12"/>
          <table:table-cell office:value-type="string" office:string-value="" table:formula="of:=IF(AND([.$I3]&lt;=[.AF$1];[.AF$1]&lt;=[.$J3]);1;&quot;&quot;)" table:style-name="ce12"/>
          <table:table-cell office:value-type="string" office:string-value="" table:formula="of:=IF(AND([.$I3]&lt;=[.AG$1];[.AG$1]&lt;=[.$J3]);1;&quot;&quot;)" table:style-name="ce12"/>
          <table:table-cell office:value-type="string" office:string-value="" table:formula="of:=IF(AND([.$I3]&lt;=[.AH$1];[.AH$1]&lt;=[.$J3]);1;&quot;&quot;)" table:style-name="ce12"/>
          <table:table-cell office:value-type="string" office:string-value="" table:formula="of:=IF(AND([.$I3]&lt;=[.AI$1];[.AI$1]&lt;=[.$J3]);1;&quot;&quot;)" table:style-name="ce12"/>
          <table:table-cell office:value-type="string" office:string-value="" table:formula="of:=IF(AND([.$I3]&lt;=[.AJ$1];[.AJ$1]&lt;=[.$J3]);1;&quot;&quot;)" table:style-name="ce12"/>
          <table:table-cell office:value-type="string" office:string-value="" table:formula="of:=IF(AND([.$I3]&lt;=[.AK$1];[.AK$1]&lt;=[.$J3]);1;&quot;&quot;)" table:style-name="ce12"/>
          <table:table-cell office:value-type="string" office:string-value="" table:formula="of:=IF(AND([.$I3]&lt;=[.AL$1];[.AL$1]&lt;=[.$J3]);1;&quot;&quot;)" table:style-name="ce12"/>
          <table:table-cell office:value-type="string" office:string-value="" table:formula="of:=IF(AND([.$I3]&lt;=[.AM$1];[.AM$1]&lt;=[.$J3]);1;&quot;&quot;)" table:style-name="ce12"/>
          <table:table-cell office:value-type="string" office:string-value="" table:formula="of:=IF(AND([.$I3]&lt;=[.AN$1];[.AN$1]&lt;=[.$J3]);1;&quot;&quot;)" table:style-name="ce12"/>
          <table:table-cell office:value-type="string" office:string-value="" table:formula="of:=IF(AND([.$I3]&lt;=[.AO$1];[.AO$1]&lt;=[.$J3]);1;&quot;&quot;)" table:style-name="ce12"/>
          <table:table-cell office:value-type="string" office:string-value="" table:formula="of:=IF(AND([.$I3]&lt;=[.AP$1];[.AP$1]&lt;=[.$J3]);1;&quot;&quot;)" table:style-name="ce12"/>
          <table:table-cell office:value-type="string" office:string-value="" table:formula="of:=IF(AND([.$I3]&lt;=[.AQ$1];[.AQ$1]&lt;=[.$J3]);1;&quot;&quot;)" table:style-name="ce12"/>
          <table:table-cell office:value-type="string" office:string-value="" table:formula="of:=IF(AND([.$I3]&lt;=[.AR$1];[.AR$1]&lt;=[.$J3]);1;&quot;&quot;)" table:style-name="ce12"/>
          <table:table-cell office:value-type="string" office:string-value="" table:formula="of:=IF(AND([.$I3]&lt;=[.AS$1];[.AS$1]&lt;=[.$J3]);1;&quot;&quot;)" table:style-name="ce12"/>
          <table:table-cell office:value-type="string" office:string-value="" table:formula="of:=IF(AND([.$I3]&lt;=[.AT$1];[.AT$1]&lt;=[.$J3]);1;&quot;&quot;)" table:style-name="ce12"/>
          <table:table-cell office:value-type="string" office:string-value="" table:formula="of:=IF(AND([.$I3]&lt;=[.AU$1];[.AU$1]&lt;=[.$J3]);1;&quot;&quot;)" table:style-name="ce12"/>
          <table:table-cell office:value-type="string" office:string-value="" table:formula="of:=IF(AND([.$I3]&lt;=[.AV$1];[.AV$1]&lt;=[.$J3]);1;&quot;&quot;)" table:style-name="ce12"/>
          <table:table-cell office:value-type="string" office:string-value="" table:formula="of:=IF(AND([.$I3]&lt;=[.AW$1];[.AW$1]&lt;=[.$J3]);1;&quot;&quot;)" table:style-name="ce12"/>
          <table:table-cell office:value-type="string" office:string-value="" table:formula="of:=IF(AND([.$I3]&lt;=[.AX$1];[.AX$1]&lt;=[.$J3]);1;&quot;&quot;)" table:style-name="ce12"/>
          <table:table-cell office:value-type="string" office:string-value="" table:formula="of:=IF(AND([.$I3]&lt;=[.AY$1];[.AY$1]&lt;=[.$J3]);1;&quot;&quot;)" table:style-name="ce12"/>
          <table:table-cell office:value-type="string" office:string-value="" table:formula="of:=IF(AND([.$I3]&lt;=[.AZ$1];[.AZ$1]&lt;=[.$J3]);1;&quot;&quot;)" table:style-name="ce12"/>
          <table:table-cell office:value-type="string" office:string-value="" table:formula="of:=IF(AND([.$I3]&lt;=[.BA$1];[.BA$1]&lt;=[.$J3]);1;&quot;&quot;)" table:style-name="ce12"/>
          <table:table-cell office:value-type="string" office:string-value="" table:formula="of:=IF(AND([.$I3]&lt;=[.BB$1];[.BB$1]&lt;=[.$J3]);1;&quot;&quot;)" table:style-name="ce12"/>
          <table:table-cell office:value-type="string" office:string-value="" table:formula="of:=IF(AND([.$I3]&lt;=[.BC$1];[.BC$1]&lt;=[.$J3]);1;&quot;&quot;)" table:style-name="ce12"/>
          <table:table-cell office:value-type="string" office:string-value="" table:formula="of:=IF(AND([.$I3]&lt;=[.BD$1];[.BD$1]&lt;=[.$J3]);1;&quot;&quot;)" table:style-name="ce12"/>
          <table:table-cell office:value-type="string" office:string-value="" table:formula="of:=IF(AND([.$I3]&lt;=[.BE$1];[.BE$1]&lt;=[.$J3]);1;&quot;&quot;)" table:style-name="ce12"/>
          <table:table-cell office:value-type="string" office:string-value="" table:formula="of:=IF(AND([.$I3]&lt;=[.BF$1];[.BF$1]&lt;=[.$J3]);1;&quot;&quot;)" table:style-name="ce12"/>
          <table:table-cell office:value-type="string" office:string-value="" table:formula="of:=IF(AND([.$I3]&lt;=[.BG$1];[.BG$1]&lt;=[.$J3]);1;&quot;&quot;)" table:style-name="ce12"/>
          <table:table-cell office:value-type="string" office:string-value="" table:formula="of:=IF(AND([.$I3]&lt;=[.BH$1];[.BH$1]&lt;=[.$J3]);1;&quot;&quot;)" table:style-name="ce12"/>
          <table:table-cell office:value-type="string" office:string-value="" table:formula="of:=IF(AND([.$I3]&lt;=[.BI$1];[.BI$1]&lt;=[.$J3]);1;&quot;&quot;)" table:style-name="ce12"/>
          <table:table-cell office:value-type="string" office:string-value="" table:formula="of:=IF(AND([.$I3]&lt;=[.BJ$1];[.BJ$1]&lt;=[.$J3]);1;&quot;&quot;)" table:style-name="ce12"/>
          <table:table-cell office:value-type="string" office:string-value="" table:formula="of:=IF(AND([.$I3]&lt;=[.BK$1];[.BK$1]&lt;=[.$J3]);1;&quot;&quot;)" table:style-name="ce12"/>
          <table:table-cell office:value-type="string" office:string-value="" table:formula="of:=IF(AND([.$I3]&lt;=[.BL$1];[.BL$1]&lt;=[.$J3]);1;&quot;&quot;)" table:style-name="ce12"/>
          <table:table-cell office:value-type="string" office:string-value="" table:formula="of:=IF(AND([.$I3]&lt;=[.BM$1];[.BM$1]&lt;=[.$J3]);1;&quot;&quot;)" table:style-name="ce12"/>
          <table:table-cell office:value-type="string" office:string-value="" table:formula="of:=IF(AND([.$I3]&lt;=[.BN$1];[.BN$1]&lt;=[.$J3]);1;&quot;&quot;)" table:style-name="ce12"/>
          <table:table-cell office:value-type="string" office:string-value="" table:formula="of:=IF(AND([.$I3]&lt;=[.BO$1];[.BO$1]&lt;=[.$J3]);1;&quot;&quot;)" table:style-name="ce12"/>
          <table:table-cell office:value-type="string" office:string-value="" table:formula="of:=IF(AND([.$I3]&lt;=[.BP$1];[.BP$1]&lt;=[.$J3]);1;&quot;&quot;)" table:style-name="ce12"/>
          <table:table-cell office:value-type="string" office:string-value="" table:formula="of:=IF(AND([.$I3]&lt;=[.BQ$1];[.BQ$1]&lt;=[.$J3]);1;&quot;&quot;)" table:style-name="ce12"/>
          <table:table-cell office:value-type="string" office:string-value="" table:formula="of:=IF(AND([.$I3]&lt;=[.BR$1];[.BR$1]&lt;=[.$J3]);1;&quot;&quot;)" table:style-name="ce12"/>
          <table:table-cell office:value-type="string" office:string-value="" table:formula="of:=IF(AND([.$I3]&lt;=[.BS$1];[.BS$1]&lt;=[.$J3]);1;&quot;&quot;)" table:style-name="ce12"/>
          <table:table-cell office:value-type="string" office:string-value="" table:formula="of:=IF(AND([.$I3]&lt;=[.BT$1];[.BT$1]&lt;=[.$J3]);1;&quot;&quot;)" table:style-name="ce12"/>
          <table:table-cell office:value-type="string" office:string-value="" table:formula="of:=IF(AND([.$I3]&lt;=[.BU$1];[.BU$1]&lt;=[.$J3]);1;&quot;&quot;)" table:style-name="ce12"/>
          <table:table-cell office:value-type="string" office:string-value="" table:formula="of:=IF(AND([.$I3]&lt;=[.BV$1];[.BV$1]&lt;=[.$J3]);1;&quot;&quot;)" table:style-name="ce12"/>
          <table:table-cell office:value-type="string" office:string-value="" table:formula="of:=IF(AND([.$I3]&lt;=[.BW$1];[.BW$1]&lt;=[.$J3]);1;&quot;&quot;)" table:style-name="ce12"/>
          <table:table-cell office:value-type="string" office:string-value="" table:formula="of:=IF(AND([.$I3]&lt;=[.BX$1];[.BX$1]&lt;=[.$J3]);1;&quot;&quot;)" table:style-name="ce12"/>
          <table:table-cell office:value-type="string" office:string-value="" table:formula="of:=IF(AND([.$I3]&lt;=[.BY$1];[.BY$1]&lt;=[.$J3]);1;&quot;&quot;)" table:style-name="ce12"/>
          <table:table-cell office:value-type="string" office:string-value="" table:formula="of:=IF(AND([.$I3]&lt;=[.BZ$1];[.BZ$1]&lt;=[.$J3]);1;&quot;&quot;)" table:style-name="ce12"/>
          <table:table-cell office:value-type="string" office:string-value="" table:formula="of:=IF(AND([.$I3]&lt;=[.CA$1];[.CA$1]&lt;=[.$J3]);1;&quot;&quot;)" table:style-name="ce12"/>
          <table:table-cell office:value-type="string" office:string-value="" table:formula="of:=IF(AND([.$I3]&lt;=[.CB$1];[.CB$1]&lt;=[.$J3]);1;&quot;&quot;)" table:style-name="ce12"/>
          <table:table-cell office:value-type="string" office:string-value="" table:formula="of:=IF(AND([.$I3]&lt;=[.CC$1];[.CC$1]&lt;=[.$J3]);1;&quot;&quot;)" table:style-name="ce12"/>
          <table:table-cell office:value-type="string" office:string-value="" table:formula="of:=IF(AND([.$I3]&lt;=[.CD$1];[.CD$1]&lt;=[.$J3]);1;&quot;&quot;)" table:style-name="ce12"/>
          <table:table-cell office:value-type="string" office:string-value="" table:formula="of:=IF(AND([.$I3]&lt;=[.CE$1];[.CE$1]&lt;=[.$J3]);1;&quot;&quot;)" table:style-name="ce12"/>
          <table:table-cell office:value-type="string" office:string-value="" table:formula="of:=IF(AND([.$I3]&lt;=[.CF$1];[.CF$1]&lt;=[.$J3]);1;&quot;&quot;)" table:style-name="ce12"/>
          <table:table-cell office:value-type="string" office:string-value="" table:formula="of:=IF(AND([.$I3]&lt;=[.CG$1];[.CG$1]&lt;=[.$J3]);1;&quot;&quot;)" table:style-name="ce12"/>
          <table:table-cell table:number-columns-repeated="16299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of:=VLOOKUP([.C4];[.$A:.$J];10;0)" table:style-name="ce5">
            <text:p>0</text:p>
          </table:table-cell>
          <table:table-cell office:value-type="float" office:value="0" table:formula="of:=VLOOKUP([.D4];[.$A:.$J];10;0)" table:style-name="ce5">
            <text:p>0</text:p>
          </table:table-cell>
          <table:table-cell office:value-type="float" office:value="0" table:formula="of:=VLOOKUP([.E4];[.$A:.$J];10;0)" table:style-name="ce5">
            <text:p>0</text:p>
          </table:table-cell>
          <table:table-cell office:value-type="float" office:value="1" table:formula="of:=[.J4]-[.B4]+1" table:style-name="ce6">
            <text:p>1</text:p>
          </table:table-cell>
          <table:table-cell office:value-type="float" office:value="6" table:formula="of:=[.B4]+MAX([.F4:.H4])" table:style-name="ce7">
            <text:p>6</text:p>
          </table:table-cell>
          <table:table-cell office:value-type="float" office:value="1" table:formula="of:=IF(AND([.$I4]&lt;=[.K$1];[.K$1]&lt;=[.$J4]);1;&quot;&quot;)" table:style-name="ce12">
            <text:p>1</text:p>
          </table:table-cell>
          <table:table-cell office:value-type="float" office:value="1" table:formula="of:=IF(AND([.$I4]&lt;=[.L$1];[.L$1]&lt;=[.$J4]);1;&quot;&quot;)" table:style-name="ce12">
            <text:p>1</text:p>
          </table:table-cell>
          <table:table-cell office:value-type="float" office:value="1" table:formula="of:=IF(AND([.$I4]&lt;=[.M$1];[.M$1]&lt;=[.$J4]);1;&quot;&quot;)" table:style-name="ce12">
            <text:p>1</text:p>
          </table:table-cell>
          <table:table-cell office:value-type="float" office:value="1" table:formula="of:=IF(AND([.$I4]&lt;=[.N$1];[.N$1]&lt;=[.$J4]);1;&quot;&quot;)" table:style-name="ce12">
            <text:p>1</text:p>
          </table:table-cell>
          <table:table-cell office:value-type="float" office:value="1" table:formula="of:=IF(AND([.$I4]&lt;=[.O$1];[.O$1]&lt;=[.$J4]);1;&quot;&quot;)" table:style-name="ce12">
            <text:p>1</text:p>
          </table:table-cell>
          <table:table-cell office:value-type="float" office:value="1" table:formula="of:=IF(AND([.$I4]&lt;=[.P$1];[.P$1]&lt;=[.$J4]);1;&quot;&quot;)" table:style-name="ce12">
            <text:p>1</text:p>
          </table:table-cell>
          <table:table-cell office:value-type="string" office:string-value="" table:formula="of:=IF(AND([.$I4]&lt;=[.Q$1];[.Q$1]&lt;=[.$J4]);1;&quot;&quot;)" table:style-name="ce12"/>
          <table:table-cell office:value-type="string" office:string-value="" table:formula="of:=IF(AND([.$I4]&lt;=[.R$1];[.R$1]&lt;=[.$J4]);1;&quot;&quot;)" table:style-name="ce12"/>
          <table:table-cell office:value-type="string" office:string-value="" table:formula="of:=IF(AND([.$I4]&lt;=[.S$1];[.S$1]&lt;=[.$J4]);1;&quot;&quot;)" table:style-name="ce12"/>
          <table:table-cell office:value-type="string" office:string-value="" table:formula="of:=IF(AND([.$I4]&lt;=[.T$1];[.T$1]&lt;=[.$J4]);1;&quot;&quot;)" table:style-name="ce12"/>
          <table:table-cell office:value-type="string" office:string-value="" table:formula="of:=IF(AND([.$I4]&lt;=[.U$1];[.U$1]&lt;=[.$J4]);1;&quot;&quot;)" table:style-name="ce12"/>
          <table:table-cell office:value-type="string" office:string-value="" table:formula="of:=IF(AND([.$I4]&lt;=[.V$1];[.V$1]&lt;=[.$J4]);1;&quot;&quot;)" table:style-name="ce12"/>
          <table:table-cell office:value-type="string" office:string-value="" table:formula="of:=IF(AND([.$I4]&lt;=[.W$1];[.W$1]&lt;=[.$J4]);1;&quot;&quot;)" table:style-name="ce12"/>
          <table:table-cell office:value-type="string" office:string-value="" table:formula="of:=IF(AND([.$I4]&lt;=[.X$1];[.X$1]&lt;=[.$J4]);1;&quot;&quot;)" table:style-name="ce12"/>
          <table:table-cell office:value-type="string" office:string-value="" table:formula="of:=IF(AND([.$I4]&lt;=[.Y$1];[.Y$1]&lt;=[.$J4]);1;&quot;&quot;)" table:style-name="ce12"/>
          <table:table-cell office:value-type="string" office:string-value="" table:formula="of:=IF(AND([.$I4]&lt;=[.Z$1];[.Z$1]&lt;=[.$J4]);1;&quot;&quot;)" table:style-name="ce12"/>
          <table:table-cell office:value-type="string" office:string-value="" table:formula="of:=IF(AND([.$I4]&lt;=[.AA$1];[.AA$1]&lt;=[.$J4]);1;&quot;&quot;)" table:style-name="ce12"/>
          <table:table-cell office:value-type="string" office:string-value="" table:formula="of:=IF(AND([.$I4]&lt;=[.AB$1];[.AB$1]&lt;=[.$J4]);1;&quot;&quot;)" table:style-name="ce12"/>
          <table:table-cell office:value-type="string" office:string-value="" table:formula="of:=IF(AND([.$I4]&lt;=[.AC$1];[.AC$1]&lt;=[.$J4]);1;&quot;&quot;)" table:style-name="ce12"/>
          <table:table-cell office:value-type="string" office:string-value="" table:formula="of:=IF(AND([.$I4]&lt;=[.AD$1];[.AD$1]&lt;=[.$J4]);1;&quot;&quot;)" table:style-name="ce12"/>
          <table:table-cell office:value-type="string" office:string-value="" table:formula="of:=IF(AND([.$I4]&lt;=[.AE$1];[.AE$1]&lt;=[.$J4]);1;&quot;&quot;)" table:style-name="ce12"/>
          <table:table-cell office:value-type="string" office:string-value="" table:formula="of:=IF(AND([.$I4]&lt;=[.AF$1];[.AF$1]&lt;=[.$J4]);1;&quot;&quot;)" table:style-name="ce12"/>
          <table:table-cell office:value-type="string" office:string-value="" table:formula="of:=IF(AND([.$I4]&lt;=[.AG$1];[.AG$1]&lt;=[.$J4]);1;&quot;&quot;)" table:style-name="ce12"/>
          <table:table-cell office:value-type="string" office:string-value="" table:formula="of:=IF(AND([.$I4]&lt;=[.AH$1];[.AH$1]&lt;=[.$J4]);1;&quot;&quot;)" table:style-name="ce12"/>
          <table:table-cell office:value-type="string" office:string-value="" table:formula="of:=IF(AND([.$I4]&lt;=[.AI$1];[.AI$1]&lt;=[.$J4]);1;&quot;&quot;)" table:style-name="ce12"/>
          <table:table-cell office:value-type="string" office:string-value="" table:formula="of:=IF(AND([.$I4]&lt;=[.AJ$1];[.AJ$1]&lt;=[.$J4]);1;&quot;&quot;)" table:style-name="ce12"/>
          <table:table-cell office:value-type="string" office:string-value="" table:formula="of:=IF(AND([.$I4]&lt;=[.AK$1];[.AK$1]&lt;=[.$J4]);1;&quot;&quot;)" table:style-name="ce12"/>
          <table:table-cell office:value-type="string" office:string-value="" table:formula="of:=IF(AND([.$I4]&lt;=[.AL$1];[.AL$1]&lt;=[.$J4]);1;&quot;&quot;)" table:style-name="ce12"/>
          <table:table-cell office:value-type="string" office:string-value="" table:formula="of:=IF(AND([.$I4]&lt;=[.AM$1];[.AM$1]&lt;=[.$J4]);1;&quot;&quot;)" table:style-name="ce12"/>
          <table:table-cell office:value-type="string" office:string-value="" table:formula="of:=IF(AND([.$I4]&lt;=[.AN$1];[.AN$1]&lt;=[.$J4]);1;&quot;&quot;)" table:style-name="ce12"/>
          <table:table-cell office:value-type="string" office:string-value="" table:formula="of:=IF(AND([.$I4]&lt;=[.AO$1];[.AO$1]&lt;=[.$J4]);1;&quot;&quot;)" table:style-name="ce12"/>
          <table:table-cell office:value-type="string" office:string-value="" table:formula="of:=IF(AND([.$I4]&lt;=[.AP$1];[.AP$1]&lt;=[.$J4]);1;&quot;&quot;)" table:style-name="ce12"/>
          <table:table-cell office:value-type="string" office:string-value="" table:formula="of:=IF(AND([.$I4]&lt;=[.AQ$1];[.AQ$1]&lt;=[.$J4]);1;&quot;&quot;)" table:style-name="ce12"/>
          <table:table-cell office:value-type="string" office:string-value="" table:formula="of:=IF(AND([.$I4]&lt;=[.AR$1];[.AR$1]&lt;=[.$J4]);1;&quot;&quot;)" table:style-name="ce12"/>
          <table:table-cell office:value-type="string" office:string-value="" table:formula="of:=IF(AND([.$I4]&lt;=[.AS$1];[.AS$1]&lt;=[.$J4]);1;&quot;&quot;)" table:style-name="ce12"/>
          <table:table-cell office:value-type="string" office:string-value="" table:formula="of:=IF(AND([.$I4]&lt;=[.AT$1];[.AT$1]&lt;=[.$J4]);1;&quot;&quot;)" table:style-name="ce12"/>
          <table:table-cell office:value-type="string" office:string-value="" table:formula="of:=IF(AND([.$I4]&lt;=[.AU$1];[.AU$1]&lt;=[.$J4]);1;&quot;&quot;)" table:style-name="ce12"/>
          <table:table-cell office:value-type="string" office:string-value="" table:formula="of:=IF(AND([.$I4]&lt;=[.AV$1];[.AV$1]&lt;=[.$J4]);1;&quot;&quot;)" table:style-name="ce12"/>
          <table:table-cell office:value-type="string" office:string-value="" table:formula="of:=IF(AND([.$I4]&lt;=[.AW$1];[.AW$1]&lt;=[.$J4]);1;&quot;&quot;)" table:style-name="ce12"/>
          <table:table-cell office:value-type="string" office:string-value="" table:formula="of:=IF(AND([.$I4]&lt;=[.AX$1];[.AX$1]&lt;=[.$J4]);1;&quot;&quot;)" table:style-name="ce12"/>
          <table:table-cell office:value-type="string" office:string-value="" table:formula="of:=IF(AND([.$I4]&lt;=[.AY$1];[.AY$1]&lt;=[.$J4]);1;&quot;&quot;)" table:style-name="ce12"/>
          <table:table-cell office:value-type="string" office:string-value="" table:formula="of:=IF(AND([.$I4]&lt;=[.AZ$1];[.AZ$1]&lt;=[.$J4]);1;&quot;&quot;)" table:style-name="ce12"/>
          <table:table-cell office:value-type="string" office:string-value="" table:formula="of:=IF(AND([.$I4]&lt;=[.BA$1];[.BA$1]&lt;=[.$J4]);1;&quot;&quot;)" table:style-name="ce12"/>
          <table:table-cell office:value-type="string" office:string-value="" table:formula="of:=IF(AND([.$I4]&lt;=[.BB$1];[.BB$1]&lt;=[.$J4]);1;&quot;&quot;)" table:style-name="ce12"/>
          <table:table-cell office:value-type="string" office:string-value="" table:formula="of:=IF(AND([.$I4]&lt;=[.BC$1];[.BC$1]&lt;=[.$J4]);1;&quot;&quot;)" table:style-name="ce12"/>
          <table:table-cell office:value-type="string" office:string-value="" table:formula="of:=IF(AND([.$I4]&lt;=[.BD$1];[.BD$1]&lt;=[.$J4]);1;&quot;&quot;)" table:style-name="ce12"/>
          <table:table-cell office:value-type="string" office:string-value="" table:formula="of:=IF(AND([.$I4]&lt;=[.BE$1];[.BE$1]&lt;=[.$J4]);1;&quot;&quot;)" table:style-name="ce12"/>
          <table:table-cell office:value-type="string" office:string-value="" table:formula="of:=IF(AND([.$I4]&lt;=[.BF$1];[.BF$1]&lt;=[.$J4]);1;&quot;&quot;)" table:style-name="ce12"/>
          <table:table-cell office:value-type="string" office:string-value="" table:formula="of:=IF(AND([.$I4]&lt;=[.BG$1];[.BG$1]&lt;=[.$J4]);1;&quot;&quot;)" table:style-name="ce12"/>
          <table:table-cell office:value-type="string" office:string-value="" table:formula="of:=IF(AND([.$I4]&lt;=[.BH$1];[.BH$1]&lt;=[.$J4]);1;&quot;&quot;)" table:style-name="ce12"/>
          <table:table-cell office:value-type="string" office:string-value="" table:formula="of:=IF(AND([.$I4]&lt;=[.BI$1];[.BI$1]&lt;=[.$J4]);1;&quot;&quot;)" table:style-name="ce12"/>
          <table:table-cell office:value-type="string" office:string-value="" table:formula="of:=IF(AND([.$I4]&lt;=[.BJ$1];[.BJ$1]&lt;=[.$J4]);1;&quot;&quot;)" table:style-name="ce12"/>
          <table:table-cell office:value-type="string" office:string-value="" table:formula="of:=IF(AND([.$I4]&lt;=[.BK$1];[.BK$1]&lt;=[.$J4]);1;&quot;&quot;)" table:style-name="ce12"/>
          <table:table-cell office:value-type="string" office:string-value="" table:formula="of:=IF(AND([.$I4]&lt;=[.BL$1];[.BL$1]&lt;=[.$J4]);1;&quot;&quot;)" table:style-name="ce12"/>
          <table:table-cell office:value-type="string" office:string-value="" table:formula="of:=IF(AND([.$I4]&lt;=[.BM$1];[.BM$1]&lt;=[.$J4]);1;&quot;&quot;)" table:style-name="ce12"/>
          <table:table-cell office:value-type="string" office:string-value="" table:formula="of:=IF(AND([.$I4]&lt;=[.BN$1];[.BN$1]&lt;=[.$J4]);1;&quot;&quot;)" table:style-name="ce12"/>
          <table:table-cell office:value-type="string" office:string-value="" table:formula="of:=IF(AND([.$I4]&lt;=[.BO$1];[.BO$1]&lt;=[.$J4]);1;&quot;&quot;)" table:style-name="ce12"/>
          <table:table-cell office:value-type="string" office:string-value="" table:formula="of:=IF(AND([.$I4]&lt;=[.BP$1];[.BP$1]&lt;=[.$J4]);1;&quot;&quot;)" table:style-name="ce12"/>
          <table:table-cell office:value-type="string" office:string-value="" table:formula="of:=IF(AND([.$I4]&lt;=[.BQ$1];[.BQ$1]&lt;=[.$J4]);1;&quot;&quot;)" table:style-name="ce12"/>
          <table:table-cell office:value-type="string" office:string-value="" table:formula="of:=IF(AND([.$I4]&lt;=[.BR$1];[.BR$1]&lt;=[.$J4]);1;&quot;&quot;)" table:style-name="ce12"/>
          <table:table-cell office:value-type="string" office:string-value="" table:formula="of:=IF(AND([.$I4]&lt;=[.BS$1];[.BS$1]&lt;=[.$J4]);1;&quot;&quot;)" table:style-name="ce12"/>
          <table:table-cell office:value-type="string" office:string-value="" table:formula="of:=IF(AND([.$I4]&lt;=[.BT$1];[.BT$1]&lt;=[.$J4]);1;&quot;&quot;)" table:style-name="ce12"/>
          <table:table-cell office:value-type="string" office:string-value="" table:formula="of:=IF(AND([.$I4]&lt;=[.BU$1];[.BU$1]&lt;=[.$J4]);1;&quot;&quot;)" table:style-name="ce12"/>
          <table:table-cell office:value-type="string" office:string-value="" table:formula="of:=IF(AND([.$I4]&lt;=[.BV$1];[.BV$1]&lt;=[.$J4]);1;&quot;&quot;)" table:style-name="ce12"/>
          <table:table-cell office:value-type="string" office:string-value="" table:formula="of:=IF(AND([.$I4]&lt;=[.BW$1];[.BW$1]&lt;=[.$J4]);1;&quot;&quot;)" table:style-name="ce12"/>
          <table:table-cell office:value-type="string" office:string-value="" table:formula="of:=IF(AND([.$I4]&lt;=[.BX$1];[.BX$1]&lt;=[.$J4]);1;&quot;&quot;)" table:style-name="ce12"/>
          <table:table-cell office:value-type="string" office:string-value="" table:formula="of:=IF(AND([.$I4]&lt;=[.BY$1];[.BY$1]&lt;=[.$J4]);1;&quot;&quot;)" table:style-name="ce12"/>
          <table:table-cell office:value-type="string" office:string-value="" table:formula="of:=IF(AND([.$I4]&lt;=[.BZ$1];[.BZ$1]&lt;=[.$J4]);1;&quot;&quot;)" table:style-name="ce12"/>
          <table:table-cell office:value-type="string" office:string-value="" table:formula="of:=IF(AND([.$I4]&lt;=[.CA$1];[.CA$1]&lt;=[.$J4]);1;&quot;&quot;)" table:style-name="ce12"/>
          <table:table-cell office:value-type="string" office:string-value="" table:formula="of:=IF(AND([.$I4]&lt;=[.CB$1];[.CB$1]&lt;=[.$J4]);1;&quot;&quot;)" table:style-name="ce12"/>
          <table:table-cell office:value-type="string" office:string-value="" table:formula="of:=IF(AND([.$I4]&lt;=[.CC$1];[.CC$1]&lt;=[.$J4]);1;&quot;&quot;)" table:style-name="ce12"/>
          <table:table-cell office:value-type="string" office:string-value="" table:formula="of:=IF(AND([.$I4]&lt;=[.CD$1];[.CD$1]&lt;=[.$J4]);1;&quot;&quot;)" table:style-name="ce12"/>
          <table:table-cell office:value-type="string" office:string-value="" table:formula="of:=IF(AND([.$I4]&lt;=[.CE$1];[.CE$1]&lt;=[.$J4]);1;&quot;&quot;)" table:style-name="ce12"/>
          <table:table-cell office:value-type="string" office:string-value="" table:formula="of:=IF(AND([.$I4]&lt;=[.CF$1];[.CF$1]&lt;=[.$J4]);1;&quot;&quot;)" table:style-name="ce12"/>
          <table:table-cell office:value-type="string" office:string-value="" table:formula="of:=IF(AND([.$I4]&lt;=[.CG$1];[.CG$1]&lt;=[.$J4]);1;&quot;&quot;)" table:style-name="ce12"/>
          <table:table-cell table:number-columns-repeated="16299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15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formula="of:=VLOOKUP([.C5];[.$A:.$J];10;0)" table:style-name="ce5">
            <text:p>3</text:p>
          </table:table-cell>
          <table:table-cell office:value-type="float" office:value="0" table:formula="of:=VLOOKUP([.D5];[.$A:.$J];10;0)" table:style-name="ce5">
            <text:p>0</text:p>
          </table:table-cell>
          <table:table-cell office:value-type="float" office:value="0" table:formula="of:=VLOOKUP([.E5];[.$A:.$J];10;0)" table:style-name="ce5">
            <text:p>0</text:p>
          </table:table-cell>
          <table:table-cell office:value-type="float" office:value="4" table:formula="of:=[.J5]-[.B5]+1" table:style-name="ce6">
            <text:p>4</text:p>
          </table:table-cell>
          <table:table-cell office:value-type="float" office:value="5" table:formula="of:=[.B5]+MAX([.F5:.H5])" table:style-name="ce7">
            <text:p>5</text:p>
          </table:table-cell>
          <table:table-cell office:value-type="string" office:string-value="" table:formula="of:=IF(AND([.$I5]&lt;=[.K$1];[.K$1]&lt;=[.$J5]);1;&quot;&quot;)" table:style-name="ce12"/>
          <table:table-cell office:value-type="string" office:string-value="" table:formula="of:=IF(AND([.$I5]&lt;=[.L$1];[.L$1]&lt;=[.$J5]);1;&quot;&quot;)" table:style-name="ce12"/>
          <table:table-cell office:value-type="string" office:string-value="" table:formula="of:=IF(AND([.$I5]&lt;=[.M$1];[.M$1]&lt;=[.$J5]);1;&quot;&quot;)" table:style-name="ce12"/>
          <table:table-cell office:value-type="float" office:value="1" table:formula="of:=IF(AND([.$I5]&lt;=[.N$1];[.N$1]&lt;=[.$J5]);1;&quot;&quot;)" table:style-name="ce12">
            <text:p>1</text:p>
          </table:table-cell>
          <table:table-cell office:value-type="float" office:value="1" table:formula="of:=IF(AND([.$I5]&lt;=[.O$1];[.O$1]&lt;=[.$J5]);1;&quot;&quot;)" table:style-name="ce12">
            <text:p>1</text:p>
          </table:table-cell>
          <table:table-cell office:value-type="string" office:string-value="" table:formula="of:=IF(AND([.$I5]&lt;=[.P$1];[.P$1]&lt;=[.$J5]);1;&quot;&quot;)" table:style-name="ce12"/>
          <table:table-cell office:value-type="string" office:string-value="" table:formula="of:=IF(AND([.$I5]&lt;=[.Q$1];[.Q$1]&lt;=[.$J5]);1;&quot;&quot;)" table:style-name="ce12"/>
          <table:table-cell office:value-type="string" office:string-value="" table:formula="of:=IF(AND([.$I5]&lt;=[.R$1];[.R$1]&lt;=[.$J5]);1;&quot;&quot;)" table:style-name="ce12"/>
          <table:table-cell office:value-type="string" office:string-value="" table:formula="of:=IF(AND([.$I5]&lt;=[.S$1];[.S$1]&lt;=[.$J5]);1;&quot;&quot;)" table:style-name="ce12"/>
          <table:table-cell office:value-type="string" office:string-value="" table:formula="of:=IF(AND([.$I5]&lt;=[.T$1];[.T$1]&lt;=[.$J5]);1;&quot;&quot;)" table:style-name="ce12"/>
          <table:table-cell office:value-type="string" office:string-value="" table:formula="of:=IF(AND([.$I5]&lt;=[.U$1];[.U$1]&lt;=[.$J5]);1;&quot;&quot;)" table:style-name="ce12"/>
          <table:table-cell office:value-type="string" office:string-value="" table:formula="of:=IF(AND([.$I5]&lt;=[.V$1];[.V$1]&lt;=[.$J5]);1;&quot;&quot;)" table:style-name="ce12"/>
          <table:table-cell office:value-type="string" office:string-value="" table:formula="of:=IF(AND([.$I5]&lt;=[.W$1];[.W$1]&lt;=[.$J5]);1;&quot;&quot;)" table:style-name="ce12"/>
          <table:table-cell office:value-type="string" office:string-value="" table:formula="of:=IF(AND([.$I5]&lt;=[.X$1];[.X$1]&lt;=[.$J5]);1;&quot;&quot;)" table:style-name="ce12"/>
          <table:table-cell office:value-type="string" office:string-value="" table:formula="of:=IF(AND([.$I5]&lt;=[.Y$1];[.Y$1]&lt;=[.$J5]);1;&quot;&quot;)" table:style-name="ce12"/>
          <table:table-cell office:value-type="string" office:string-value="" table:formula="of:=IF(AND([.$I5]&lt;=[.Z$1];[.Z$1]&lt;=[.$J5]);1;&quot;&quot;)" table:style-name="ce12"/>
          <table:table-cell office:value-type="string" office:string-value="" table:formula="of:=IF(AND([.$I5]&lt;=[.AA$1];[.AA$1]&lt;=[.$J5]);1;&quot;&quot;)" table:style-name="ce12"/>
          <table:table-cell office:value-type="string" office:string-value="" table:formula="of:=IF(AND([.$I5]&lt;=[.AB$1];[.AB$1]&lt;=[.$J5]);1;&quot;&quot;)" table:style-name="ce12"/>
          <table:table-cell office:value-type="string" office:string-value="" table:formula="of:=IF(AND([.$I5]&lt;=[.AC$1];[.AC$1]&lt;=[.$J5]);1;&quot;&quot;)" table:style-name="ce12"/>
          <table:table-cell office:value-type="string" office:string-value="" table:formula="of:=IF(AND([.$I5]&lt;=[.AD$1];[.AD$1]&lt;=[.$J5]);1;&quot;&quot;)" table:style-name="ce12"/>
          <table:table-cell office:value-type="string" office:string-value="" table:formula="of:=IF(AND([.$I5]&lt;=[.AE$1];[.AE$1]&lt;=[.$J5]);1;&quot;&quot;)" table:style-name="ce12"/>
          <table:table-cell office:value-type="string" office:string-value="" table:formula="of:=IF(AND([.$I5]&lt;=[.AF$1];[.AF$1]&lt;=[.$J5]);1;&quot;&quot;)" table:style-name="ce12"/>
          <table:table-cell office:value-type="string" office:string-value="" table:formula="of:=IF(AND([.$I5]&lt;=[.AG$1];[.AG$1]&lt;=[.$J5]);1;&quot;&quot;)" table:style-name="ce12"/>
          <table:table-cell office:value-type="string" office:string-value="" table:formula="of:=IF(AND([.$I5]&lt;=[.AH$1];[.AH$1]&lt;=[.$J5]);1;&quot;&quot;)" table:style-name="ce12"/>
          <table:table-cell office:value-type="string" office:string-value="" table:formula="of:=IF(AND([.$I5]&lt;=[.AI$1];[.AI$1]&lt;=[.$J5]);1;&quot;&quot;)" table:style-name="ce12"/>
          <table:table-cell office:value-type="string" office:string-value="" table:formula="of:=IF(AND([.$I5]&lt;=[.AJ$1];[.AJ$1]&lt;=[.$J5]);1;&quot;&quot;)" table:style-name="ce12"/>
          <table:table-cell office:value-type="string" office:string-value="" table:formula="of:=IF(AND([.$I5]&lt;=[.AK$1];[.AK$1]&lt;=[.$J5]);1;&quot;&quot;)" table:style-name="ce12"/>
          <table:table-cell office:value-type="string" office:string-value="" table:formula="of:=IF(AND([.$I5]&lt;=[.AL$1];[.AL$1]&lt;=[.$J5]);1;&quot;&quot;)" table:style-name="ce12"/>
          <table:table-cell office:value-type="string" office:string-value="" table:formula="of:=IF(AND([.$I5]&lt;=[.AM$1];[.AM$1]&lt;=[.$J5]);1;&quot;&quot;)" table:style-name="ce12"/>
          <table:table-cell office:value-type="string" office:string-value="" table:formula="of:=IF(AND([.$I5]&lt;=[.AN$1];[.AN$1]&lt;=[.$J5]);1;&quot;&quot;)" table:style-name="ce12"/>
          <table:table-cell office:value-type="string" office:string-value="" table:formula="of:=IF(AND([.$I5]&lt;=[.AO$1];[.AO$1]&lt;=[.$J5]);1;&quot;&quot;)" table:style-name="ce12"/>
          <table:table-cell office:value-type="string" office:string-value="" table:formula="of:=IF(AND([.$I5]&lt;=[.AP$1];[.AP$1]&lt;=[.$J5]);1;&quot;&quot;)" table:style-name="ce12"/>
          <table:table-cell office:value-type="string" office:string-value="" table:formula="of:=IF(AND([.$I5]&lt;=[.AQ$1];[.AQ$1]&lt;=[.$J5]);1;&quot;&quot;)" table:style-name="ce12"/>
          <table:table-cell office:value-type="string" office:string-value="" table:formula="of:=IF(AND([.$I5]&lt;=[.AR$1];[.AR$1]&lt;=[.$J5]);1;&quot;&quot;)" table:style-name="ce12"/>
          <table:table-cell office:value-type="string" office:string-value="" table:formula="of:=IF(AND([.$I5]&lt;=[.AS$1];[.AS$1]&lt;=[.$J5]);1;&quot;&quot;)" table:style-name="ce12"/>
          <table:table-cell office:value-type="string" office:string-value="" table:formula="of:=IF(AND([.$I5]&lt;=[.AT$1];[.AT$1]&lt;=[.$J5]);1;&quot;&quot;)" table:style-name="ce12"/>
          <table:table-cell office:value-type="string" office:string-value="" table:formula="of:=IF(AND([.$I5]&lt;=[.AU$1];[.AU$1]&lt;=[.$J5]);1;&quot;&quot;)" table:style-name="ce12"/>
          <table:table-cell office:value-type="string" office:string-value="" table:formula="of:=IF(AND([.$I5]&lt;=[.AV$1];[.AV$1]&lt;=[.$J5]);1;&quot;&quot;)" table:style-name="ce12"/>
          <table:table-cell office:value-type="string" office:string-value="" table:formula="of:=IF(AND([.$I5]&lt;=[.AW$1];[.AW$1]&lt;=[.$J5]);1;&quot;&quot;)" table:style-name="ce12"/>
          <table:table-cell office:value-type="string" office:string-value="" table:formula="of:=IF(AND([.$I5]&lt;=[.AX$1];[.AX$1]&lt;=[.$J5]);1;&quot;&quot;)" table:style-name="ce12"/>
          <table:table-cell office:value-type="string" office:string-value="" table:formula="of:=IF(AND([.$I5]&lt;=[.AY$1];[.AY$1]&lt;=[.$J5]);1;&quot;&quot;)" table:style-name="ce12"/>
          <table:table-cell office:value-type="string" office:string-value="" table:formula="of:=IF(AND([.$I5]&lt;=[.AZ$1];[.AZ$1]&lt;=[.$J5]);1;&quot;&quot;)" table:style-name="ce12"/>
          <table:table-cell office:value-type="string" office:string-value="" table:formula="of:=IF(AND([.$I5]&lt;=[.BA$1];[.BA$1]&lt;=[.$J5]);1;&quot;&quot;)" table:style-name="ce12"/>
          <table:table-cell office:value-type="string" office:string-value="" table:formula="of:=IF(AND([.$I5]&lt;=[.BB$1];[.BB$1]&lt;=[.$J5]);1;&quot;&quot;)" table:style-name="ce12"/>
          <table:table-cell office:value-type="string" office:string-value="" table:formula="of:=IF(AND([.$I5]&lt;=[.BC$1];[.BC$1]&lt;=[.$J5]);1;&quot;&quot;)" table:style-name="ce12"/>
          <table:table-cell office:value-type="string" office:string-value="" table:formula="of:=IF(AND([.$I5]&lt;=[.BD$1];[.BD$1]&lt;=[.$J5]);1;&quot;&quot;)" table:style-name="ce12"/>
          <table:table-cell office:value-type="string" office:string-value="" table:formula="of:=IF(AND([.$I5]&lt;=[.BE$1];[.BE$1]&lt;=[.$J5]);1;&quot;&quot;)" table:style-name="ce12"/>
          <table:table-cell office:value-type="string" office:string-value="" table:formula="of:=IF(AND([.$I5]&lt;=[.BF$1];[.BF$1]&lt;=[.$J5]);1;&quot;&quot;)" table:style-name="ce12"/>
          <table:table-cell office:value-type="string" office:string-value="" table:formula="of:=IF(AND([.$I5]&lt;=[.BG$1];[.BG$1]&lt;=[.$J5]);1;&quot;&quot;)" table:style-name="ce12"/>
          <table:table-cell office:value-type="string" office:string-value="" table:formula="of:=IF(AND([.$I5]&lt;=[.BH$1];[.BH$1]&lt;=[.$J5]);1;&quot;&quot;)" table:style-name="ce12"/>
          <table:table-cell office:value-type="string" office:string-value="" table:formula="of:=IF(AND([.$I5]&lt;=[.BI$1];[.BI$1]&lt;=[.$J5]);1;&quot;&quot;)" table:style-name="ce12"/>
          <table:table-cell office:value-type="string" office:string-value="" table:formula="of:=IF(AND([.$I5]&lt;=[.BJ$1];[.BJ$1]&lt;=[.$J5]);1;&quot;&quot;)" table:style-name="ce12"/>
          <table:table-cell office:value-type="string" office:string-value="" table:formula="of:=IF(AND([.$I5]&lt;=[.BK$1];[.BK$1]&lt;=[.$J5]);1;&quot;&quot;)" table:style-name="ce12"/>
          <table:table-cell office:value-type="string" office:string-value="" table:formula="of:=IF(AND([.$I5]&lt;=[.BL$1];[.BL$1]&lt;=[.$J5]);1;&quot;&quot;)" table:style-name="ce12"/>
          <table:table-cell office:value-type="string" office:string-value="" table:formula="of:=IF(AND([.$I5]&lt;=[.BM$1];[.BM$1]&lt;=[.$J5]);1;&quot;&quot;)" table:style-name="ce12"/>
          <table:table-cell office:value-type="string" office:string-value="" table:formula="of:=IF(AND([.$I5]&lt;=[.BN$1];[.BN$1]&lt;=[.$J5]);1;&quot;&quot;)" table:style-name="ce12"/>
          <table:table-cell office:value-type="string" office:string-value="" table:formula="of:=IF(AND([.$I5]&lt;=[.BO$1];[.BO$1]&lt;=[.$J5]);1;&quot;&quot;)" table:style-name="ce12"/>
          <table:table-cell office:value-type="string" office:string-value="" table:formula="of:=IF(AND([.$I5]&lt;=[.BP$1];[.BP$1]&lt;=[.$J5]);1;&quot;&quot;)" table:style-name="ce12"/>
          <table:table-cell office:value-type="string" office:string-value="" table:formula="of:=IF(AND([.$I5]&lt;=[.BQ$1];[.BQ$1]&lt;=[.$J5]);1;&quot;&quot;)" table:style-name="ce12"/>
          <table:table-cell office:value-type="string" office:string-value="" table:formula="of:=IF(AND([.$I5]&lt;=[.BR$1];[.BR$1]&lt;=[.$J5]);1;&quot;&quot;)" table:style-name="ce12"/>
          <table:table-cell office:value-type="string" office:string-value="" table:formula="of:=IF(AND([.$I5]&lt;=[.BS$1];[.BS$1]&lt;=[.$J5]);1;&quot;&quot;)" table:style-name="ce12"/>
          <table:table-cell office:value-type="string" office:string-value="" table:formula="of:=IF(AND([.$I5]&lt;=[.BT$1];[.BT$1]&lt;=[.$J5]);1;&quot;&quot;)" table:style-name="ce12"/>
          <table:table-cell office:value-type="string" office:string-value="" table:formula="of:=IF(AND([.$I5]&lt;=[.BU$1];[.BU$1]&lt;=[.$J5]);1;&quot;&quot;)" table:style-name="ce12"/>
          <table:table-cell office:value-type="string" office:string-value="" table:formula="of:=IF(AND([.$I5]&lt;=[.BV$1];[.BV$1]&lt;=[.$J5]);1;&quot;&quot;)" table:style-name="ce12"/>
          <table:table-cell office:value-type="string" office:string-value="" table:formula="of:=IF(AND([.$I5]&lt;=[.BW$1];[.BW$1]&lt;=[.$J5]);1;&quot;&quot;)" table:style-name="ce12"/>
          <table:table-cell office:value-type="string" office:string-value="" table:formula="of:=IF(AND([.$I5]&lt;=[.BX$1];[.BX$1]&lt;=[.$J5]);1;&quot;&quot;)" table:style-name="ce12"/>
          <table:table-cell office:value-type="string" office:string-value="" table:formula="of:=IF(AND([.$I5]&lt;=[.BY$1];[.BY$1]&lt;=[.$J5]);1;&quot;&quot;)" table:style-name="ce12"/>
          <table:table-cell office:value-type="string" office:string-value="" table:formula="of:=IF(AND([.$I5]&lt;=[.BZ$1];[.BZ$1]&lt;=[.$J5]);1;&quot;&quot;)" table:style-name="ce12"/>
          <table:table-cell office:value-type="string" office:string-value="" table:formula="of:=IF(AND([.$I5]&lt;=[.CA$1];[.CA$1]&lt;=[.$J5]);1;&quot;&quot;)" table:style-name="ce12"/>
          <table:table-cell office:value-type="string" office:string-value="" table:formula="of:=IF(AND([.$I5]&lt;=[.CB$1];[.CB$1]&lt;=[.$J5]);1;&quot;&quot;)" table:style-name="ce12"/>
          <table:table-cell office:value-type="string" office:string-value="" table:formula="of:=IF(AND([.$I5]&lt;=[.CC$1];[.CC$1]&lt;=[.$J5]);1;&quot;&quot;)" table:style-name="ce12"/>
          <table:table-cell office:value-type="string" office:string-value="" table:formula="of:=IF(AND([.$I5]&lt;=[.CD$1];[.CD$1]&lt;=[.$J5]);1;&quot;&quot;)" table:style-name="ce12"/>
          <table:table-cell office:value-type="string" office:string-value="" table:formula="of:=IF(AND([.$I5]&lt;=[.CE$1];[.CE$1]&lt;=[.$J5]);1;&quot;&quot;)" table:style-name="ce12"/>
          <table:table-cell office:value-type="string" office:string-value="" table:formula="of:=IF(AND([.$I5]&lt;=[.CF$1];[.CF$1]&lt;=[.$J5]);1;&quot;&quot;)" table:style-name="ce12"/>
          <table:table-cell office:value-type="string" office:string-value="" table:formula="of:=IF(AND([.$I5]&lt;=[.CG$1];[.CG$1]&lt;=[.$J5]);1;&quot;&quot;)" table:style-name="ce12"/>
          <table:table-cell table:number-columns-repeated="16299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" table:formula="of:=VLOOKUP([.C6];[.$A:.$J];10;0)" table:style-name="ce5">
            <text:p>5</text:p>
          </table:table-cell>
          <table:table-cell office:value-type="float" office:value="0" table:formula="of:=VLOOKUP([.D6];[.$A:.$J];10;0)" table:style-name="ce5">
            <text:p>0</text:p>
          </table:table-cell>
          <table:table-cell office:value-type="float" office:value="0" table:formula="of:=VLOOKUP([.E6];[.$A:.$J];10;0)" table:style-name="ce5">
            <text:p>0</text:p>
          </table:table-cell>
          <table:table-cell office:value-type="float" office:value="6" table:formula="of:=[.J6]-[.B6]+1" table:style-name="ce6">
            <text:p>6</text:p>
          </table:table-cell>
          <table:table-cell office:value-type="float" office:value="9" table:formula="of:=[.B6]+MAX([.F6:.H6])" table:style-name="ce7">
            <text:p>9</text:p>
          </table:table-cell>
          <table:table-cell office:value-type="string" office:string-value="" table:formula="of:=IF(AND([.$I6]&lt;=[.K$1];[.K$1]&lt;=[.$J6]);1;&quot;&quot;)" table:style-name="ce12"/>
          <table:table-cell office:value-type="string" office:string-value="" table:formula="of:=IF(AND([.$I6]&lt;=[.L$1];[.L$1]&lt;=[.$J6]);1;&quot;&quot;)" table:style-name="ce12"/>
          <table:table-cell office:value-type="string" office:string-value="" table:formula="of:=IF(AND([.$I6]&lt;=[.M$1];[.M$1]&lt;=[.$J6]);1;&quot;&quot;)" table:style-name="ce12"/>
          <table:table-cell office:value-type="string" office:string-value="" table:formula="of:=IF(AND([.$I6]&lt;=[.N$1];[.N$1]&lt;=[.$J6]);1;&quot;&quot;)" table:style-name="ce12"/>
          <table:table-cell office:value-type="string" office:string-value="" table:formula="of:=IF(AND([.$I6]&lt;=[.O$1];[.O$1]&lt;=[.$J6]);1;&quot;&quot;)" table:style-name="ce12"/>
          <table:table-cell office:value-type="float" office:value="1" table:formula="of:=IF(AND([.$I6]&lt;=[.P$1];[.P$1]&lt;=[.$J6]);1;&quot;&quot;)" table:style-name="ce12">
            <text:p>1</text:p>
          </table:table-cell>
          <table:table-cell office:value-type="float" office:value="1" table:formula="of:=IF(AND([.$I6]&lt;=[.Q$1];[.Q$1]&lt;=[.$J6]);1;&quot;&quot;)" table:style-name="ce12">
            <text:p>1</text:p>
          </table:table-cell>
          <table:table-cell office:value-type="float" office:value="1" table:formula="of:=IF(AND([.$I6]&lt;=[.R$1];[.R$1]&lt;=[.$J6]);1;&quot;&quot;)" table:style-name="ce12">
            <text:p>1</text:p>
          </table:table-cell>
          <table:table-cell office:value-type="float" office:value="1" table:formula="of:=IF(AND([.$I6]&lt;=[.S$1];[.S$1]&lt;=[.$J6]);1;&quot;&quot;)" table:style-name="ce12">
            <text:p>1</text:p>
          </table:table-cell>
          <table:table-cell office:value-type="string" office:string-value="" table:formula="of:=IF(AND([.$I6]&lt;=[.T$1];[.T$1]&lt;=[.$J6]);1;&quot;&quot;)" table:style-name="ce12"/>
          <table:table-cell office:value-type="string" office:string-value="" table:formula="of:=IF(AND([.$I6]&lt;=[.U$1];[.U$1]&lt;=[.$J6]);1;&quot;&quot;)" table:style-name="ce12"/>
          <table:table-cell office:value-type="string" office:string-value="" table:formula="of:=IF(AND([.$I6]&lt;=[.V$1];[.V$1]&lt;=[.$J6]);1;&quot;&quot;)" table:style-name="ce12"/>
          <table:table-cell office:value-type="string" office:string-value="" table:formula="of:=IF(AND([.$I6]&lt;=[.W$1];[.W$1]&lt;=[.$J6]);1;&quot;&quot;)" table:style-name="ce12"/>
          <table:table-cell office:value-type="string" office:string-value="" table:formula="of:=IF(AND([.$I6]&lt;=[.X$1];[.X$1]&lt;=[.$J6]);1;&quot;&quot;)" table:style-name="ce12"/>
          <table:table-cell office:value-type="string" office:string-value="" table:formula="of:=IF(AND([.$I6]&lt;=[.Y$1];[.Y$1]&lt;=[.$J6]);1;&quot;&quot;)" table:style-name="ce12"/>
          <table:table-cell office:value-type="string" office:string-value="" table:formula="of:=IF(AND([.$I6]&lt;=[.Z$1];[.Z$1]&lt;=[.$J6]);1;&quot;&quot;)" table:style-name="ce12"/>
          <table:table-cell office:value-type="string" office:string-value="" table:formula="of:=IF(AND([.$I6]&lt;=[.AA$1];[.AA$1]&lt;=[.$J6]);1;&quot;&quot;)" table:style-name="ce12"/>
          <table:table-cell office:value-type="string" office:string-value="" table:formula="of:=IF(AND([.$I6]&lt;=[.AB$1];[.AB$1]&lt;=[.$J6]);1;&quot;&quot;)" table:style-name="ce12"/>
          <table:table-cell office:value-type="string" office:string-value="" table:formula="of:=IF(AND([.$I6]&lt;=[.AC$1];[.AC$1]&lt;=[.$J6]);1;&quot;&quot;)" table:style-name="ce12"/>
          <table:table-cell office:value-type="string" office:string-value="" table:formula="of:=IF(AND([.$I6]&lt;=[.AD$1];[.AD$1]&lt;=[.$J6]);1;&quot;&quot;)" table:style-name="ce12"/>
          <table:table-cell office:value-type="string" office:string-value="" table:formula="of:=IF(AND([.$I6]&lt;=[.AE$1];[.AE$1]&lt;=[.$J6]);1;&quot;&quot;)" table:style-name="ce12"/>
          <table:table-cell office:value-type="string" office:string-value="" table:formula="of:=IF(AND([.$I6]&lt;=[.AF$1];[.AF$1]&lt;=[.$J6]);1;&quot;&quot;)" table:style-name="ce12"/>
          <table:table-cell office:value-type="string" office:string-value="" table:formula="of:=IF(AND([.$I6]&lt;=[.AG$1];[.AG$1]&lt;=[.$J6]);1;&quot;&quot;)" table:style-name="ce12"/>
          <table:table-cell office:value-type="string" office:string-value="" table:formula="of:=IF(AND([.$I6]&lt;=[.AH$1];[.AH$1]&lt;=[.$J6]);1;&quot;&quot;)" table:style-name="ce12"/>
          <table:table-cell office:value-type="string" office:string-value="" table:formula="of:=IF(AND([.$I6]&lt;=[.AI$1];[.AI$1]&lt;=[.$J6]);1;&quot;&quot;)" table:style-name="ce12"/>
          <table:table-cell office:value-type="string" office:string-value="" table:formula="of:=IF(AND([.$I6]&lt;=[.AJ$1];[.AJ$1]&lt;=[.$J6]);1;&quot;&quot;)" table:style-name="ce12"/>
          <table:table-cell office:value-type="string" office:string-value="" table:formula="of:=IF(AND([.$I6]&lt;=[.AK$1];[.AK$1]&lt;=[.$J6]);1;&quot;&quot;)" table:style-name="ce12"/>
          <table:table-cell office:value-type="string" office:string-value="" table:formula="of:=IF(AND([.$I6]&lt;=[.AL$1];[.AL$1]&lt;=[.$J6]);1;&quot;&quot;)" table:style-name="ce12"/>
          <table:table-cell office:value-type="string" office:string-value="" table:formula="of:=IF(AND([.$I6]&lt;=[.AM$1];[.AM$1]&lt;=[.$J6]);1;&quot;&quot;)" table:style-name="ce12"/>
          <table:table-cell office:value-type="string" office:string-value="" table:formula="of:=IF(AND([.$I6]&lt;=[.AN$1];[.AN$1]&lt;=[.$J6]);1;&quot;&quot;)" table:style-name="ce12"/>
          <table:table-cell office:value-type="string" office:string-value="" table:formula="of:=IF(AND([.$I6]&lt;=[.AO$1];[.AO$1]&lt;=[.$J6]);1;&quot;&quot;)" table:style-name="ce12"/>
          <table:table-cell office:value-type="string" office:string-value="" table:formula="of:=IF(AND([.$I6]&lt;=[.AP$1];[.AP$1]&lt;=[.$J6]);1;&quot;&quot;)" table:style-name="ce12"/>
          <table:table-cell office:value-type="string" office:string-value="" table:formula="of:=IF(AND([.$I6]&lt;=[.AQ$1];[.AQ$1]&lt;=[.$J6]);1;&quot;&quot;)" table:style-name="ce12"/>
          <table:table-cell office:value-type="string" office:string-value="" table:formula="of:=IF(AND([.$I6]&lt;=[.AR$1];[.AR$1]&lt;=[.$J6]);1;&quot;&quot;)" table:style-name="ce12"/>
          <table:table-cell office:value-type="string" office:string-value="" table:formula="of:=IF(AND([.$I6]&lt;=[.AS$1];[.AS$1]&lt;=[.$J6]);1;&quot;&quot;)" table:style-name="ce12"/>
          <table:table-cell office:value-type="string" office:string-value="" table:formula="of:=IF(AND([.$I6]&lt;=[.AT$1];[.AT$1]&lt;=[.$J6]);1;&quot;&quot;)" table:style-name="ce12"/>
          <table:table-cell office:value-type="string" office:string-value="" table:formula="of:=IF(AND([.$I6]&lt;=[.AU$1];[.AU$1]&lt;=[.$J6]);1;&quot;&quot;)" table:style-name="ce12"/>
          <table:table-cell office:value-type="string" office:string-value="" table:formula="of:=IF(AND([.$I6]&lt;=[.AV$1];[.AV$1]&lt;=[.$J6]);1;&quot;&quot;)" table:style-name="ce12"/>
          <table:table-cell office:value-type="string" office:string-value="" table:formula="of:=IF(AND([.$I6]&lt;=[.AW$1];[.AW$1]&lt;=[.$J6]);1;&quot;&quot;)" table:style-name="ce12"/>
          <table:table-cell office:value-type="string" office:string-value="" table:formula="of:=IF(AND([.$I6]&lt;=[.AX$1];[.AX$1]&lt;=[.$J6]);1;&quot;&quot;)" table:style-name="ce12"/>
          <table:table-cell office:value-type="string" office:string-value="" table:formula="of:=IF(AND([.$I6]&lt;=[.AY$1];[.AY$1]&lt;=[.$J6]);1;&quot;&quot;)" table:style-name="ce12"/>
          <table:table-cell office:value-type="string" office:string-value="" table:formula="of:=IF(AND([.$I6]&lt;=[.AZ$1];[.AZ$1]&lt;=[.$J6]);1;&quot;&quot;)" table:style-name="ce12"/>
          <table:table-cell office:value-type="string" office:string-value="" table:formula="of:=IF(AND([.$I6]&lt;=[.BA$1];[.BA$1]&lt;=[.$J6]);1;&quot;&quot;)" table:style-name="ce12"/>
          <table:table-cell office:value-type="string" office:string-value="" table:formula="of:=IF(AND([.$I6]&lt;=[.BB$1];[.BB$1]&lt;=[.$J6]);1;&quot;&quot;)" table:style-name="ce12"/>
          <table:table-cell office:value-type="string" office:string-value="" table:formula="of:=IF(AND([.$I6]&lt;=[.BC$1];[.BC$1]&lt;=[.$J6]);1;&quot;&quot;)" table:style-name="ce12"/>
          <table:table-cell office:value-type="string" office:string-value="" table:formula="of:=IF(AND([.$I6]&lt;=[.BD$1];[.BD$1]&lt;=[.$J6]);1;&quot;&quot;)" table:style-name="ce12"/>
          <table:table-cell office:value-type="string" office:string-value="" table:formula="of:=IF(AND([.$I6]&lt;=[.BE$1];[.BE$1]&lt;=[.$J6]);1;&quot;&quot;)" table:style-name="ce12"/>
          <table:table-cell office:value-type="string" office:string-value="" table:formula="of:=IF(AND([.$I6]&lt;=[.BF$1];[.BF$1]&lt;=[.$J6]);1;&quot;&quot;)" table:style-name="ce12"/>
          <table:table-cell office:value-type="string" office:string-value="" table:formula="of:=IF(AND([.$I6]&lt;=[.BG$1];[.BG$1]&lt;=[.$J6]);1;&quot;&quot;)" table:style-name="ce12"/>
          <table:table-cell office:value-type="string" office:string-value="" table:formula="of:=IF(AND([.$I6]&lt;=[.BH$1];[.BH$1]&lt;=[.$J6]);1;&quot;&quot;)" table:style-name="ce12"/>
          <table:table-cell office:value-type="string" office:string-value="" table:formula="of:=IF(AND([.$I6]&lt;=[.BI$1];[.BI$1]&lt;=[.$J6]);1;&quot;&quot;)" table:style-name="ce12"/>
          <table:table-cell office:value-type="string" office:string-value="" table:formula="of:=IF(AND([.$I6]&lt;=[.BJ$1];[.BJ$1]&lt;=[.$J6]);1;&quot;&quot;)" table:style-name="ce12"/>
          <table:table-cell office:value-type="string" office:string-value="" table:formula="of:=IF(AND([.$I6]&lt;=[.BK$1];[.BK$1]&lt;=[.$J6]);1;&quot;&quot;)" table:style-name="ce12"/>
          <table:table-cell office:value-type="string" office:string-value="" table:formula="of:=IF(AND([.$I6]&lt;=[.BL$1];[.BL$1]&lt;=[.$J6]);1;&quot;&quot;)" table:style-name="ce12"/>
          <table:table-cell office:value-type="string" office:string-value="" table:formula="of:=IF(AND([.$I6]&lt;=[.BM$1];[.BM$1]&lt;=[.$J6]);1;&quot;&quot;)" table:style-name="ce12"/>
          <table:table-cell office:value-type="string" office:string-value="" table:formula="of:=IF(AND([.$I6]&lt;=[.BN$1];[.BN$1]&lt;=[.$J6]);1;&quot;&quot;)" table:style-name="ce12"/>
          <table:table-cell office:value-type="string" office:string-value="" table:formula="of:=IF(AND([.$I6]&lt;=[.BO$1];[.BO$1]&lt;=[.$J6]);1;&quot;&quot;)" table:style-name="ce12"/>
          <table:table-cell office:value-type="string" office:string-value="" table:formula="of:=IF(AND([.$I6]&lt;=[.BP$1];[.BP$1]&lt;=[.$J6]);1;&quot;&quot;)" table:style-name="ce12"/>
          <table:table-cell office:value-type="string" office:string-value="" table:formula="of:=IF(AND([.$I6]&lt;=[.BQ$1];[.BQ$1]&lt;=[.$J6]);1;&quot;&quot;)" table:style-name="ce12"/>
          <table:table-cell office:value-type="string" office:string-value="" table:formula="of:=IF(AND([.$I6]&lt;=[.BR$1];[.BR$1]&lt;=[.$J6]);1;&quot;&quot;)" table:style-name="ce12"/>
          <table:table-cell office:value-type="string" office:string-value="" table:formula="of:=IF(AND([.$I6]&lt;=[.BS$1];[.BS$1]&lt;=[.$J6]);1;&quot;&quot;)" table:style-name="ce12"/>
          <table:table-cell office:value-type="string" office:string-value="" table:formula="of:=IF(AND([.$I6]&lt;=[.BT$1];[.BT$1]&lt;=[.$J6]);1;&quot;&quot;)" table:style-name="ce12"/>
          <table:table-cell office:value-type="string" office:string-value="" table:formula="of:=IF(AND([.$I6]&lt;=[.BU$1];[.BU$1]&lt;=[.$J6]);1;&quot;&quot;)" table:style-name="ce12"/>
          <table:table-cell office:value-type="string" office:string-value="" table:formula="of:=IF(AND([.$I6]&lt;=[.BV$1];[.BV$1]&lt;=[.$J6]);1;&quot;&quot;)" table:style-name="ce12"/>
          <table:table-cell office:value-type="string" office:string-value="" table:formula="of:=IF(AND([.$I6]&lt;=[.BW$1];[.BW$1]&lt;=[.$J6]);1;&quot;&quot;)" table:style-name="ce12"/>
          <table:table-cell office:value-type="string" office:string-value="" table:formula="of:=IF(AND([.$I6]&lt;=[.BX$1];[.BX$1]&lt;=[.$J6]);1;&quot;&quot;)" table:style-name="ce12"/>
          <table:table-cell office:value-type="string" office:string-value="" table:formula="of:=IF(AND([.$I6]&lt;=[.BY$1];[.BY$1]&lt;=[.$J6]);1;&quot;&quot;)" table:style-name="ce12"/>
          <table:table-cell office:value-type="string" office:string-value="" table:formula="of:=IF(AND([.$I6]&lt;=[.BZ$1];[.BZ$1]&lt;=[.$J6]);1;&quot;&quot;)" table:style-name="ce12"/>
          <table:table-cell office:value-type="string" office:string-value="" table:formula="of:=IF(AND([.$I6]&lt;=[.CA$1];[.CA$1]&lt;=[.$J6]);1;&quot;&quot;)" table:style-name="ce12"/>
          <table:table-cell office:value-type="string" office:string-value="" table:formula="of:=IF(AND([.$I6]&lt;=[.CB$1];[.CB$1]&lt;=[.$J6]);1;&quot;&quot;)" table:style-name="ce12"/>
          <table:table-cell office:value-type="string" office:string-value="" table:formula="of:=IF(AND([.$I6]&lt;=[.CC$1];[.CC$1]&lt;=[.$J6]);1;&quot;&quot;)" table:style-name="ce12"/>
          <table:table-cell office:value-type="string" office:string-value="" table:formula="of:=IF(AND([.$I6]&lt;=[.CD$1];[.CD$1]&lt;=[.$J6]);1;&quot;&quot;)" table:style-name="ce12"/>
          <table:table-cell office:value-type="string" office:string-value="" table:formula="of:=IF(AND([.$I6]&lt;=[.CE$1];[.CE$1]&lt;=[.$J6]);1;&quot;&quot;)" table:style-name="ce12"/>
          <table:table-cell office:value-type="string" office:string-value="" table:formula="of:=IF(AND([.$I6]&lt;=[.CF$1];[.CF$1]&lt;=[.$J6]);1;&quot;&quot;)" table:style-name="ce12"/>
          <table:table-cell office:value-type="string" office:string-value="" table:formula="of:=IF(AND([.$I6]&lt;=[.CG$1];[.CG$1]&lt;=[.$J6]);1;&quot;&quot;)" table:style-name="ce12"/>
          <table:table-cell table:number-columns-repeated="16299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float" office:value="7" table:style-name="ce3">
            <text:p>7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" table:formula="of:=VLOOKUP([.C7];[.$A:.$J];10;0)" table:style-name="ce5">
            <text:p>5</text:p>
          </table:table-cell>
          <table:table-cell office:value-type="float" office:value="0" table:formula="of:=VLOOKUP([.D7];[.$A:.$J];10;0)" table:style-name="ce5">
            <text:p>0</text:p>
          </table:table-cell>
          <table:table-cell office:value-type="float" office:value="0" table:formula="of:=VLOOKUP([.E7];[.$A:.$J];10;0)" table:style-name="ce5">
            <text:p>0</text:p>
          </table:table-cell>
          <table:table-cell office:value-type="float" office:value="6" table:formula="of:=[.J7]-[.B7]+1" table:style-name="ce6">
            <text:p>6</text:p>
          </table:table-cell>
          <table:table-cell office:value-type="float" office:value="12" table:formula="of:=[.B7]+MAX([.F7:.H7])" table:style-name="ce7">
            <text:p>12</text:p>
          </table:table-cell>
          <table:table-cell office:value-type="string" office:string-value="" table:formula="of:=IF(AND([.$I7]&lt;=[.K$1];[.K$1]&lt;=[.$J7]);1;&quot;&quot;)" table:style-name="ce12"/>
          <table:table-cell office:value-type="string" office:string-value="" table:formula="of:=IF(AND([.$I7]&lt;=[.L$1];[.L$1]&lt;=[.$J7]);1;&quot;&quot;)" table:style-name="ce12"/>
          <table:table-cell office:value-type="string" office:string-value="" table:formula="of:=IF(AND([.$I7]&lt;=[.M$1];[.M$1]&lt;=[.$J7]);1;&quot;&quot;)" table:style-name="ce12"/>
          <table:table-cell office:value-type="string" office:string-value="" table:formula="of:=IF(AND([.$I7]&lt;=[.N$1];[.N$1]&lt;=[.$J7]);1;&quot;&quot;)" table:style-name="ce12"/>
          <table:table-cell office:value-type="string" office:string-value="" table:formula="of:=IF(AND([.$I7]&lt;=[.O$1];[.O$1]&lt;=[.$J7]);1;&quot;&quot;)" table:style-name="ce12"/>
          <table:table-cell office:value-type="float" office:value="1" table:formula="of:=IF(AND([.$I7]&lt;=[.P$1];[.P$1]&lt;=[.$J7]);1;&quot;&quot;)" table:style-name="ce12">
            <text:p>1</text:p>
          </table:table-cell>
          <table:table-cell office:value-type="float" office:value="1" table:formula="of:=IF(AND([.$I7]&lt;=[.Q$1];[.Q$1]&lt;=[.$J7]);1;&quot;&quot;)" table:style-name="ce12">
            <text:p>1</text:p>
          </table:table-cell>
          <table:table-cell office:value-type="float" office:value="1" table:formula="of:=IF(AND([.$I7]&lt;=[.R$1];[.R$1]&lt;=[.$J7]);1;&quot;&quot;)" table:style-name="ce12">
            <text:p>1</text:p>
          </table:table-cell>
          <table:table-cell office:value-type="float" office:value="1" table:formula="of:=IF(AND([.$I7]&lt;=[.S$1];[.S$1]&lt;=[.$J7]);1;&quot;&quot;)" table:style-name="ce12">
            <text:p>1</text:p>
          </table:table-cell>
          <table:table-cell office:value-type="float" office:value="1" table:formula="of:=IF(AND([.$I7]&lt;=[.T$1];[.T$1]&lt;=[.$J7]);1;&quot;&quot;)" table:style-name="ce12">
            <text:p>1</text:p>
          </table:table-cell>
          <table:table-cell office:value-type="float" office:value="1" table:formula="of:=IF(AND([.$I7]&lt;=[.U$1];[.U$1]&lt;=[.$J7]);1;&quot;&quot;)" table:style-name="ce12">
            <text:p>1</text:p>
          </table:table-cell>
          <table:table-cell office:value-type="float" office:value="1" table:formula="of:=IF(AND([.$I7]&lt;=[.V$1];[.V$1]&lt;=[.$J7]);1;&quot;&quot;)" table:style-name="ce12">
            <text:p>1</text:p>
          </table:table-cell>
          <table:table-cell office:value-type="string" office:string-value="" table:formula="of:=IF(AND([.$I7]&lt;=[.W$1];[.W$1]&lt;=[.$J7]);1;&quot;&quot;)" table:style-name="ce12"/>
          <table:table-cell office:value-type="string" office:string-value="" table:formula="of:=IF(AND([.$I7]&lt;=[.X$1];[.X$1]&lt;=[.$J7]);1;&quot;&quot;)" table:style-name="ce12"/>
          <table:table-cell office:value-type="string" office:string-value="" table:formula="of:=IF(AND([.$I7]&lt;=[.Y$1];[.Y$1]&lt;=[.$J7]);1;&quot;&quot;)" table:style-name="ce12"/>
          <table:table-cell office:value-type="string" office:string-value="" table:formula="of:=IF(AND([.$I7]&lt;=[.Z$1];[.Z$1]&lt;=[.$J7]);1;&quot;&quot;)" table:style-name="ce12"/>
          <table:table-cell office:value-type="string" office:string-value="" table:formula="of:=IF(AND([.$I7]&lt;=[.AA$1];[.AA$1]&lt;=[.$J7]);1;&quot;&quot;)" table:style-name="ce12"/>
          <table:table-cell office:value-type="string" office:string-value="" table:formula="of:=IF(AND([.$I7]&lt;=[.AB$1];[.AB$1]&lt;=[.$J7]);1;&quot;&quot;)" table:style-name="ce12"/>
          <table:table-cell office:value-type="string" office:string-value="" table:formula="of:=IF(AND([.$I7]&lt;=[.AC$1];[.AC$1]&lt;=[.$J7]);1;&quot;&quot;)" table:style-name="ce12"/>
          <table:table-cell office:value-type="string" office:string-value="" table:formula="of:=IF(AND([.$I7]&lt;=[.AD$1];[.AD$1]&lt;=[.$J7]);1;&quot;&quot;)" table:style-name="ce12"/>
          <table:table-cell office:value-type="string" office:string-value="" table:formula="of:=IF(AND([.$I7]&lt;=[.AE$1];[.AE$1]&lt;=[.$J7]);1;&quot;&quot;)" table:style-name="ce12"/>
          <table:table-cell office:value-type="string" office:string-value="" table:formula="of:=IF(AND([.$I7]&lt;=[.AF$1];[.AF$1]&lt;=[.$J7]);1;&quot;&quot;)" table:style-name="ce12"/>
          <table:table-cell office:value-type="string" office:string-value="" table:formula="of:=IF(AND([.$I7]&lt;=[.AG$1];[.AG$1]&lt;=[.$J7]);1;&quot;&quot;)" table:style-name="ce12"/>
          <table:table-cell office:value-type="string" office:string-value="" table:formula="of:=IF(AND([.$I7]&lt;=[.AH$1];[.AH$1]&lt;=[.$J7]);1;&quot;&quot;)" table:style-name="ce12"/>
          <table:table-cell office:value-type="string" office:string-value="" table:formula="of:=IF(AND([.$I7]&lt;=[.AI$1];[.AI$1]&lt;=[.$J7]);1;&quot;&quot;)" table:style-name="ce12"/>
          <table:table-cell office:value-type="string" office:string-value="" table:formula="of:=IF(AND([.$I7]&lt;=[.AJ$1];[.AJ$1]&lt;=[.$J7]);1;&quot;&quot;)" table:style-name="ce12"/>
          <table:table-cell office:value-type="string" office:string-value="" table:formula="of:=IF(AND([.$I7]&lt;=[.AK$1];[.AK$1]&lt;=[.$J7]);1;&quot;&quot;)" table:style-name="ce12"/>
          <table:table-cell office:value-type="string" office:string-value="" table:formula="of:=IF(AND([.$I7]&lt;=[.AL$1];[.AL$1]&lt;=[.$J7]);1;&quot;&quot;)" table:style-name="ce12"/>
          <table:table-cell office:value-type="string" office:string-value="" table:formula="of:=IF(AND([.$I7]&lt;=[.AM$1];[.AM$1]&lt;=[.$J7]);1;&quot;&quot;)" table:style-name="ce12"/>
          <table:table-cell office:value-type="string" office:string-value="" table:formula="of:=IF(AND([.$I7]&lt;=[.AN$1];[.AN$1]&lt;=[.$J7]);1;&quot;&quot;)" table:style-name="ce12"/>
          <table:table-cell office:value-type="string" office:string-value="" table:formula="of:=IF(AND([.$I7]&lt;=[.AO$1];[.AO$1]&lt;=[.$J7]);1;&quot;&quot;)" table:style-name="ce12"/>
          <table:table-cell office:value-type="string" office:string-value="" table:formula="of:=IF(AND([.$I7]&lt;=[.AP$1];[.AP$1]&lt;=[.$J7]);1;&quot;&quot;)" table:style-name="ce12"/>
          <table:table-cell office:value-type="string" office:string-value="" table:formula="of:=IF(AND([.$I7]&lt;=[.AQ$1];[.AQ$1]&lt;=[.$J7]);1;&quot;&quot;)" table:style-name="ce12"/>
          <table:table-cell office:value-type="string" office:string-value="" table:formula="of:=IF(AND([.$I7]&lt;=[.AR$1];[.AR$1]&lt;=[.$J7]);1;&quot;&quot;)" table:style-name="ce12"/>
          <table:table-cell office:value-type="string" office:string-value="" table:formula="of:=IF(AND([.$I7]&lt;=[.AS$1];[.AS$1]&lt;=[.$J7]);1;&quot;&quot;)" table:style-name="ce12"/>
          <table:table-cell office:value-type="string" office:string-value="" table:formula="of:=IF(AND([.$I7]&lt;=[.AT$1];[.AT$1]&lt;=[.$J7]);1;&quot;&quot;)" table:style-name="ce12"/>
          <table:table-cell office:value-type="string" office:string-value="" table:formula="of:=IF(AND([.$I7]&lt;=[.AU$1];[.AU$1]&lt;=[.$J7]);1;&quot;&quot;)" table:style-name="ce12"/>
          <table:table-cell office:value-type="string" office:string-value="" table:formula="of:=IF(AND([.$I7]&lt;=[.AV$1];[.AV$1]&lt;=[.$J7]);1;&quot;&quot;)" table:style-name="ce12"/>
          <table:table-cell office:value-type="string" office:string-value="" table:formula="of:=IF(AND([.$I7]&lt;=[.AW$1];[.AW$1]&lt;=[.$J7]);1;&quot;&quot;)" table:style-name="ce12"/>
          <table:table-cell office:value-type="string" office:string-value="" table:formula="of:=IF(AND([.$I7]&lt;=[.AX$1];[.AX$1]&lt;=[.$J7]);1;&quot;&quot;)" table:style-name="ce12"/>
          <table:table-cell office:value-type="string" office:string-value="" table:formula="of:=IF(AND([.$I7]&lt;=[.AY$1];[.AY$1]&lt;=[.$J7]);1;&quot;&quot;)" table:style-name="ce12"/>
          <table:table-cell office:value-type="string" office:string-value="" table:formula="of:=IF(AND([.$I7]&lt;=[.AZ$1];[.AZ$1]&lt;=[.$J7]);1;&quot;&quot;)" table:style-name="ce12"/>
          <table:table-cell office:value-type="string" office:string-value="" table:formula="of:=IF(AND([.$I7]&lt;=[.BA$1];[.BA$1]&lt;=[.$J7]);1;&quot;&quot;)" table:style-name="ce12"/>
          <table:table-cell office:value-type="string" office:string-value="" table:formula="of:=IF(AND([.$I7]&lt;=[.BB$1];[.BB$1]&lt;=[.$J7]);1;&quot;&quot;)" table:style-name="ce12"/>
          <table:table-cell office:value-type="string" office:string-value="" table:formula="of:=IF(AND([.$I7]&lt;=[.BC$1];[.BC$1]&lt;=[.$J7]);1;&quot;&quot;)" table:style-name="ce12"/>
          <table:table-cell office:value-type="string" office:string-value="" table:formula="of:=IF(AND([.$I7]&lt;=[.BD$1];[.BD$1]&lt;=[.$J7]);1;&quot;&quot;)" table:style-name="ce12"/>
          <table:table-cell office:value-type="string" office:string-value="" table:formula="of:=IF(AND([.$I7]&lt;=[.BE$1];[.BE$1]&lt;=[.$J7]);1;&quot;&quot;)" table:style-name="ce12"/>
          <table:table-cell office:value-type="string" office:string-value="" table:formula="of:=IF(AND([.$I7]&lt;=[.BF$1];[.BF$1]&lt;=[.$J7]);1;&quot;&quot;)" table:style-name="ce12"/>
          <table:table-cell office:value-type="string" office:string-value="" table:formula="of:=IF(AND([.$I7]&lt;=[.BG$1];[.BG$1]&lt;=[.$J7]);1;&quot;&quot;)" table:style-name="ce12"/>
          <table:table-cell office:value-type="string" office:string-value="" table:formula="of:=IF(AND([.$I7]&lt;=[.BH$1];[.BH$1]&lt;=[.$J7]);1;&quot;&quot;)" table:style-name="ce12"/>
          <table:table-cell office:value-type="string" office:string-value="" table:formula="of:=IF(AND([.$I7]&lt;=[.BI$1];[.BI$1]&lt;=[.$J7]);1;&quot;&quot;)" table:style-name="ce12"/>
          <table:table-cell office:value-type="string" office:string-value="" table:formula="of:=IF(AND([.$I7]&lt;=[.BJ$1];[.BJ$1]&lt;=[.$J7]);1;&quot;&quot;)" table:style-name="ce12"/>
          <table:table-cell office:value-type="string" office:string-value="" table:formula="of:=IF(AND([.$I7]&lt;=[.BK$1];[.BK$1]&lt;=[.$J7]);1;&quot;&quot;)" table:style-name="ce12"/>
          <table:table-cell office:value-type="string" office:string-value="" table:formula="of:=IF(AND([.$I7]&lt;=[.BL$1];[.BL$1]&lt;=[.$J7]);1;&quot;&quot;)" table:style-name="ce12"/>
          <table:table-cell office:value-type="string" office:string-value="" table:formula="of:=IF(AND([.$I7]&lt;=[.BM$1];[.BM$1]&lt;=[.$J7]);1;&quot;&quot;)" table:style-name="ce12"/>
          <table:table-cell office:value-type="string" office:string-value="" table:formula="of:=IF(AND([.$I7]&lt;=[.BN$1];[.BN$1]&lt;=[.$J7]);1;&quot;&quot;)" table:style-name="ce12"/>
          <table:table-cell office:value-type="string" office:string-value="" table:formula="of:=IF(AND([.$I7]&lt;=[.BO$1];[.BO$1]&lt;=[.$J7]);1;&quot;&quot;)" table:style-name="ce12"/>
          <table:table-cell office:value-type="string" office:string-value="" table:formula="of:=IF(AND([.$I7]&lt;=[.BP$1];[.BP$1]&lt;=[.$J7]);1;&quot;&quot;)" table:style-name="ce12"/>
          <table:table-cell office:value-type="string" office:string-value="" table:formula="of:=IF(AND([.$I7]&lt;=[.BQ$1];[.BQ$1]&lt;=[.$J7]);1;&quot;&quot;)" table:style-name="ce12"/>
          <table:table-cell office:value-type="string" office:string-value="" table:formula="of:=IF(AND([.$I7]&lt;=[.BR$1];[.BR$1]&lt;=[.$J7]);1;&quot;&quot;)" table:style-name="ce12"/>
          <table:table-cell office:value-type="string" office:string-value="" table:formula="of:=IF(AND([.$I7]&lt;=[.BS$1];[.BS$1]&lt;=[.$J7]);1;&quot;&quot;)" table:style-name="ce12"/>
          <table:table-cell office:value-type="string" office:string-value="" table:formula="of:=IF(AND([.$I7]&lt;=[.BT$1];[.BT$1]&lt;=[.$J7]);1;&quot;&quot;)" table:style-name="ce12"/>
          <table:table-cell office:value-type="string" office:string-value="" table:formula="of:=IF(AND([.$I7]&lt;=[.BU$1];[.BU$1]&lt;=[.$J7]);1;&quot;&quot;)" table:style-name="ce12"/>
          <table:table-cell office:value-type="string" office:string-value="" table:formula="of:=IF(AND([.$I7]&lt;=[.BV$1];[.BV$1]&lt;=[.$J7]);1;&quot;&quot;)" table:style-name="ce12"/>
          <table:table-cell office:value-type="string" office:string-value="" table:formula="of:=IF(AND([.$I7]&lt;=[.BW$1];[.BW$1]&lt;=[.$J7]);1;&quot;&quot;)" table:style-name="ce12"/>
          <table:table-cell office:value-type="string" office:string-value="" table:formula="of:=IF(AND([.$I7]&lt;=[.BX$1];[.BX$1]&lt;=[.$J7]);1;&quot;&quot;)" table:style-name="ce12"/>
          <table:table-cell office:value-type="string" office:string-value="" table:formula="of:=IF(AND([.$I7]&lt;=[.BY$1];[.BY$1]&lt;=[.$J7]);1;&quot;&quot;)" table:style-name="ce12"/>
          <table:table-cell office:value-type="string" office:string-value="" table:formula="of:=IF(AND([.$I7]&lt;=[.BZ$1];[.BZ$1]&lt;=[.$J7]);1;&quot;&quot;)" table:style-name="ce12"/>
          <table:table-cell office:value-type="string" office:string-value="" table:formula="of:=IF(AND([.$I7]&lt;=[.CA$1];[.CA$1]&lt;=[.$J7]);1;&quot;&quot;)" table:style-name="ce12"/>
          <table:table-cell office:value-type="string" office:string-value="" table:formula="of:=IF(AND([.$I7]&lt;=[.CB$1];[.CB$1]&lt;=[.$J7]);1;&quot;&quot;)" table:style-name="ce12"/>
          <table:table-cell office:value-type="string" office:string-value="" table:formula="of:=IF(AND([.$I7]&lt;=[.CC$1];[.CC$1]&lt;=[.$J7]);1;&quot;&quot;)" table:style-name="ce12"/>
          <table:table-cell office:value-type="string" office:string-value="" table:formula="of:=IF(AND([.$I7]&lt;=[.CD$1];[.CD$1]&lt;=[.$J7]);1;&quot;&quot;)" table:style-name="ce12"/>
          <table:table-cell office:value-type="string" office:string-value="" table:formula="of:=IF(AND([.$I7]&lt;=[.CE$1];[.CE$1]&lt;=[.$J7]);1;&quot;&quot;)" table:style-name="ce12"/>
          <table:table-cell office:value-type="string" office:string-value="" table:formula="of:=IF(AND([.$I7]&lt;=[.CF$1];[.CF$1]&lt;=[.$J7]);1;&quot;&quot;)" table:style-name="ce12"/>
          <table:table-cell office:value-type="string" office:string-value="" table:formula="of:=IF(AND([.$I7]&lt;=[.CG$1];[.CG$1]&lt;=[.$J7]);1;&quot;&quot;)" table:style-name="ce12"/>
          <table:table-cell table:number-columns-repeated="16299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" table:formula="of:=VLOOKUP([.C8];[.$A:.$J];10;0)" table:style-name="ce5">
            <text:p>6</text:p>
          </table:table-cell>
          <table:table-cell office:value-type="float" office:value="0" table:formula="of:=VLOOKUP([.D8];[.$A:.$J];10;0)" table:style-name="ce5">
            <text:p>0</text:p>
          </table:table-cell>
          <table:table-cell office:value-type="float" office:value="0" table:formula="of:=VLOOKUP([.E8];[.$A:.$J];10;0)" table:style-name="ce5">
            <text:p>0</text:p>
          </table:table-cell>
          <table:table-cell office:value-type="float" office:value="7" table:formula="of:=[.J8]-[.B8]+1" table:style-name="ce6">
            <text:p>7</text:p>
          </table:table-cell>
          <table:table-cell office:value-type="float" office:value="7" table:formula="of:=[.B8]+MAX([.F8:.H8])" table:style-name="ce7">
            <text:p>7</text:p>
          </table:table-cell>
          <table:table-cell office:value-type="string" office:string-value="" table:formula="of:=IF(AND([.$I8]&lt;=[.K$1];[.K$1]&lt;=[.$J8]);1;&quot;&quot;)" table:style-name="ce12"/>
          <table:table-cell office:value-type="string" office:string-value="" table:formula="of:=IF(AND([.$I8]&lt;=[.L$1];[.L$1]&lt;=[.$J8]);1;&quot;&quot;)" table:style-name="ce12"/>
          <table:table-cell office:value-type="string" office:string-value="" table:formula="of:=IF(AND([.$I8]&lt;=[.M$1];[.M$1]&lt;=[.$J8]);1;&quot;&quot;)" table:style-name="ce12"/>
          <table:table-cell office:value-type="string" office:string-value="" table:formula="of:=IF(AND([.$I8]&lt;=[.N$1];[.N$1]&lt;=[.$J8]);1;&quot;&quot;)" table:style-name="ce12"/>
          <table:table-cell office:value-type="string" office:string-value="" table:formula="of:=IF(AND([.$I8]&lt;=[.O$1];[.O$1]&lt;=[.$J8]);1;&quot;&quot;)" table:style-name="ce12"/>
          <table:table-cell office:value-type="string" office:string-value="" table:formula="of:=IF(AND([.$I8]&lt;=[.P$1];[.P$1]&lt;=[.$J8]);1;&quot;&quot;)" table:style-name="ce12"/>
          <table:table-cell office:value-type="float" office:value="1" table:formula="of:=IF(AND([.$I8]&lt;=[.Q$1];[.Q$1]&lt;=[.$J8]);1;&quot;&quot;)" table:style-name="ce12">
            <text:p>1</text:p>
          </table:table-cell>
          <table:table-cell office:value-type="string" office:string-value="" table:formula="of:=IF(AND([.$I8]&lt;=[.R$1];[.R$1]&lt;=[.$J8]);1;&quot;&quot;)" table:style-name="ce12"/>
          <table:table-cell office:value-type="string" office:string-value="" table:formula="of:=IF(AND([.$I8]&lt;=[.S$1];[.S$1]&lt;=[.$J8]);1;&quot;&quot;)" table:style-name="ce12"/>
          <table:table-cell office:value-type="string" office:string-value="" table:formula="of:=IF(AND([.$I8]&lt;=[.T$1];[.T$1]&lt;=[.$J8]);1;&quot;&quot;)" table:style-name="ce12"/>
          <table:table-cell office:value-type="string" office:string-value="" table:formula="of:=IF(AND([.$I8]&lt;=[.U$1];[.U$1]&lt;=[.$J8]);1;&quot;&quot;)" table:style-name="ce12"/>
          <table:table-cell office:value-type="string" office:string-value="" table:formula="of:=IF(AND([.$I8]&lt;=[.V$1];[.V$1]&lt;=[.$J8]);1;&quot;&quot;)" table:style-name="ce12"/>
          <table:table-cell office:value-type="string" office:string-value="" table:formula="of:=IF(AND([.$I8]&lt;=[.W$1];[.W$1]&lt;=[.$J8]);1;&quot;&quot;)" table:style-name="ce12"/>
          <table:table-cell office:value-type="string" office:string-value="" table:formula="of:=IF(AND([.$I8]&lt;=[.X$1];[.X$1]&lt;=[.$J8]);1;&quot;&quot;)" table:style-name="ce12"/>
          <table:table-cell office:value-type="string" office:string-value="" table:formula="of:=IF(AND([.$I8]&lt;=[.Y$1];[.Y$1]&lt;=[.$J8]);1;&quot;&quot;)" table:style-name="ce12"/>
          <table:table-cell office:value-type="string" office:string-value="" table:formula="of:=IF(AND([.$I8]&lt;=[.Z$1];[.Z$1]&lt;=[.$J8]);1;&quot;&quot;)" table:style-name="ce12"/>
          <table:table-cell office:value-type="string" office:string-value="" table:formula="of:=IF(AND([.$I8]&lt;=[.AA$1];[.AA$1]&lt;=[.$J8]);1;&quot;&quot;)" table:style-name="ce12"/>
          <table:table-cell office:value-type="string" office:string-value="" table:formula="of:=IF(AND([.$I8]&lt;=[.AB$1];[.AB$1]&lt;=[.$J8]);1;&quot;&quot;)" table:style-name="ce12"/>
          <table:table-cell office:value-type="string" office:string-value="" table:formula="of:=IF(AND([.$I8]&lt;=[.AC$1];[.AC$1]&lt;=[.$J8]);1;&quot;&quot;)" table:style-name="ce12"/>
          <table:table-cell office:value-type="string" office:string-value="" table:formula="of:=IF(AND([.$I8]&lt;=[.AD$1];[.AD$1]&lt;=[.$J8]);1;&quot;&quot;)" table:style-name="ce12"/>
          <table:table-cell office:value-type="string" office:string-value="" table:formula="of:=IF(AND([.$I8]&lt;=[.AE$1];[.AE$1]&lt;=[.$J8]);1;&quot;&quot;)" table:style-name="ce12"/>
          <table:table-cell office:value-type="string" office:string-value="" table:formula="of:=IF(AND([.$I8]&lt;=[.AF$1];[.AF$1]&lt;=[.$J8]);1;&quot;&quot;)" table:style-name="ce12"/>
          <table:table-cell office:value-type="string" office:string-value="" table:formula="of:=IF(AND([.$I8]&lt;=[.AG$1];[.AG$1]&lt;=[.$J8]);1;&quot;&quot;)" table:style-name="ce12"/>
          <table:table-cell office:value-type="string" office:string-value="" table:formula="of:=IF(AND([.$I8]&lt;=[.AH$1];[.AH$1]&lt;=[.$J8]);1;&quot;&quot;)" table:style-name="ce12"/>
          <table:table-cell office:value-type="string" office:string-value="" table:formula="of:=IF(AND([.$I8]&lt;=[.AI$1];[.AI$1]&lt;=[.$J8]);1;&quot;&quot;)" table:style-name="ce12"/>
          <table:table-cell office:value-type="string" office:string-value="" table:formula="of:=IF(AND([.$I8]&lt;=[.AJ$1];[.AJ$1]&lt;=[.$J8]);1;&quot;&quot;)" table:style-name="ce12"/>
          <table:table-cell office:value-type="string" office:string-value="" table:formula="of:=IF(AND([.$I8]&lt;=[.AK$1];[.AK$1]&lt;=[.$J8]);1;&quot;&quot;)" table:style-name="ce12"/>
          <table:table-cell office:value-type="string" office:string-value="" table:formula="of:=IF(AND([.$I8]&lt;=[.AL$1];[.AL$1]&lt;=[.$J8]);1;&quot;&quot;)" table:style-name="ce12"/>
          <table:table-cell office:value-type="string" office:string-value="" table:formula="of:=IF(AND([.$I8]&lt;=[.AM$1];[.AM$1]&lt;=[.$J8]);1;&quot;&quot;)" table:style-name="ce12"/>
          <table:table-cell office:value-type="string" office:string-value="" table:formula="of:=IF(AND([.$I8]&lt;=[.AN$1];[.AN$1]&lt;=[.$J8]);1;&quot;&quot;)" table:style-name="ce12"/>
          <table:table-cell office:value-type="string" office:string-value="" table:formula="of:=IF(AND([.$I8]&lt;=[.AO$1];[.AO$1]&lt;=[.$J8]);1;&quot;&quot;)" table:style-name="ce12"/>
          <table:table-cell office:value-type="string" office:string-value="" table:formula="of:=IF(AND([.$I8]&lt;=[.AP$1];[.AP$1]&lt;=[.$J8]);1;&quot;&quot;)" table:style-name="ce12"/>
          <table:table-cell office:value-type="string" office:string-value="" table:formula="of:=IF(AND([.$I8]&lt;=[.AQ$1];[.AQ$1]&lt;=[.$J8]);1;&quot;&quot;)" table:style-name="ce12"/>
          <table:table-cell office:value-type="string" office:string-value="" table:formula="of:=IF(AND([.$I8]&lt;=[.AR$1];[.AR$1]&lt;=[.$J8]);1;&quot;&quot;)" table:style-name="ce12"/>
          <table:table-cell office:value-type="string" office:string-value="" table:formula="of:=IF(AND([.$I8]&lt;=[.AS$1];[.AS$1]&lt;=[.$J8]);1;&quot;&quot;)" table:style-name="ce12"/>
          <table:table-cell office:value-type="string" office:string-value="" table:formula="of:=IF(AND([.$I8]&lt;=[.AT$1];[.AT$1]&lt;=[.$J8]);1;&quot;&quot;)" table:style-name="ce12"/>
          <table:table-cell office:value-type="string" office:string-value="" table:formula="of:=IF(AND([.$I8]&lt;=[.AU$1];[.AU$1]&lt;=[.$J8]);1;&quot;&quot;)" table:style-name="ce12"/>
          <table:table-cell office:value-type="string" office:string-value="" table:formula="of:=IF(AND([.$I8]&lt;=[.AV$1];[.AV$1]&lt;=[.$J8]);1;&quot;&quot;)" table:style-name="ce12"/>
          <table:table-cell office:value-type="string" office:string-value="" table:formula="of:=IF(AND([.$I8]&lt;=[.AW$1];[.AW$1]&lt;=[.$J8]);1;&quot;&quot;)" table:style-name="ce12"/>
          <table:table-cell office:value-type="string" office:string-value="" table:formula="of:=IF(AND([.$I8]&lt;=[.AX$1];[.AX$1]&lt;=[.$J8]);1;&quot;&quot;)" table:style-name="ce12"/>
          <table:table-cell office:value-type="string" office:string-value="" table:formula="of:=IF(AND([.$I8]&lt;=[.AY$1];[.AY$1]&lt;=[.$J8]);1;&quot;&quot;)" table:style-name="ce12"/>
          <table:table-cell office:value-type="string" office:string-value="" table:formula="of:=IF(AND([.$I8]&lt;=[.AZ$1];[.AZ$1]&lt;=[.$J8]);1;&quot;&quot;)" table:style-name="ce12"/>
          <table:table-cell office:value-type="string" office:string-value="" table:formula="of:=IF(AND([.$I8]&lt;=[.BA$1];[.BA$1]&lt;=[.$J8]);1;&quot;&quot;)" table:style-name="ce12"/>
          <table:table-cell office:value-type="string" office:string-value="" table:formula="of:=IF(AND([.$I8]&lt;=[.BB$1];[.BB$1]&lt;=[.$J8]);1;&quot;&quot;)" table:style-name="ce12"/>
          <table:table-cell office:value-type="string" office:string-value="" table:formula="of:=IF(AND([.$I8]&lt;=[.BC$1];[.BC$1]&lt;=[.$J8]);1;&quot;&quot;)" table:style-name="ce12"/>
          <table:table-cell office:value-type="string" office:string-value="" table:formula="of:=IF(AND([.$I8]&lt;=[.BD$1];[.BD$1]&lt;=[.$J8]);1;&quot;&quot;)" table:style-name="ce12"/>
          <table:table-cell office:value-type="string" office:string-value="" table:formula="of:=IF(AND([.$I8]&lt;=[.BE$1];[.BE$1]&lt;=[.$J8]);1;&quot;&quot;)" table:style-name="ce12"/>
          <table:table-cell office:value-type="string" office:string-value="" table:formula="of:=IF(AND([.$I8]&lt;=[.BF$1];[.BF$1]&lt;=[.$J8]);1;&quot;&quot;)" table:style-name="ce12"/>
          <table:table-cell office:value-type="string" office:string-value="" table:formula="of:=IF(AND([.$I8]&lt;=[.BG$1];[.BG$1]&lt;=[.$J8]);1;&quot;&quot;)" table:style-name="ce12"/>
          <table:table-cell office:value-type="string" office:string-value="" table:formula="of:=IF(AND([.$I8]&lt;=[.BH$1];[.BH$1]&lt;=[.$J8]);1;&quot;&quot;)" table:style-name="ce12"/>
          <table:table-cell office:value-type="string" office:string-value="" table:formula="of:=IF(AND([.$I8]&lt;=[.BI$1];[.BI$1]&lt;=[.$J8]);1;&quot;&quot;)" table:style-name="ce12"/>
          <table:table-cell office:value-type="string" office:string-value="" table:formula="of:=IF(AND([.$I8]&lt;=[.BJ$1];[.BJ$1]&lt;=[.$J8]);1;&quot;&quot;)" table:style-name="ce12"/>
          <table:table-cell office:value-type="string" office:string-value="" table:formula="of:=IF(AND([.$I8]&lt;=[.BK$1];[.BK$1]&lt;=[.$J8]);1;&quot;&quot;)" table:style-name="ce12"/>
          <table:table-cell office:value-type="string" office:string-value="" table:formula="of:=IF(AND([.$I8]&lt;=[.BL$1];[.BL$1]&lt;=[.$J8]);1;&quot;&quot;)" table:style-name="ce12"/>
          <table:table-cell office:value-type="string" office:string-value="" table:formula="of:=IF(AND([.$I8]&lt;=[.BM$1];[.BM$1]&lt;=[.$J8]);1;&quot;&quot;)" table:style-name="ce12"/>
          <table:table-cell office:value-type="string" office:string-value="" table:formula="of:=IF(AND([.$I8]&lt;=[.BN$1];[.BN$1]&lt;=[.$J8]);1;&quot;&quot;)" table:style-name="ce12"/>
          <table:table-cell office:value-type="string" office:string-value="" table:formula="of:=IF(AND([.$I8]&lt;=[.BO$1];[.BO$1]&lt;=[.$J8]);1;&quot;&quot;)" table:style-name="ce12"/>
          <table:table-cell office:value-type="string" office:string-value="" table:formula="of:=IF(AND([.$I8]&lt;=[.BP$1];[.BP$1]&lt;=[.$J8]);1;&quot;&quot;)" table:style-name="ce12"/>
          <table:table-cell office:value-type="string" office:string-value="" table:formula="of:=IF(AND([.$I8]&lt;=[.BQ$1];[.BQ$1]&lt;=[.$J8]);1;&quot;&quot;)" table:style-name="ce12"/>
          <table:table-cell office:value-type="string" office:string-value="" table:formula="of:=IF(AND([.$I8]&lt;=[.BR$1];[.BR$1]&lt;=[.$J8]);1;&quot;&quot;)" table:style-name="ce12"/>
          <table:table-cell office:value-type="string" office:string-value="" table:formula="of:=IF(AND([.$I8]&lt;=[.BS$1];[.BS$1]&lt;=[.$J8]);1;&quot;&quot;)" table:style-name="ce12"/>
          <table:table-cell office:value-type="string" office:string-value="" table:formula="of:=IF(AND([.$I8]&lt;=[.BT$1];[.BT$1]&lt;=[.$J8]);1;&quot;&quot;)" table:style-name="ce12"/>
          <table:table-cell office:value-type="string" office:string-value="" table:formula="of:=IF(AND([.$I8]&lt;=[.BU$1];[.BU$1]&lt;=[.$J8]);1;&quot;&quot;)" table:style-name="ce12"/>
          <table:table-cell office:value-type="string" office:string-value="" table:formula="of:=IF(AND([.$I8]&lt;=[.BV$1];[.BV$1]&lt;=[.$J8]);1;&quot;&quot;)" table:style-name="ce12"/>
          <table:table-cell office:value-type="string" office:string-value="" table:formula="of:=IF(AND([.$I8]&lt;=[.BW$1];[.BW$1]&lt;=[.$J8]);1;&quot;&quot;)" table:style-name="ce12"/>
          <table:table-cell office:value-type="string" office:string-value="" table:formula="of:=IF(AND([.$I8]&lt;=[.BX$1];[.BX$1]&lt;=[.$J8]);1;&quot;&quot;)" table:style-name="ce12"/>
          <table:table-cell office:value-type="string" office:string-value="" table:formula="of:=IF(AND([.$I8]&lt;=[.BY$1];[.BY$1]&lt;=[.$J8]);1;&quot;&quot;)" table:style-name="ce12"/>
          <table:table-cell office:value-type="string" office:string-value="" table:formula="of:=IF(AND([.$I8]&lt;=[.BZ$1];[.BZ$1]&lt;=[.$J8]);1;&quot;&quot;)" table:style-name="ce12"/>
          <table:table-cell office:value-type="string" office:string-value="" table:formula="of:=IF(AND([.$I8]&lt;=[.CA$1];[.CA$1]&lt;=[.$J8]);1;&quot;&quot;)" table:style-name="ce12"/>
          <table:table-cell office:value-type="string" office:string-value="" table:formula="of:=IF(AND([.$I8]&lt;=[.CB$1];[.CB$1]&lt;=[.$J8]);1;&quot;&quot;)" table:style-name="ce12"/>
          <table:table-cell office:value-type="string" office:string-value="" table:formula="of:=IF(AND([.$I8]&lt;=[.CC$1];[.CC$1]&lt;=[.$J8]);1;&quot;&quot;)" table:style-name="ce12"/>
          <table:table-cell office:value-type="string" office:string-value="" table:formula="of:=IF(AND([.$I8]&lt;=[.CD$1];[.CD$1]&lt;=[.$J8]);1;&quot;&quot;)" table:style-name="ce12"/>
          <table:table-cell office:value-type="string" office:string-value="" table:formula="of:=IF(AND([.$I8]&lt;=[.CE$1];[.CE$1]&lt;=[.$J8]);1;&quot;&quot;)" table:style-name="ce12"/>
          <table:table-cell office:value-type="string" office:string-value="" table:formula="of:=IF(AND([.$I8]&lt;=[.CF$1];[.CF$1]&lt;=[.$J8]);1;&quot;&quot;)" table:style-name="ce12"/>
          <table:table-cell office:value-type="string" office:string-value="" table:formula="of:=IF(AND([.$I8]&lt;=[.CG$1];[.CG$1]&lt;=[.$J8]);1;&quot;&quot;)" table:style-name="ce12"/>
          <table:table-cell table:number-columns-repeated="16299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4">
            <text:p>7</text:p>
          </table:table-cell>
          <table:table-cell office:value-type="float" office:value="18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7" table:formula="of:=VLOOKUP([.C9];[.$A:.$J];10;0)" table:style-name="ce5">
            <text:p>7</text:p>
          </table:table-cell>
          <table:table-cell office:value-type="float" office:value="1" table:formula="of:=VLOOKUP([.D9];[.$A:.$J];10;0)" table:style-name="ce5">
            <text:p>1</text:p>
          </table:table-cell>
          <table:table-cell office:value-type="float" office:value="0" table:formula="of:=VLOOKUP([.E9];[.$A:.$J];10;0)" table:style-name="ce5">
            <text:p>0</text:p>
          </table:table-cell>
          <table:table-cell office:value-type="float" office:value="8" table:formula="of:=[.J9]-[.B9]+1" table:style-name="ce6">
            <text:p>8</text:p>
          </table:table-cell>
          <table:table-cell office:value-type="float" office:value="9" table:formula="of:=[.B9]+MAX([.F9:.H9])" table:style-name="ce7">
            <text:p>9</text:p>
          </table:table-cell>
          <table:table-cell office:value-type="string" office:string-value="" table:formula="of:=IF(AND([.$I9]&lt;=[.K$1];[.K$1]&lt;=[.$J9]);1;&quot;&quot;)" table:style-name="ce12"/>
          <table:table-cell office:value-type="string" office:string-value="" table:formula="of:=IF(AND([.$I9]&lt;=[.L$1];[.L$1]&lt;=[.$J9]);1;&quot;&quot;)" table:style-name="ce12"/>
          <table:table-cell office:value-type="string" office:string-value="" table:formula="of:=IF(AND([.$I9]&lt;=[.M$1];[.M$1]&lt;=[.$J9]);1;&quot;&quot;)" table:style-name="ce12"/>
          <table:table-cell office:value-type="string" office:string-value="" table:formula="of:=IF(AND([.$I9]&lt;=[.N$1];[.N$1]&lt;=[.$J9]);1;&quot;&quot;)" table:style-name="ce12"/>
          <table:table-cell office:value-type="string" office:string-value="" table:formula="of:=IF(AND([.$I9]&lt;=[.O$1];[.O$1]&lt;=[.$J9]);1;&quot;&quot;)" table:style-name="ce12"/>
          <table:table-cell office:value-type="string" office:string-value="" table:formula="of:=IF(AND([.$I9]&lt;=[.P$1];[.P$1]&lt;=[.$J9]);1;&quot;&quot;)" table:style-name="ce12"/>
          <table:table-cell office:value-type="string" office:string-value="" table:formula="of:=IF(AND([.$I9]&lt;=[.Q$1];[.Q$1]&lt;=[.$J9]);1;&quot;&quot;)" table:style-name="ce12"/>
          <table:table-cell office:value-type="float" office:value="1" table:formula="of:=IF(AND([.$I9]&lt;=[.R$1];[.R$1]&lt;=[.$J9]);1;&quot;&quot;)" table:style-name="ce12">
            <text:p>1</text:p>
          </table:table-cell>
          <table:table-cell office:value-type="float" office:value="1" table:formula="of:=IF(AND([.$I9]&lt;=[.S$1];[.S$1]&lt;=[.$J9]);1;&quot;&quot;)" table:style-name="ce12">
            <text:p>1</text:p>
          </table:table-cell>
          <table:table-cell office:value-type="string" office:string-value="" table:formula="of:=IF(AND([.$I9]&lt;=[.T$1];[.T$1]&lt;=[.$J9]);1;&quot;&quot;)" table:style-name="ce12"/>
          <table:table-cell office:value-type="string" office:string-value="" table:formula="of:=IF(AND([.$I9]&lt;=[.U$1];[.U$1]&lt;=[.$J9]);1;&quot;&quot;)" table:style-name="ce12"/>
          <table:table-cell office:value-type="string" office:string-value="" table:formula="of:=IF(AND([.$I9]&lt;=[.V$1];[.V$1]&lt;=[.$J9]);1;&quot;&quot;)" table:style-name="ce12"/>
          <table:table-cell office:value-type="string" office:string-value="" table:formula="of:=IF(AND([.$I9]&lt;=[.W$1];[.W$1]&lt;=[.$J9]);1;&quot;&quot;)" table:style-name="ce12"/>
          <table:table-cell office:value-type="string" office:string-value="" table:formula="of:=IF(AND([.$I9]&lt;=[.X$1];[.X$1]&lt;=[.$J9]);1;&quot;&quot;)" table:style-name="ce12"/>
          <table:table-cell office:value-type="string" office:string-value="" table:formula="of:=IF(AND([.$I9]&lt;=[.Y$1];[.Y$1]&lt;=[.$J9]);1;&quot;&quot;)" table:style-name="ce12"/>
          <table:table-cell office:value-type="string" office:string-value="" table:formula="of:=IF(AND([.$I9]&lt;=[.Z$1];[.Z$1]&lt;=[.$J9]);1;&quot;&quot;)" table:style-name="ce12"/>
          <table:table-cell office:value-type="string" office:string-value="" table:formula="of:=IF(AND([.$I9]&lt;=[.AA$1];[.AA$1]&lt;=[.$J9]);1;&quot;&quot;)" table:style-name="ce12"/>
          <table:table-cell office:value-type="string" office:string-value="" table:formula="of:=IF(AND([.$I9]&lt;=[.AB$1];[.AB$1]&lt;=[.$J9]);1;&quot;&quot;)" table:style-name="ce12"/>
          <table:table-cell office:value-type="string" office:string-value="" table:formula="of:=IF(AND([.$I9]&lt;=[.AC$1];[.AC$1]&lt;=[.$J9]);1;&quot;&quot;)" table:style-name="ce12"/>
          <table:table-cell office:value-type="string" office:string-value="" table:formula="of:=IF(AND([.$I9]&lt;=[.AD$1];[.AD$1]&lt;=[.$J9]);1;&quot;&quot;)" table:style-name="ce12"/>
          <table:table-cell office:value-type="string" office:string-value="" table:formula="of:=IF(AND([.$I9]&lt;=[.AE$1];[.AE$1]&lt;=[.$J9]);1;&quot;&quot;)" table:style-name="ce12"/>
          <table:table-cell office:value-type="string" office:string-value="" table:formula="of:=IF(AND([.$I9]&lt;=[.AF$1];[.AF$1]&lt;=[.$J9]);1;&quot;&quot;)" table:style-name="ce12"/>
          <table:table-cell office:value-type="string" office:string-value="" table:formula="of:=IF(AND([.$I9]&lt;=[.AG$1];[.AG$1]&lt;=[.$J9]);1;&quot;&quot;)" table:style-name="ce12"/>
          <table:table-cell office:value-type="string" office:string-value="" table:formula="of:=IF(AND([.$I9]&lt;=[.AH$1];[.AH$1]&lt;=[.$J9]);1;&quot;&quot;)" table:style-name="ce12"/>
          <table:table-cell office:value-type="string" office:string-value="" table:formula="of:=IF(AND([.$I9]&lt;=[.AI$1];[.AI$1]&lt;=[.$J9]);1;&quot;&quot;)" table:style-name="ce12"/>
          <table:table-cell office:value-type="string" office:string-value="" table:formula="of:=IF(AND([.$I9]&lt;=[.AJ$1];[.AJ$1]&lt;=[.$J9]);1;&quot;&quot;)" table:style-name="ce12"/>
          <table:table-cell office:value-type="string" office:string-value="" table:formula="of:=IF(AND([.$I9]&lt;=[.AK$1];[.AK$1]&lt;=[.$J9]);1;&quot;&quot;)" table:style-name="ce12"/>
          <table:table-cell office:value-type="string" office:string-value="" table:formula="of:=IF(AND([.$I9]&lt;=[.AL$1];[.AL$1]&lt;=[.$J9]);1;&quot;&quot;)" table:style-name="ce12"/>
          <table:table-cell office:value-type="string" office:string-value="" table:formula="of:=IF(AND([.$I9]&lt;=[.AM$1];[.AM$1]&lt;=[.$J9]);1;&quot;&quot;)" table:style-name="ce12"/>
          <table:table-cell office:value-type="string" office:string-value="" table:formula="of:=IF(AND([.$I9]&lt;=[.AN$1];[.AN$1]&lt;=[.$J9]);1;&quot;&quot;)" table:style-name="ce12"/>
          <table:table-cell office:value-type="string" office:string-value="" table:formula="of:=IF(AND([.$I9]&lt;=[.AO$1];[.AO$1]&lt;=[.$J9]);1;&quot;&quot;)" table:style-name="ce12"/>
          <table:table-cell office:value-type="string" office:string-value="" table:formula="of:=IF(AND([.$I9]&lt;=[.AP$1];[.AP$1]&lt;=[.$J9]);1;&quot;&quot;)" table:style-name="ce12"/>
          <table:table-cell office:value-type="string" office:string-value="" table:formula="of:=IF(AND([.$I9]&lt;=[.AQ$1];[.AQ$1]&lt;=[.$J9]);1;&quot;&quot;)" table:style-name="ce12"/>
          <table:table-cell office:value-type="string" office:string-value="" table:formula="of:=IF(AND([.$I9]&lt;=[.AR$1];[.AR$1]&lt;=[.$J9]);1;&quot;&quot;)" table:style-name="ce12"/>
          <table:table-cell office:value-type="string" office:string-value="" table:formula="of:=IF(AND([.$I9]&lt;=[.AS$1];[.AS$1]&lt;=[.$J9]);1;&quot;&quot;)" table:style-name="ce12"/>
          <table:table-cell office:value-type="string" office:string-value="" table:formula="of:=IF(AND([.$I9]&lt;=[.AT$1];[.AT$1]&lt;=[.$J9]);1;&quot;&quot;)" table:style-name="ce12"/>
          <table:table-cell office:value-type="string" office:string-value="" table:formula="of:=IF(AND([.$I9]&lt;=[.AU$1];[.AU$1]&lt;=[.$J9]);1;&quot;&quot;)" table:style-name="ce12"/>
          <table:table-cell office:value-type="string" office:string-value="" table:formula="of:=IF(AND([.$I9]&lt;=[.AV$1];[.AV$1]&lt;=[.$J9]);1;&quot;&quot;)" table:style-name="ce12"/>
          <table:table-cell office:value-type="string" office:string-value="" table:formula="of:=IF(AND([.$I9]&lt;=[.AW$1];[.AW$1]&lt;=[.$J9]);1;&quot;&quot;)" table:style-name="ce12"/>
          <table:table-cell office:value-type="string" office:string-value="" table:formula="of:=IF(AND([.$I9]&lt;=[.AX$1];[.AX$1]&lt;=[.$J9]);1;&quot;&quot;)" table:style-name="ce12"/>
          <table:table-cell office:value-type="string" office:string-value="" table:formula="of:=IF(AND([.$I9]&lt;=[.AY$1];[.AY$1]&lt;=[.$J9]);1;&quot;&quot;)" table:style-name="ce12"/>
          <table:table-cell office:value-type="string" office:string-value="" table:formula="of:=IF(AND([.$I9]&lt;=[.AZ$1];[.AZ$1]&lt;=[.$J9]);1;&quot;&quot;)" table:style-name="ce12"/>
          <table:table-cell office:value-type="string" office:string-value="" table:formula="of:=IF(AND([.$I9]&lt;=[.BA$1];[.BA$1]&lt;=[.$J9]);1;&quot;&quot;)" table:style-name="ce12"/>
          <table:table-cell office:value-type="string" office:string-value="" table:formula="of:=IF(AND([.$I9]&lt;=[.BB$1];[.BB$1]&lt;=[.$J9]);1;&quot;&quot;)" table:style-name="ce12"/>
          <table:table-cell office:value-type="string" office:string-value="" table:formula="of:=IF(AND([.$I9]&lt;=[.BC$1];[.BC$1]&lt;=[.$J9]);1;&quot;&quot;)" table:style-name="ce12"/>
          <table:table-cell office:value-type="string" office:string-value="" table:formula="of:=IF(AND([.$I9]&lt;=[.BD$1];[.BD$1]&lt;=[.$J9]);1;&quot;&quot;)" table:style-name="ce12"/>
          <table:table-cell office:value-type="string" office:string-value="" table:formula="of:=IF(AND([.$I9]&lt;=[.BE$1];[.BE$1]&lt;=[.$J9]);1;&quot;&quot;)" table:style-name="ce12"/>
          <table:table-cell office:value-type="string" office:string-value="" table:formula="of:=IF(AND([.$I9]&lt;=[.BF$1];[.BF$1]&lt;=[.$J9]);1;&quot;&quot;)" table:style-name="ce12"/>
          <table:table-cell office:value-type="string" office:string-value="" table:formula="of:=IF(AND([.$I9]&lt;=[.BG$1];[.BG$1]&lt;=[.$J9]);1;&quot;&quot;)" table:style-name="ce12"/>
          <table:table-cell office:value-type="string" office:string-value="" table:formula="of:=IF(AND([.$I9]&lt;=[.BH$1];[.BH$1]&lt;=[.$J9]);1;&quot;&quot;)" table:style-name="ce12"/>
          <table:table-cell office:value-type="string" office:string-value="" table:formula="of:=IF(AND([.$I9]&lt;=[.BI$1];[.BI$1]&lt;=[.$J9]);1;&quot;&quot;)" table:style-name="ce12"/>
          <table:table-cell office:value-type="string" office:string-value="" table:formula="of:=IF(AND([.$I9]&lt;=[.BJ$1];[.BJ$1]&lt;=[.$J9]);1;&quot;&quot;)" table:style-name="ce12"/>
          <table:table-cell office:value-type="string" office:string-value="" table:formula="of:=IF(AND([.$I9]&lt;=[.BK$1];[.BK$1]&lt;=[.$J9]);1;&quot;&quot;)" table:style-name="ce12"/>
          <table:table-cell office:value-type="string" office:string-value="" table:formula="of:=IF(AND([.$I9]&lt;=[.BL$1];[.BL$1]&lt;=[.$J9]);1;&quot;&quot;)" table:style-name="ce12"/>
          <table:table-cell office:value-type="string" office:string-value="" table:formula="of:=IF(AND([.$I9]&lt;=[.BM$1];[.BM$1]&lt;=[.$J9]);1;&quot;&quot;)" table:style-name="ce12"/>
          <table:table-cell office:value-type="string" office:string-value="" table:formula="of:=IF(AND([.$I9]&lt;=[.BN$1];[.BN$1]&lt;=[.$J9]);1;&quot;&quot;)" table:style-name="ce12"/>
          <table:table-cell office:value-type="string" office:string-value="" table:formula="of:=IF(AND([.$I9]&lt;=[.BO$1];[.BO$1]&lt;=[.$J9]);1;&quot;&quot;)" table:style-name="ce12"/>
          <table:table-cell office:value-type="string" office:string-value="" table:formula="of:=IF(AND([.$I9]&lt;=[.BP$1];[.BP$1]&lt;=[.$J9]);1;&quot;&quot;)" table:style-name="ce12"/>
          <table:table-cell office:value-type="string" office:string-value="" table:formula="of:=IF(AND([.$I9]&lt;=[.BQ$1];[.BQ$1]&lt;=[.$J9]);1;&quot;&quot;)" table:style-name="ce12"/>
          <table:table-cell office:value-type="string" office:string-value="" table:formula="of:=IF(AND([.$I9]&lt;=[.BR$1];[.BR$1]&lt;=[.$J9]);1;&quot;&quot;)" table:style-name="ce12"/>
          <table:table-cell office:value-type="string" office:string-value="" table:formula="of:=IF(AND([.$I9]&lt;=[.BS$1];[.BS$1]&lt;=[.$J9]);1;&quot;&quot;)" table:style-name="ce12"/>
          <table:table-cell office:value-type="string" office:string-value="" table:formula="of:=IF(AND([.$I9]&lt;=[.BT$1];[.BT$1]&lt;=[.$J9]);1;&quot;&quot;)" table:style-name="ce12"/>
          <table:table-cell office:value-type="string" office:string-value="" table:formula="of:=IF(AND([.$I9]&lt;=[.BU$1];[.BU$1]&lt;=[.$J9]);1;&quot;&quot;)" table:style-name="ce12"/>
          <table:table-cell office:value-type="string" office:string-value="" table:formula="of:=IF(AND([.$I9]&lt;=[.BV$1];[.BV$1]&lt;=[.$J9]);1;&quot;&quot;)" table:style-name="ce12"/>
          <table:table-cell office:value-type="string" office:string-value="" table:formula="of:=IF(AND([.$I9]&lt;=[.BW$1];[.BW$1]&lt;=[.$J9]);1;&quot;&quot;)" table:style-name="ce12"/>
          <table:table-cell office:value-type="string" office:string-value="" table:formula="of:=IF(AND([.$I9]&lt;=[.BX$1];[.BX$1]&lt;=[.$J9]);1;&quot;&quot;)" table:style-name="ce12"/>
          <table:table-cell office:value-type="string" office:string-value="" table:formula="of:=IF(AND([.$I9]&lt;=[.BY$1];[.BY$1]&lt;=[.$J9]);1;&quot;&quot;)" table:style-name="ce12"/>
          <table:table-cell office:value-type="string" office:string-value="" table:formula="of:=IF(AND([.$I9]&lt;=[.BZ$1];[.BZ$1]&lt;=[.$J9]);1;&quot;&quot;)" table:style-name="ce12"/>
          <table:table-cell office:value-type="string" office:string-value="" table:formula="of:=IF(AND([.$I9]&lt;=[.CA$1];[.CA$1]&lt;=[.$J9]);1;&quot;&quot;)" table:style-name="ce12"/>
          <table:table-cell office:value-type="string" office:string-value="" table:formula="of:=IF(AND([.$I9]&lt;=[.CB$1];[.CB$1]&lt;=[.$J9]);1;&quot;&quot;)" table:style-name="ce12"/>
          <table:table-cell office:value-type="string" office:string-value="" table:formula="of:=IF(AND([.$I9]&lt;=[.CC$1];[.CC$1]&lt;=[.$J9]);1;&quot;&quot;)" table:style-name="ce12"/>
          <table:table-cell office:value-type="string" office:string-value="" table:formula="of:=IF(AND([.$I9]&lt;=[.CD$1];[.CD$1]&lt;=[.$J9]);1;&quot;&quot;)" table:style-name="ce12"/>
          <table:table-cell office:value-type="string" office:string-value="" table:formula="of:=IF(AND([.$I9]&lt;=[.CE$1];[.CE$1]&lt;=[.$J9]);1;&quot;&quot;)" table:style-name="ce12"/>
          <table:table-cell office:value-type="string" office:string-value="" table:formula="of:=IF(AND([.$I9]&lt;=[.CF$1];[.CF$1]&lt;=[.$J9]);1;&quot;&quot;)" table:style-name="ce12"/>
          <table:table-cell office:value-type="string" office:string-value="" table:formula="of:=IF(AND([.$I9]&lt;=[.CG$1];[.CG$1]&lt;=[.$J9]);1;&quot;&quot;)" table:style-name="ce12"/>
          <table:table-cell table:number-columns-repeated="16299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" table:formula="of:=VLOOKUP([.C10];[.$A:.$J];10;0)" table:style-name="ce5">
            <text:p>9</text:p>
          </table:table-cell>
          <table:table-cell office:value-type="float" office:value="0" table:formula="of:=VLOOKUP([.D10];[.$A:.$J];10;0)" table:style-name="ce5">
            <text:p>0</text:p>
          </table:table-cell>
          <table:table-cell office:value-type="float" office:value="0" table:formula="of:=VLOOKUP([.E10];[.$A:.$J];10;0)" table:style-name="ce5">
            <text:p>0</text:p>
          </table:table-cell>
          <table:table-cell office:value-type="float" office:value="10" table:formula="of:=[.J10]-[.B10]+1" table:style-name="ce6">
            <text:p>10</text:p>
          </table:table-cell>
          <table:table-cell office:value-type="float" office:value="12" table:formula="of:=[.B10]+MAX([.F10:.H10])" table:style-name="ce7">
            <text:p>12</text:p>
          </table:table-cell>
          <table:table-cell office:value-type="string" office:string-value="" table:formula="of:=IF(AND([.$I10]&lt;=[.K$1];[.K$1]&lt;=[.$J10]);1;&quot;&quot;)" table:style-name="ce12"/>
          <table:table-cell office:value-type="string" office:string-value="" table:formula="of:=IF(AND([.$I10]&lt;=[.L$1];[.L$1]&lt;=[.$J10]);1;&quot;&quot;)" table:style-name="ce12"/>
          <table:table-cell office:value-type="string" office:string-value="" table:formula="of:=IF(AND([.$I10]&lt;=[.M$1];[.M$1]&lt;=[.$J10]);1;&quot;&quot;)" table:style-name="ce12"/>
          <table:table-cell office:value-type="string" office:string-value="" table:formula="of:=IF(AND([.$I10]&lt;=[.N$1];[.N$1]&lt;=[.$J10]);1;&quot;&quot;)" table:style-name="ce12"/>
          <table:table-cell office:value-type="string" office:string-value="" table:formula="of:=IF(AND([.$I10]&lt;=[.O$1];[.O$1]&lt;=[.$J10]);1;&quot;&quot;)" table:style-name="ce12"/>
          <table:table-cell office:value-type="string" office:string-value="" table:formula="of:=IF(AND([.$I10]&lt;=[.P$1];[.P$1]&lt;=[.$J10]);1;&quot;&quot;)" table:style-name="ce12"/>
          <table:table-cell office:value-type="string" office:string-value="" table:formula="of:=IF(AND([.$I10]&lt;=[.Q$1];[.Q$1]&lt;=[.$J10]);1;&quot;&quot;)" table:style-name="ce12"/>
          <table:table-cell office:value-type="string" office:string-value="" table:formula="of:=IF(AND([.$I10]&lt;=[.R$1];[.R$1]&lt;=[.$J10]);1;&quot;&quot;)" table:style-name="ce12"/>
          <table:table-cell office:value-type="string" office:string-value="" table:formula="of:=IF(AND([.$I10]&lt;=[.S$1];[.S$1]&lt;=[.$J10]);1;&quot;&quot;)" table:style-name="ce12"/>
          <table:table-cell office:value-type="float" office:value="1" table:formula="of:=IF(AND([.$I10]&lt;=[.T$1];[.T$1]&lt;=[.$J10]);1;&quot;&quot;)" table:style-name="ce12">
            <text:p>1</text:p>
          </table:table-cell>
          <table:table-cell office:value-type="float" office:value="1" table:formula="of:=IF(AND([.$I10]&lt;=[.U$1];[.U$1]&lt;=[.$J10]);1;&quot;&quot;)" table:style-name="ce12">
            <text:p>1</text:p>
          </table:table-cell>
          <table:table-cell office:value-type="float" office:value="1" table:formula="of:=IF(AND([.$I10]&lt;=[.V$1];[.V$1]&lt;=[.$J10]);1;&quot;&quot;)" table:style-name="ce12">
            <text:p>1</text:p>
          </table:table-cell>
          <table:table-cell office:value-type="string" office:string-value="" table:formula="of:=IF(AND([.$I10]&lt;=[.W$1];[.W$1]&lt;=[.$J10]);1;&quot;&quot;)" table:style-name="ce12"/>
          <table:table-cell office:value-type="string" office:string-value="" table:formula="of:=IF(AND([.$I10]&lt;=[.X$1];[.X$1]&lt;=[.$J10]);1;&quot;&quot;)" table:style-name="ce12"/>
          <table:table-cell office:value-type="string" office:string-value="" table:formula="of:=IF(AND([.$I10]&lt;=[.Y$1];[.Y$1]&lt;=[.$J10]);1;&quot;&quot;)" table:style-name="ce12"/>
          <table:table-cell office:value-type="string" office:string-value="" table:formula="of:=IF(AND([.$I10]&lt;=[.Z$1];[.Z$1]&lt;=[.$J10]);1;&quot;&quot;)" table:style-name="ce12"/>
          <table:table-cell office:value-type="string" office:string-value="" table:formula="of:=IF(AND([.$I10]&lt;=[.AA$1];[.AA$1]&lt;=[.$J10]);1;&quot;&quot;)" table:style-name="ce12"/>
          <table:table-cell office:value-type="string" office:string-value="" table:formula="of:=IF(AND([.$I10]&lt;=[.AB$1];[.AB$1]&lt;=[.$J10]);1;&quot;&quot;)" table:style-name="ce12"/>
          <table:table-cell office:value-type="string" office:string-value="" table:formula="of:=IF(AND([.$I10]&lt;=[.AC$1];[.AC$1]&lt;=[.$J10]);1;&quot;&quot;)" table:style-name="ce12"/>
          <table:table-cell office:value-type="string" office:string-value="" table:formula="of:=IF(AND([.$I10]&lt;=[.AD$1];[.AD$1]&lt;=[.$J10]);1;&quot;&quot;)" table:style-name="ce12"/>
          <table:table-cell office:value-type="string" office:string-value="" table:formula="of:=IF(AND([.$I10]&lt;=[.AE$1];[.AE$1]&lt;=[.$J10]);1;&quot;&quot;)" table:style-name="ce12"/>
          <table:table-cell office:value-type="string" office:string-value="" table:formula="of:=IF(AND([.$I10]&lt;=[.AF$1];[.AF$1]&lt;=[.$J10]);1;&quot;&quot;)" table:style-name="ce12"/>
          <table:table-cell office:value-type="string" office:string-value="" table:formula="of:=IF(AND([.$I10]&lt;=[.AG$1];[.AG$1]&lt;=[.$J10]);1;&quot;&quot;)" table:style-name="ce12"/>
          <table:table-cell office:value-type="string" office:string-value="" table:formula="of:=IF(AND([.$I10]&lt;=[.AH$1];[.AH$1]&lt;=[.$J10]);1;&quot;&quot;)" table:style-name="ce12"/>
          <table:table-cell office:value-type="string" office:string-value="" table:formula="of:=IF(AND([.$I10]&lt;=[.AI$1];[.AI$1]&lt;=[.$J10]);1;&quot;&quot;)" table:style-name="ce12"/>
          <table:table-cell office:value-type="string" office:string-value="" table:formula="of:=IF(AND([.$I10]&lt;=[.AJ$1];[.AJ$1]&lt;=[.$J10]);1;&quot;&quot;)" table:style-name="ce12"/>
          <table:table-cell office:value-type="string" office:string-value="" table:formula="of:=IF(AND([.$I10]&lt;=[.AK$1];[.AK$1]&lt;=[.$J10]);1;&quot;&quot;)" table:style-name="ce12"/>
          <table:table-cell office:value-type="string" office:string-value="" table:formula="of:=IF(AND([.$I10]&lt;=[.AL$1];[.AL$1]&lt;=[.$J10]);1;&quot;&quot;)" table:style-name="ce12"/>
          <table:table-cell office:value-type="string" office:string-value="" table:formula="of:=IF(AND([.$I10]&lt;=[.AM$1];[.AM$1]&lt;=[.$J10]);1;&quot;&quot;)" table:style-name="ce12"/>
          <table:table-cell office:value-type="string" office:string-value="" table:formula="of:=IF(AND([.$I10]&lt;=[.AN$1];[.AN$1]&lt;=[.$J10]);1;&quot;&quot;)" table:style-name="ce12"/>
          <table:table-cell office:value-type="string" office:string-value="" table:formula="of:=IF(AND([.$I10]&lt;=[.AO$1];[.AO$1]&lt;=[.$J10]);1;&quot;&quot;)" table:style-name="ce12"/>
          <table:table-cell office:value-type="string" office:string-value="" table:formula="of:=IF(AND([.$I10]&lt;=[.AP$1];[.AP$1]&lt;=[.$J10]);1;&quot;&quot;)" table:style-name="ce12"/>
          <table:table-cell office:value-type="string" office:string-value="" table:formula="of:=IF(AND([.$I10]&lt;=[.AQ$1];[.AQ$1]&lt;=[.$J10]);1;&quot;&quot;)" table:style-name="ce12"/>
          <table:table-cell office:value-type="string" office:string-value="" table:formula="of:=IF(AND([.$I10]&lt;=[.AR$1];[.AR$1]&lt;=[.$J10]);1;&quot;&quot;)" table:style-name="ce12"/>
          <table:table-cell office:value-type="string" office:string-value="" table:formula="of:=IF(AND([.$I10]&lt;=[.AS$1];[.AS$1]&lt;=[.$J10]);1;&quot;&quot;)" table:style-name="ce12"/>
          <table:table-cell office:value-type="string" office:string-value="" table:formula="of:=IF(AND([.$I10]&lt;=[.AT$1];[.AT$1]&lt;=[.$J10]);1;&quot;&quot;)" table:style-name="ce12"/>
          <table:table-cell office:value-type="string" office:string-value="" table:formula="of:=IF(AND([.$I10]&lt;=[.AU$1];[.AU$1]&lt;=[.$J10]);1;&quot;&quot;)" table:style-name="ce12"/>
          <table:table-cell office:value-type="string" office:string-value="" table:formula="of:=IF(AND([.$I10]&lt;=[.AV$1];[.AV$1]&lt;=[.$J10]);1;&quot;&quot;)" table:style-name="ce12"/>
          <table:table-cell office:value-type="string" office:string-value="" table:formula="of:=IF(AND([.$I10]&lt;=[.AW$1];[.AW$1]&lt;=[.$J10]);1;&quot;&quot;)" table:style-name="ce12"/>
          <table:table-cell office:value-type="string" office:string-value="" table:formula="of:=IF(AND([.$I10]&lt;=[.AX$1];[.AX$1]&lt;=[.$J10]);1;&quot;&quot;)" table:style-name="ce12"/>
          <table:table-cell office:value-type="string" office:string-value="" table:formula="of:=IF(AND([.$I10]&lt;=[.AY$1];[.AY$1]&lt;=[.$J10]);1;&quot;&quot;)" table:style-name="ce12"/>
          <table:table-cell office:value-type="string" office:string-value="" table:formula="of:=IF(AND([.$I10]&lt;=[.AZ$1];[.AZ$1]&lt;=[.$J10]);1;&quot;&quot;)" table:style-name="ce12"/>
          <table:table-cell office:value-type="string" office:string-value="" table:formula="of:=IF(AND([.$I10]&lt;=[.BA$1];[.BA$1]&lt;=[.$J10]);1;&quot;&quot;)" table:style-name="ce12"/>
          <table:table-cell office:value-type="string" office:string-value="" table:formula="of:=IF(AND([.$I10]&lt;=[.BB$1];[.BB$1]&lt;=[.$J10]);1;&quot;&quot;)" table:style-name="ce12"/>
          <table:table-cell office:value-type="string" office:string-value="" table:formula="of:=IF(AND([.$I10]&lt;=[.BC$1];[.BC$1]&lt;=[.$J10]);1;&quot;&quot;)" table:style-name="ce12"/>
          <table:table-cell office:value-type="string" office:string-value="" table:formula="of:=IF(AND([.$I10]&lt;=[.BD$1];[.BD$1]&lt;=[.$J10]);1;&quot;&quot;)" table:style-name="ce12"/>
          <table:table-cell office:value-type="string" office:string-value="" table:formula="of:=IF(AND([.$I10]&lt;=[.BE$1];[.BE$1]&lt;=[.$J10]);1;&quot;&quot;)" table:style-name="ce12"/>
          <table:table-cell office:value-type="string" office:string-value="" table:formula="of:=IF(AND([.$I10]&lt;=[.BF$1];[.BF$1]&lt;=[.$J10]);1;&quot;&quot;)" table:style-name="ce12"/>
          <table:table-cell office:value-type="string" office:string-value="" table:formula="of:=IF(AND([.$I10]&lt;=[.BG$1];[.BG$1]&lt;=[.$J10]);1;&quot;&quot;)" table:style-name="ce12"/>
          <table:table-cell office:value-type="string" office:string-value="" table:formula="of:=IF(AND([.$I10]&lt;=[.BH$1];[.BH$1]&lt;=[.$J10]);1;&quot;&quot;)" table:style-name="ce12"/>
          <table:table-cell office:value-type="string" office:string-value="" table:formula="of:=IF(AND([.$I10]&lt;=[.BI$1];[.BI$1]&lt;=[.$J10]);1;&quot;&quot;)" table:style-name="ce12"/>
          <table:table-cell office:value-type="string" office:string-value="" table:formula="of:=IF(AND([.$I10]&lt;=[.BJ$1];[.BJ$1]&lt;=[.$J10]);1;&quot;&quot;)" table:style-name="ce12"/>
          <table:table-cell office:value-type="string" office:string-value="" table:formula="of:=IF(AND([.$I10]&lt;=[.BK$1];[.BK$1]&lt;=[.$J10]);1;&quot;&quot;)" table:style-name="ce12"/>
          <table:table-cell office:value-type="string" office:string-value="" table:formula="of:=IF(AND([.$I10]&lt;=[.BL$1];[.BL$1]&lt;=[.$J10]);1;&quot;&quot;)" table:style-name="ce12"/>
          <table:table-cell office:value-type="string" office:string-value="" table:formula="of:=IF(AND([.$I10]&lt;=[.BM$1];[.BM$1]&lt;=[.$J10]);1;&quot;&quot;)" table:style-name="ce12"/>
          <table:table-cell office:value-type="string" office:string-value="" table:formula="of:=IF(AND([.$I10]&lt;=[.BN$1];[.BN$1]&lt;=[.$J10]);1;&quot;&quot;)" table:style-name="ce12"/>
          <table:table-cell office:value-type="string" office:string-value="" table:formula="of:=IF(AND([.$I10]&lt;=[.BO$1];[.BO$1]&lt;=[.$J10]);1;&quot;&quot;)" table:style-name="ce12"/>
          <table:table-cell office:value-type="string" office:string-value="" table:formula="of:=IF(AND([.$I10]&lt;=[.BP$1];[.BP$1]&lt;=[.$J10]);1;&quot;&quot;)" table:style-name="ce12"/>
          <table:table-cell office:value-type="string" office:string-value="" table:formula="of:=IF(AND([.$I10]&lt;=[.BQ$1];[.BQ$1]&lt;=[.$J10]);1;&quot;&quot;)" table:style-name="ce12"/>
          <table:table-cell office:value-type="string" office:string-value="" table:formula="of:=IF(AND([.$I10]&lt;=[.BR$1];[.BR$1]&lt;=[.$J10]);1;&quot;&quot;)" table:style-name="ce12"/>
          <table:table-cell office:value-type="string" office:string-value="" table:formula="of:=IF(AND([.$I10]&lt;=[.BS$1];[.BS$1]&lt;=[.$J10]);1;&quot;&quot;)" table:style-name="ce12"/>
          <table:table-cell office:value-type="string" office:string-value="" table:formula="of:=IF(AND([.$I10]&lt;=[.BT$1];[.BT$1]&lt;=[.$J10]);1;&quot;&quot;)" table:style-name="ce12"/>
          <table:table-cell office:value-type="string" office:string-value="" table:formula="of:=IF(AND([.$I10]&lt;=[.BU$1];[.BU$1]&lt;=[.$J10]);1;&quot;&quot;)" table:style-name="ce12"/>
          <table:table-cell office:value-type="string" office:string-value="" table:formula="of:=IF(AND([.$I10]&lt;=[.BV$1];[.BV$1]&lt;=[.$J10]);1;&quot;&quot;)" table:style-name="ce12"/>
          <table:table-cell office:value-type="string" office:string-value="" table:formula="of:=IF(AND([.$I10]&lt;=[.BW$1];[.BW$1]&lt;=[.$J10]);1;&quot;&quot;)" table:style-name="ce12"/>
          <table:table-cell office:value-type="string" office:string-value="" table:formula="of:=IF(AND([.$I10]&lt;=[.BX$1];[.BX$1]&lt;=[.$J10]);1;&quot;&quot;)" table:style-name="ce12"/>
          <table:table-cell office:value-type="string" office:string-value="" table:formula="of:=IF(AND([.$I10]&lt;=[.BY$1];[.BY$1]&lt;=[.$J10]);1;&quot;&quot;)" table:style-name="ce12"/>
          <table:table-cell office:value-type="string" office:string-value="" table:formula="of:=IF(AND([.$I10]&lt;=[.BZ$1];[.BZ$1]&lt;=[.$J10]);1;&quot;&quot;)" table:style-name="ce12"/>
          <table:table-cell office:value-type="string" office:string-value="" table:formula="of:=IF(AND([.$I10]&lt;=[.CA$1];[.CA$1]&lt;=[.$J10]);1;&quot;&quot;)" table:style-name="ce12"/>
          <table:table-cell office:value-type="string" office:string-value="" table:formula="of:=IF(AND([.$I10]&lt;=[.CB$1];[.CB$1]&lt;=[.$J10]);1;&quot;&quot;)" table:style-name="ce12"/>
          <table:table-cell office:value-type="string" office:string-value="" table:formula="of:=IF(AND([.$I10]&lt;=[.CC$1];[.CC$1]&lt;=[.$J10]);1;&quot;&quot;)" table:style-name="ce12"/>
          <table:table-cell office:value-type="string" office:string-value="" table:formula="of:=IF(AND([.$I10]&lt;=[.CD$1];[.CD$1]&lt;=[.$J10]);1;&quot;&quot;)" table:style-name="ce12"/>
          <table:table-cell office:value-type="string" office:string-value="" table:formula="of:=IF(AND([.$I10]&lt;=[.CE$1];[.CE$1]&lt;=[.$J10]);1;&quot;&quot;)" table:style-name="ce12"/>
          <table:table-cell office:value-type="string" office:string-value="" table:formula="of:=IF(AND([.$I10]&lt;=[.CF$1];[.CF$1]&lt;=[.$J10]);1;&quot;&quot;)" table:style-name="ce12"/>
          <table:table-cell office:value-type="string" office:string-value="" table:formula="of:=IF(AND([.$I10]&lt;=[.CG$1];[.CG$1]&lt;=[.$J10]);1;&quot;&quot;)" table:style-name="ce12"/>
          <table:table-cell table:number-columns-repeated="16299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9" table:formula="of:=VLOOKUP([.C11];[.$A:.$J];10;0)" table:style-name="ce5">
            <text:p>9</text:p>
          </table:table-cell>
          <table:table-cell office:value-type="float" office:value="5" table:formula="of:=VLOOKUP([.D11];[.$A:.$J];10;0)" table:style-name="ce5">
            <text:p>5</text:p>
          </table:table-cell>
          <table:table-cell office:value-type="float" office:value="0" table:formula="of:=VLOOKUP([.E11];[.$A:.$J];10;0)" table:style-name="ce5">
            <text:p>0</text:p>
          </table:table-cell>
          <table:table-cell office:value-type="float" office:value="10" table:formula="of:=[.J11]-[.B11]+1" table:style-name="ce6">
            <text:p>10</text:p>
          </table:table-cell>
          <table:table-cell office:value-type="float" office:value="12" table:formula="of:=[.B11]+MAX([.F11:.H11])" table:style-name="ce7">
            <text:p>12</text:p>
          </table:table-cell>
          <table:table-cell office:value-type="string" office:string-value="" table:formula="of:=IF(AND([.$I11]&lt;=[.K$1];[.K$1]&lt;=[.$J11]);1;&quot;&quot;)" table:style-name="ce12"/>
          <table:table-cell office:value-type="string" office:string-value="" table:formula="of:=IF(AND([.$I11]&lt;=[.L$1];[.L$1]&lt;=[.$J11]);1;&quot;&quot;)" table:style-name="ce12"/>
          <table:table-cell office:value-type="string" office:string-value="" table:formula="of:=IF(AND([.$I11]&lt;=[.M$1];[.M$1]&lt;=[.$J11]);1;&quot;&quot;)" table:style-name="ce12"/>
          <table:table-cell office:value-type="string" office:string-value="" table:formula="of:=IF(AND([.$I11]&lt;=[.N$1];[.N$1]&lt;=[.$J11]);1;&quot;&quot;)" table:style-name="ce12"/>
          <table:table-cell office:value-type="string" office:string-value="" table:formula="of:=IF(AND([.$I11]&lt;=[.O$1];[.O$1]&lt;=[.$J11]);1;&quot;&quot;)" table:style-name="ce12"/>
          <table:table-cell office:value-type="string" office:string-value="" table:formula="of:=IF(AND([.$I11]&lt;=[.P$1];[.P$1]&lt;=[.$J11]);1;&quot;&quot;)" table:style-name="ce12"/>
          <table:table-cell office:value-type="string" office:string-value="" table:formula="of:=IF(AND([.$I11]&lt;=[.Q$1];[.Q$1]&lt;=[.$J11]);1;&quot;&quot;)" table:style-name="ce12"/>
          <table:table-cell office:value-type="string" office:string-value="" table:formula="of:=IF(AND([.$I11]&lt;=[.R$1];[.R$1]&lt;=[.$J11]);1;&quot;&quot;)" table:style-name="ce12"/>
          <table:table-cell office:value-type="string" office:string-value="" table:formula="of:=IF(AND([.$I11]&lt;=[.S$1];[.S$1]&lt;=[.$J11]);1;&quot;&quot;)" table:style-name="ce12"/>
          <table:table-cell office:value-type="float" office:value="1" table:formula="of:=IF(AND([.$I11]&lt;=[.T$1];[.T$1]&lt;=[.$J11]);1;&quot;&quot;)" table:style-name="ce12">
            <text:p>1</text:p>
          </table:table-cell>
          <table:table-cell office:value-type="float" office:value="1" table:formula="of:=IF(AND([.$I11]&lt;=[.U$1];[.U$1]&lt;=[.$J11]);1;&quot;&quot;)" table:style-name="ce12">
            <text:p>1</text:p>
          </table:table-cell>
          <table:table-cell office:value-type="float" office:value="1" table:formula="of:=IF(AND([.$I11]&lt;=[.V$1];[.V$1]&lt;=[.$J11]);1;&quot;&quot;)" table:style-name="ce12">
            <text:p>1</text:p>
          </table:table-cell>
          <table:table-cell office:value-type="string" office:string-value="" table:formula="of:=IF(AND([.$I11]&lt;=[.W$1];[.W$1]&lt;=[.$J11]);1;&quot;&quot;)" table:style-name="ce12"/>
          <table:table-cell office:value-type="string" office:string-value="" table:formula="of:=IF(AND([.$I11]&lt;=[.X$1];[.X$1]&lt;=[.$J11]);1;&quot;&quot;)" table:style-name="ce12"/>
          <table:table-cell office:value-type="string" office:string-value="" table:formula="of:=IF(AND([.$I11]&lt;=[.Y$1];[.Y$1]&lt;=[.$J11]);1;&quot;&quot;)" table:style-name="ce12"/>
          <table:table-cell office:value-type="string" office:string-value="" table:formula="of:=IF(AND([.$I11]&lt;=[.Z$1];[.Z$1]&lt;=[.$J11]);1;&quot;&quot;)" table:style-name="ce12"/>
          <table:table-cell office:value-type="string" office:string-value="" table:formula="of:=IF(AND([.$I11]&lt;=[.AA$1];[.AA$1]&lt;=[.$J11]);1;&quot;&quot;)" table:style-name="ce12"/>
          <table:table-cell office:value-type="string" office:string-value="" table:formula="of:=IF(AND([.$I11]&lt;=[.AB$1];[.AB$1]&lt;=[.$J11]);1;&quot;&quot;)" table:style-name="ce12"/>
          <table:table-cell office:value-type="string" office:string-value="" table:formula="of:=IF(AND([.$I11]&lt;=[.AC$1];[.AC$1]&lt;=[.$J11]);1;&quot;&quot;)" table:style-name="ce12"/>
          <table:table-cell office:value-type="string" office:string-value="" table:formula="of:=IF(AND([.$I11]&lt;=[.AD$1];[.AD$1]&lt;=[.$J11]);1;&quot;&quot;)" table:style-name="ce12"/>
          <table:table-cell office:value-type="string" office:string-value="" table:formula="of:=IF(AND([.$I11]&lt;=[.AE$1];[.AE$1]&lt;=[.$J11]);1;&quot;&quot;)" table:style-name="ce12"/>
          <table:table-cell office:value-type="string" office:string-value="" table:formula="of:=IF(AND([.$I11]&lt;=[.AF$1];[.AF$1]&lt;=[.$J11]);1;&quot;&quot;)" table:style-name="ce12"/>
          <table:table-cell office:value-type="string" office:string-value="" table:formula="of:=IF(AND([.$I11]&lt;=[.AG$1];[.AG$1]&lt;=[.$J11]);1;&quot;&quot;)" table:style-name="ce12"/>
          <table:table-cell office:value-type="string" office:string-value="" table:formula="of:=IF(AND([.$I11]&lt;=[.AH$1];[.AH$1]&lt;=[.$J11]);1;&quot;&quot;)" table:style-name="ce12"/>
          <table:table-cell office:value-type="string" office:string-value="" table:formula="of:=IF(AND([.$I11]&lt;=[.AI$1];[.AI$1]&lt;=[.$J11]);1;&quot;&quot;)" table:style-name="ce12"/>
          <table:table-cell office:value-type="string" office:string-value="" table:formula="of:=IF(AND([.$I11]&lt;=[.AJ$1];[.AJ$1]&lt;=[.$J11]);1;&quot;&quot;)" table:style-name="ce12"/>
          <table:table-cell office:value-type="string" office:string-value="" table:formula="of:=IF(AND([.$I11]&lt;=[.AK$1];[.AK$1]&lt;=[.$J11]);1;&quot;&quot;)" table:style-name="ce12"/>
          <table:table-cell office:value-type="string" office:string-value="" table:formula="of:=IF(AND([.$I11]&lt;=[.AL$1];[.AL$1]&lt;=[.$J11]);1;&quot;&quot;)" table:style-name="ce12"/>
          <table:table-cell office:value-type="string" office:string-value="" table:formula="of:=IF(AND([.$I11]&lt;=[.AM$1];[.AM$1]&lt;=[.$J11]);1;&quot;&quot;)" table:style-name="ce12"/>
          <table:table-cell office:value-type="string" office:string-value="" table:formula="of:=IF(AND([.$I11]&lt;=[.AN$1];[.AN$1]&lt;=[.$J11]);1;&quot;&quot;)" table:style-name="ce12"/>
          <table:table-cell office:value-type="string" office:string-value="" table:formula="of:=IF(AND([.$I11]&lt;=[.AO$1];[.AO$1]&lt;=[.$J11]);1;&quot;&quot;)" table:style-name="ce12"/>
          <table:table-cell office:value-type="string" office:string-value="" table:formula="of:=IF(AND([.$I11]&lt;=[.AP$1];[.AP$1]&lt;=[.$J11]);1;&quot;&quot;)" table:style-name="ce12"/>
          <table:table-cell office:value-type="string" office:string-value="" table:formula="of:=IF(AND([.$I11]&lt;=[.AQ$1];[.AQ$1]&lt;=[.$J11]);1;&quot;&quot;)" table:style-name="ce12"/>
          <table:table-cell office:value-type="string" office:string-value="" table:formula="of:=IF(AND([.$I11]&lt;=[.AR$1];[.AR$1]&lt;=[.$J11]);1;&quot;&quot;)" table:style-name="ce12"/>
          <table:table-cell office:value-type="string" office:string-value="" table:formula="of:=IF(AND([.$I11]&lt;=[.AS$1];[.AS$1]&lt;=[.$J11]);1;&quot;&quot;)" table:style-name="ce12"/>
          <table:table-cell office:value-type="string" office:string-value="" table:formula="of:=IF(AND([.$I11]&lt;=[.AT$1];[.AT$1]&lt;=[.$J11]);1;&quot;&quot;)" table:style-name="ce12"/>
          <table:table-cell office:value-type="string" office:string-value="" table:formula="of:=IF(AND([.$I11]&lt;=[.AU$1];[.AU$1]&lt;=[.$J11]);1;&quot;&quot;)" table:style-name="ce12"/>
          <table:table-cell office:value-type="string" office:string-value="" table:formula="of:=IF(AND([.$I11]&lt;=[.AV$1];[.AV$1]&lt;=[.$J11]);1;&quot;&quot;)" table:style-name="ce12"/>
          <table:table-cell office:value-type="string" office:string-value="" table:formula="of:=IF(AND([.$I11]&lt;=[.AW$1];[.AW$1]&lt;=[.$J11]);1;&quot;&quot;)" table:style-name="ce12"/>
          <table:table-cell office:value-type="string" office:string-value="" table:formula="of:=IF(AND([.$I11]&lt;=[.AX$1];[.AX$1]&lt;=[.$J11]);1;&quot;&quot;)" table:style-name="ce12"/>
          <table:table-cell office:value-type="string" office:string-value="" table:formula="of:=IF(AND([.$I11]&lt;=[.AY$1];[.AY$1]&lt;=[.$J11]);1;&quot;&quot;)" table:style-name="ce12"/>
          <table:table-cell office:value-type="string" office:string-value="" table:formula="of:=IF(AND([.$I11]&lt;=[.AZ$1];[.AZ$1]&lt;=[.$J11]);1;&quot;&quot;)" table:style-name="ce12"/>
          <table:table-cell office:value-type="string" office:string-value="" table:formula="of:=IF(AND([.$I11]&lt;=[.BA$1];[.BA$1]&lt;=[.$J11]);1;&quot;&quot;)" table:style-name="ce12"/>
          <table:table-cell office:value-type="string" office:string-value="" table:formula="of:=IF(AND([.$I11]&lt;=[.BB$1];[.BB$1]&lt;=[.$J11]);1;&quot;&quot;)" table:style-name="ce12"/>
          <table:table-cell office:value-type="string" office:string-value="" table:formula="of:=IF(AND([.$I11]&lt;=[.BC$1];[.BC$1]&lt;=[.$J11]);1;&quot;&quot;)" table:style-name="ce12"/>
          <table:table-cell office:value-type="string" office:string-value="" table:formula="of:=IF(AND([.$I11]&lt;=[.BD$1];[.BD$1]&lt;=[.$J11]);1;&quot;&quot;)" table:style-name="ce12"/>
          <table:table-cell office:value-type="string" office:string-value="" table:formula="of:=IF(AND([.$I11]&lt;=[.BE$1];[.BE$1]&lt;=[.$J11]);1;&quot;&quot;)" table:style-name="ce12"/>
          <table:table-cell office:value-type="string" office:string-value="" table:formula="of:=IF(AND([.$I11]&lt;=[.BF$1];[.BF$1]&lt;=[.$J11]);1;&quot;&quot;)" table:style-name="ce12"/>
          <table:table-cell office:value-type="string" office:string-value="" table:formula="of:=IF(AND([.$I11]&lt;=[.BG$1];[.BG$1]&lt;=[.$J11]);1;&quot;&quot;)" table:style-name="ce12"/>
          <table:table-cell office:value-type="string" office:string-value="" table:formula="of:=IF(AND([.$I11]&lt;=[.BH$1];[.BH$1]&lt;=[.$J11]);1;&quot;&quot;)" table:style-name="ce12"/>
          <table:table-cell office:value-type="string" office:string-value="" table:formula="of:=IF(AND([.$I11]&lt;=[.BI$1];[.BI$1]&lt;=[.$J11]);1;&quot;&quot;)" table:style-name="ce12"/>
          <table:table-cell office:value-type="string" office:string-value="" table:formula="of:=IF(AND([.$I11]&lt;=[.BJ$1];[.BJ$1]&lt;=[.$J11]);1;&quot;&quot;)" table:style-name="ce12"/>
          <table:table-cell office:value-type="string" office:string-value="" table:formula="of:=IF(AND([.$I11]&lt;=[.BK$1];[.BK$1]&lt;=[.$J11]);1;&quot;&quot;)" table:style-name="ce12"/>
          <table:table-cell office:value-type="string" office:string-value="" table:formula="of:=IF(AND([.$I11]&lt;=[.BL$1];[.BL$1]&lt;=[.$J11]);1;&quot;&quot;)" table:style-name="ce12"/>
          <table:table-cell office:value-type="string" office:string-value="" table:formula="of:=IF(AND([.$I11]&lt;=[.BM$1];[.BM$1]&lt;=[.$J11]);1;&quot;&quot;)" table:style-name="ce12"/>
          <table:table-cell office:value-type="string" office:string-value="" table:formula="of:=IF(AND([.$I11]&lt;=[.BN$1];[.BN$1]&lt;=[.$J11]);1;&quot;&quot;)" table:style-name="ce12"/>
          <table:table-cell office:value-type="string" office:string-value="" table:formula="of:=IF(AND([.$I11]&lt;=[.BO$1];[.BO$1]&lt;=[.$J11]);1;&quot;&quot;)" table:style-name="ce12"/>
          <table:table-cell office:value-type="string" office:string-value="" table:formula="of:=IF(AND([.$I11]&lt;=[.BP$1];[.BP$1]&lt;=[.$J11]);1;&quot;&quot;)" table:style-name="ce12"/>
          <table:table-cell office:value-type="string" office:string-value="" table:formula="of:=IF(AND([.$I11]&lt;=[.BQ$1];[.BQ$1]&lt;=[.$J11]);1;&quot;&quot;)" table:style-name="ce12"/>
          <table:table-cell office:value-type="string" office:string-value="" table:formula="of:=IF(AND([.$I11]&lt;=[.BR$1];[.BR$1]&lt;=[.$J11]);1;&quot;&quot;)" table:style-name="ce12"/>
          <table:table-cell office:value-type="string" office:string-value="" table:formula="of:=IF(AND([.$I11]&lt;=[.BS$1];[.BS$1]&lt;=[.$J11]);1;&quot;&quot;)" table:style-name="ce12"/>
          <table:table-cell office:value-type="string" office:string-value="" table:formula="of:=IF(AND([.$I11]&lt;=[.BT$1];[.BT$1]&lt;=[.$J11]);1;&quot;&quot;)" table:style-name="ce12"/>
          <table:table-cell office:value-type="string" office:string-value="" table:formula="of:=IF(AND([.$I11]&lt;=[.BU$1];[.BU$1]&lt;=[.$J11]);1;&quot;&quot;)" table:style-name="ce12"/>
          <table:table-cell office:value-type="string" office:string-value="" table:formula="of:=IF(AND([.$I11]&lt;=[.BV$1];[.BV$1]&lt;=[.$J11]);1;&quot;&quot;)" table:style-name="ce12"/>
          <table:table-cell office:value-type="string" office:string-value="" table:formula="of:=IF(AND([.$I11]&lt;=[.BW$1];[.BW$1]&lt;=[.$J11]);1;&quot;&quot;)" table:style-name="ce12"/>
          <table:table-cell office:value-type="string" office:string-value="" table:formula="of:=IF(AND([.$I11]&lt;=[.BX$1];[.BX$1]&lt;=[.$J11]);1;&quot;&quot;)" table:style-name="ce12"/>
          <table:table-cell office:value-type="string" office:string-value="" table:formula="of:=IF(AND([.$I11]&lt;=[.BY$1];[.BY$1]&lt;=[.$J11]);1;&quot;&quot;)" table:style-name="ce12"/>
          <table:table-cell office:value-type="string" office:string-value="" table:formula="of:=IF(AND([.$I11]&lt;=[.BZ$1];[.BZ$1]&lt;=[.$J11]);1;&quot;&quot;)" table:style-name="ce12"/>
          <table:table-cell office:value-type="string" office:string-value="" table:formula="of:=IF(AND([.$I11]&lt;=[.CA$1];[.CA$1]&lt;=[.$J11]);1;&quot;&quot;)" table:style-name="ce12"/>
          <table:table-cell office:value-type="string" office:string-value="" table:formula="of:=IF(AND([.$I11]&lt;=[.CB$1];[.CB$1]&lt;=[.$J11]);1;&quot;&quot;)" table:style-name="ce12"/>
          <table:table-cell office:value-type="string" office:string-value="" table:formula="of:=IF(AND([.$I11]&lt;=[.CC$1];[.CC$1]&lt;=[.$J11]);1;&quot;&quot;)" table:style-name="ce12"/>
          <table:table-cell office:value-type="string" office:string-value="" table:formula="of:=IF(AND([.$I11]&lt;=[.CD$1];[.CD$1]&lt;=[.$J11]);1;&quot;&quot;)" table:style-name="ce12"/>
          <table:table-cell office:value-type="string" office:string-value="" table:formula="of:=IF(AND([.$I11]&lt;=[.CE$1];[.CE$1]&lt;=[.$J11]);1;&quot;&quot;)" table:style-name="ce12"/>
          <table:table-cell office:value-type="string" office:string-value="" table:formula="of:=IF(AND([.$I11]&lt;=[.CF$1];[.CF$1]&lt;=[.$J11]);1;&quot;&quot;)" table:style-name="ce12"/>
          <table:table-cell office:value-type="string" office:string-value="" table:formula="of:=IF(AND([.$I11]&lt;=[.CG$1];[.CG$1]&lt;=[.$J11]);1;&quot;&quot;)" table:style-name="ce12"/>
          <table:table-cell table:number-columns-repeated="16299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" table:formula="of:=VLOOKUP([.C12];[.$A:.$J];10;0)" table:style-name="ce5">
            <text:p>9</text:p>
          </table:table-cell>
          <table:table-cell office:value-type="float" office:value="0" table:formula="of:=VLOOKUP([.D12];[.$A:.$J];10;0)" table:style-name="ce5">
            <text:p>0</text:p>
          </table:table-cell>
          <table:table-cell office:value-type="float" office:value="0" table:formula="of:=VLOOKUP([.E12];[.$A:.$J];10;0)" table:style-name="ce5">
            <text:p>0</text:p>
          </table:table-cell>
          <table:table-cell office:value-type="float" office:value="10" table:formula="of:=[.J12]-[.B12]+1" table:style-name="ce6">
            <text:p>10</text:p>
          </table:table-cell>
          <table:table-cell office:value-type="float" office:value="15" table:formula="of:=[.B12]+MAX([.F12:.H12])" table:style-name="ce7">
            <text:p>15</text:p>
          </table:table-cell>
          <table:table-cell office:value-type="string" office:string-value="" table:formula="of:=IF(AND([.$I12]&lt;=[.K$1];[.K$1]&lt;=[.$J12]);1;&quot;&quot;)" table:style-name="ce12"/>
          <table:table-cell office:value-type="string" office:string-value="" table:formula="of:=IF(AND([.$I12]&lt;=[.L$1];[.L$1]&lt;=[.$J12]);1;&quot;&quot;)" table:style-name="ce12"/>
          <table:table-cell office:value-type="string" office:string-value="" table:formula="of:=IF(AND([.$I12]&lt;=[.M$1];[.M$1]&lt;=[.$J12]);1;&quot;&quot;)" table:style-name="ce12"/>
          <table:table-cell office:value-type="string" office:string-value="" table:formula="of:=IF(AND([.$I12]&lt;=[.N$1];[.N$1]&lt;=[.$J12]);1;&quot;&quot;)" table:style-name="ce12"/>
          <table:table-cell office:value-type="string" office:string-value="" table:formula="of:=IF(AND([.$I12]&lt;=[.O$1];[.O$1]&lt;=[.$J12]);1;&quot;&quot;)" table:style-name="ce12"/>
          <table:table-cell office:value-type="string" office:string-value="" table:formula="of:=IF(AND([.$I12]&lt;=[.P$1];[.P$1]&lt;=[.$J12]);1;&quot;&quot;)" table:style-name="ce12"/>
          <table:table-cell office:value-type="string" office:string-value="" table:formula="of:=IF(AND([.$I12]&lt;=[.Q$1];[.Q$1]&lt;=[.$J12]);1;&quot;&quot;)" table:style-name="ce12"/>
          <table:table-cell office:value-type="string" office:string-value="" table:formula="of:=IF(AND([.$I12]&lt;=[.R$1];[.R$1]&lt;=[.$J12]);1;&quot;&quot;)" table:style-name="ce12"/>
          <table:table-cell office:value-type="string" office:string-value="" table:formula="of:=IF(AND([.$I12]&lt;=[.S$1];[.S$1]&lt;=[.$J12]);1;&quot;&quot;)" table:style-name="ce12"/>
          <table:table-cell office:value-type="float" office:value="1" table:formula="of:=IF(AND([.$I12]&lt;=[.T$1];[.T$1]&lt;=[.$J12]);1;&quot;&quot;)" table:style-name="ce12">
            <text:p>1</text:p>
          </table:table-cell>
          <table:table-cell office:value-type="float" office:value="1" table:formula="of:=IF(AND([.$I12]&lt;=[.U$1];[.U$1]&lt;=[.$J12]);1;&quot;&quot;)" table:style-name="ce12">
            <text:p>1</text:p>
          </table:table-cell>
          <table:table-cell office:value-type="float" office:value="1" table:formula="of:=IF(AND([.$I12]&lt;=[.V$1];[.V$1]&lt;=[.$J12]);1;&quot;&quot;)" table:style-name="ce12">
            <text:p>1</text:p>
          </table:table-cell>
          <table:table-cell office:value-type="float" office:value="1" table:formula="of:=IF(AND([.$I12]&lt;=[.W$1];[.W$1]&lt;=[.$J12]);1;&quot;&quot;)" table:style-name="ce12">
            <text:p>1</text:p>
          </table:table-cell>
          <table:table-cell office:value-type="float" office:value="1" table:formula="of:=IF(AND([.$I12]&lt;=[.X$1];[.X$1]&lt;=[.$J12]);1;&quot;&quot;)" table:style-name="ce12">
            <text:p>1</text:p>
          </table:table-cell>
          <table:table-cell office:value-type="float" office:value="1" table:formula="of:=IF(AND([.$I12]&lt;=[.Y$1];[.Y$1]&lt;=[.$J12]);1;&quot;&quot;)" table:style-name="ce12">
            <text:p>1</text:p>
          </table:table-cell>
          <table:table-cell office:value-type="string" office:string-value="" table:formula="of:=IF(AND([.$I12]&lt;=[.Z$1];[.Z$1]&lt;=[.$J12]);1;&quot;&quot;)" table:style-name="ce12"/>
          <table:table-cell office:value-type="string" office:string-value="" table:formula="of:=IF(AND([.$I12]&lt;=[.AA$1];[.AA$1]&lt;=[.$J12]);1;&quot;&quot;)" table:style-name="ce12"/>
          <table:table-cell office:value-type="string" office:string-value="" table:formula="of:=IF(AND([.$I12]&lt;=[.AB$1];[.AB$1]&lt;=[.$J12]);1;&quot;&quot;)" table:style-name="ce12"/>
          <table:table-cell office:value-type="string" office:string-value="" table:formula="of:=IF(AND([.$I12]&lt;=[.AC$1];[.AC$1]&lt;=[.$J12]);1;&quot;&quot;)" table:style-name="ce12"/>
          <table:table-cell office:value-type="string" office:string-value="" table:formula="of:=IF(AND([.$I12]&lt;=[.AD$1];[.AD$1]&lt;=[.$J12]);1;&quot;&quot;)" table:style-name="ce12"/>
          <table:table-cell office:value-type="string" office:string-value="" table:formula="of:=IF(AND([.$I12]&lt;=[.AE$1];[.AE$1]&lt;=[.$J12]);1;&quot;&quot;)" table:style-name="ce12"/>
          <table:table-cell office:value-type="string" office:string-value="" table:formula="of:=IF(AND([.$I12]&lt;=[.AF$1];[.AF$1]&lt;=[.$J12]);1;&quot;&quot;)" table:style-name="ce12"/>
          <table:table-cell office:value-type="string" office:string-value="" table:formula="of:=IF(AND([.$I12]&lt;=[.AG$1];[.AG$1]&lt;=[.$J12]);1;&quot;&quot;)" table:style-name="ce12"/>
          <table:table-cell office:value-type="string" office:string-value="" table:formula="of:=IF(AND([.$I12]&lt;=[.AH$1];[.AH$1]&lt;=[.$J12]);1;&quot;&quot;)" table:style-name="ce12"/>
          <table:table-cell office:value-type="string" office:string-value="" table:formula="of:=IF(AND([.$I12]&lt;=[.AI$1];[.AI$1]&lt;=[.$J12]);1;&quot;&quot;)" table:style-name="ce12"/>
          <table:table-cell office:value-type="string" office:string-value="" table:formula="of:=IF(AND([.$I12]&lt;=[.AJ$1];[.AJ$1]&lt;=[.$J12]);1;&quot;&quot;)" table:style-name="ce12"/>
          <table:table-cell office:value-type="string" office:string-value="" table:formula="of:=IF(AND([.$I12]&lt;=[.AK$1];[.AK$1]&lt;=[.$J12]);1;&quot;&quot;)" table:style-name="ce12"/>
          <table:table-cell office:value-type="string" office:string-value="" table:formula="of:=IF(AND([.$I12]&lt;=[.AL$1];[.AL$1]&lt;=[.$J12]);1;&quot;&quot;)" table:style-name="ce12"/>
          <table:table-cell office:value-type="string" office:string-value="" table:formula="of:=IF(AND([.$I12]&lt;=[.AM$1];[.AM$1]&lt;=[.$J12]);1;&quot;&quot;)" table:style-name="ce12"/>
          <table:table-cell office:value-type="string" office:string-value="" table:formula="of:=IF(AND([.$I12]&lt;=[.AN$1];[.AN$1]&lt;=[.$J12]);1;&quot;&quot;)" table:style-name="ce12"/>
          <table:table-cell office:value-type="string" office:string-value="" table:formula="of:=IF(AND([.$I12]&lt;=[.AO$1];[.AO$1]&lt;=[.$J12]);1;&quot;&quot;)" table:style-name="ce12"/>
          <table:table-cell office:value-type="string" office:string-value="" table:formula="of:=IF(AND([.$I12]&lt;=[.AP$1];[.AP$1]&lt;=[.$J12]);1;&quot;&quot;)" table:style-name="ce12"/>
          <table:table-cell office:value-type="string" office:string-value="" table:formula="of:=IF(AND([.$I12]&lt;=[.AQ$1];[.AQ$1]&lt;=[.$J12]);1;&quot;&quot;)" table:style-name="ce12"/>
          <table:table-cell office:value-type="string" office:string-value="" table:formula="of:=IF(AND([.$I12]&lt;=[.AR$1];[.AR$1]&lt;=[.$J12]);1;&quot;&quot;)" table:style-name="ce12"/>
          <table:table-cell office:value-type="string" office:string-value="" table:formula="of:=IF(AND([.$I12]&lt;=[.AS$1];[.AS$1]&lt;=[.$J12]);1;&quot;&quot;)" table:style-name="ce12"/>
          <table:table-cell office:value-type="string" office:string-value="" table:formula="of:=IF(AND([.$I12]&lt;=[.AT$1];[.AT$1]&lt;=[.$J12]);1;&quot;&quot;)" table:style-name="ce12"/>
          <table:table-cell office:value-type="string" office:string-value="" table:formula="of:=IF(AND([.$I12]&lt;=[.AU$1];[.AU$1]&lt;=[.$J12]);1;&quot;&quot;)" table:style-name="ce12"/>
          <table:table-cell office:value-type="string" office:string-value="" table:formula="of:=IF(AND([.$I12]&lt;=[.AV$1];[.AV$1]&lt;=[.$J12]);1;&quot;&quot;)" table:style-name="ce12"/>
          <table:table-cell office:value-type="string" office:string-value="" table:formula="of:=IF(AND([.$I12]&lt;=[.AW$1];[.AW$1]&lt;=[.$J12]);1;&quot;&quot;)" table:style-name="ce12"/>
          <table:table-cell office:value-type="string" office:string-value="" table:formula="of:=IF(AND([.$I12]&lt;=[.AX$1];[.AX$1]&lt;=[.$J12]);1;&quot;&quot;)" table:style-name="ce12"/>
          <table:table-cell office:value-type="string" office:string-value="" table:formula="of:=IF(AND([.$I12]&lt;=[.AY$1];[.AY$1]&lt;=[.$J12]);1;&quot;&quot;)" table:style-name="ce12"/>
          <table:table-cell office:value-type="string" office:string-value="" table:formula="of:=IF(AND([.$I12]&lt;=[.AZ$1];[.AZ$1]&lt;=[.$J12]);1;&quot;&quot;)" table:style-name="ce12"/>
          <table:table-cell office:value-type="string" office:string-value="" table:formula="of:=IF(AND([.$I12]&lt;=[.BA$1];[.BA$1]&lt;=[.$J12]);1;&quot;&quot;)" table:style-name="ce12"/>
          <table:table-cell office:value-type="string" office:string-value="" table:formula="of:=IF(AND([.$I12]&lt;=[.BB$1];[.BB$1]&lt;=[.$J12]);1;&quot;&quot;)" table:style-name="ce12"/>
          <table:table-cell office:value-type="string" office:string-value="" table:formula="of:=IF(AND([.$I12]&lt;=[.BC$1];[.BC$1]&lt;=[.$J12]);1;&quot;&quot;)" table:style-name="ce12"/>
          <table:table-cell office:value-type="string" office:string-value="" table:formula="of:=IF(AND([.$I12]&lt;=[.BD$1];[.BD$1]&lt;=[.$J12]);1;&quot;&quot;)" table:style-name="ce12"/>
          <table:table-cell office:value-type="string" office:string-value="" table:formula="of:=IF(AND([.$I12]&lt;=[.BE$1];[.BE$1]&lt;=[.$J12]);1;&quot;&quot;)" table:style-name="ce12"/>
          <table:table-cell office:value-type="string" office:string-value="" table:formula="of:=IF(AND([.$I12]&lt;=[.BF$1];[.BF$1]&lt;=[.$J12]);1;&quot;&quot;)" table:style-name="ce12"/>
          <table:table-cell office:value-type="string" office:string-value="" table:formula="of:=IF(AND([.$I12]&lt;=[.BG$1];[.BG$1]&lt;=[.$J12]);1;&quot;&quot;)" table:style-name="ce12"/>
          <table:table-cell office:value-type="string" office:string-value="" table:formula="of:=IF(AND([.$I12]&lt;=[.BH$1];[.BH$1]&lt;=[.$J12]);1;&quot;&quot;)" table:style-name="ce12"/>
          <table:table-cell office:value-type="string" office:string-value="" table:formula="of:=IF(AND([.$I12]&lt;=[.BI$1];[.BI$1]&lt;=[.$J12]);1;&quot;&quot;)" table:style-name="ce12"/>
          <table:table-cell office:value-type="string" office:string-value="" table:formula="of:=IF(AND([.$I12]&lt;=[.BJ$1];[.BJ$1]&lt;=[.$J12]);1;&quot;&quot;)" table:style-name="ce12"/>
          <table:table-cell office:value-type="string" office:string-value="" table:formula="of:=IF(AND([.$I12]&lt;=[.BK$1];[.BK$1]&lt;=[.$J12]);1;&quot;&quot;)" table:style-name="ce12"/>
          <table:table-cell office:value-type="string" office:string-value="" table:formula="of:=IF(AND([.$I12]&lt;=[.BL$1];[.BL$1]&lt;=[.$J12]);1;&quot;&quot;)" table:style-name="ce12"/>
          <table:table-cell office:value-type="string" office:string-value="" table:formula="of:=IF(AND([.$I12]&lt;=[.BM$1];[.BM$1]&lt;=[.$J12]);1;&quot;&quot;)" table:style-name="ce12"/>
          <table:table-cell office:value-type="string" office:string-value="" table:formula="of:=IF(AND([.$I12]&lt;=[.BN$1];[.BN$1]&lt;=[.$J12]);1;&quot;&quot;)" table:style-name="ce12"/>
          <table:table-cell office:value-type="string" office:string-value="" table:formula="of:=IF(AND([.$I12]&lt;=[.BO$1];[.BO$1]&lt;=[.$J12]);1;&quot;&quot;)" table:style-name="ce12"/>
          <table:table-cell office:value-type="string" office:string-value="" table:formula="of:=IF(AND([.$I12]&lt;=[.BP$1];[.BP$1]&lt;=[.$J12]);1;&quot;&quot;)" table:style-name="ce12"/>
          <table:table-cell office:value-type="string" office:string-value="" table:formula="of:=IF(AND([.$I12]&lt;=[.BQ$1];[.BQ$1]&lt;=[.$J12]);1;&quot;&quot;)" table:style-name="ce12"/>
          <table:table-cell office:value-type="string" office:string-value="" table:formula="of:=IF(AND([.$I12]&lt;=[.BR$1];[.BR$1]&lt;=[.$J12]);1;&quot;&quot;)" table:style-name="ce12"/>
          <table:table-cell office:value-type="string" office:string-value="" table:formula="of:=IF(AND([.$I12]&lt;=[.BS$1];[.BS$1]&lt;=[.$J12]);1;&quot;&quot;)" table:style-name="ce12"/>
          <table:table-cell office:value-type="string" office:string-value="" table:formula="of:=IF(AND([.$I12]&lt;=[.BT$1];[.BT$1]&lt;=[.$J12]);1;&quot;&quot;)" table:style-name="ce12"/>
          <table:table-cell office:value-type="string" office:string-value="" table:formula="of:=IF(AND([.$I12]&lt;=[.BU$1];[.BU$1]&lt;=[.$J12]);1;&quot;&quot;)" table:style-name="ce12"/>
          <table:table-cell office:value-type="string" office:string-value="" table:formula="of:=IF(AND([.$I12]&lt;=[.BV$1];[.BV$1]&lt;=[.$J12]);1;&quot;&quot;)" table:style-name="ce12"/>
          <table:table-cell office:value-type="string" office:string-value="" table:formula="of:=IF(AND([.$I12]&lt;=[.BW$1];[.BW$1]&lt;=[.$J12]);1;&quot;&quot;)" table:style-name="ce12"/>
          <table:table-cell office:value-type="string" office:string-value="" table:formula="of:=IF(AND([.$I12]&lt;=[.BX$1];[.BX$1]&lt;=[.$J12]);1;&quot;&quot;)" table:style-name="ce12"/>
          <table:table-cell office:value-type="string" office:string-value="" table:formula="of:=IF(AND([.$I12]&lt;=[.BY$1];[.BY$1]&lt;=[.$J12]);1;&quot;&quot;)" table:style-name="ce12"/>
          <table:table-cell office:value-type="string" office:string-value="" table:formula="of:=IF(AND([.$I12]&lt;=[.BZ$1];[.BZ$1]&lt;=[.$J12]);1;&quot;&quot;)" table:style-name="ce12"/>
          <table:table-cell office:value-type="string" office:string-value="" table:formula="of:=IF(AND([.$I12]&lt;=[.CA$1];[.CA$1]&lt;=[.$J12]);1;&quot;&quot;)" table:style-name="ce12"/>
          <table:table-cell office:value-type="string" office:string-value="" table:formula="of:=IF(AND([.$I12]&lt;=[.CB$1];[.CB$1]&lt;=[.$J12]);1;&quot;&quot;)" table:style-name="ce12"/>
          <table:table-cell office:value-type="string" office:string-value="" table:formula="of:=IF(AND([.$I12]&lt;=[.CC$1];[.CC$1]&lt;=[.$J12]);1;&quot;&quot;)" table:style-name="ce12"/>
          <table:table-cell office:value-type="string" office:string-value="" table:formula="of:=IF(AND([.$I12]&lt;=[.CD$1];[.CD$1]&lt;=[.$J12]);1;&quot;&quot;)" table:style-name="ce12"/>
          <table:table-cell office:value-type="string" office:string-value="" table:formula="of:=IF(AND([.$I12]&lt;=[.CE$1];[.CE$1]&lt;=[.$J12]);1;&quot;&quot;)" table:style-name="ce12"/>
          <table:table-cell office:value-type="string" office:string-value="" table:formula="of:=IF(AND([.$I12]&lt;=[.CF$1];[.CF$1]&lt;=[.$J12]);1;&quot;&quot;)" table:style-name="ce12"/>
          <table:table-cell office:value-type="string" office:string-value="" table:formula="of:=IF(AND([.$I12]&lt;=[.CG$1];[.CG$1]&lt;=[.$J12]);1;&quot;&quot;)" table:style-name="ce12"/>
          <table:table-cell table:number-columns-repeated="16299"/>
        </table:table-row>
        <table:table-row table:style-name="ro2">
          <table:table-cell office:value-type="float" office:value="16" table:style-name="ce3">
            <text:p>16</text:p>
          </table:table-cell>
          <table:table-cell office:value-type="float" office:value="3" table:style-name="ce3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formula="of:=VLOOKUP([.C13];[.$A:.$J];10;0)" table:style-name="ce5">
            <text:p>12</text:p>
          </table:table-cell>
          <table:table-cell office:value-type="float" office:value="0" table:formula="of:=VLOOKUP([.D13];[.$A:.$J];10;0)" table:style-name="ce5">
            <text:p>0</text:p>
          </table:table-cell>
          <table:table-cell office:value-type="float" office:value="0" table:formula="of:=VLOOKUP([.E13];[.$A:.$J];10;0)" table:style-name="ce5">
            <text:p>0</text:p>
          </table:table-cell>
          <table:table-cell office:value-type="float" office:value="13" table:formula="of:=[.J13]-[.B13]+1" table:style-name="ce6">
            <text:p>13</text:p>
          </table:table-cell>
          <table:table-cell office:value-type="float" office:value="15" table:formula="of:=[.B13]+MAX([.F13:.H13])" table:style-name="ce7">
            <text:p>15</text:p>
          </table:table-cell>
          <table:table-cell office:value-type="string" office:string-value="" table:formula="of:=IF(AND([.$I13]&lt;=[.K$1];[.K$1]&lt;=[.$J13]);1;&quot;&quot;)" table:style-name="ce12"/>
          <table:table-cell office:value-type="string" office:string-value="" table:formula="of:=IF(AND([.$I13]&lt;=[.L$1];[.L$1]&lt;=[.$J13]);1;&quot;&quot;)" table:style-name="ce12"/>
          <table:table-cell office:value-type="string" office:string-value="" table:formula="of:=IF(AND([.$I13]&lt;=[.M$1];[.M$1]&lt;=[.$J13]);1;&quot;&quot;)" table:style-name="ce12"/>
          <table:table-cell office:value-type="string" office:string-value="" table:formula="of:=IF(AND([.$I13]&lt;=[.N$1];[.N$1]&lt;=[.$J13]);1;&quot;&quot;)" table:style-name="ce12"/>
          <table:table-cell office:value-type="string" office:string-value="" table:formula="of:=IF(AND([.$I13]&lt;=[.O$1];[.O$1]&lt;=[.$J13]);1;&quot;&quot;)" table:style-name="ce12"/>
          <table:table-cell office:value-type="string" office:string-value="" table:formula="of:=IF(AND([.$I13]&lt;=[.P$1];[.P$1]&lt;=[.$J13]);1;&quot;&quot;)" table:style-name="ce12"/>
          <table:table-cell office:value-type="string" office:string-value="" table:formula="of:=IF(AND([.$I13]&lt;=[.Q$1];[.Q$1]&lt;=[.$J13]);1;&quot;&quot;)" table:style-name="ce12"/>
          <table:table-cell office:value-type="string" office:string-value="" table:formula="of:=IF(AND([.$I13]&lt;=[.R$1];[.R$1]&lt;=[.$J13]);1;&quot;&quot;)" table:style-name="ce12"/>
          <table:table-cell office:value-type="string" office:string-value="" table:formula="of:=IF(AND([.$I13]&lt;=[.S$1];[.S$1]&lt;=[.$J13]);1;&quot;&quot;)" table:style-name="ce12"/>
          <table:table-cell office:value-type="string" office:string-value="" table:formula="of:=IF(AND([.$I13]&lt;=[.T$1];[.T$1]&lt;=[.$J13]);1;&quot;&quot;)" table:style-name="ce12"/>
          <table:table-cell office:value-type="string" office:string-value="" table:formula="of:=IF(AND([.$I13]&lt;=[.U$1];[.U$1]&lt;=[.$J13]);1;&quot;&quot;)" table:style-name="ce12"/>
          <table:table-cell office:value-type="string" office:string-value="" table:formula="of:=IF(AND([.$I13]&lt;=[.V$1];[.V$1]&lt;=[.$J13]);1;&quot;&quot;)" table:style-name="ce12"/>
          <table:table-cell office:value-type="float" office:value="1" table:formula="of:=IF(AND([.$I13]&lt;=[.W$1];[.W$1]&lt;=[.$J13]);1;&quot;&quot;)" table:style-name="ce12">
            <text:p>1</text:p>
          </table:table-cell>
          <table:table-cell office:value-type="float" office:value="1" table:formula="of:=IF(AND([.$I13]&lt;=[.X$1];[.X$1]&lt;=[.$J13]);1;&quot;&quot;)" table:style-name="ce12">
            <text:p>1</text:p>
          </table:table-cell>
          <table:table-cell office:value-type="float" office:value="1" table:formula="of:=IF(AND([.$I13]&lt;=[.Y$1];[.Y$1]&lt;=[.$J13]);1;&quot;&quot;)" table:style-name="ce12">
            <text:p>1</text:p>
          </table:table-cell>
          <table:table-cell office:value-type="string" office:string-value="" table:formula="of:=IF(AND([.$I13]&lt;=[.Z$1];[.Z$1]&lt;=[.$J13]);1;&quot;&quot;)" table:style-name="ce12"/>
          <table:table-cell office:value-type="string" office:string-value="" table:formula="of:=IF(AND([.$I13]&lt;=[.AA$1];[.AA$1]&lt;=[.$J13]);1;&quot;&quot;)" table:style-name="ce12"/>
          <table:table-cell office:value-type="string" office:string-value="" table:formula="of:=IF(AND([.$I13]&lt;=[.AB$1];[.AB$1]&lt;=[.$J13]);1;&quot;&quot;)" table:style-name="ce12"/>
          <table:table-cell office:value-type="string" office:string-value="" table:formula="of:=IF(AND([.$I13]&lt;=[.AC$1];[.AC$1]&lt;=[.$J13]);1;&quot;&quot;)" table:style-name="ce12"/>
          <table:table-cell office:value-type="string" office:string-value="" table:formula="of:=IF(AND([.$I13]&lt;=[.AD$1];[.AD$1]&lt;=[.$J13]);1;&quot;&quot;)" table:style-name="ce12"/>
          <table:table-cell office:value-type="string" office:string-value="" table:formula="of:=IF(AND([.$I13]&lt;=[.AE$1];[.AE$1]&lt;=[.$J13]);1;&quot;&quot;)" table:style-name="ce12"/>
          <table:table-cell office:value-type="string" office:string-value="" table:formula="of:=IF(AND([.$I13]&lt;=[.AF$1];[.AF$1]&lt;=[.$J13]);1;&quot;&quot;)" table:style-name="ce12"/>
          <table:table-cell office:value-type="string" office:string-value="" table:formula="of:=IF(AND([.$I13]&lt;=[.AG$1];[.AG$1]&lt;=[.$J13]);1;&quot;&quot;)" table:style-name="ce12"/>
          <table:table-cell office:value-type="string" office:string-value="" table:formula="of:=IF(AND([.$I13]&lt;=[.AH$1];[.AH$1]&lt;=[.$J13]);1;&quot;&quot;)" table:style-name="ce12"/>
          <table:table-cell office:value-type="string" office:string-value="" table:formula="of:=IF(AND([.$I13]&lt;=[.AI$1];[.AI$1]&lt;=[.$J13]);1;&quot;&quot;)" table:style-name="ce12"/>
          <table:table-cell office:value-type="string" office:string-value="" table:formula="of:=IF(AND([.$I13]&lt;=[.AJ$1];[.AJ$1]&lt;=[.$J13]);1;&quot;&quot;)" table:style-name="ce12"/>
          <table:table-cell office:value-type="string" office:string-value="" table:formula="of:=IF(AND([.$I13]&lt;=[.AK$1];[.AK$1]&lt;=[.$J13]);1;&quot;&quot;)" table:style-name="ce12"/>
          <table:table-cell office:value-type="string" office:string-value="" table:formula="of:=IF(AND([.$I13]&lt;=[.AL$1];[.AL$1]&lt;=[.$J13]);1;&quot;&quot;)" table:style-name="ce12"/>
          <table:table-cell office:value-type="string" office:string-value="" table:formula="of:=IF(AND([.$I13]&lt;=[.AM$1];[.AM$1]&lt;=[.$J13]);1;&quot;&quot;)" table:style-name="ce12"/>
          <table:table-cell office:value-type="string" office:string-value="" table:formula="of:=IF(AND([.$I13]&lt;=[.AN$1];[.AN$1]&lt;=[.$J13]);1;&quot;&quot;)" table:style-name="ce12"/>
          <table:table-cell office:value-type="string" office:string-value="" table:formula="of:=IF(AND([.$I13]&lt;=[.AO$1];[.AO$1]&lt;=[.$J13]);1;&quot;&quot;)" table:style-name="ce12"/>
          <table:table-cell office:value-type="string" office:string-value="" table:formula="of:=IF(AND([.$I13]&lt;=[.AP$1];[.AP$1]&lt;=[.$J13]);1;&quot;&quot;)" table:style-name="ce12"/>
          <table:table-cell office:value-type="string" office:string-value="" table:formula="of:=IF(AND([.$I13]&lt;=[.AQ$1];[.AQ$1]&lt;=[.$J13]);1;&quot;&quot;)" table:style-name="ce12"/>
          <table:table-cell office:value-type="string" office:string-value="" table:formula="of:=IF(AND([.$I13]&lt;=[.AR$1];[.AR$1]&lt;=[.$J13]);1;&quot;&quot;)" table:style-name="ce12"/>
          <table:table-cell office:value-type="string" office:string-value="" table:formula="of:=IF(AND([.$I13]&lt;=[.AS$1];[.AS$1]&lt;=[.$J13]);1;&quot;&quot;)" table:style-name="ce12"/>
          <table:table-cell office:value-type="string" office:string-value="" table:formula="of:=IF(AND([.$I13]&lt;=[.AT$1];[.AT$1]&lt;=[.$J13]);1;&quot;&quot;)" table:style-name="ce12"/>
          <table:table-cell office:value-type="string" office:string-value="" table:formula="of:=IF(AND([.$I13]&lt;=[.AU$1];[.AU$1]&lt;=[.$J13]);1;&quot;&quot;)" table:style-name="ce12"/>
          <table:table-cell office:value-type="string" office:string-value="" table:formula="of:=IF(AND([.$I13]&lt;=[.AV$1];[.AV$1]&lt;=[.$J13]);1;&quot;&quot;)" table:style-name="ce12"/>
          <table:table-cell office:value-type="string" office:string-value="" table:formula="of:=IF(AND([.$I13]&lt;=[.AW$1];[.AW$1]&lt;=[.$J13]);1;&quot;&quot;)" table:style-name="ce12"/>
          <table:table-cell office:value-type="string" office:string-value="" table:formula="of:=IF(AND([.$I13]&lt;=[.AX$1];[.AX$1]&lt;=[.$J13]);1;&quot;&quot;)" table:style-name="ce12"/>
          <table:table-cell office:value-type="string" office:string-value="" table:formula="of:=IF(AND([.$I13]&lt;=[.AY$1];[.AY$1]&lt;=[.$J13]);1;&quot;&quot;)" table:style-name="ce12"/>
          <table:table-cell office:value-type="string" office:string-value="" table:formula="of:=IF(AND([.$I13]&lt;=[.AZ$1];[.AZ$1]&lt;=[.$J13]);1;&quot;&quot;)" table:style-name="ce12"/>
          <table:table-cell office:value-type="string" office:string-value="" table:formula="of:=IF(AND([.$I13]&lt;=[.BA$1];[.BA$1]&lt;=[.$J13]);1;&quot;&quot;)" table:style-name="ce12"/>
          <table:table-cell office:value-type="string" office:string-value="" table:formula="of:=IF(AND([.$I13]&lt;=[.BB$1];[.BB$1]&lt;=[.$J13]);1;&quot;&quot;)" table:style-name="ce12"/>
          <table:table-cell office:value-type="string" office:string-value="" table:formula="of:=IF(AND([.$I13]&lt;=[.BC$1];[.BC$1]&lt;=[.$J13]);1;&quot;&quot;)" table:style-name="ce12"/>
          <table:table-cell office:value-type="string" office:string-value="" table:formula="of:=IF(AND([.$I13]&lt;=[.BD$1];[.BD$1]&lt;=[.$J13]);1;&quot;&quot;)" table:style-name="ce12"/>
          <table:table-cell office:value-type="string" office:string-value="" table:formula="of:=IF(AND([.$I13]&lt;=[.BE$1];[.BE$1]&lt;=[.$J13]);1;&quot;&quot;)" table:style-name="ce12"/>
          <table:table-cell office:value-type="string" office:string-value="" table:formula="of:=IF(AND([.$I13]&lt;=[.BF$1];[.BF$1]&lt;=[.$J13]);1;&quot;&quot;)" table:style-name="ce12"/>
          <table:table-cell office:value-type="string" office:string-value="" table:formula="of:=IF(AND([.$I13]&lt;=[.BG$1];[.BG$1]&lt;=[.$J13]);1;&quot;&quot;)" table:style-name="ce12"/>
          <table:table-cell office:value-type="string" office:string-value="" table:formula="of:=IF(AND([.$I13]&lt;=[.BH$1];[.BH$1]&lt;=[.$J13]);1;&quot;&quot;)" table:style-name="ce12"/>
          <table:table-cell office:value-type="string" office:string-value="" table:formula="of:=IF(AND([.$I13]&lt;=[.BI$1];[.BI$1]&lt;=[.$J13]);1;&quot;&quot;)" table:style-name="ce12"/>
          <table:table-cell office:value-type="string" office:string-value="" table:formula="of:=IF(AND([.$I13]&lt;=[.BJ$1];[.BJ$1]&lt;=[.$J13]);1;&quot;&quot;)" table:style-name="ce12"/>
          <table:table-cell office:value-type="string" office:string-value="" table:formula="of:=IF(AND([.$I13]&lt;=[.BK$1];[.BK$1]&lt;=[.$J13]);1;&quot;&quot;)" table:style-name="ce12"/>
          <table:table-cell office:value-type="string" office:string-value="" table:formula="of:=IF(AND([.$I13]&lt;=[.BL$1];[.BL$1]&lt;=[.$J13]);1;&quot;&quot;)" table:style-name="ce12"/>
          <table:table-cell office:value-type="string" office:string-value="" table:formula="of:=IF(AND([.$I13]&lt;=[.BM$1];[.BM$1]&lt;=[.$J13]);1;&quot;&quot;)" table:style-name="ce12"/>
          <table:table-cell office:value-type="string" office:string-value="" table:formula="of:=IF(AND([.$I13]&lt;=[.BN$1];[.BN$1]&lt;=[.$J13]);1;&quot;&quot;)" table:style-name="ce12"/>
          <table:table-cell office:value-type="string" office:string-value="" table:formula="of:=IF(AND([.$I13]&lt;=[.BO$1];[.BO$1]&lt;=[.$J13]);1;&quot;&quot;)" table:style-name="ce12"/>
          <table:table-cell office:value-type="string" office:string-value="" table:formula="of:=IF(AND([.$I13]&lt;=[.BP$1];[.BP$1]&lt;=[.$J13]);1;&quot;&quot;)" table:style-name="ce12"/>
          <table:table-cell office:value-type="string" office:string-value="" table:formula="of:=IF(AND([.$I13]&lt;=[.BQ$1];[.BQ$1]&lt;=[.$J13]);1;&quot;&quot;)" table:style-name="ce12"/>
          <table:table-cell office:value-type="string" office:string-value="" table:formula="of:=IF(AND([.$I13]&lt;=[.BR$1];[.BR$1]&lt;=[.$J13]);1;&quot;&quot;)" table:style-name="ce12"/>
          <table:table-cell office:value-type="string" office:string-value="" table:formula="of:=IF(AND([.$I13]&lt;=[.BS$1];[.BS$1]&lt;=[.$J13]);1;&quot;&quot;)" table:style-name="ce12"/>
          <table:table-cell office:value-type="string" office:string-value="" table:formula="of:=IF(AND([.$I13]&lt;=[.BT$1];[.BT$1]&lt;=[.$J13]);1;&quot;&quot;)" table:style-name="ce12"/>
          <table:table-cell office:value-type="string" office:string-value="" table:formula="of:=IF(AND([.$I13]&lt;=[.BU$1];[.BU$1]&lt;=[.$J13]);1;&quot;&quot;)" table:style-name="ce12"/>
          <table:table-cell office:value-type="string" office:string-value="" table:formula="of:=IF(AND([.$I13]&lt;=[.BV$1];[.BV$1]&lt;=[.$J13]);1;&quot;&quot;)" table:style-name="ce12"/>
          <table:table-cell office:value-type="string" office:string-value="" table:formula="of:=IF(AND([.$I13]&lt;=[.BW$1];[.BW$1]&lt;=[.$J13]);1;&quot;&quot;)" table:style-name="ce12"/>
          <table:table-cell office:value-type="string" office:string-value="" table:formula="of:=IF(AND([.$I13]&lt;=[.BX$1];[.BX$1]&lt;=[.$J13]);1;&quot;&quot;)" table:style-name="ce12"/>
          <table:table-cell office:value-type="string" office:string-value="" table:formula="of:=IF(AND([.$I13]&lt;=[.BY$1];[.BY$1]&lt;=[.$J13]);1;&quot;&quot;)" table:style-name="ce12"/>
          <table:table-cell office:value-type="string" office:string-value="" table:formula="of:=IF(AND([.$I13]&lt;=[.BZ$1];[.BZ$1]&lt;=[.$J13]);1;&quot;&quot;)" table:style-name="ce12"/>
          <table:table-cell office:value-type="string" office:string-value="" table:formula="of:=IF(AND([.$I13]&lt;=[.CA$1];[.CA$1]&lt;=[.$J13]);1;&quot;&quot;)" table:style-name="ce12"/>
          <table:table-cell office:value-type="string" office:string-value="" table:formula="of:=IF(AND([.$I13]&lt;=[.CB$1];[.CB$1]&lt;=[.$J13]);1;&quot;&quot;)" table:style-name="ce12"/>
          <table:table-cell office:value-type="string" office:string-value="" table:formula="of:=IF(AND([.$I13]&lt;=[.CC$1];[.CC$1]&lt;=[.$J13]);1;&quot;&quot;)" table:style-name="ce12"/>
          <table:table-cell office:value-type="string" office:string-value="" table:formula="of:=IF(AND([.$I13]&lt;=[.CD$1];[.CD$1]&lt;=[.$J13]);1;&quot;&quot;)" table:style-name="ce12"/>
          <table:table-cell office:value-type="string" office:string-value="" table:formula="of:=IF(AND([.$I13]&lt;=[.CE$1];[.CE$1]&lt;=[.$J13]);1;&quot;&quot;)" table:style-name="ce12"/>
          <table:table-cell office:value-type="string" office:string-value="" table:formula="of:=IF(AND([.$I13]&lt;=[.CF$1];[.CF$1]&lt;=[.$J13]);1;&quot;&quot;)" table:style-name="ce12"/>
          <table:table-cell office:value-type="string" office:string-value="" table:formula="of:=IF(AND([.$I13]&lt;=[.CG$1];[.CG$1]&lt;=[.$J13]);1;&quot;&quot;)" table:style-name="ce12"/>
          <table:table-cell table:number-columns-repeated="16299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float" office:value="4" table:style-name="ce3">
            <text:p>4</text:p>
          </table:table-cell>
          <table:table-cell office:value-type="float" office:value="1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formula="of:=VLOOKUP([.C14];[.$A:.$J];10;0)" table:style-name="ce5">
            <text:p>12</text:p>
          </table:table-cell>
          <table:table-cell office:value-type="float" office:value="0" table:formula="of:=VLOOKUP([.D14];[.$A:.$J];10;0)" table:style-name="ce5">
            <text:p>0</text:p>
          </table:table-cell>
          <table:table-cell office:value-type="float" office:value="0" table:formula="of:=VLOOKUP([.E14];[.$A:.$J];10;0)" table:style-name="ce5">
            <text:p>0</text:p>
          </table:table-cell>
          <table:table-cell office:value-type="float" office:value="13" table:formula="of:=[.J14]-[.B14]+1" table:style-name="ce6">
            <text:p>13</text:p>
          </table:table-cell>
          <table:table-cell office:value-type="float" office:value="16" table:formula="of:=[.B14]+MAX([.F14:.H14])" table:style-name="ce7">
            <text:p>16</text:p>
          </table:table-cell>
          <table:table-cell office:value-type="string" office:string-value="" table:formula="of:=IF(AND([.$I14]&lt;=[.K$1];[.K$1]&lt;=[.$J14]);1;&quot;&quot;)" table:style-name="ce12"/>
          <table:table-cell office:value-type="string" office:string-value="" table:formula="of:=IF(AND([.$I14]&lt;=[.L$1];[.L$1]&lt;=[.$J14]);1;&quot;&quot;)" table:style-name="ce12"/>
          <table:table-cell office:value-type="string" office:string-value="" table:formula="of:=IF(AND([.$I14]&lt;=[.M$1];[.M$1]&lt;=[.$J14]);1;&quot;&quot;)" table:style-name="ce12"/>
          <table:table-cell office:value-type="string" office:string-value="" table:formula="of:=IF(AND([.$I14]&lt;=[.N$1];[.N$1]&lt;=[.$J14]);1;&quot;&quot;)" table:style-name="ce12"/>
          <table:table-cell office:value-type="string" office:string-value="" table:formula="of:=IF(AND([.$I14]&lt;=[.O$1];[.O$1]&lt;=[.$J14]);1;&quot;&quot;)" table:style-name="ce12"/>
          <table:table-cell office:value-type="string" office:string-value="" table:formula="of:=IF(AND([.$I14]&lt;=[.P$1];[.P$1]&lt;=[.$J14]);1;&quot;&quot;)" table:style-name="ce12"/>
          <table:table-cell office:value-type="string" office:string-value="" table:formula="of:=IF(AND([.$I14]&lt;=[.Q$1];[.Q$1]&lt;=[.$J14]);1;&quot;&quot;)" table:style-name="ce12"/>
          <table:table-cell office:value-type="string" office:string-value="" table:formula="of:=IF(AND([.$I14]&lt;=[.R$1];[.R$1]&lt;=[.$J14]);1;&quot;&quot;)" table:style-name="ce12"/>
          <table:table-cell office:value-type="string" office:string-value="" table:formula="of:=IF(AND([.$I14]&lt;=[.S$1];[.S$1]&lt;=[.$J14]);1;&quot;&quot;)" table:style-name="ce12"/>
          <table:table-cell office:value-type="string" office:string-value="" table:formula="of:=IF(AND([.$I14]&lt;=[.T$1];[.T$1]&lt;=[.$J14]);1;&quot;&quot;)" table:style-name="ce12"/>
          <table:table-cell office:value-type="string" office:string-value="" table:formula="of:=IF(AND([.$I14]&lt;=[.U$1];[.U$1]&lt;=[.$J14]);1;&quot;&quot;)" table:style-name="ce12"/>
          <table:table-cell office:value-type="string" office:string-value="" table:formula="of:=IF(AND([.$I14]&lt;=[.V$1];[.V$1]&lt;=[.$J14]);1;&quot;&quot;)" table:style-name="ce12"/>
          <table:table-cell office:value-type="float" office:value="1" table:formula="of:=IF(AND([.$I14]&lt;=[.W$1];[.W$1]&lt;=[.$J14]);1;&quot;&quot;)" table:style-name="ce12">
            <text:p>1</text:p>
          </table:table-cell>
          <table:table-cell office:value-type="float" office:value="1" table:formula="of:=IF(AND([.$I14]&lt;=[.X$1];[.X$1]&lt;=[.$J14]);1;&quot;&quot;)" table:style-name="ce12">
            <text:p>1</text:p>
          </table:table-cell>
          <table:table-cell office:value-type="float" office:value="1" table:formula="of:=IF(AND([.$I14]&lt;=[.Y$1];[.Y$1]&lt;=[.$J14]);1;&quot;&quot;)" table:style-name="ce12">
            <text:p>1</text:p>
          </table:table-cell>
          <table:table-cell office:value-type="float" office:value="1" table:formula="of:=IF(AND([.$I14]&lt;=[.Z$1];[.Z$1]&lt;=[.$J14]);1;&quot;&quot;)" table:style-name="ce12">
            <text:p>1</text:p>
          </table:table-cell>
          <table:table-cell office:value-type="string" office:string-value="" table:formula="of:=IF(AND([.$I14]&lt;=[.AA$1];[.AA$1]&lt;=[.$J14]);1;&quot;&quot;)" table:style-name="ce12"/>
          <table:table-cell office:value-type="string" office:string-value="" table:formula="of:=IF(AND([.$I14]&lt;=[.AB$1];[.AB$1]&lt;=[.$J14]);1;&quot;&quot;)" table:style-name="ce12"/>
          <table:table-cell office:value-type="string" office:string-value="" table:formula="of:=IF(AND([.$I14]&lt;=[.AC$1];[.AC$1]&lt;=[.$J14]);1;&quot;&quot;)" table:style-name="ce12"/>
          <table:table-cell office:value-type="string" office:string-value="" table:formula="of:=IF(AND([.$I14]&lt;=[.AD$1];[.AD$1]&lt;=[.$J14]);1;&quot;&quot;)" table:style-name="ce12"/>
          <table:table-cell office:value-type="string" office:string-value="" table:formula="of:=IF(AND([.$I14]&lt;=[.AE$1];[.AE$1]&lt;=[.$J14]);1;&quot;&quot;)" table:style-name="ce12"/>
          <table:table-cell office:value-type="string" office:string-value="" table:formula="of:=IF(AND([.$I14]&lt;=[.AF$1];[.AF$1]&lt;=[.$J14]);1;&quot;&quot;)" table:style-name="ce12"/>
          <table:table-cell office:value-type="string" office:string-value="" table:formula="of:=IF(AND([.$I14]&lt;=[.AG$1];[.AG$1]&lt;=[.$J14]);1;&quot;&quot;)" table:style-name="ce12"/>
          <table:table-cell office:value-type="string" office:string-value="" table:formula="of:=IF(AND([.$I14]&lt;=[.AH$1];[.AH$1]&lt;=[.$J14]);1;&quot;&quot;)" table:style-name="ce12"/>
          <table:table-cell office:value-type="string" office:string-value="" table:formula="of:=IF(AND([.$I14]&lt;=[.AI$1];[.AI$1]&lt;=[.$J14]);1;&quot;&quot;)" table:style-name="ce12"/>
          <table:table-cell office:value-type="string" office:string-value="" table:formula="of:=IF(AND([.$I14]&lt;=[.AJ$1];[.AJ$1]&lt;=[.$J14]);1;&quot;&quot;)" table:style-name="ce12"/>
          <table:table-cell office:value-type="string" office:string-value="" table:formula="of:=IF(AND([.$I14]&lt;=[.AK$1];[.AK$1]&lt;=[.$J14]);1;&quot;&quot;)" table:style-name="ce12"/>
          <table:table-cell office:value-type="string" office:string-value="" table:formula="of:=IF(AND([.$I14]&lt;=[.AL$1];[.AL$1]&lt;=[.$J14]);1;&quot;&quot;)" table:style-name="ce12"/>
          <table:table-cell office:value-type="string" office:string-value="" table:formula="of:=IF(AND([.$I14]&lt;=[.AM$1];[.AM$1]&lt;=[.$J14]);1;&quot;&quot;)" table:style-name="ce12"/>
          <table:table-cell office:value-type="string" office:string-value="" table:formula="of:=IF(AND([.$I14]&lt;=[.AN$1];[.AN$1]&lt;=[.$J14]);1;&quot;&quot;)" table:style-name="ce12"/>
          <table:table-cell office:value-type="string" office:string-value="" table:formula="of:=IF(AND([.$I14]&lt;=[.AO$1];[.AO$1]&lt;=[.$J14]);1;&quot;&quot;)" table:style-name="ce12"/>
          <table:table-cell office:value-type="string" office:string-value="" table:formula="of:=IF(AND([.$I14]&lt;=[.AP$1];[.AP$1]&lt;=[.$J14]);1;&quot;&quot;)" table:style-name="ce12"/>
          <table:table-cell office:value-type="string" office:string-value="" table:formula="of:=IF(AND([.$I14]&lt;=[.AQ$1];[.AQ$1]&lt;=[.$J14]);1;&quot;&quot;)" table:style-name="ce12"/>
          <table:table-cell office:value-type="string" office:string-value="" table:formula="of:=IF(AND([.$I14]&lt;=[.AR$1];[.AR$1]&lt;=[.$J14]);1;&quot;&quot;)" table:style-name="ce12"/>
          <table:table-cell office:value-type="string" office:string-value="" table:formula="of:=IF(AND([.$I14]&lt;=[.AS$1];[.AS$1]&lt;=[.$J14]);1;&quot;&quot;)" table:style-name="ce12"/>
          <table:table-cell office:value-type="string" office:string-value="" table:formula="of:=IF(AND([.$I14]&lt;=[.AT$1];[.AT$1]&lt;=[.$J14]);1;&quot;&quot;)" table:style-name="ce12"/>
          <table:table-cell office:value-type="string" office:string-value="" table:formula="of:=IF(AND([.$I14]&lt;=[.AU$1];[.AU$1]&lt;=[.$J14]);1;&quot;&quot;)" table:style-name="ce12"/>
          <table:table-cell office:value-type="string" office:string-value="" table:formula="of:=IF(AND([.$I14]&lt;=[.AV$1];[.AV$1]&lt;=[.$J14]);1;&quot;&quot;)" table:style-name="ce12"/>
          <table:table-cell office:value-type="string" office:string-value="" table:formula="of:=IF(AND([.$I14]&lt;=[.AW$1];[.AW$1]&lt;=[.$J14]);1;&quot;&quot;)" table:style-name="ce12"/>
          <table:table-cell office:value-type="string" office:string-value="" table:formula="of:=IF(AND([.$I14]&lt;=[.AX$1];[.AX$1]&lt;=[.$J14]);1;&quot;&quot;)" table:style-name="ce12"/>
          <table:table-cell office:value-type="string" office:string-value="" table:formula="of:=IF(AND([.$I14]&lt;=[.AY$1];[.AY$1]&lt;=[.$J14]);1;&quot;&quot;)" table:style-name="ce12"/>
          <table:table-cell office:value-type="string" office:string-value="" table:formula="of:=IF(AND([.$I14]&lt;=[.AZ$1];[.AZ$1]&lt;=[.$J14]);1;&quot;&quot;)" table:style-name="ce12"/>
          <table:table-cell office:value-type="string" office:string-value="" table:formula="of:=IF(AND([.$I14]&lt;=[.BA$1];[.BA$1]&lt;=[.$J14]);1;&quot;&quot;)" table:style-name="ce12"/>
          <table:table-cell office:value-type="string" office:string-value="" table:formula="of:=IF(AND([.$I14]&lt;=[.BB$1];[.BB$1]&lt;=[.$J14]);1;&quot;&quot;)" table:style-name="ce12"/>
          <table:table-cell office:value-type="string" office:string-value="" table:formula="of:=IF(AND([.$I14]&lt;=[.BC$1];[.BC$1]&lt;=[.$J14]);1;&quot;&quot;)" table:style-name="ce12"/>
          <table:table-cell office:value-type="string" office:string-value="" table:formula="of:=IF(AND([.$I14]&lt;=[.BD$1];[.BD$1]&lt;=[.$J14]);1;&quot;&quot;)" table:style-name="ce12"/>
          <table:table-cell office:value-type="string" office:string-value="" table:formula="of:=IF(AND([.$I14]&lt;=[.BE$1];[.BE$1]&lt;=[.$J14]);1;&quot;&quot;)" table:style-name="ce12"/>
          <table:table-cell office:value-type="string" office:string-value="" table:formula="of:=IF(AND([.$I14]&lt;=[.BF$1];[.BF$1]&lt;=[.$J14]);1;&quot;&quot;)" table:style-name="ce12"/>
          <table:table-cell office:value-type="string" office:string-value="" table:formula="of:=IF(AND([.$I14]&lt;=[.BG$1];[.BG$1]&lt;=[.$J14]);1;&quot;&quot;)" table:style-name="ce12"/>
          <table:table-cell office:value-type="string" office:string-value="" table:formula="of:=IF(AND([.$I14]&lt;=[.BH$1];[.BH$1]&lt;=[.$J14]);1;&quot;&quot;)" table:style-name="ce12"/>
          <table:table-cell office:value-type="string" office:string-value="" table:formula="of:=IF(AND([.$I14]&lt;=[.BI$1];[.BI$1]&lt;=[.$J14]);1;&quot;&quot;)" table:style-name="ce12"/>
          <table:table-cell office:value-type="string" office:string-value="" table:formula="of:=IF(AND([.$I14]&lt;=[.BJ$1];[.BJ$1]&lt;=[.$J14]);1;&quot;&quot;)" table:style-name="ce12"/>
          <table:table-cell office:value-type="string" office:string-value="" table:formula="of:=IF(AND([.$I14]&lt;=[.BK$1];[.BK$1]&lt;=[.$J14]);1;&quot;&quot;)" table:style-name="ce12"/>
          <table:table-cell office:value-type="string" office:string-value="" table:formula="of:=IF(AND([.$I14]&lt;=[.BL$1];[.BL$1]&lt;=[.$J14]);1;&quot;&quot;)" table:style-name="ce12"/>
          <table:table-cell office:value-type="string" office:string-value="" table:formula="of:=IF(AND([.$I14]&lt;=[.BM$1];[.BM$1]&lt;=[.$J14]);1;&quot;&quot;)" table:style-name="ce12"/>
          <table:table-cell office:value-type="string" office:string-value="" table:formula="of:=IF(AND([.$I14]&lt;=[.BN$1];[.BN$1]&lt;=[.$J14]);1;&quot;&quot;)" table:style-name="ce12"/>
          <table:table-cell office:value-type="string" office:string-value="" table:formula="of:=IF(AND([.$I14]&lt;=[.BO$1];[.BO$1]&lt;=[.$J14]);1;&quot;&quot;)" table:style-name="ce12"/>
          <table:table-cell office:value-type="string" office:string-value="" table:formula="of:=IF(AND([.$I14]&lt;=[.BP$1];[.BP$1]&lt;=[.$J14]);1;&quot;&quot;)" table:style-name="ce12"/>
          <table:table-cell office:value-type="string" office:string-value="" table:formula="of:=IF(AND([.$I14]&lt;=[.BQ$1];[.BQ$1]&lt;=[.$J14]);1;&quot;&quot;)" table:style-name="ce12"/>
          <table:table-cell office:value-type="string" office:string-value="" table:formula="of:=IF(AND([.$I14]&lt;=[.BR$1];[.BR$1]&lt;=[.$J14]);1;&quot;&quot;)" table:style-name="ce12"/>
          <table:table-cell office:value-type="string" office:string-value="" table:formula="of:=IF(AND([.$I14]&lt;=[.BS$1];[.BS$1]&lt;=[.$J14]);1;&quot;&quot;)" table:style-name="ce12"/>
          <table:table-cell office:value-type="string" office:string-value="" table:formula="of:=IF(AND([.$I14]&lt;=[.BT$1];[.BT$1]&lt;=[.$J14]);1;&quot;&quot;)" table:style-name="ce12"/>
          <table:table-cell office:value-type="string" office:string-value="" table:formula="of:=IF(AND([.$I14]&lt;=[.BU$1];[.BU$1]&lt;=[.$J14]);1;&quot;&quot;)" table:style-name="ce12"/>
          <table:table-cell office:value-type="string" office:string-value="" table:formula="of:=IF(AND([.$I14]&lt;=[.BV$1];[.BV$1]&lt;=[.$J14]);1;&quot;&quot;)" table:style-name="ce12"/>
          <table:table-cell office:value-type="string" office:string-value="" table:formula="of:=IF(AND([.$I14]&lt;=[.BW$1];[.BW$1]&lt;=[.$J14]);1;&quot;&quot;)" table:style-name="ce12"/>
          <table:table-cell office:value-type="string" office:string-value="" table:formula="of:=IF(AND([.$I14]&lt;=[.BX$1];[.BX$1]&lt;=[.$J14]);1;&quot;&quot;)" table:style-name="ce12"/>
          <table:table-cell office:value-type="string" office:string-value="" table:formula="of:=IF(AND([.$I14]&lt;=[.BY$1];[.BY$1]&lt;=[.$J14]);1;&quot;&quot;)" table:style-name="ce12"/>
          <table:table-cell office:value-type="string" office:string-value="" table:formula="of:=IF(AND([.$I14]&lt;=[.BZ$1];[.BZ$1]&lt;=[.$J14]);1;&quot;&quot;)" table:style-name="ce12"/>
          <table:table-cell office:value-type="string" office:string-value="" table:formula="of:=IF(AND([.$I14]&lt;=[.CA$1];[.CA$1]&lt;=[.$J14]);1;&quot;&quot;)" table:style-name="ce12"/>
          <table:table-cell office:value-type="string" office:string-value="" table:formula="of:=IF(AND([.$I14]&lt;=[.CB$1];[.CB$1]&lt;=[.$J14]);1;&quot;&quot;)" table:style-name="ce12"/>
          <table:table-cell office:value-type="string" office:string-value="" table:formula="of:=IF(AND([.$I14]&lt;=[.CC$1];[.CC$1]&lt;=[.$J14]);1;&quot;&quot;)" table:style-name="ce12"/>
          <table:table-cell office:value-type="string" office:string-value="" table:formula="of:=IF(AND([.$I14]&lt;=[.CD$1];[.CD$1]&lt;=[.$J14]);1;&quot;&quot;)" table:style-name="ce12"/>
          <table:table-cell office:value-type="string" office:string-value="" table:formula="of:=IF(AND([.$I14]&lt;=[.CE$1];[.CE$1]&lt;=[.$J14]);1;&quot;&quot;)" table:style-name="ce12"/>
          <table:table-cell office:value-type="string" office:string-value="" table:formula="of:=IF(AND([.$I14]&lt;=[.CF$1];[.CF$1]&lt;=[.$J14]);1;&quot;&quot;)" table:style-name="ce12"/>
          <table:table-cell office:value-type="string" office:string-value="" table:formula="of:=IF(AND([.$I14]&lt;=[.CG$1];[.CG$1]&lt;=[.$J14]);1;&quot;&quot;)" table:style-name="ce12"/>
          <table:table-cell table:number-columns-repeated="16299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float" office:value="5" table:style-name="ce3">
            <text:p>5</text:p>
          </table:table-cell>
          <table:table-cell office:value-type="float" office:value="1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formula="of:=VLOOKUP([.C15];[.$A:.$J];10;0)" table:style-name="ce5">
            <text:p>12</text:p>
          </table:table-cell>
          <table:table-cell office:value-type="float" office:value="0" table:formula="of:=VLOOKUP([.D15];[.$A:.$J];10;0)" table:style-name="ce5">
            <text:p>0</text:p>
          </table:table-cell>
          <table:table-cell office:value-type="float" office:value="0" table:formula="of:=VLOOKUP([.E15];[.$A:.$J];10;0)" table:style-name="ce5">
            <text:p>0</text:p>
          </table:table-cell>
          <table:table-cell office:value-type="float" office:value="13" table:formula="of:=[.J15]-[.B15]+1" table:style-name="ce6">
            <text:p>13</text:p>
          </table:table-cell>
          <table:table-cell office:value-type="float" office:value="17" table:formula="of:=[.B15]+MAX([.F15:.H15])" table:style-name="ce7">
            <text:p>17</text:p>
          </table:table-cell>
          <table:table-cell office:value-type="string" office:string-value="" table:formula="of:=IF(AND([.$I15]&lt;=[.K$1];[.K$1]&lt;=[.$J15]);1;&quot;&quot;)" table:style-name="ce12"/>
          <table:table-cell office:value-type="string" office:string-value="" table:formula="of:=IF(AND([.$I15]&lt;=[.L$1];[.L$1]&lt;=[.$J15]);1;&quot;&quot;)" table:style-name="ce12"/>
          <table:table-cell office:value-type="string" office:string-value="" table:formula="of:=IF(AND([.$I15]&lt;=[.M$1];[.M$1]&lt;=[.$J15]);1;&quot;&quot;)" table:style-name="ce12"/>
          <table:table-cell office:value-type="string" office:string-value="" table:formula="of:=IF(AND([.$I15]&lt;=[.N$1];[.N$1]&lt;=[.$J15]);1;&quot;&quot;)" table:style-name="ce12"/>
          <table:table-cell office:value-type="string" office:string-value="" table:formula="of:=IF(AND([.$I15]&lt;=[.O$1];[.O$1]&lt;=[.$J15]);1;&quot;&quot;)" table:style-name="ce12"/>
          <table:table-cell office:value-type="string" office:string-value="" table:formula="of:=IF(AND([.$I15]&lt;=[.P$1];[.P$1]&lt;=[.$J15]);1;&quot;&quot;)" table:style-name="ce12"/>
          <table:table-cell office:value-type="string" office:string-value="" table:formula="of:=IF(AND([.$I15]&lt;=[.Q$1];[.Q$1]&lt;=[.$J15]);1;&quot;&quot;)" table:style-name="ce12"/>
          <table:table-cell office:value-type="string" office:string-value="" table:formula="of:=IF(AND([.$I15]&lt;=[.R$1];[.R$1]&lt;=[.$J15]);1;&quot;&quot;)" table:style-name="ce12"/>
          <table:table-cell office:value-type="string" office:string-value="" table:formula="of:=IF(AND([.$I15]&lt;=[.S$1];[.S$1]&lt;=[.$J15]);1;&quot;&quot;)" table:style-name="ce12"/>
          <table:table-cell office:value-type="string" office:string-value="" table:formula="of:=IF(AND([.$I15]&lt;=[.T$1];[.T$1]&lt;=[.$J15]);1;&quot;&quot;)" table:style-name="ce12"/>
          <table:table-cell office:value-type="string" office:string-value="" table:formula="of:=IF(AND([.$I15]&lt;=[.U$1];[.U$1]&lt;=[.$J15]);1;&quot;&quot;)" table:style-name="ce12"/>
          <table:table-cell office:value-type="string" office:string-value="" table:formula="of:=IF(AND([.$I15]&lt;=[.V$1];[.V$1]&lt;=[.$J15]);1;&quot;&quot;)" table:style-name="ce12"/>
          <table:table-cell office:value-type="float" office:value="1" table:formula="of:=IF(AND([.$I15]&lt;=[.W$1];[.W$1]&lt;=[.$J15]);1;&quot;&quot;)" table:style-name="ce12">
            <text:p>1</text:p>
          </table:table-cell>
          <table:table-cell office:value-type="float" office:value="1" table:formula="of:=IF(AND([.$I15]&lt;=[.X$1];[.X$1]&lt;=[.$J15]);1;&quot;&quot;)" table:style-name="ce12">
            <text:p>1</text:p>
          </table:table-cell>
          <table:table-cell office:value-type="float" office:value="1" table:formula="of:=IF(AND([.$I15]&lt;=[.Y$1];[.Y$1]&lt;=[.$J15]);1;&quot;&quot;)" table:style-name="ce12">
            <text:p>1</text:p>
          </table:table-cell>
          <table:table-cell office:value-type="float" office:value="1" table:formula="of:=IF(AND([.$I15]&lt;=[.Z$1];[.Z$1]&lt;=[.$J15]);1;&quot;&quot;)" table:style-name="ce12">
            <text:p>1</text:p>
          </table:table-cell>
          <table:table-cell office:value-type="float" office:value="1" table:formula="of:=IF(AND([.$I15]&lt;=[.AA$1];[.AA$1]&lt;=[.$J15]);1;&quot;&quot;)" table:style-name="ce12">
            <text:p>1</text:p>
          </table:table-cell>
          <table:table-cell office:value-type="string" office:string-value="" table:formula="of:=IF(AND([.$I15]&lt;=[.AB$1];[.AB$1]&lt;=[.$J15]);1;&quot;&quot;)" table:style-name="ce12"/>
          <table:table-cell office:value-type="string" office:string-value="" table:formula="of:=IF(AND([.$I15]&lt;=[.AC$1];[.AC$1]&lt;=[.$J15]);1;&quot;&quot;)" table:style-name="ce12"/>
          <table:table-cell office:value-type="string" office:string-value="" table:formula="of:=IF(AND([.$I15]&lt;=[.AD$1];[.AD$1]&lt;=[.$J15]);1;&quot;&quot;)" table:style-name="ce12"/>
          <table:table-cell office:value-type="string" office:string-value="" table:formula="of:=IF(AND([.$I15]&lt;=[.AE$1];[.AE$1]&lt;=[.$J15]);1;&quot;&quot;)" table:style-name="ce12"/>
          <table:table-cell office:value-type="string" office:string-value="" table:formula="of:=IF(AND([.$I15]&lt;=[.AF$1];[.AF$1]&lt;=[.$J15]);1;&quot;&quot;)" table:style-name="ce12"/>
          <table:table-cell office:value-type="string" office:string-value="" table:formula="of:=IF(AND([.$I15]&lt;=[.AG$1];[.AG$1]&lt;=[.$J15]);1;&quot;&quot;)" table:style-name="ce12"/>
          <table:table-cell office:value-type="string" office:string-value="" table:formula="of:=IF(AND([.$I15]&lt;=[.AH$1];[.AH$1]&lt;=[.$J15]);1;&quot;&quot;)" table:style-name="ce12"/>
          <table:table-cell office:value-type="string" office:string-value="" table:formula="of:=IF(AND([.$I15]&lt;=[.AI$1];[.AI$1]&lt;=[.$J15]);1;&quot;&quot;)" table:style-name="ce12"/>
          <table:table-cell office:value-type="string" office:string-value="" table:formula="of:=IF(AND([.$I15]&lt;=[.AJ$1];[.AJ$1]&lt;=[.$J15]);1;&quot;&quot;)" table:style-name="ce12"/>
          <table:table-cell office:value-type="string" office:string-value="" table:formula="of:=IF(AND([.$I15]&lt;=[.AK$1];[.AK$1]&lt;=[.$J15]);1;&quot;&quot;)" table:style-name="ce12"/>
          <table:table-cell office:value-type="string" office:string-value="" table:formula="of:=IF(AND([.$I15]&lt;=[.AL$1];[.AL$1]&lt;=[.$J15]);1;&quot;&quot;)" table:style-name="ce12"/>
          <table:table-cell office:value-type="string" office:string-value="" table:formula="of:=IF(AND([.$I15]&lt;=[.AM$1];[.AM$1]&lt;=[.$J15]);1;&quot;&quot;)" table:style-name="ce12"/>
          <table:table-cell office:value-type="string" office:string-value="" table:formula="of:=IF(AND([.$I15]&lt;=[.AN$1];[.AN$1]&lt;=[.$J15]);1;&quot;&quot;)" table:style-name="ce12"/>
          <table:table-cell office:value-type="string" office:string-value="" table:formula="of:=IF(AND([.$I15]&lt;=[.AO$1];[.AO$1]&lt;=[.$J15]);1;&quot;&quot;)" table:style-name="ce12"/>
          <table:table-cell office:value-type="string" office:string-value="" table:formula="of:=IF(AND([.$I15]&lt;=[.AP$1];[.AP$1]&lt;=[.$J15]);1;&quot;&quot;)" table:style-name="ce12"/>
          <table:table-cell office:value-type="string" office:string-value="" table:formula="of:=IF(AND([.$I15]&lt;=[.AQ$1];[.AQ$1]&lt;=[.$J15]);1;&quot;&quot;)" table:style-name="ce12"/>
          <table:table-cell office:value-type="string" office:string-value="" table:formula="of:=IF(AND([.$I15]&lt;=[.AR$1];[.AR$1]&lt;=[.$J15]);1;&quot;&quot;)" table:style-name="ce12"/>
          <table:table-cell office:value-type="string" office:string-value="" table:formula="of:=IF(AND([.$I15]&lt;=[.AS$1];[.AS$1]&lt;=[.$J15]);1;&quot;&quot;)" table:style-name="ce12"/>
          <table:table-cell office:value-type="string" office:string-value="" table:formula="of:=IF(AND([.$I15]&lt;=[.AT$1];[.AT$1]&lt;=[.$J15]);1;&quot;&quot;)" table:style-name="ce12"/>
          <table:table-cell office:value-type="string" office:string-value="" table:formula="of:=IF(AND([.$I15]&lt;=[.AU$1];[.AU$1]&lt;=[.$J15]);1;&quot;&quot;)" table:style-name="ce12"/>
          <table:table-cell office:value-type="string" office:string-value="" table:formula="of:=IF(AND([.$I15]&lt;=[.AV$1];[.AV$1]&lt;=[.$J15]);1;&quot;&quot;)" table:style-name="ce12"/>
          <table:table-cell office:value-type="string" office:string-value="" table:formula="of:=IF(AND([.$I15]&lt;=[.AW$1];[.AW$1]&lt;=[.$J15]);1;&quot;&quot;)" table:style-name="ce12"/>
          <table:table-cell office:value-type="string" office:string-value="" table:formula="of:=IF(AND([.$I15]&lt;=[.AX$1];[.AX$1]&lt;=[.$J15]);1;&quot;&quot;)" table:style-name="ce12"/>
          <table:table-cell office:value-type="string" office:string-value="" table:formula="of:=IF(AND([.$I15]&lt;=[.AY$1];[.AY$1]&lt;=[.$J15]);1;&quot;&quot;)" table:style-name="ce12"/>
          <table:table-cell office:value-type="string" office:string-value="" table:formula="of:=IF(AND([.$I15]&lt;=[.AZ$1];[.AZ$1]&lt;=[.$J15]);1;&quot;&quot;)" table:style-name="ce12"/>
          <table:table-cell office:value-type="string" office:string-value="" table:formula="of:=IF(AND([.$I15]&lt;=[.BA$1];[.BA$1]&lt;=[.$J15]);1;&quot;&quot;)" table:style-name="ce12"/>
          <table:table-cell office:value-type="string" office:string-value="" table:formula="of:=IF(AND([.$I15]&lt;=[.BB$1];[.BB$1]&lt;=[.$J15]);1;&quot;&quot;)" table:style-name="ce12"/>
          <table:table-cell office:value-type="string" office:string-value="" table:formula="of:=IF(AND([.$I15]&lt;=[.BC$1];[.BC$1]&lt;=[.$J15]);1;&quot;&quot;)" table:style-name="ce12"/>
          <table:table-cell office:value-type="string" office:string-value="" table:formula="of:=IF(AND([.$I15]&lt;=[.BD$1];[.BD$1]&lt;=[.$J15]);1;&quot;&quot;)" table:style-name="ce12"/>
          <table:table-cell office:value-type="string" office:string-value="" table:formula="of:=IF(AND([.$I15]&lt;=[.BE$1];[.BE$1]&lt;=[.$J15]);1;&quot;&quot;)" table:style-name="ce12"/>
          <table:table-cell office:value-type="string" office:string-value="" table:formula="of:=IF(AND([.$I15]&lt;=[.BF$1];[.BF$1]&lt;=[.$J15]);1;&quot;&quot;)" table:style-name="ce12"/>
          <table:table-cell office:value-type="string" office:string-value="" table:formula="of:=IF(AND([.$I15]&lt;=[.BG$1];[.BG$1]&lt;=[.$J15]);1;&quot;&quot;)" table:style-name="ce12"/>
          <table:table-cell office:value-type="string" office:string-value="" table:formula="of:=IF(AND([.$I15]&lt;=[.BH$1];[.BH$1]&lt;=[.$J15]);1;&quot;&quot;)" table:style-name="ce12"/>
          <table:table-cell office:value-type="string" office:string-value="" table:formula="of:=IF(AND([.$I15]&lt;=[.BI$1];[.BI$1]&lt;=[.$J15]);1;&quot;&quot;)" table:style-name="ce12"/>
          <table:table-cell office:value-type="string" office:string-value="" table:formula="of:=IF(AND([.$I15]&lt;=[.BJ$1];[.BJ$1]&lt;=[.$J15]);1;&quot;&quot;)" table:style-name="ce12"/>
          <table:table-cell office:value-type="string" office:string-value="" table:formula="of:=IF(AND([.$I15]&lt;=[.BK$1];[.BK$1]&lt;=[.$J15]);1;&quot;&quot;)" table:style-name="ce12"/>
          <table:table-cell office:value-type="string" office:string-value="" table:formula="of:=IF(AND([.$I15]&lt;=[.BL$1];[.BL$1]&lt;=[.$J15]);1;&quot;&quot;)" table:style-name="ce12"/>
          <table:table-cell office:value-type="string" office:string-value="" table:formula="of:=IF(AND([.$I15]&lt;=[.BM$1];[.BM$1]&lt;=[.$J15]);1;&quot;&quot;)" table:style-name="ce12"/>
          <table:table-cell office:value-type="string" office:string-value="" table:formula="of:=IF(AND([.$I15]&lt;=[.BN$1];[.BN$1]&lt;=[.$J15]);1;&quot;&quot;)" table:style-name="ce12"/>
          <table:table-cell office:value-type="string" office:string-value="" table:formula="of:=IF(AND([.$I15]&lt;=[.BO$1];[.BO$1]&lt;=[.$J15]);1;&quot;&quot;)" table:style-name="ce12"/>
          <table:table-cell office:value-type="string" office:string-value="" table:formula="of:=IF(AND([.$I15]&lt;=[.BP$1];[.BP$1]&lt;=[.$J15]);1;&quot;&quot;)" table:style-name="ce12"/>
          <table:table-cell office:value-type="string" office:string-value="" table:formula="of:=IF(AND([.$I15]&lt;=[.BQ$1];[.BQ$1]&lt;=[.$J15]);1;&quot;&quot;)" table:style-name="ce12"/>
          <table:table-cell office:value-type="string" office:string-value="" table:formula="of:=IF(AND([.$I15]&lt;=[.BR$1];[.BR$1]&lt;=[.$J15]);1;&quot;&quot;)" table:style-name="ce12"/>
          <table:table-cell office:value-type="string" office:string-value="" table:formula="of:=IF(AND([.$I15]&lt;=[.BS$1];[.BS$1]&lt;=[.$J15]);1;&quot;&quot;)" table:style-name="ce12"/>
          <table:table-cell office:value-type="string" office:string-value="" table:formula="of:=IF(AND([.$I15]&lt;=[.BT$1];[.BT$1]&lt;=[.$J15]);1;&quot;&quot;)" table:style-name="ce12"/>
          <table:table-cell office:value-type="string" office:string-value="" table:formula="of:=IF(AND([.$I15]&lt;=[.BU$1];[.BU$1]&lt;=[.$J15]);1;&quot;&quot;)" table:style-name="ce12"/>
          <table:table-cell office:value-type="string" office:string-value="" table:formula="of:=IF(AND([.$I15]&lt;=[.BV$1];[.BV$1]&lt;=[.$J15]);1;&quot;&quot;)" table:style-name="ce12"/>
          <table:table-cell office:value-type="string" office:string-value="" table:formula="of:=IF(AND([.$I15]&lt;=[.BW$1];[.BW$1]&lt;=[.$J15]);1;&quot;&quot;)" table:style-name="ce12"/>
          <table:table-cell office:value-type="string" office:string-value="" table:formula="of:=IF(AND([.$I15]&lt;=[.BX$1];[.BX$1]&lt;=[.$J15]);1;&quot;&quot;)" table:style-name="ce12"/>
          <table:table-cell office:value-type="string" office:string-value="" table:formula="of:=IF(AND([.$I15]&lt;=[.BY$1];[.BY$1]&lt;=[.$J15]);1;&quot;&quot;)" table:style-name="ce12"/>
          <table:table-cell office:value-type="string" office:string-value="" table:formula="of:=IF(AND([.$I15]&lt;=[.BZ$1];[.BZ$1]&lt;=[.$J15]);1;&quot;&quot;)" table:style-name="ce12"/>
          <table:table-cell office:value-type="string" office:string-value="" table:formula="of:=IF(AND([.$I15]&lt;=[.CA$1];[.CA$1]&lt;=[.$J15]);1;&quot;&quot;)" table:style-name="ce12"/>
          <table:table-cell office:value-type="string" office:string-value="" table:formula="of:=IF(AND([.$I15]&lt;=[.CB$1];[.CB$1]&lt;=[.$J15]);1;&quot;&quot;)" table:style-name="ce12"/>
          <table:table-cell office:value-type="string" office:string-value="" table:formula="of:=IF(AND([.$I15]&lt;=[.CC$1];[.CC$1]&lt;=[.$J15]);1;&quot;&quot;)" table:style-name="ce12"/>
          <table:table-cell office:value-type="string" office:string-value="" table:formula="of:=IF(AND([.$I15]&lt;=[.CD$1];[.CD$1]&lt;=[.$J15]);1;&quot;&quot;)" table:style-name="ce12"/>
          <table:table-cell office:value-type="string" office:string-value="" table:formula="of:=IF(AND([.$I15]&lt;=[.CE$1];[.CE$1]&lt;=[.$J15]);1;&quot;&quot;)" table:style-name="ce12"/>
          <table:table-cell office:value-type="string" office:string-value="" table:formula="of:=IF(AND([.$I15]&lt;=[.CF$1];[.CF$1]&lt;=[.$J15]);1;&quot;&quot;)" table:style-name="ce12"/>
          <table:table-cell office:value-type="string" office:string-value="" table:formula="of:=IF(AND([.$I15]&lt;=[.CG$1];[.CG$1]&lt;=[.$J15]);1;&quot;&quot;)" table:style-name="ce12"/>
          <table:table-cell table:number-columns-repeated="16299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14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9" table:formula="of:=VLOOKUP([.C16];[.$A:.$J];10;0)" table:style-name="ce5">
            <text:p>9</text:p>
          </table:table-cell>
          <table:table-cell office:value-type="float" office:value="12" table:formula="of:=VLOOKUP([.D16];[.$A:.$J];10;0)" table:style-name="ce5">
            <text:p>12</text:p>
          </table:table-cell>
          <table:table-cell office:value-type="float" office:value="0" table:formula="of:=VLOOKUP([.E16];[.$A:.$J];10;0)" table:style-name="ce5">
            <text:p>0</text:p>
          </table:table-cell>
          <table:table-cell office:value-type="float" office:value="13" table:formula="of:=[.J16]-[.B16]+1" table:style-name="ce6">
            <text:p>13</text:p>
          </table:table-cell>
          <table:table-cell office:value-type="float" office:value="17" table:formula="of:=[.B16]+MAX([.F16:.H16])" table:style-name="ce7">
            <text:p>17</text:p>
          </table:table-cell>
          <table:table-cell office:value-type="string" office:string-value="" table:formula="of:=IF(AND([.$I16]&lt;=[.K$1];[.K$1]&lt;=[.$J16]);1;&quot;&quot;)" table:style-name="ce12"/>
          <table:table-cell office:value-type="string" office:string-value="" table:formula="of:=IF(AND([.$I16]&lt;=[.L$1];[.L$1]&lt;=[.$J16]);1;&quot;&quot;)" table:style-name="ce12"/>
          <table:table-cell office:value-type="string" office:string-value="" table:formula="of:=IF(AND([.$I16]&lt;=[.M$1];[.M$1]&lt;=[.$J16]);1;&quot;&quot;)" table:style-name="ce12"/>
          <table:table-cell office:value-type="string" office:string-value="" table:formula="of:=IF(AND([.$I16]&lt;=[.N$1];[.N$1]&lt;=[.$J16]);1;&quot;&quot;)" table:style-name="ce12"/>
          <table:table-cell office:value-type="string" office:string-value="" table:formula="of:=IF(AND([.$I16]&lt;=[.O$1];[.O$1]&lt;=[.$J16]);1;&quot;&quot;)" table:style-name="ce12"/>
          <table:table-cell office:value-type="string" office:string-value="" table:formula="of:=IF(AND([.$I16]&lt;=[.P$1];[.P$1]&lt;=[.$J16]);1;&quot;&quot;)" table:style-name="ce12"/>
          <table:table-cell office:value-type="string" office:string-value="" table:formula="of:=IF(AND([.$I16]&lt;=[.Q$1];[.Q$1]&lt;=[.$J16]);1;&quot;&quot;)" table:style-name="ce12"/>
          <table:table-cell office:value-type="string" office:string-value="" table:formula="of:=IF(AND([.$I16]&lt;=[.R$1];[.R$1]&lt;=[.$J16]);1;&quot;&quot;)" table:style-name="ce12"/>
          <table:table-cell office:value-type="string" office:string-value="" table:formula="of:=IF(AND([.$I16]&lt;=[.S$1];[.S$1]&lt;=[.$J16]);1;&quot;&quot;)" table:style-name="ce12"/>
          <table:table-cell office:value-type="string" office:string-value="" table:formula="of:=IF(AND([.$I16]&lt;=[.T$1];[.T$1]&lt;=[.$J16]);1;&quot;&quot;)" table:style-name="ce12"/>
          <table:table-cell office:value-type="string" office:string-value="" table:formula="of:=IF(AND([.$I16]&lt;=[.U$1];[.U$1]&lt;=[.$J16]);1;&quot;&quot;)" table:style-name="ce12"/>
          <table:table-cell office:value-type="string" office:string-value="" table:formula="of:=IF(AND([.$I16]&lt;=[.V$1];[.V$1]&lt;=[.$J16]);1;&quot;&quot;)" table:style-name="ce12"/>
          <table:table-cell office:value-type="float" office:value="1" table:formula="of:=IF(AND([.$I16]&lt;=[.W$1];[.W$1]&lt;=[.$J16]);1;&quot;&quot;)" table:style-name="ce12">
            <text:p>1</text:p>
          </table:table-cell>
          <table:table-cell office:value-type="float" office:value="1" table:formula="of:=IF(AND([.$I16]&lt;=[.X$1];[.X$1]&lt;=[.$J16]);1;&quot;&quot;)" table:style-name="ce12">
            <text:p>1</text:p>
          </table:table-cell>
          <table:table-cell office:value-type="float" office:value="1" table:formula="of:=IF(AND([.$I16]&lt;=[.Y$1];[.Y$1]&lt;=[.$J16]);1;&quot;&quot;)" table:style-name="ce12">
            <text:p>1</text:p>
          </table:table-cell>
          <table:table-cell office:value-type="float" office:value="1" table:formula="of:=IF(AND([.$I16]&lt;=[.Z$1];[.Z$1]&lt;=[.$J16]);1;&quot;&quot;)" table:style-name="ce12">
            <text:p>1</text:p>
          </table:table-cell>
          <table:table-cell office:value-type="float" office:value="1" table:formula="of:=IF(AND([.$I16]&lt;=[.AA$1];[.AA$1]&lt;=[.$J16]);1;&quot;&quot;)" table:style-name="ce12">
            <text:p>1</text:p>
          </table:table-cell>
          <table:table-cell office:value-type="string" office:string-value="" table:formula="of:=IF(AND([.$I16]&lt;=[.AB$1];[.AB$1]&lt;=[.$J16]);1;&quot;&quot;)" table:style-name="ce12"/>
          <table:table-cell office:value-type="string" office:string-value="" table:formula="of:=IF(AND([.$I16]&lt;=[.AC$1];[.AC$1]&lt;=[.$J16]);1;&quot;&quot;)" table:style-name="ce12"/>
          <table:table-cell office:value-type="string" office:string-value="" table:formula="of:=IF(AND([.$I16]&lt;=[.AD$1];[.AD$1]&lt;=[.$J16]);1;&quot;&quot;)" table:style-name="ce12"/>
          <table:table-cell office:value-type="string" office:string-value="" table:formula="of:=IF(AND([.$I16]&lt;=[.AE$1];[.AE$1]&lt;=[.$J16]);1;&quot;&quot;)" table:style-name="ce12"/>
          <table:table-cell office:value-type="string" office:string-value="" table:formula="of:=IF(AND([.$I16]&lt;=[.AF$1];[.AF$1]&lt;=[.$J16]);1;&quot;&quot;)" table:style-name="ce12"/>
          <table:table-cell office:value-type="string" office:string-value="" table:formula="of:=IF(AND([.$I16]&lt;=[.AG$1];[.AG$1]&lt;=[.$J16]);1;&quot;&quot;)" table:style-name="ce12"/>
          <table:table-cell office:value-type="string" office:string-value="" table:formula="of:=IF(AND([.$I16]&lt;=[.AH$1];[.AH$1]&lt;=[.$J16]);1;&quot;&quot;)" table:style-name="ce12"/>
          <table:table-cell office:value-type="string" office:string-value="" table:formula="of:=IF(AND([.$I16]&lt;=[.AI$1];[.AI$1]&lt;=[.$J16]);1;&quot;&quot;)" table:style-name="ce12"/>
          <table:table-cell office:value-type="string" office:string-value="" table:formula="of:=IF(AND([.$I16]&lt;=[.AJ$1];[.AJ$1]&lt;=[.$J16]);1;&quot;&quot;)" table:style-name="ce12"/>
          <table:table-cell office:value-type="string" office:string-value="" table:formula="of:=IF(AND([.$I16]&lt;=[.AK$1];[.AK$1]&lt;=[.$J16]);1;&quot;&quot;)" table:style-name="ce12"/>
          <table:table-cell office:value-type="string" office:string-value="" table:formula="of:=IF(AND([.$I16]&lt;=[.AL$1];[.AL$1]&lt;=[.$J16]);1;&quot;&quot;)" table:style-name="ce12"/>
          <table:table-cell office:value-type="string" office:string-value="" table:formula="of:=IF(AND([.$I16]&lt;=[.AM$1];[.AM$1]&lt;=[.$J16]);1;&quot;&quot;)" table:style-name="ce12"/>
          <table:table-cell office:value-type="string" office:string-value="" table:formula="of:=IF(AND([.$I16]&lt;=[.AN$1];[.AN$1]&lt;=[.$J16]);1;&quot;&quot;)" table:style-name="ce12"/>
          <table:table-cell office:value-type="string" office:string-value="" table:formula="of:=IF(AND([.$I16]&lt;=[.AO$1];[.AO$1]&lt;=[.$J16]);1;&quot;&quot;)" table:style-name="ce12"/>
          <table:table-cell office:value-type="string" office:string-value="" table:formula="of:=IF(AND([.$I16]&lt;=[.AP$1];[.AP$1]&lt;=[.$J16]);1;&quot;&quot;)" table:style-name="ce12"/>
          <table:table-cell office:value-type="string" office:string-value="" table:formula="of:=IF(AND([.$I16]&lt;=[.AQ$1];[.AQ$1]&lt;=[.$J16]);1;&quot;&quot;)" table:style-name="ce12"/>
          <table:table-cell office:value-type="string" office:string-value="" table:formula="of:=IF(AND([.$I16]&lt;=[.AR$1];[.AR$1]&lt;=[.$J16]);1;&quot;&quot;)" table:style-name="ce12"/>
          <table:table-cell office:value-type="string" office:string-value="" table:formula="of:=IF(AND([.$I16]&lt;=[.AS$1];[.AS$1]&lt;=[.$J16]);1;&quot;&quot;)" table:style-name="ce12"/>
          <table:table-cell office:value-type="string" office:string-value="" table:formula="of:=IF(AND([.$I16]&lt;=[.AT$1];[.AT$1]&lt;=[.$J16]);1;&quot;&quot;)" table:style-name="ce12"/>
          <table:table-cell office:value-type="string" office:string-value="" table:formula="of:=IF(AND([.$I16]&lt;=[.AU$1];[.AU$1]&lt;=[.$J16]);1;&quot;&quot;)" table:style-name="ce12"/>
          <table:table-cell office:value-type="string" office:string-value="" table:formula="of:=IF(AND([.$I16]&lt;=[.AV$1];[.AV$1]&lt;=[.$J16]);1;&quot;&quot;)" table:style-name="ce12"/>
          <table:table-cell office:value-type="string" office:string-value="" table:formula="of:=IF(AND([.$I16]&lt;=[.AW$1];[.AW$1]&lt;=[.$J16]);1;&quot;&quot;)" table:style-name="ce12"/>
          <table:table-cell office:value-type="string" office:string-value="" table:formula="of:=IF(AND([.$I16]&lt;=[.AX$1];[.AX$1]&lt;=[.$J16]);1;&quot;&quot;)" table:style-name="ce12"/>
          <table:table-cell office:value-type="string" office:string-value="" table:formula="of:=IF(AND([.$I16]&lt;=[.AY$1];[.AY$1]&lt;=[.$J16]);1;&quot;&quot;)" table:style-name="ce12"/>
          <table:table-cell office:value-type="string" office:string-value="" table:formula="of:=IF(AND([.$I16]&lt;=[.AZ$1];[.AZ$1]&lt;=[.$J16]);1;&quot;&quot;)" table:style-name="ce12"/>
          <table:table-cell office:value-type="string" office:string-value="" table:formula="of:=IF(AND([.$I16]&lt;=[.BA$1];[.BA$1]&lt;=[.$J16]);1;&quot;&quot;)" table:style-name="ce12"/>
          <table:table-cell office:value-type="string" office:string-value="" table:formula="of:=IF(AND([.$I16]&lt;=[.BB$1];[.BB$1]&lt;=[.$J16]);1;&quot;&quot;)" table:style-name="ce12"/>
          <table:table-cell office:value-type="string" office:string-value="" table:formula="of:=IF(AND([.$I16]&lt;=[.BC$1];[.BC$1]&lt;=[.$J16]);1;&quot;&quot;)" table:style-name="ce12"/>
          <table:table-cell office:value-type="string" office:string-value="" table:formula="of:=IF(AND([.$I16]&lt;=[.BD$1];[.BD$1]&lt;=[.$J16]);1;&quot;&quot;)" table:style-name="ce12"/>
          <table:table-cell office:value-type="string" office:string-value="" table:formula="of:=IF(AND([.$I16]&lt;=[.BE$1];[.BE$1]&lt;=[.$J16]);1;&quot;&quot;)" table:style-name="ce12"/>
          <table:table-cell office:value-type="string" office:string-value="" table:formula="of:=IF(AND([.$I16]&lt;=[.BF$1];[.BF$1]&lt;=[.$J16]);1;&quot;&quot;)" table:style-name="ce12"/>
          <table:table-cell office:value-type="string" office:string-value="" table:formula="of:=IF(AND([.$I16]&lt;=[.BG$1];[.BG$1]&lt;=[.$J16]);1;&quot;&quot;)" table:style-name="ce12"/>
          <table:table-cell office:value-type="string" office:string-value="" table:formula="of:=IF(AND([.$I16]&lt;=[.BH$1];[.BH$1]&lt;=[.$J16]);1;&quot;&quot;)" table:style-name="ce12"/>
          <table:table-cell office:value-type="string" office:string-value="" table:formula="of:=IF(AND([.$I16]&lt;=[.BI$1];[.BI$1]&lt;=[.$J16]);1;&quot;&quot;)" table:style-name="ce12"/>
          <table:table-cell office:value-type="string" office:string-value="" table:formula="of:=IF(AND([.$I16]&lt;=[.BJ$1];[.BJ$1]&lt;=[.$J16]);1;&quot;&quot;)" table:style-name="ce12"/>
          <table:table-cell office:value-type="string" office:string-value="" table:formula="of:=IF(AND([.$I16]&lt;=[.BK$1];[.BK$1]&lt;=[.$J16]);1;&quot;&quot;)" table:style-name="ce12"/>
          <table:table-cell office:value-type="string" office:string-value="" table:formula="of:=IF(AND([.$I16]&lt;=[.BL$1];[.BL$1]&lt;=[.$J16]);1;&quot;&quot;)" table:style-name="ce12"/>
          <table:table-cell office:value-type="string" office:string-value="" table:formula="of:=IF(AND([.$I16]&lt;=[.BM$1];[.BM$1]&lt;=[.$J16]);1;&quot;&quot;)" table:style-name="ce12"/>
          <table:table-cell office:value-type="string" office:string-value="" table:formula="of:=IF(AND([.$I16]&lt;=[.BN$1];[.BN$1]&lt;=[.$J16]);1;&quot;&quot;)" table:style-name="ce12"/>
          <table:table-cell office:value-type="string" office:string-value="" table:formula="of:=IF(AND([.$I16]&lt;=[.BO$1];[.BO$1]&lt;=[.$J16]);1;&quot;&quot;)" table:style-name="ce12"/>
          <table:table-cell office:value-type="string" office:string-value="" table:formula="of:=IF(AND([.$I16]&lt;=[.BP$1];[.BP$1]&lt;=[.$J16]);1;&quot;&quot;)" table:style-name="ce12"/>
          <table:table-cell office:value-type="string" office:string-value="" table:formula="of:=IF(AND([.$I16]&lt;=[.BQ$1];[.BQ$1]&lt;=[.$J16]);1;&quot;&quot;)" table:style-name="ce12"/>
          <table:table-cell office:value-type="string" office:string-value="" table:formula="of:=IF(AND([.$I16]&lt;=[.BR$1];[.BR$1]&lt;=[.$J16]);1;&quot;&quot;)" table:style-name="ce12"/>
          <table:table-cell office:value-type="string" office:string-value="" table:formula="of:=IF(AND([.$I16]&lt;=[.BS$1];[.BS$1]&lt;=[.$J16]);1;&quot;&quot;)" table:style-name="ce12"/>
          <table:table-cell office:value-type="string" office:string-value="" table:formula="of:=IF(AND([.$I16]&lt;=[.BT$1];[.BT$1]&lt;=[.$J16]);1;&quot;&quot;)" table:style-name="ce12"/>
          <table:table-cell office:value-type="string" office:string-value="" table:formula="of:=IF(AND([.$I16]&lt;=[.BU$1];[.BU$1]&lt;=[.$J16]);1;&quot;&quot;)" table:style-name="ce12"/>
          <table:table-cell office:value-type="string" office:string-value="" table:formula="of:=IF(AND([.$I16]&lt;=[.BV$1];[.BV$1]&lt;=[.$J16]);1;&quot;&quot;)" table:style-name="ce12"/>
          <table:table-cell office:value-type="string" office:string-value="" table:formula="of:=IF(AND([.$I16]&lt;=[.BW$1];[.BW$1]&lt;=[.$J16]);1;&quot;&quot;)" table:style-name="ce12"/>
          <table:table-cell office:value-type="string" office:string-value="" table:formula="of:=IF(AND([.$I16]&lt;=[.BX$1];[.BX$1]&lt;=[.$J16]);1;&quot;&quot;)" table:style-name="ce12"/>
          <table:table-cell office:value-type="string" office:string-value="" table:formula="of:=IF(AND([.$I16]&lt;=[.BY$1];[.BY$1]&lt;=[.$J16]);1;&quot;&quot;)" table:style-name="ce12"/>
          <table:table-cell office:value-type="string" office:string-value="" table:formula="of:=IF(AND([.$I16]&lt;=[.BZ$1];[.BZ$1]&lt;=[.$J16]);1;&quot;&quot;)" table:style-name="ce12"/>
          <table:table-cell office:value-type="string" office:string-value="" table:formula="of:=IF(AND([.$I16]&lt;=[.CA$1];[.CA$1]&lt;=[.$J16]);1;&quot;&quot;)" table:style-name="ce12"/>
          <table:table-cell office:value-type="string" office:string-value="" table:formula="of:=IF(AND([.$I16]&lt;=[.CB$1];[.CB$1]&lt;=[.$J16]);1;&quot;&quot;)" table:style-name="ce12"/>
          <table:table-cell office:value-type="string" office:string-value="" table:formula="of:=IF(AND([.$I16]&lt;=[.CC$1];[.CC$1]&lt;=[.$J16]);1;&quot;&quot;)" table:style-name="ce12"/>
          <table:table-cell office:value-type="string" office:string-value="" table:formula="of:=IF(AND([.$I16]&lt;=[.CD$1];[.CD$1]&lt;=[.$J16]);1;&quot;&quot;)" table:style-name="ce12"/>
          <table:table-cell office:value-type="string" office:string-value="" table:formula="of:=IF(AND([.$I16]&lt;=[.CE$1];[.CE$1]&lt;=[.$J16]);1;&quot;&quot;)" table:style-name="ce12"/>
          <table:table-cell office:value-type="string" office:string-value="" table:formula="of:=IF(AND([.$I16]&lt;=[.CF$1];[.CF$1]&lt;=[.$J16]);1;&quot;&quot;)" table:style-name="ce12"/>
          <table:table-cell office:value-type="string" office:string-value="" table:formula="of:=IF(AND([.$I16]&lt;=[.CG$1];[.CG$1]&lt;=[.$J16]);1;&quot;&quot;)" table:style-name="ce12"/>
          <table:table-cell table:number-columns-repeated="16299"/>
        </table:table-row>
        <table:table-row table:style-name="ro2">
          <table:table-cell office:value-type="float" office:value="17" table:style-name="ce3">
            <text:p>17</text:p>
          </table:table-cell>
          <table:table-cell office:value-type="float" office:value="2" table:style-name="ce3">
            <text:p>2</text:p>
          </table:table-cell>
          <table:table-cell office:value-type="float" office:value="16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" table:formula="of:=VLOOKUP([.C17];[.$A:.$J];10;0)" table:style-name="ce5">
            <text:p>15</text:p>
          </table:table-cell>
          <table:table-cell office:value-type="float" office:value="0" table:formula="of:=VLOOKUP([.D17];[.$A:.$J];10;0)" table:style-name="ce5">
            <text:p>0</text:p>
          </table:table-cell>
          <table:table-cell office:value-type="float" office:value="0" table:formula="of:=VLOOKUP([.E17];[.$A:.$J];10;0)" table:style-name="ce5">
            <text:p>0</text:p>
          </table:table-cell>
          <table:table-cell office:value-type="float" office:value="16" table:formula="of:=[.J17]-[.B17]+1" table:style-name="ce6">
            <text:p>16</text:p>
          </table:table-cell>
          <table:table-cell office:value-type="float" office:value="17" table:formula="of:=[.B17]+MAX([.F17:.H17])" table:style-name="ce7">
            <text:p>17</text:p>
          </table:table-cell>
          <table:table-cell office:value-type="string" office:string-value="" table:formula="of:=IF(AND([.$I17]&lt;=[.K$1];[.K$1]&lt;=[.$J17]);1;&quot;&quot;)" table:style-name="ce12"/>
          <table:table-cell office:value-type="string" office:string-value="" table:formula="of:=IF(AND([.$I17]&lt;=[.L$1];[.L$1]&lt;=[.$J17]);1;&quot;&quot;)" table:style-name="ce12"/>
          <table:table-cell office:value-type="string" office:string-value="" table:formula="of:=IF(AND([.$I17]&lt;=[.M$1];[.M$1]&lt;=[.$J17]);1;&quot;&quot;)" table:style-name="ce12"/>
          <table:table-cell office:value-type="string" office:string-value="" table:formula="of:=IF(AND([.$I17]&lt;=[.N$1];[.N$1]&lt;=[.$J17]);1;&quot;&quot;)" table:style-name="ce12"/>
          <table:table-cell office:value-type="string" office:string-value="" table:formula="of:=IF(AND([.$I17]&lt;=[.O$1];[.O$1]&lt;=[.$J17]);1;&quot;&quot;)" table:style-name="ce12"/>
          <table:table-cell office:value-type="string" office:string-value="" table:formula="of:=IF(AND([.$I17]&lt;=[.P$1];[.P$1]&lt;=[.$J17]);1;&quot;&quot;)" table:style-name="ce12"/>
          <table:table-cell office:value-type="string" office:string-value="" table:formula="of:=IF(AND([.$I17]&lt;=[.Q$1];[.Q$1]&lt;=[.$J17]);1;&quot;&quot;)" table:style-name="ce12"/>
          <table:table-cell office:value-type="string" office:string-value="" table:formula="of:=IF(AND([.$I17]&lt;=[.R$1];[.R$1]&lt;=[.$J17]);1;&quot;&quot;)" table:style-name="ce12"/>
          <table:table-cell office:value-type="string" office:string-value="" table:formula="of:=IF(AND([.$I17]&lt;=[.S$1];[.S$1]&lt;=[.$J17]);1;&quot;&quot;)" table:style-name="ce12"/>
          <table:table-cell office:value-type="string" office:string-value="" table:formula="of:=IF(AND([.$I17]&lt;=[.T$1];[.T$1]&lt;=[.$J17]);1;&quot;&quot;)" table:style-name="ce12"/>
          <table:table-cell office:value-type="string" office:string-value="" table:formula="of:=IF(AND([.$I17]&lt;=[.U$1];[.U$1]&lt;=[.$J17]);1;&quot;&quot;)" table:style-name="ce12"/>
          <table:table-cell office:value-type="string" office:string-value="" table:formula="of:=IF(AND([.$I17]&lt;=[.V$1];[.V$1]&lt;=[.$J17]);1;&quot;&quot;)" table:style-name="ce12"/>
          <table:table-cell office:value-type="string" office:string-value="" table:formula="of:=IF(AND([.$I17]&lt;=[.W$1];[.W$1]&lt;=[.$J17]);1;&quot;&quot;)" table:style-name="ce12"/>
          <table:table-cell office:value-type="string" office:string-value="" table:formula="of:=IF(AND([.$I17]&lt;=[.X$1];[.X$1]&lt;=[.$J17]);1;&quot;&quot;)" table:style-name="ce12"/>
          <table:table-cell office:value-type="string" office:string-value="" table:formula="of:=IF(AND([.$I17]&lt;=[.Y$1];[.Y$1]&lt;=[.$J17]);1;&quot;&quot;)" table:style-name="ce12"/>
          <table:table-cell office:value-type="float" office:value="1" table:formula="of:=IF(AND([.$I17]&lt;=[.Z$1];[.Z$1]&lt;=[.$J17]);1;&quot;&quot;)" table:style-name="ce12">
            <text:p>1</text:p>
          </table:table-cell>
          <table:table-cell office:value-type="float" office:value="1" table:formula="of:=IF(AND([.$I17]&lt;=[.AA$1];[.AA$1]&lt;=[.$J17]);1;&quot;&quot;)" table:style-name="ce12">
            <text:p>1</text:p>
          </table:table-cell>
          <table:table-cell office:value-type="string" office:string-value="" table:formula="of:=IF(AND([.$I17]&lt;=[.AB$1];[.AB$1]&lt;=[.$J17]);1;&quot;&quot;)" table:style-name="ce12"/>
          <table:table-cell office:value-type="string" office:string-value="" table:formula="of:=IF(AND([.$I17]&lt;=[.AC$1];[.AC$1]&lt;=[.$J17]);1;&quot;&quot;)" table:style-name="ce12"/>
          <table:table-cell office:value-type="string" office:string-value="" table:formula="of:=IF(AND([.$I17]&lt;=[.AD$1];[.AD$1]&lt;=[.$J17]);1;&quot;&quot;)" table:style-name="ce12"/>
          <table:table-cell office:value-type="string" office:string-value="" table:formula="of:=IF(AND([.$I17]&lt;=[.AE$1];[.AE$1]&lt;=[.$J17]);1;&quot;&quot;)" table:style-name="ce12"/>
          <table:table-cell office:value-type="string" office:string-value="" table:formula="of:=IF(AND([.$I17]&lt;=[.AF$1];[.AF$1]&lt;=[.$J17]);1;&quot;&quot;)" table:style-name="ce12"/>
          <table:table-cell office:value-type="string" office:string-value="" table:formula="of:=IF(AND([.$I17]&lt;=[.AG$1];[.AG$1]&lt;=[.$J17]);1;&quot;&quot;)" table:style-name="ce12"/>
          <table:table-cell office:value-type="string" office:string-value="" table:formula="of:=IF(AND([.$I17]&lt;=[.AH$1];[.AH$1]&lt;=[.$J17]);1;&quot;&quot;)" table:style-name="ce12"/>
          <table:table-cell office:value-type="string" office:string-value="" table:formula="of:=IF(AND([.$I17]&lt;=[.AI$1];[.AI$1]&lt;=[.$J17]);1;&quot;&quot;)" table:style-name="ce12"/>
          <table:table-cell office:value-type="string" office:string-value="" table:formula="of:=IF(AND([.$I17]&lt;=[.AJ$1];[.AJ$1]&lt;=[.$J17]);1;&quot;&quot;)" table:style-name="ce12"/>
          <table:table-cell office:value-type="string" office:string-value="" table:formula="of:=IF(AND([.$I17]&lt;=[.AK$1];[.AK$1]&lt;=[.$J17]);1;&quot;&quot;)" table:style-name="ce12"/>
          <table:table-cell office:value-type="string" office:string-value="" table:formula="of:=IF(AND([.$I17]&lt;=[.AL$1];[.AL$1]&lt;=[.$J17]);1;&quot;&quot;)" table:style-name="ce12"/>
          <table:table-cell office:value-type="string" office:string-value="" table:formula="of:=IF(AND([.$I17]&lt;=[.AM$1];[.AM$1]&lt;=[.$J17]);1;&quot;&quot;)" table:style-name="ce12"/>
          <table:table-cell office:value-type="string" office:string-value="" table:formula="of:=IF(AND([.$I17]&lt;=[.AN$1];[.AN$1]&lt;=[.$J17]);1;&quot;&quot;)" table:style-name="ce12"/>
          <table:table-cell office:value-type="string" office:string-value="" table:formula="of:=IF(AND([.$I17]&lt;=[.AO$1];[.AO$1]&lt;=[.$J17]);1;&quot;&quot;)" table:style-name="ce12"/>
          <table:table-cell office:value-type="string" office:string-value="" table:formula="of:=IF(AND([.$I17]&lt;=[.AP$1];[.AP$1]&lt;=[.$J17]);1;&quot;&quot;)" table:style-name="ce12"/>
          <table:table-cell office:value-type="string" office:string-value="" table:formula="of:=IF(AND([.$I17]&lt;=[.AQ$1];[.AQ$1]&lt;=[.$J17]);1;&quot;&quot;)" table:style-name="ce12"/>
          <table:table-cell office:value-type="string" office:string-value="" table:formula="of:=IF(AND([.$I17]&lt;=[.AR$1];[.AR$1]&lt;=[.$J17]);1;&quot;&quot;)" table:style-name="ce12"/>
          <table:table-cell office:value-type="string" office:string-value="" table:formula="of:=IF(AND([.$I17]&lt;=[.AS$1];[.AS$1]&lt;=[.$J17]);1;&quot;&quot;)" table:style-name="ce12"/>
          <table:table-cell office:value-type="string" office:string-value="" table:formula="of:=IF(AND([.$I17]&lt;=[.AT$1];[.AT$1]&lt;=[.$J17]);1;&quot;&quot;)" table:style-name="ce12"/>
          <table:table-cell office:value-type="string" office:string-value="" table:formula="of:=IF(AND([.$I17]&lt;=[.AU$1];[.AU$1]&lt;=[.$J17]);1;&quot;&quot;)" table:style-name="ce12"/>
          <table:table-cell office:value-type="string" office:string-value="" table:formula="of:=IF(AND([.$I17]&lt;=[.AV$1];[.AV$1]&lt;=[.$J17]);1;&quot;&quot;)" table:style-name="ce12"/>
          <table:table-cell office:value-type="string" office:string-value="" table:formula="of:=IF(AND([.$I17]&lt;=[.AW$1];[.AW$1]&lt;=[.$J17]);1;&quot;&quot;)" table:style-name="ce12"/>
          <table:table-cell office:value-type="string" office:string-value="" table:formula="of:=IF(AND([.$I17]&lt;=[.AX$1];[.AX$1]&lt;=[.$J17]);1;&quot;&quot;)" table:style-name="ce12"/>
          <table:table-cell office:value-type="string" office:string-value="" table:formula="of:=IF(AND([.$I17]&lt;=[.AY$1];[.AY$1]&lt;=[.$J17]);1;&quot;&quot;)" table:style-name="ce12"/>
          <table:table-cell office:value-type="string" office:string-value="" table:formula="of:=IF(AND([.$I17]&lt;=[.AZ$1];[.AZ$1]&lt;=[.$J17]);1;&quot;&quot;)" table:style-name="ce12"/>
          <table:table-cell office:value-type="string" office:string-value="" table:formula="of:=IF(AND([.$I17]&lt;=[.BA$1];[.BA$1]&lt;=[.$J17]);1;&quot;&quot;)" table:style-name="ce12"/>
          <table:table-cell office:value-type="string" office:string-value="" table:formula="of:=IF(AND([.$I17]&lt;=[.BB$1];[.BB$1]&lt;=[.$J17]);1;&quot;&quot;)" table:style-name="ce12"/>
          <table:table-cell office:value-type="string" office:string-value="" table:formula="of:=IF(AND([.$I17]&lt;=[.BC$1];[.BC$1]&lt;=[.$J17]);1;&quot;&quot;)" table:style-name="ce12"/>
          <table:table-cell office:value-type="string" office:string-value="" table:formula="of:=IF(AND([.$I17]&lt;=[.BD$1];[.BD$1]&lt;=[.$J17]);1;&quot;&quot;)" table:style-name="ce12"/>
          <table:table-cell office:value-type="string" office:string-value="" table:formula="of:=IF(AND([.$I17]&lt;=[.BE$1];[.BE$1]&lt;=[.$J17]);1;&quot;&quot;)" table:style-name="ce12"/>
          <table:table-cell office:value-type="string" office:string-value="" table:formula="of:=IF(AND([.$I17]&lt;=[.BF$1];[.BF$1]&lt;=[.$J17]);1;&quot;&quot;)" table:style-name="ce12"/>
          <table:table-cell office:value-type="string" office:string-value="" table:formula="of:=IF(AND([.$I17]&lt;=[.BG$1];[.BG$1]&lt;=[.$J17]);1;&quot;&quot;)" table:style-name="ce12"/>
          <table:table-cell office:value-type="string" office:string-value="" table:formula="of:=IF(AND([.$I17]&lt;=[.BH$1];[.BH$1]&lt;=[.$J17]);1;&quot;&quot;)" table:style-name="ce12"/>
          <table:table-cell office:value-type="string" office:string-value="" table:formula="of:=IF(AND([.$I17]&lt;=[.BI$1];[.BI$1]&lt;=[.$J17]);1;&quot;&quot;)" table:style-name="ce12"/>
          <table:table-cell office:value-type="string" office:string-value="" table:formula="of:=IF(AND([.$I17]&lt;=[.BJ$1];[.BJ$1]&lt;=[.$J17]);1;&quot;&quot;)" table:style-name="ce12"/>
          <table:table-cell office:value-type="string" office:string-value="" table:formula="of:=IF(AND([.$I17]&lt;=[.BK$1];[.BK$1]&lt;=[.$J17]);1;&quot;&quot;)" table:style-name="ce12"/>
          <table:table-cell office:value-type="string" office:string-value="" table:formula="of:=IF(AND([.$I17]&lt;=[.BL$1];[.BL$1]&lt;=[.$J17]);1;&quot;&quot;)" table:style-name="ce12"/>
          <table:table-cell office:value-type="string" office:string-value="" table:formula="of:=IF(AND([.$I17]&lt;=[.BM$1];[.BM$1]&lt;=[.$J17]);1;&quot;&quot;)" table:style-name="ce12"/>
          <table:table-cell office:value-type="string" office:string-value="" table:formula="of:=IF(AND([.$I17]&lt;=[.BN$1];[.BN$1]&lt;=[.$J17]);1;&quot;&quot;)" table:style-name="ce12"/>
          <table:table-cell office:value-type="string" office:string-value="" table:formula="of:=IF(AND([.$I17]&lt;=[.BO$1];[.BO$1]&lt;=[.$J17]);1;&quot;&quot;)" table:style-name="ce12"/>
          <table:table-cell office:value-type="string" office:string-value="" table:formula="of:=IF(AND([.$I17]&lt;=[.BP$1];[.BP$1]&lt;=[.$J17]);1;&quot;&quot;)" table:style-name="ce12"/>
          <table:table-cell office:value-type="string" office:string-value="" table:formula="of:=IF(AND([.$I17]&lt;=[.BQ$1];[.BQ$1]&lt;=[.$J17]);1;&quot;&quot;)" table:style-name="ce12"/>
          <table:table-cell office:value-type="string" office:string-value="" table:formula="of:=IF(AND([.$I17]&lt;=[.BR$1];[.BR$1]&lt;=[.$J17]);1;&quot;&quot;)" table:style-name="ce12"/>
          <table:table-cell office:value-type="string" office:string-value="" table:formula="of:=IF(AND([.$I17]&lt;=[.BS$1];[.BS$1]&lt;=[.$J17]);1;&quot;&quot;)" table:style-name="ce12"/>
          <table:table-cell office:value-type="string" office:string-value="" table:formula="of:=IF(AND([.$I17]&lt;=[.BT$1];[.BT$1]&lt;=[.$J17]);1;&quot;&quot;)" table:style-name="ce12"/>
          <table:table-cell office:value-type="string" office:string-value="" table:formula="of:=IF(AND([.$I17]&lt;=[.BU$1];[.BU$1]&lt;=[.$J17]);1;&quot;&quot;)" table:style-name="ce12"/>
          <table:table-cell office:value-type="string" office:string-value="" table:formula="of:=IF(AND([.$I17]&lt;=[.BV$1];[.BV$1]&lt;=[.$J17]);1;&quot;&quot;)" table:style-name="ce12"/>
          <table:table-cell office:value-type="string" office:string-value="" table:formula="of:=IF(AND([.$I17]&lt;=[.BW$1];[.BW$1]&lt;=[.$J17]);1;&quot;&quot;)" table:style-name="ce12"/>
          <table:table-cell office:value-type="string" office:string-value="" table:formula="of:=IF(AND([.$I17]&lt;=[.BX$1];[.BX$1]&lt;=[.$J17]);1;&quot;&quot;)" table:style-name="ce12"/>
          <table:table-cell office:value-type="string" office:string-value="" table:formula="of:=IF(AND([.$I17]&lt;=[.BY$1];[.BY$1]&lt;=[.$J17]);1;&quot;&quot;)" table:style-name="ce12"/>
          <table:table-cell office:value-type="string" office:string-value="" table:formula="of:=IF(AND([.$I17]&lt;=[.BZ$1];[.BZ$1]&lt;=[.$J17]);1;&quot;&quot;)" table:style-name="ce12"/>
          <table:table-cell office:value-type="string" office:string-value="" table:formula="of:=IF(AND([.$I17]&lt;=[.CA$1];[.CA$1]&lt;=[.$J17]);1;&quot;&quot;)" table:style-name="ce12"/>
          <table:table-cell office:value-type="string" office:string-value="" table:formula="of:=IF(AND([.$I17]&lt;=[.CB$1];[.CB$1]&lt;=[.$J17]);1;&quot;&quot;)" table:style-name="ce12"/>
          <table:table-cell office:value-type="string" office:string-value="" table:formula="of:=IF(AND([.$I17]&lt;=[.CC$1];[.CC$1]&lt;=[.$J17]);1;&quot;&quot;)" table:style-name="ce12"/>
          <table:table-cell office:value-type="string" office:string-value="" table:formula="of:=IF(AND([.$I17]&lt;=[.CD$1];[.CD$1]&lt;=[.$J17]);1;&quot;&quot;)" table:style-name="ce12"/>
          <table:table-cell office:value-type="string" office:string-value="" table:formula="of:=IF(AND([.$I17]&lt;=[.CE$1];[.CE$1]&lt;=[.$J17]);1;&quot;&quot;)" table:style-name="ce12"/>
          <table:table-cell office:value-type="string" office:string-value="" table:formula="of:=IF(AND([.$I17]&lt;=[.CF$1];[.CF$1]&lt;=[.$J17]);1;&quot;&quot;)" table:style-name="ce12"/>
          <table:table-cell office:value-type="string" office:string-value="" table:formula="of:=IF(AND([.$I17]&lt;=[.CG$1];[.CG$1]&lt;=[.$J17]);1;&quot;&quot;)" table:style-name="ce12"/>
          <table:table-cell table:number-columns-repeated="16299"/>
        </table:table-row>
        <table:table-row table:style-name="ro2">
          <table:table-cell office:value-type="float" office:value="23" table:style-name="ce3">
            <text:p>23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2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15" table:formula="of:=VLOOKUP([.C18];[.$A:.$J];10;0)" table:style-name="ce5">
            <text:p>15</text:p>
          </table:table-cell>
          <table:table-cell office:value-type="float" office:value="12" table:formula="of:=VLOOKUP([.D18];[.$A:.$J];10;0)" table:style-name="ce5">
            <text:p>12</text:p>
          </table:table-cell>
          <table:table-cell office:value-type="float" office:value="0" table:formula="of:=VLOOKUP([.E18];[.$A:.$J];10;0)" table:style-name="ce5">
            <text:p>0</text:p>
          </table:table-cell>
          <table:table-cell office:value-type="float" office:value="16" table:formula="of:=[.J18]-[.B18]+1" table:style-name="ce6">
            <text:p>16</text:p>
          </table:table-cell>
          <table:table-cell office:value-type="float" office:value="17" table:formula="of:=[.B18]+MAX([.F18:.H18])" table:style-name="ce7">
            <text:p>17</text:p>
          </table:table-cell>
          <table:table-cell office:value-type="string" office:string-value="" table:formula="of:=IF(AND([.$I18]&lt;=[.K$1];[.K$1]&lt;=[.$J18]);1;&quot;&quot;)" table:style-name="ce12"/>
          <table:table-cell office:value-type="string" office:string-value="" table:formula="of:=IF(AND([.$I18]&lt;=[.L$1];[.L$1]&lt;=[.$J18]);1;&quot;&quot;)" table:style-name="ce12"/>
          <table:table-cell office:value-type="string" office:string-value="" table:formula="of:=IF(AND([.$I18]&lt;=[.M$1];[.M$1]&lt;=[.$J18]);1;&quot;&quot;)" table:style-name="ce12"/>
          <table:table-cell office:value-type="string" office:string-value="" table:formula="of:=IF(AND([.$I18]&lt;=[.N$1];[.N$1]&lt;=[.$J18]);1;&quot;&quot;)" table:style-name="ce12"/>
          <table:table-cell office:value-type="string" office:string-value="" table:formula="of:=IF(AND([.$I18]&lt;=[.O$1];[.O$1]&lt;=[.$J18]);1;&quot;&quot;)" table:style-name="ce12"/>
          <table:table-cell office:value-type="string" office:string-value="" table:formula="of:=IF(AND([.$I18]&lt;=[.P$1];[.P$1]&lt;=[.$J18]);1;&quot;&quot;)" table:style-name="ce12"/>
          <table:table-cell office:value-type="string" office:string-value="" table:formula="of:=IF(AND([.$I18]&lt;=[.Q$1];[.Q$1]&lt;=[.$J18]);1;&quot;&quot;)" table:style-name="ce12"/>
          <table:table-cell office:value-type="string" office:string-value="" table:formula="of:=IF(AND([.$I18]&lt;=[.R$1];[.R$1]&lt;=[.$J18]);1;&quot;&quot;)" table:style-name="ce12"/>
          <table:table-cell office:value-type="string" office:string-value="" table:formula="of:=IF(AND([.$I18]&lt;=[.S$1];[.S$1]&lt;=[.$J18]);1;&quot;&quot;)" table:style-name="ce12"/>
          <table:table-cell office:value-type="string" office:string-value="" table:formula="of:=IF(AND([.$I18]&lt;=[.T$1];[.T$1]&lt;=[.$J18]);1;&quot;&quot;)" table:style-name="ce12"/>
          <table:table-cell office:value-type="string" office:string-value="" table:formula="of:=IF(AND([.$I18]&lt;=[.U$1];[.U$1]&lt;=[.$J18]);1;&quot;&quot;)" table:style-name="ce12"/>
          <table:table-cell office:value-type="string" office:string-value="" table:formula="of:=IF(AND([.$I18]&lt;=[.V$1];[.V$1]&lt;=[.$J18]);1;&quot;&quot;)" table:style-name="ce12"/>
          <table:table-cell office:value-type="string" office:string-value="" table:formula="of:=IF(AND([.$I18]&lt;=[.W$1];[.W$1]&lt;=[.$J18]);1;&quot;&quot;)" table:style-name="ce12"/>
          <table:table-cell office:value-type="string" office:string-value="" table:formula="of:=IF(AND([.$I18]&lt;=[.X$1];[.X$1]&lt;=[.$J18]);1;&quot;&quot;)" table:style-name="ce12"/>
          <table:table-cell office:value-type="string" office:string-value="" table:formula="of:=IF(AND([.$I18]&lt;=[.Y$1];[.Y$1]&lt;=[.$J18]);1;&quot;&quot;)" table:style-name="ce12"/>
          <table:table-cell office:value-type="float" office:value="1" table:formula="of:=IF(AND([.$I18]&lt;=[.Z$1];[.Z$1]&lt;=[.$J18]);1;&quot;&quot;)" table:style-name="ce12">
            <text:p>1</text:p>
          </table:table-cell>
          <table:table-cell office:value-type="float" office:value="1" table:formula="of:=IF(AND([.$I18]&lt;=[.AA$1];[.AA$1]&lt;=[.$J18]);1;&quot;&quot;)" table:style-name="ce12">
            <text:p>1</text:p>
          </table:table-cell>
          <table:table-cell office:value-type="string" office:string-value="" table:formula="of:=IF(AND([.$I18]&lt;=[.AB$1];[.AB$1]&lt;=[.$J18]);1;&quot;&quot;)" table:style-name="ce12"/>
          <table:table-cell office:value-type="string" office:string-value="" table:formula="of:=IF(AND([.$I18]&lt;=[.AC$1];[.AC$1]&lt;=[.$J18]);1;&quot;&quot;)" table:style-name="ce12"/>
          <table:table-cell office:value-type="string" office:string-value="" table:formula="of:=IF(AND([.$I18]&lt;=[.AD$1];[.AD$1]&lt;=[.$J18]);1;&quot;&quot;)" table:style-name="ce12"/>
          <table:table-cell office:value-type="string" office:string-value="" table:formula="of:=IF(AND([.$I18]&lt;=[.AE$1];[.AE$1]&lt;=[.$J18]);1;&quot;&quot;)" table:style-name="ce12"/>
          <table:table-cell office:value-type="string" office:string-value="" table:formula="of:=IF(AND([.$I18]&lt;=[.AF$1];[.AF$1]&lt;=[.$J18]);1;&quot;&quot;)" table:style-name="ce12"/>
          <table:table-cell office:value-type="string" office:string-value="" table:formula="of:=IF(AND([.$I18]&lt;=[.AG$1];[.AG$1]&lt;=[.$J18]);1;&quot;&quot;)" table:style-name="ce12"/>
          <table:table-cell office:value-type="string" office:string-value="" table:formula="of:=IF(AND([.$I18]&lt;=[.AH$1];[.AH$1]&lt;=[.$J18]);1;&quot;&quot;)" table:style-name="ce12"/>
          <table:table-cell office:value-type="string" office:string-value="" table:formula="of:=IF(AND([.$I18]&lt;=[.AI$1];[.AI$1]&lt;=[.$J18]);1;&quot;&quot;)" table:style-name="ce12"/>
          <table:table-cell office:value-type="string" office:string-value="" table:formula="of:=IF(AND([.$I18]&lt;=[.AJ$1];[.AJ$1]&lt;=[.$J18]);1;&quot;&quot;)" table:style-name="ce12"/>
          <table:table-cell office:value-type="string" office:string-value="" table:formula="of:=IF(AND([.$I18]&lt;=[.AK$1];[.AK$1]&lt;=[.$J18]);1;&quot;&quot;)" table:style-name="ce12"/>
          <table:table-cell office:value-type="string" office:string-value="" table:formula="of:=IF(AND([.$I18]&lt;=[.AL$1];[.AL$1]&lt;=[.$J18]);1;&quot;&quot;)" table:style-name="ce12"/>
          <table:table-cell office:value-type="string" office:string-value="" table:formula="of:=IF(AND([.$I18]&lt;=[.AM$1];[.AM$1]&lt;=[.$J18]);1;&quot;&quot;)" table:style-name="ce12"/>
          <table:table-cell office:value-type="string" office:string-value="" table:formula="of:=IF(AND([.$I18]&lt;=[.AN$1];[.AN$1]&lt;=[.$J18]);1;&quot;&quot;)" table:style-name="ce12"/>
          <table:table-cell office:value-type="string" office:string-value="" table:formula="of:=IF(AND([.$I18]&lt;=[.AO$1];[.AO$1]&lt;=[.$J18]);1;&quot;&quot;)" table:style-name="ce12"/>
          <table:table-cell office:value-type="string" office:string-value="" table:formula="of:=IF(AND([.$I18]&lt;=[.AP$1];[.AP$1]&lt;=[.$J18]);1;&quot;&quot;)" table:style-name="ce12"/>
          <table:table-cell office:value-type="string" office:string-value="" table:formula="of:=IF(AND([.$I18]&lt;=[.AQ$1];[.AQ$1]&lt;=[.$J18]);1;&quot;&quot;)" table:style-name="ce12"/>
          <table:table-cell office:value-type="string" office:string-value="" table:formula="of:=IF(AND([.$I18]&lt;=[.AR$1];[.AR$1]&lt;=[.$J18]);1;&quot;&quot;)" table:style-name="ce12"/>
          <table:table-cell office:value-type="string" office:string-value="" table:formula="of:=IF(AND([.$I18]&lt;=[.AS$1];[.AS$1]&lt;=[.$J18]);1;&quot;&quot;)" table:style-name="ce12"/>
          <table:table-cell office:value-type="string" office:string-value="" table:formula="of:=IF(AND([.$I18]&lt;=[.AT$1];[.AT$1]&lt;=[.$J18]);1;&quot;&quot;)" table:style-name="ce12"/>
          <table:table-cell office:value-type="string" office:string-value="" table:formula="of:=IF(AND([.$I18]&lt;=[.AU$1];[.AU$1]&lt;=[.$J18]);1;&quot;&quot;)" table:style-name="ce12"/>
          <table:table-cell office:value-type="string" office:string-value="" table:formula="of:=IF(AND([.$I18]&lt;=[.AV$1];[.AV$1]&lt;=[.$J18]);1;&quot;&quot;)" table:style-name="ce12"/>
          <table:table-cell office:value-type="string" office:string-value="" table:formula="of:=IF(AND([.$I18]&lt;=[.AW$1];[.AW$1]&lt;=[.$J18]);1;&quot;&quot;)" table:style-name="ce12"/>
          <table:table-cell office:value-type="string" office:string-value="" table:formula="of:=IF(AND([.$I18]&lt;=[.AX$1];[.AX$1]&lt;=[.$J18]);1;&quot;&quot;)" table:style-name="ce12"/>
          <table:table-cell office:value-type="string" office:string-value="" table:formula="of:=IF(AND([.$I18]&lt;=[.AY$1];[.AY$1]&lt;=[.$J18]);1;&quot;&quot;)" table:style-name="ce12"/>
          <table:table-cell office:value-type="string" office:string-value="" table:formula="of:=IF(AND([.$I18]&lt;=[.AZ$1];[.AZ$1]&lt;=[.$J18]);1;&quot;&quot;)" table:style-name="ce12"/>
          <table:table-cell office:value-type="string" office:string-value="" table:formula="of:=IF(AND([.$I18]&lt;=[.BA$1];[.BA$1]&lt;=[.$J18]);1;&quot;&quot;)" table:style-name="ce12"/>
          <table:table-cell office:value-type="string" office:string-value="" table:formula="of:=IF(AND([.$I18]&lt;=[.BB$1];[.BB$1]&lt;=[.$J18]);1;&quot;&quot;)" table:style-name="ce12"/>
          <table:table-cell office:value-type="string" office:string-value="" table:formula="of:=IF(AND([.$I18]&lt;=[.BC$1];[.BC$1]&lt;=[.$J18]);1;&quot;&quot;)" table:style-name="ce12"/>
          <table:table-cell office:value-type="string" office:string-value="" table:formula="of:=IF(AND([.$I18]&lt;=[.BD$1];[.BD$1]&lt;=[.$J18]);1;&quot;&quot;)" table:style-name="ce12"/>
          <table:table-cell office:value-type="string" office:string-value="" table:formula="of:=IF(AND([.$I18]&lt;=[.BE$1];[.BE$1]&lt;=[.$J18]);1;&quot;&quot;)" table:style-name="ce12"/>
          <table:table-cell office:value-type="string" office:string-value="" table:formula="of:=IF(AND([.$I18]&lt;=[.BF$1];[.BF$1]&lt;=[.$J18]);1;&quot;&quot;)" table:style-name="ce12"/>
          <table:table-cell office:value-type="string" office:string-value="" table:formula="of:=IF(AND([.$I18]&lt;=[.BG$1];[.BG$1]&lt;=[.$J18]);1;&quot;&quot;)" table:style-name="ce12"/>
          <table:table-cell office:value-type="string" office:string-value="" table:formula="of:=IF(AND([.$I18]&lt;=[.BH$1];[.BH$1]&lt;=[.$J18]);1;&quot;&quot;)" table:style-name="ce12"/>
          <table:table-cell office:value-type="string" office:string-value="" table:formula="of:=IF(AND([.$I18]&lt;=[.BI$1];[.BI$1]&lt;=[.$J18]);1;&quot;&quot;)" table:style-name="ce12"/>
          <table:table-cell office:value-type="string" office:string-value="" table:formula="of:=IF(AND([.$I18]&lt;=[.BJ$1];[.BJ$1]&lt;=[.$J18]);1;&quot;&quot;)" table:style-name="ce12"/>
          <table:table-cell office:value-type="string" office:string-value="" table:formula="of:=IF(AND([.$I18]&lt;=[.BK$1];[.BK$1]&lt;=[.$J18]);1;&quot;&quot;)" table:style-name="ce12"/>
          <table:table-cell office:value-type="string" office:string-value="" table:formula="of:=IF(AND([.$I18]&lt;=[.BL$1];[.BL$1]&lt;=[.$J18]);1;&quot;&quot;)" table:style-name="ce12"/>
          <table:table-cell office:value-type="string" office:string-value="" table:formula="of:=IF(AND([.$I18]&lt;=[.BM$1];[.BM$1]&lt;=[.$J18]);1;&quot;&quot;)" table:style-name="ce12"/>
          <table:table-cell office:value-type="string" office:string-value="" table:formula="of:=IF(AND([.$I18]&lt;=[.BN$1];[.BN$1]&lt;=[.$J18]);1;&quot;&quot;)" table:style-name="ce12"/>
          <table:table-cell office:value-type="string" office:string-value="" table:formula="of:=IF(AND([.$I18]&lt;=[.BO$1];[.BO$1]&lt;=[.$J18]);1;&quot;&quot;)" table:style-name="ce12"/>
          <table:table-cell office:value-type="string" office:string-value="" table:formula="of:=IF(AND([.$I18]&lt;=[.BP$1];[.BP$1]&lt;=[.$J18]);1;&quot;&quot;)" table:style-name="ce12"/>
          <table:table-cell office:value-type="string" office:string-value="" table:formula="of:=IF(AND([.$I18]&lt;=[.BQ$1];[.BQ$1]&lt;=[.$J18]);1;&quot;&quot;)" table:style-name="ce12"/>
          <table:table-cell office:value-type="string" office:string-value="" table:formula="of:=IF(AND([.$I18]&lt;=[.BR$1];[.BR$1]&lt;=[.$J18]);1;&quot;&quot;)" table:style-name="ce12"/>
          <table:table-cell office:value-type="string" office:string-value="" table:formula="of:=IF(AND([.$I18]&lt;=[.BS$1];[.BS$1]&lt;=[.$J18]);1;&quot;&quot;)" table:style-name="ce12"/>
          <table:table-cell office:value-type="string" office:string-value="" table:formula="of:=IF(AND([.$I18]&lt;=[.BT$1];[.BT$1]&lt;=[.$J18]);1;&quot;&quot;)" table:style-name="ce12"/>
          <table:table-cell office:value-type="string" office:string-value="" table:formula="of:=IF(AND([.$I18]&lt;=[.BU$1];[.BU$1]&lt;=[.$J18]);1;&quot;&quot;)" table:style-name="ce12"/>
          <table:table-cell office:value-type="string" office:string-value="" table:formula="of:=IF(AND([.$I18]&lt;=[.BV$1];[.BV$1]&lt;=[.$J18]);1;&quot;&quot;)" table:style-name="ce12"/>
          <table:table-cell office:value-type="string" office:string-value="" table:formula="of:=IF(AND([.$I18]&lt;=[.BW$1];[.BW$1]&lt;=[.$J18]);1;&quot;&quot;)" table:style-name="ce12"/>
          <table:table-cell office:value-type="string" office:string-value="" table:formula="of:=IF(AND([.$I18]&lt;=[.BX$1];[.BX$1]&lt;=[.$J18]);1;&quot;&quot;)" table:style-name="ce12"/>
          <table:table-cell office:value-type="string" office:string-value="" table:formula="of:=IF(AND([.$I18]&lt;=[.BY$1];[.BY$1]&lt;=[.$J18]);1;&quot;&quot;)" table:style-name="ce12"/>
          <table:table-cell office:value-type="string" office:string-value="" table:formula="of:=IF(AND([.$I18]&lt;=[.BZ$1];[.BZ$1]&lt;=[.$J18]);1;&quot;&quot;)" table:style-name="ce12"/>
          <table:table-cell office:value-type="string" office:string-value="" table:formula="of:=IF(AND([.$I18]&lt;=[.CA$1];[.CA$1]&lt;=[.$J18]);1;&quot;&quot;)" table:style-name="ce12"/>
          <table:table-cell office:value-type="string" office:string-value="" table:formula="of:=IF(AND([.$I18]&lt;=[.CB$1];[.CB$1]&lt;=[.$J18]);1;&quot;&quot;)" table:style-name="ce12"/>
          <table:table-cell office:value-type="string" office:string-value="" table:formula="of:=IF(AND([.$I18]&lt;=[.CC$1];[.CC$1]&lt;=[.$J18]);1;&quot;&quot;)" table:style-name="ce12"/>
          <table:table-cell office:value-type="string" office:string-value="" table:formula="of:=IF(AND([.$I18]&lt;=[.CD$1];[.CD$1]&lt;=[.$J18]);1;&quot;&quot;)" table:style-name="ce12"/>
          <table:table-cell office:value-type="string" office:string-value="" table:formula="of:=IF(AND([.$I18]&lt;=[.CE$1];[.CE$1]&lt;=[.$J18]);1;&quot;&quot;)" table:style-name="ce12"/>
          <table:table-cell office:value-type="string" office:string-value="" table:formula="of:=IF(AND([.$I18]&lt;=[.CF$1];[.CF$1]&lt;=[.$J18]);1;&quot;&quot;)" table:style-name="ce12"/>
          <table:table-cell office:value-type="string" office:string-value="" table:formula="of:=IF(AND([.$I18]&lt;=[.CG$1];[.CG$1]&lt;=[.$J18]);1;&quot;&quot;)" table:style-name="ce12"/>
          <table:table-cell table:number-columns-repeated="16299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15" table:formula="of:=VLOOKUP([.C19];[.$A:.$J];10;0)" table:style-name="ce5">
            <text:p>15</text:p>
          </table:table-cell>
          <table:table-cell office:value-type="float" office:value="9" table:formula="of:=VLOOKUP([.D19];[.$A:.$J];10;0)" table:style-name="ce5">
            <text:p>9</text:p>
          </table:table-cell>
          <table:table-cell office:value-type="float" office:value="0" table:formula="of:=VLOOKUP([.E19];[.$A:.$J];10;0)" table:style-name="ce5">
            <text:p>0</text:p>
          </table:table-cell>
          <table:table-cell office:value-type="float" office:value="16" table:formula="of:=[.J19]-[.B19]+1" table:style-name="ce6">
            <text:p>16</text:p>
          </table:table-cell>
          <table:table-cell office:value-type="float" office:value="18" table:formula="of:=[.B19]+MAX([.F19:.H19])" table:style-name="ce7">
            <text:p>18</text:p>
          </table:table-cell>
          <table:table-cell office:value-type="string" office:string-value="" table:formula="of:=IF(AND([.$I19]&lt;=[.K$1];[.K$1]&lt;=[.$J19]);1;&quot;&quot;)" table:style-name="ce12"/>
          <table:table-cell office:value-type="string" office:string-value="" table:formula="of:=IF(AND([.$I19]&lt;=[.L$1];[.L$1]&lt;=[.$J19]);1;&quot;&quot;)" table:style-name="ce12"/>
          <table:table-cell office:value-type="string" office:string-value="" table:formula="of:=IF(AND([.$I19]&lt;=[.M$1];[.M$1]&lt;=[.$J19]);1;&quot;&quot;)" table:style-name="ce12"/>
          <table:table-cell office:value-type="string" office:string-value="" table:formula="of:=IF(AND([.$I19]&lt;=[.N$1];[.N$1]&lt;=[.$J19]);1;&quot;&quot;)" table:style-name="ce12"/>
          <table:table-cell office:value-type="string" office:string-value="" table:formula="of:=IF(AND([.$I19]&lt;=[.O$1];[.O$1]&lt;=[.$J19]);1;&quot;&quot;)" table:style-name="ce12"/>
          <table:table-cell office:value-type="string" office:string-value="" table:formula="of:=IF(AND([.$I19]&lt;=[.P$1];[.P$1]&lt;=[.$J19]);1;&quot;&quot;)" table:style-name="ce12"/>
          <table:table-cell office:value-type="string" office:string-value="" table:formula="of:=IF(AND([.$I19]&lt;=[.Q$1];[.Q$1]&lt;=[.$J19]);1;&quot;&quot;)" table:style-name="ce12"/>
          <table:table-cell office:value-type="string" office:string-value="" table:formula="of:=IF(AND([.$I19]&lt;=[.R$1];[.R$1]&lt;=[.$J19]);1;&quot;&quot;)" table:style-name="ce12"/>
          <table:table-cell office:value-type="string" office:string-value="" table:formula="of:=IF(AND([.$I19]&lt;=[.S$1];[.S$1]&lt;=[.$J19]);1;&quot;&quot;)" table:style-name="ce12"/>
          <table:table-cell office:value-type="string" office:string-value="" table:formula="of:=IF(AND([.$I19]&lt;=[.T$1];[.T$1]&lt;=[.$J19]);1;&quot;&quot;)" table:style-name="ce12"/>
          <table:table-cell office:value-type="string" office:string-value="" table:formula="of:=IF(AND([.$I19]&lt;=[.U$1];[.U$1]&lt;=[.$J19]);1;&quot;&quot;)" table:style-name="ce12"/>
          <table:table-cell office:value-type="string" office:string-value="" table:formula="of:=IF(AND([.$I19]&lt;=[.V$1];[.V$1]&lt;=[.$J19]);1;&quot;&quot;)" table:style-name="ce12"/>
          <table:table-cell office:value-type="string" office:string-value="" table:formula="of:=IF(AND([.$I19]&lt;=[.W$1];[.W$1]&lt;=[.$J19]);1;&quot;&quot;)" table:style-name="ce12"/>
          <table:table-cell office:value-type="string" office:string-value="" table:formula="of:=IF(AND([.$I19]&lt;=[.X$1];[.X$1]&lt;=[.$J19]);1;&quot;&quot;)" table:style-name="ce12"/>
          <table:table-cell office:value-type="string" office:string-value="" table:formula="of:=IF(AND([.$I19]&lt;=[.Y$1];[.Y$1]&lt;=[.$J19]);1;&quot;&quot;)" table:style-name="ce12"/>
          <table:table-cell office:value-type="float" office:value="1" table:formula="of:=IF(AND([.$I19]&lt;=[.Z$1];[.Z$1]&lt;=[.$J19]);1;&quot;&quot;)" table:style-name="ce12">
            <text:p>1</text:p>
          </table:table-cell>
          <table:table-cell office:value-type="float" office:value="1" table:formula="of:=IF(AND([.$I19]&lt;=[.AA$1];[.AA$1]&lt;=[.$J19]);1;&quot;&quot;)" table:style-name="ce12">
            <text:p>1</text:p>
          </table:table-cell>
          <table:table-cell office:value-type="float" office:value="1" table:formula="of:=IF(AND([.$I19]&lt;=[.AB$1];[.AB$1]&lt;=[.$J19]);1;&quot;&quot;)" table:style-name="ce12">
            <text:p>1</text:p>
          </table:table-cell>
          <table:table-cell office:value-type="string" office:string-value="" table:formula="of:=IF(AND([.$I19]&lt;=[.AC$1];[.AC$1]&lt;=[.$J19]);1;&quot;&quot;)" table:style-name="ce12"/>
          <table:table-cell office:value-type="string" office:string-value="" table:formula="of:=IF(AND([.$I19]&lt;=[.AD$1];[.AD$1]&lt;=[.$J19]);1;&quot;&quot;)" table:style-name="ce12"/>
          <table:table-cell office:value-type="string" office:string-value="" table:formula="of:=IF(AND([.$I19]&lt;=[.AE$1];[.AE$1]&lt;=[.$J19]);1;&quot;&quot;)" table:style-name="ce12"/>
          <table:table-cell office:value-type="string" office:string-value="" table:formula="of:=IF(AND([.$I19]&lt;=[.AF$1];[.AF$1]&lt;=[.$J19]);1;&quot;&quot;)" table:style-name="ce12"/>
          <table:table-cell office:value-type="string" office:string-value="" table:formula="of:=IF(AND([.$I19]&lt;=[.AG$1];[.AG$1]&lt;=[.$J19]);1;&quot;&quot;)" table:style-name="ce12"/>
          <table:table-cell office:value-type="string" office:string-value="" table:formula="of:=IF(AND([.$I19]&lt;=[.AH$1];[.AH$1]&lt;=[.$J19]);1;&quot;&quot;)" table:style-name="ce12"/>
          <table:table-cell office:value-type="string" office:string-value="" table:formula="of:=IF(AND([.$I19]&lt;=[.AI$1];[.AI$1]&lt;=[.$J19]);1;&quot;&quot;)" table:style-name="ce12"/>
          <table:table-cell office:value-type="string" office:string-value="" table:formula="of:=IF(AND([.$I19]&lt;=[.AJ$1];[.AJ$1]&lt;=[.$J19]);1;&quot;&quot;)" table:style-name="ce12"/>
          <table:table-cell office:value-type="string" office:string-value="" table:formula="of:=IF(AND([.$I19]&lt;=[.AK$1];[.AK$1]&lt;=[.$J19]);1;&quot;&quot;)" table:style-name="ce12"/>
          <table:table-cell office:value-type="string" office:string-value="" table:formula="of:=IF(AND([.$I19]&lt;=[.AL$1];[.AL$1]&lt;=[.$J19]);1;&quot;&quot;)" table:style-name="ce12"/>
          <table:table-cell office:value-type="string" office:string-value="" table:formula="of:=IF(AND([.$I19]&lt;=[.AM$1];[.AM$1]&lt;=[.$J19]);1;&quot;&quot;)" table:style-name="ce12"/>
          <table:table-cell office:value-type="string" office:string-value="" table:formula="of:=IF(AND([.$I19]&lt;=[.AN$1];[.AN$1]&lt;=[.$J19]);1;&quot;&quot;)" table:style-name="ce12"/>
          <table:table-cell office:value-type="string" office:string-value="" table:formula="of:=IF(AND([.$I19]&lt;=[.AO$1];[.AO$1]&lt;=[.$J19]);1;&quot;&quot;)" table:style-name="ce12"/>
          <table:table-cell office:value-type="string" office:string-value="" table:formula="of:=IF(AND([.$I19]&lt;=[.AP$1];[.AP$1]&lt;=[.$J19]);1;&quot;&quot;)" table:style-name="ce12"/>
          <table:table-cell office:value-type="string" office:string-value="" table:formula="of:=IF(AND([.$I19]&lt;=[.AQ$1];[.AQ$1]&lt;=[.$J19]);1;&quot;&quot;)" table:style-name="ce12"/>
          <table:table-cell office:value-type="string" office:string-value="" table:formula="of:=IF(AND([.$I19]&lt;=[.AR$1];[.AR$1]&lt;=[.$J19]);1;&quot;&quot;)" table:style-name="ce12"/>
          <table:table-cell office:value-type="string" office:string-value="" table:formula="of:=IF(AND([.$I19]&lt;=[.AS$1];[.AS$1]&lt;=[.$J19]);1;&quot;&quot;)" table:style-name="ce12"/>
          <table:table-cell office:value-type="string" office:string-value="" table:formula="of:=IF(AND([.$I19]&lt;=[.AT$1];[.AT$1]&lt;=[.$J19]);1;&quot;&quot;)" table:style-name="ce12"/>
          <table:table-cell office:value-type="string" office:string-value="" table:formula="of:=IF(AND([.$I19]&lt;=[.AU$1];[.AU$1]&lt;=[.$J19]);1;&quot;&quot;)" table:style-name="ce12"/>
          <table:table-cell office:value-type="string" office:string-value="" table:formula="of:=IF(AND([.$I19]&lt;=[.AV$1];[.AV$1]&lt;=[.$J19]);1;&quot;&quot;)" table:style-name="ce12"/>
          <table:table-cell office:value-type="string" office:string-value="" table:formula="of:=IF(AND([.$I19]&lt;=[.AW$1];[.AW$1]&lt;=[.$J19]);1;&quot;&quot;)" table:style-name="ce12"/>
          <table:table-cell office:value-type="string" office:string-value="" table:formula="of:=IF(AND([.$I19]&lt;=[.AX$1];[.AX$1]&lt;=[.$J19]);1;&quot;&quot;)" table:style-name="ce12"/>
          <table:table-cell office:value-type="string" office:string-value="" table:formula="of:=IF(AND([.$I19]&lt;=[.AY$1];[.AY$1]&lt;=[.$J19]);1;&quot;&quot;)" table:style-name="ce12"/>
          <table:table-cell office:value-type="string" office:string-value="" table:formula="of:=IF(AND([.$I19]&lt;=[.AZ$1];[.AZ$1]&lt;=[.$J19]);1;&quot;&quot;)" table:style-name="ce12"/>
          <table:table-cell office:value-type="string" office:string-value="" table:formula="of:=IF(AND([.$I19]&lt;=[.BA$1];[.BA$1]&lt;=[.$J19]);1;&quot;&quot;)" table:style-name="ce12"/>
          <table:table-cell office:value-type="string" office:string-value="" table:formula="of:=IF(AND([.$I19]&lt;=[.BB$1];[.BB$1]&lt;=[.$J19]);1;&quot;&quot;)" table:style-name="ce12"/>
          <table:table-cell office:value-type="string" office:string-value="" table:formula="of:=IF(AND([.$I19]&lt;=[.BC$1];[.BC$1]&lt;=[.$J19]);1;&quot;&quot;)" table:style-name="ce12"/>
          <table:table-cell office:value-type="string" office:string-value="" table:formula="of:=IF(AND([.$I19]&lt;=[.BD$1];[.BD$1]&lt;=[.$J19]);1;&quot;&quot;)" table:style-name="ce12"/>
          <table:table-cell office:value-type="string" office:string-value="" table:formula="of:=IF(AND([.$I19]&lt;=[.BE$1];[.BE$1]&lt;=[.$J19]);1;&quot;&quot;)" table:style-name="ce12"/>
          <table:table-cell office:value-type="string" office:string-value="" table:formula="of:=IF(AND([.$I19]&lt;=[.BF$1];[.BF$1]&lt;=[.$J19]);1;&quot;&quot;)" table:style-name="ce12"/>
          <table:table-cell office:value-type="string" office:string-value="" table:formula="of:=IF(AND([.$I19]&lt;=[.BG$1];[.BG$1]&lt;=[.$J19]);1;&quot;&quot;)" table:style-name="ce12"/>
          <table:table-cell office:value-type="string" office:string-value="" table:formula="of:=IF(AND([.$I19]&lt;=[.BH$1];[.BH$1]&lt;=[.$J19]);1;&quot;&quot;)" table:style-name="ce12"/>
          <table:table-cell office:value-type="string" office:string-value="" table:formula="of:=IF(AND([.$I19]&lt;=[.BI$1];[.BI$1]&lt;=[.$J19]);1;&quot;&quot;)" table:style-name="ce12"/>
          <table:table-cell office:value-type="string" office:string-value="" table:formula="of:=IF(AND([.$I19]&lt;=[.BJ$1];[.BJ$1]&lt;=[.$J19]);1;&quot;&quot;)" table:style-name="ce12"/>
          <table:table-cell office:value-type="string" office:string-value="" table:formula="of:=IF(AND([.$I19]&lt;=[.BK$1];[.BK$1]&lt;=[.$J19]);1;&quot;&quot;)" table:style-name="ce12"/>
          <table:table-cell office:value-type="string" office:string-value="" table:formula="of:=IF(AND([.$I19]&lt;=[.BL$1];[.BL$1]&lt;=[.$J19]);1;&quot;&quot;)" table:style-name="ce12"/>
          <table:table-cell office:value-type="string" office:string-value="" table:formula="of:=IF(AND([.$I19]&lt;=[.BM$1];[.BM$1]&lt;=[.$J19]);1;&quot;&quot;)" table:style-name="ce12"/>
          <table:table-cell office:value-type="string" office:string-value="" table:formula="of:=IF(AND([.$I19]&lt;=[.BN$1];[.BN$1]&lt;=[.$J19]);1;&quot;&quot;)" table:style-name="ce12"/>
          <table:table-cell office:value-type="string" office:string-value="" table:formula="of:=IF(AND([.$I19]&lt;=[.BO$1];[.BO$1]&lt;=[.$J19]);1;&quot;&quot;)" table:style-name="ce12"/>
          <table:table-cell office:value-type="string" office:string-value="" table:formula="of:=IF(AND([.$I19]&lt;=[.BP$1];[.BP$1]&lt;=[.$J19]);1;&quot;&quot;)" table:style-name="ce12"/>
          <table:table-cell office:value-type="string" office:string-value="" table:formula="of:=IF(AND([.$I19]&lt;=[.BQ$1];[.BQ$1]&lt;=[.$J19]);1;&quot;&quot;)" table:style-name="ce12"/>
          <table:table-cell office:value-type="string" office:string-value="" table:formula="of:=IF(AND([.$I19]&lt;=[.BR$1];[.BR$1]&lt;=[.$J19]);1;&quot;&quot;)" table:style-name="ce12"/>
          <table:table-cell office:value-type="string" office:string-value="" table:formula="of:=IF(AND([.$I19]&lt;=[.BS$1];[.BS$1]&lt;=[.$J19]);1;&quot;&quot;)" table:style-name="ce12"/>
          <table:table-cell office:value-type="string" office:string-value="" table:formula="of:=IF(AND([.$I19]&lt;=[.BT$1];[.BT$1]&lt;=[.$J19]);1;&quot;&quot;)" table:style-name="ce12"/>
          <table:table-cell office:value-type="string" office:string-value="" table:formula="of:=IF(AND([.$I19]&lt;=[.BU$1];[.BU$1]&lt;=[.$J19]);1;&quot;&quot;)" table:style-name="ce12"/>
          <table:table-cell office:value-type="string" office:string-value="" table:formula="of:=IF(AND([.$I19]&lt;=[.BV$1];[.BV$1]&lt;=[.$J19]);1;&quot;&quot;)" table:style-name="ce12"/>
          <table:table-cell office:value-type="string" office:string-value="" table:formula="of:=IF(AND([.$I19]&lt;=[.BW$1];[.BW$1]&lt;=[.$J19]);1;&quot;&quot;)" table:style-name="ce12"/>
          <table:table-cell office:value-type="string" office:string-value="" table:formula="of:=IF(AND([.$I19]&lt;=[.BX$1];[.BX$1]&lt;=[.$J19]);1;&quot;&quot;)" table:style-name="ce12"/>
          <table:table-cell office:value-type="string" office:string-value="" table:formula="of:=IF(AND([.$I19]&lt;=[.BY$1];[.BY$1]&lt;=[.$J19]);1;&quot;&quot;)" table:style-name="ce12"/>
          <table:table-cell office:value-type="string" office:string-value="" table:formula="of:=IF(AND([.$I19]&lt;=[.BZ$1];[.BZ$1]&lt;=[.$J19]);1;&quot;&quot;)" table:style-name="ce12"/>
          <table:table-cell office:value-type="string" office:string-value="" table:formula="of:=IF(AND([.$I19]&lt;=[.CA$1];[.CA$1]&lt;=[.$J19]);1;&quot;&quot;)" table:style-name="ce12"/>
          <table:table-cell office:value-type="string" office:string-value="" table:formula="of:=IF(AND([.$I19]&lt;=[.CB$1];[.CB$1]&lt;=[.$J19]);1;&quot;&quot;)" table:style-name="ce12"/>
          <table:table-cell office:value-type="string" office:string-value="" table:formula="of:=IF(AND([.$I19]&lt;=[.CC$1];[.CC$1]&lt;=[.$J19]);1;&quot;&quot;)" table:style-name="ce12"/>
          <table:table-cell office:value-type="string" office:string-value="" table:formula="of:=IF(AND([.$I19]&lt;=[.CD$1];[.CD$1]&lt;=[.$J19]);1;&quot;&quot;)" table:style-name="ce12"/>
          <table:table-cell office:value-type="string" office:string-value="" table:formula="of:=IF(AND([.$I19]&lt;=[.CE$1];[.CE$1]&lt;=[.$J19]);1;&quot;&quot;)" table:style-name="ce12"/>
          <table:table-cell office:value-type="string" office:string-value="" table:formula="of:=IF(AND([.$I19]&lt;=[.CF$1];[.CF$1]&lt;=[.$J19]);1;&quot;&quot;)" table:style-name="ce12"/>
          <table:table-cell office:value-type="string" office:string-value="" table:formula="of:=IF(AND([.$I19]&lt;=[.CG$1];[.CG$1]&lt;=[.$J19]);1;&quot;&quot;)" table:style-name="ce12"/>
          <table:table-cell table:number-columns-repeated="16299"/>
        </table:table-row>
        <table:table-row table:style-name="ro2">
          <table:table-cell office:value-type="float" office:value="24" table:style-name="ce3">
            <text:p>24</text:p>
          </table:table-cell>
          <table:table-cell office:value-type="float" office:value="1" table:style-name="ce3">
            <text:p>1</text:p>
          </table:table-cell>
          <table:table-cell office:value-type="float" office:value="23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" table:formula="of:=VLOOKUP([.C20];[.$A:.$J];10;0)" table:style-name="ce5">
            <text:p>17</text:p>
          </table:table-cell>
          <table:table-cell office:value-type="float" office:value="0" table:formula="of:=VLOOKUP([.D20];[.$A:.$J];10;0)" table:style-name="ce5">
            <text:p>0</text:p>
          </table:table-cell>
          <table:table-cell office:value-type="float" office:value="0" table:formula="of:=VLOOKUP([.E20];[.$A:.$J];10;0)" table:style-name="ce5">
            <text:p>0</text:p>
          </table:table-cell>
          <table:table-cell office:value-type="float" office:value="18" table:formula="of:=[.J20]-[.B20]+1" table:style-name="ce6">
            <text:p>18</text:p>
          </table:table-cell>
          <table:table-cell office:value-type="float" office:value="18" table:formula="of:=[.B20]+MAX([.F20:.H20])" table:style-name="ce7">
            <text:p>18</text:p>
          </table:table-cell>
          <table:table-cell office:value-type="string" office:string-value="" table:formula="of:=IF(AND([.$I20]&lt;=[.K$1];[.K$1]&lt;=[.$J20]);1;&quot;&quot;)" table:style-name="ce12"/>
          <table:table-cell office:value-type="string" office:string-value="" table:formula="of:=IF(AND([.$I20]&lt;=[.L$1];[.L$1]&lt;=[.$J20]);1;&quot;&quot;)" table:style-name="ce12"/>
          <table:table-cell office:value-type="string" office:string-value="" table:formula="of:=IF(AND([.$I20]&lt;=[.M$1];[.M$1]&lt;=[.$J20]);1;&quot;&quot;)" table:style-name="ce12"/>
          <table:table-cell office:value-type="string" office:string-value="" table:formula="of:=IF(AND([.$I20]&lt;=[.N$1];[.N$1]&lt;=[.$J20]);1;&quot;&quot;)" table:style-name="ce12"/>
          <table:table-cell office:value-type="string" office:string-value="" table:formula="of:=IF(AND([.$I20]&lt;=[.O$1];[.O$1]&lt;=[.$J20]);1;&quot;&quot;)" table:style-name="ce12"/>
          <table:table-cell office:value-type="string" office:string-value="" table:formula="of:=IF(AND([.$I20]&lt;=[.P$1];[.P$1]&lt;=[.$J20]);1;&quot;&quot;)" table:style-name="ce12"/>
          <table:table-cell office:value-type="string" office:string-value="" table:formula="of:=IF(AND([.$I20]&lt;=[.Q$1];[.Q$1]&lt;=[.$J20]);1;&quot;&quot;)" table:style-name="ce12"/>
          <table:table-cell office:value-type="string" office:string-value="" table:formula="of:=IF(AND([.$I20]&lt;=[.R$1];[.R$1]&lt;=[.$J20]);1;&quot;&quot;)" table:style-name="ce12"/>
          <table:table-cell office:value-type="string" office:string-value="" table:formula="of:=IF(AND([.$I20]&lt;=[.S$1];[.S$1]&lt;=[.$J20]);1;&quot;&quot;)" table:style-name="ce12"/>
          <table:table-cell office:value-type="string" office:string-value="" table:formula="of:=IF(AND([.$I20]&lt;=[.T$1];[.T$1]&lt;=[.$J20]);1;&quot;&quot;)" table:style-name="ce12"/>
          <table:table-cell office:value-type="string" office:string-value="" table:formula="of:=IF(AND([.$I20]&lt;=[.U$1];[.U$1]&lt;=[.$J20]);1;&quot;&quot;)" table:style-name="ce12"/>
          <table:table-cell office:value-type="string" office:string-value="" table:formula="of:=IF(AND([.$I20]&lt;=[.V$1];[.V$1]&lt;=[.$J20]);1;&quot;&quot;)" table:style-name="ce12"/>
          <table:table-cell office:value-type="string" office:string-value="" table:formula="of:=IF(AND([.$I20]&lt;=[.W$1];[.W$1]&lt;=[.$J20]);1;&quot;&quot;)" table:style-name="ce12"/>
          <table:table-cell office:value-type="string" office:string-value="" table:formula="of:=IF(AND([.$I20]&lt;=[.X$1];[.X$1]&lt;=[.$J20]);1;&quot;&quot;)" table:style-name="ce12"/>
          <table:table-cell office:value-type="string" office:string-value="" table:formula="of:=IF(AND([.$I20]&lt;=[.Y$1];[.Y$1]&lt;=[.$J20]);1;&quot;&quot;)" table:style-name="ce12"/>
          <table:table-cell office:value-type="string" office:string-value="" table:formula="of:=IF(AND([.$I20]&lt;=[.Z$1];[.Z$1]&lt;=[.$J20]);1;&quot;&quot;)" table:style-name="ce12"/>
          <table:table-cell office:value-type="string" office:string-value="" table:formula="of:=IF(AND([.$I20]&lt;=[.AA$1];[.AA$1]&lt;=[.$J20]);1;&quot;&quot;)" table:style-name="ce12"/>
          <table:table-cell office:value-type="float" office:value="1" table:formula="of:=IF(AND([.$I20]&lt;=[.AB$1];[.AB$1]&lt;=[.$J20]);1;&quot;&quot;)" table:style-name="ce12">
            <text:p>1</text:p>
          </table:table-cell>
          <table:table-cell office:value-type="string" office:string-value="" table:formula="of:=IF(AND([.$I20]&lt;=[.AC$1];[.AC$1]&lt;=[.$J20]);1;&quot;&quot;)" table:style-name="ce12"/>
          <table:table-cell office:value-type="string" office:string-value="" table:formula="of:=IF(AND([.$I20]&lt;=[.AD$1];[.AD$1]&lt;=[.$J20]);1;&quot;&quot;)" table:style-name="ce12"/>
          <table:table-cell office:value-type="string" office:string-value="" table:formula="of:=IF(AND([.$I20]&lt;=[.AE$1];[.AE$1]&lt;=[.$J20]);1;&quot;&quot;)" table:style-name="ce12"/>
          <table:table-cell office:value-type="string" office:string-value="" table:formula="of:=IF(AND([.$I20]&lt;=[.AF$1];[.AF$1]&lt;=[.$J20]);1;&quot;&quot;)" table:style-name="ce12"/>
          <table:table-cell office:value-type="string" office:string-value="" table:formula="of:=IF(AND([.$I20]&lt;=[.AG$1];[.AG$1]&lt;=[.$J20]);1;&quot;&quot;)" table:style-name="ce12"/>
          <table:table-cell office:value-type="string" office:string-value="" table:formula="of:=IF(AND([.$I20]&lt;=[.AH$1];[.AH$1]&lt;=[.$J20]);1;&quot;&quot;)" table:style-name="ce12"/>
          <table:table-cell office:value-type="string" office:string-value="" table:formula="of:=IF(AND([.$I20]&lt;=[.AI$1];[.AI$1]&lt;=[.$J20]);1;&quot;&quot;)" table:style-name="ce12"/>
          <table:table-cell office:value-type="string" office:string-value="" table:formula="of:=IF(AND([.$I20]&lt;=[.AJ$1];[.AJ$1]&lt;=[.$J20]);1;&quot;&quot;)" table:style-name="ce12"/>
          <table:table-cell office:value-type="string" office:string-value="" table:formula="of:=IF(AND([.$I20]&lt;=[.AK$1];[.AK$1]&lt;=[.$J20]);1;&quot;&quot;)" table:style-name="ce12"/>
          <table:table-cell office:value-type="string" office:string-value="" table:formula="of:=IF(AND([.$I20]&lt;=[.AL$1];[.AL$1]&lt;=[.$J20]);1;&quot;&quot;)" table:style-name="ce12"/>
          <table:table-cell office:value-type="string" office:string-value="" table:formula="of:=IF(AND([.$I20]&lt;=[.AM$1];[.AM$1]&lt;=[.$J20]);1;&quot;&quot;)" table:style-name="ce12"/>
          <table:table-cell office:value-type="string" office:string-value="" table:formula="of:=IF(AND([.$I20]&lt;=[.AN$1];[.AN$1]&lt;=[.$J20]);1;&quot;&quot;)" table:style-name="ce12"/>
          <table:table-cell office:value-type="string" office:string-value="" table:formula="of:=IF(AND([.$I20]&lt;=[.AO$1];[.AO$1]&lt;=[.$J20]);1;&quot;&quot;)" table:style-name="ce12"/>
          <table:table-cell office:value-type="string" office:string-value="" table:formula="of:=IF(AND([.$I20]&lt;=[.AP$1];[.AP$1]&lt;=[.$J20]);1;&quot;&quot;)" table:style-name="ce12"/>
          <table:table-cell office:value-type="string" office:string-value="" table:formula="of:=IF(AND([.$I20]&lt;=[.AQ$1];[.AQ$1]&lt;=[.$J20]);1;&quot;&quot;)" table:style-name="ce12"/>
          <table:table-cell office:value-type="string" office:string-value="" table:formula="of:=IF(AND([.$I20]&lt;=[.AR$1];[.AR$1]&lt;=[.$J20]);1;&quot;&quot;)" table:style-name="ce12"/>
          <table:table-cell office:value-type="string" office:string-value="" table:formula="of:=IF(AND([.$I20]&lt;=[.AS$1];[.AS$1]&lt;=[.$J20]);1;&quot;&quot;)" table:style-name="ce12"/>
          <table:table-cell office:value-type="string" office:string-value="" table:formula="of:=IF(AND([.$I20]&lt;=[.AT$1];[.AT$1]&lt;=[.$J20]);1;&quot;&quot;)" table:style-name="ce12"/>
          <table:table-cell office:value-type="string" office:string-value="" table:formula="of:=IF(AND([.$I20]&lt;=[.AU$1];[.AU$1]&lt;=[.$J20]);1;&quot;&quot;)" table:style-name="ce12"/>
          <table:table-cell office:value-type="string" office:string-value="" table:formula="of:=IF(AND([.$I20]&lt;=[.AV$1];[.AV$1]&lt;=[.$J20]);1;&quot;&quot;)" table:style-name="ce12"/>
          <table:table-cell office:value-type="string" office:string-value="" table:formula="of:=IF(AND([.$I20]&lt;=[.AW$1];[.AW$1]&lt;=[.$J20]);1;&quot;&quot;)" table:style-name="ce12"/>
          <table:table-cell office:value-type="string" office:string-value="" table:formula="of:=IF(AND([.$I20]&lt;=[.AX$1];[.AX$1]&lt;=[.$J20]);1;&quot;&quot;)" table:style-name="ce12"/>
          <table:table-cell office:value-type="string" office:string-value="" table:formula="of:=IF(AND([.$I20]&lt;=[.AY$1];[.AY$1]&lt;=[.$J20]);1;&quot;&quot;)" table:style-name="ce12"/>
          <table:table-cell office:value-type="string" office:string-value="" table:formula="of:=IF(AND([.$I20]&lt;=[.AZ$1];[.AZ$1]&lt;=[.$J20]);1;&quot;&quot;)" table:style-name="ce12"/>
          <table:table-cell office:value-type="string" office:string-value="" table:formula="of:=IF(AND([.$I20]&lt;=[.BA$1];[.BA$1]&lt;=[.$J20]);1;&quot;&quot;)" table:style-name="ce12"/>
          <table:table-cell office:value-type="string" office:string-value="" table:formula="of:=IF(AND([.$I20]&lt;=[.BB$1];[.BB$1]&lt;=[.$J20]);1;&quot;&quot;)" table:style-name="ce12"/>
          <table:table-cell office:value-type="string" office:string-value="" table:formula="of:=IF(AND([.$I20]&lt;=[.BC$1];[.BC$1]&lt;=[.$J20]);1;&quot;&quot;)" table:style-name="ce12"/>
          <table:table-cell office:value-type="string" office:string-value="" table:formula="of:=IF(AND([.$I20]&lt;=[.BD$1];[.BD$1]&lt;=[.$J20]);1;&quot;&quot;)" table:style-name="ce12"/>
          <table:table-cell office:value-type="string" office:string-value="" table:formula="of:=IF(AND([.$I20]&lt;=[.BE$1];[.BE$1]&lt;=[.$J20]);1;&quot;&quot;)" table:style-name="ce12"/>
          <table:table-cell office:value-type="string" office:string-value="" table:formula="of:=IF(AND([.$I20]&lt;=[.BF$1];[.BF$1]&lt;=[.$J20]);1;&quot;&quot;)" table:style-name="ce12"/>
          <table:table-cell office:value-type="string" office:string-value="" table:formula="of:=IF(AND([.$I20]&lt;=[.BG$1];[.BG$1]&lt;=[.$J20]);1;&quot;&quot;)" table:style-name="ce12"/>
          <table:table-cell office:value-type="string" office:string-value="" table:formula="of:=IF(AND([.$I20]&lt;=[.BH$1];[.BH$1]&lt;=[.$J20]);1;&quot;&quot;)" table:style-name="ce12"/>
          <table:table-cell office:value-type="string" office:string-value="" table:formula="of:=IF(AND([.$I20]&lt;=[.BI$1];[.BI$1]&lt;=[.$J20]);1;&quot;&quot;)" table:style-name="ce12"/>
          <table:table-cell office:value-type="string" office:string-value="" table:formula="of:=IF(AND([.$I20]&lt;=[.BJ$1];[.BJ$1]&lt;=[.$J20]);1;&quot;&quot;)" table:style-name="ce12"/>
          <table:table-cell office:value-type="string" office:string-value="" table:formula="of:=IF(AND([.$I20]&lt;=[.BK$1];[.BK$1]&lt;=[.$J20]);1;&quot;&quot;)" table:style-name="ce12"/>
          <table:table-cell office:value-type="string" office:string-value="" table:formula="of:=IF(AND([.$I20]&lt;=[.BL$1];[.BL$1]&lt;=[.$J20]);1;&quot;&quot;)" table:style-name="ce12"/>
          <table:table-cell office:value-type="string" office:string-value="" table:formula="of:=IF(AND([.$I20]&lt;=[.BM$1];[.BM$1]&lt;=[.$J20]);1;&quot;&quot;)" table:style-name="ce12"/>
          <table:table-cell office:value-type="string" office:string-value="" table:formula="of:=IF(AND([.$I20]&lt;=[.BN$1];[.BN$1]&lt;=[.$J20]);1;&quot;&quot;)" table:style-name="ce12"/>
          <table:table-cell office:value-type="string" office:string-value="" table:formula="of:=IF(AND([.$I20]&lt;=[.BO$1];[.BO$1]&lt;=[.$J20]);1;&quot;&quot;)" table:style-name="ce12"/>
          <table:table-cell office:value-type="string" office:string-value="" table:formula="of:=IF(AND([.$I20]&lt;=[.BP$1];[.BP$1]&lt;=[.$J20]);1;&quot;&quot;)" table:style-name="ce12"/>
          <table:table-cell office:value-type="string" office:string-value="" table:formula="of:=IF(AND([.$I20]&lt;=[.BQ$1];[.BQ$1]&lt;=[.$J20]);1;&quot;&quot;)" table:style-name="ce12"/>
          <table:table-cell office:value-type="string" office:string-value="" table:formula="of:=IF(AND([.$I20]&lt;=[.BR$1];[.BR$1]&lt;=[.$J20]);1;&quot;&quot;)" table:style-name="ce12"/>
          <table:table-cell office:value-type="string" office:string-value="" table:formula="of:=IF(AND([.$I20]&lt;=[.BS$1];[.BS$1]&lt;=[.$J20]);1;&quot;&quot;)" table:style-name="ce12"/>
          <table:table-cell office:value-type="string" office:string-value="" table:formula="of:=IF(AND([.$I20]&lt;=[.BT$1];[.BT$1]&lt;=[.$J20]);1;&quot;&quot;)" table:style-name="ce12"/>
          <table:table-cell office:value-type="string" office:string-value="" table:formula="of:=IF(AND([.$I20]&lt;=[.BU$1];[.BU$1]&lt;=[.$J20]);1;&quot;&quot;)" table:style-name="ce12"/>
          <table:table-cell office:value-type="string" office:string-value="" table:formula="of:=IF(AND([.$I20]&lt;=[.BV$1];[.BV$1]&lt;=[.$J20]);1;&quot;&quot;)" table:style-name="ce12"/>
          <table:table-cell office:value-type="string" office:string-value="" table:formula="of:=IF(AND([.$I20]&lt;=[.BW$1];[.BW$1]&lt;=[.$J20]);1;&quot;&quot;)" table:style-name="ce12"/>
          <table:table-cell office:value-type="string" office:string-value="" table:formula="of:=IF(AND([.$I20]&lt;=[.BX$1];[.BX$1]&lt;=[.$J20]);1;&quot;&quot;)" table:style-name="ce12"/>
          <table:table-cell office:value-type="string" office:string-value="" table:formula="of:=IF(AND([.$I20]&lt;=[.BY$1];[.BY$1]&lt;=[.$J20]);1;&quot;&quot;)" table:style-name="ce12"/>
          <table:table-cell office:value-type="string" office:string-value="" table:formula="of:=IF(AND([.$I20]&lt;=[.BZ$1];[.BZ$1]&lt;=[.$J20]);1;&quot;&quot;)" table:style-name="ce12"/>
          <table:table-cell office:value-type="string" office:string-value="" table:formula="of:=IF(AND([.$I20]&lt;=[.CA$1];[.CA$1]&lt;=[.$J20]);1;&quot;&quot;)" table:style-name="ce12"/>
          <table:table-cell office:value-type="string" office:string-value="" table:formula="of:=IF(AND([.$I20]&lt;=[.CB$1];[.CB$1]&lt;=[.$J20]);1;&quot;&quot;)" table:style-name="ce12"/>
          <table:table-cell office:value-type="string" office:string-value="" table:formula="of:=IF(AND([.$I20]&lt;=[.CC$1];[.CC$1]&lt;=[.$J20]);1;&quot;&quot;)" table:style-name="ce12"/>
          <table:table-cell office:value-type="string" office:string-value="" table:formula="of:=IF(AND([.$I20]&lt;=[.CD$1];[.CD$1]&lt;=[.$J20]);1;&quot;&quot;)" table:style-name="ce12"/>
          <table:table-cell office:value-type="string" office:string-value="" table:formula="of:=IF(AND([.$I20]&lt;=[.CE$1];[.CE$1]&lt;=[.$J20]);1;&quot;&quot;)" table:style-name="ce12"/>
          <table:table-cell office:value-type="string" office:string-value="" table:formula="of:=IF(AND([.$I20]&lt;=[.CF$1];[.CF$1]&lt;=[.$J20]);1;&quot;&quot;)" table:style-name="ce12"/>
          <table:table-cell office:value-type="string" office:string-value="" table:formula="of:=IF(AND([.$I20]&lt;=[.CG$1];[.CG$1]&lt;=[.$J20]);1;&quot;&quot;)" table:style-name="ce12"/>
          <table:table-cell table:number-columns-repeated="16299"/>
        </table:table-row>
        <table:table-row table:style-name="ro2">
          <table:table-cell office:value-type="float" office:value="25" table:style-name="ce3">
            <text:p>25</text:p>
          </table:table-cell>
          <table:table-cell office:value-type="float" office:value="4" table:style-name="ce3">
            <text:p>4</text:p>
          </table:table-cell>
          <table:table-cell office:value-type="float" office:value="23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" table:formula="of:=VLOOKUP([.C21];[.$A:.$J];10;0)" table:style-name="ce5">
            <text:p>17</text:p>
          </table:table-cell>
          <table:table-cell office:value-type="float" office:value="0" table:formula="of:=VLOOKUP([.D21];[.$A:.$J];10;0)" table:style-name="ce5">
            <text:p>0</text:p>
          </table:table-cell>
          <table:table-cell office:value-type="float" office:value="0" table:formula="of:=VLOOKUP([.E21];[.$A:.$J];10;0)" table:style-name="ce5">
            <text:p>0</text:p>
          </table:table-cell>
          <table:table-cell office:value-type="float" office:value="18" table:formula="of:=[.J21]-[.B21]+1" table:style-name="ce6">
            <text:p>18</text:p>
          </table:table-cell>
          <table:table-cell office:value-type="float" office:value="21" table:formula="of:=[.B21]+MAX([.F21:.H21])" table:style-name="ce7">
            <text:p>21</text:p>
          </table:table-cell>
          <table:table-cell office:value-type="string" office:string-value="" table:formula="of:=IF(AND([.$I21]&lt;=[.K$1];[.K$1]&lt;=[.$J21]);1;&quot;&quot;)" table:style-name="ce12"/>
          <table:table-cell office:value-type="string" office:string-value="" table:formula="of:=IF(AND([.$I21]&lt;=[.L$1];[.L$1]&lt;=[.$J21]);1;&quot;&quot;)" table:style-name="ce12"/>
          <table:table-cell office:value-type="string" office:string-value="" table:formula="of:=IF(AND([.$I21]&lt;=[.M$1];[.M$1]&lt;=[.$J21]);1;&quot;&quot;)" table:style-name="ce12"/>
          <table:table-cell office:value-type="string" office:string-value="" table:formula="of:=IF(AND([.$I21]&lt;=[.N$1];[.N$1]&lt;=[.$J21]);1;&quot;&quot;)" table:style-name="ce12"/>
          <table:table-cell office:value-type="string" office:string-value="" table:formula="of:=IF(AND([.$I21]&lt;=[.O$1];[.O$1]&lt;=[.$J21]);1;&quot;&quot;)" table:style-name="ce12"/>
          <table:table-cell office:value-type="string" office:string-value="" table:formula="of:=IF(AND([.$I21]&lt;=[.P$1];[.P$1]&lt;=[.$J21]);1;&quot;&quot;)" table:style-name="ce12"/>
          <table:table-cell office:value-type="string" office:string-value="" table:formula="of:=IF(AND([.$I21]&lt;=[.Q$1];[.Q$1]&lt;=[.$J21]);1;&quot;&quot;)" table:style-name="ce12"/>
          <table:table-cell office:value-type="string" office:string-value="" table:formula="of:=IF(AND([.$I21]&lt;=[.R$1];[.R$1]&lt;=[.$J21]);1;&quot;&quot;)" table:style-name="ce12"/>
          <table:table-cell office:value-type="string" office:string-value="" table:formula="of:=IF(AND([.$I21]&lt;=[.S$1];[.S$1]&lt;=[.$J21]);1;&quot;&quot;)" table:style-name="ce12"/>
          <table:table-cell office:value-type="string" office:string-value="" table:formula="of:=IF(AND([.$I21]&lt;=[.T$1];[.T$1]&lt;=[.$J21]);1;&quot;&quot;)" table:style-name="ce12"/>
          <table:table-cell office:value-type="string" office:string-value="" table:formula="of:=IF(AND([.$I21]&lt;=[.U$1];[.U$1]&lt;=[.$J21]);1;&quot;&quot;)" table:style-name="ce12"/>
          <table:table-cell office:value-type="string" office:string-value="" table:formula="of:=IF(AND([.$I21]&lt;=[.V$1];[.V$1]&lt;=[.$J21]);1;&quot;&quot;)" table:style-name="ce12"/>
          <table:table-cell office:value-type="string" office:string-value="" table:formula="of:=IF(AND([.$I21]&lt;=[.W$1];[.W$1]&lt;=[.$J21]);1;&quot;&quot;)" table:style-name="ce12"/>
          <table:table-cell office:value-type="string" office:string-value="" table:formula="of:=IF(AND([.$I21]&lt;=[.X$1];[.X$1]&lt;=[.$J21]);1;&quot;&quot;)" table:style-name="ce12"/>
          <table:table-cell office:value-type="string" office:string-value="" table:formula="of:=IF(AND([.$I21]&lt;=[.Y$1];[.Y$1]&lt;=[.$J21]);1;&quot;&quot;)" table:style-name="ce12"/>
          <table:table-cell office:value-type="string" office:string-value="" table:formula="of:=IF(AND([.$I21]&lt;=[.Z$1];[.Z$1]&lt;=[.$J21]);1;&quot;&quot;)" table:style-name="ce12"/>
          <table:table-cell office:value-type="string" office:string-value="" table:formula="of:=IF(AND([.$I21]&lt;=[.AA$1];[.AA$1]&lt;=[.$J21]);1;&quot;&quot;)" table:style-name="ce12"/>
          <table:table-cell office:value-type="float" office:value="1" table:formula="of:=IF(AND([.$I21]&lt;=[.AB$1];[.AB$1]&lt;=[.$J21]);1;&quot;&quot;)" table:style-name="ce12">
            <text:p>1</text:p>
          </table:table-cell>
          <table:table-cell office:value-type="float" office:value="1" table:formula="of:=IF(AND([.$I21]&lt;=[.AC$1];[.AC$1]&lt;=[.$J21]);1;&quot;&quot;)" table:style-name="ce12">
            <text:p>1</text:p>
          </table:table-cell>
          <table:table-cell office:value-type="float" office:value="1" table:formula="of:=IF(AND([.$I21]&lt;=[.AD$1];[.AD$1]&lt;=[.$J21]);1;&quot;&quot;)" table:style-name="ce12">
            <text:p>1</text:p>
          </table:table-cell>
          <table:table-cell office:value-type="float" office:value="1" table:formula="of:=IF(AND([.$I21]&lt;=[.AE$1];[.AE$1]&lt;=[.$J21]);1;&quot;&quot;)" table:style-name="ce12">
            <text:p>1</text:p>
          </table:table-cell>
          <table:table-cell office:value-type="string" office:string-value="" table:formula="of:=IF(AND([.$I21]&lt;=[.AF$1];[.AF$1]&lt;=[.$J21]);1;&quot;&quot;)" table:style-name="ce12"/>
          <table:table-cell office:value-type="string" office:string-value="" table:formula="of:=IF(AND([.$I21]&lt;=[.AG$1];[.AG$1]&lt;=[.$J21]);1;&quot;&quot;)" table:style-name="ce12"/>
          <table:table-cell office:value-type="string" office:string-value="" table:formula="of:=IF(AND([.$I21]&lt;=[.AH$1];[.AH$1]&lt;=[.$J21]);1;&quot;&quot;)" table:style-name="ce12"/>
          <table:table-cell office:value-type="string" office:string-value="" table:formula="of:=IF(AND([.$I21]&lt;=[.AI$1];[.AI$1]&lt;=[.$J21]);1;&quot;&quot;)" table:style-name="ce12"/>
          <table:table-cell office:value-type="string" office:string-value="" table:formula="of:=IF(AND([.$I21]&lt;=[.AJ$1];[.AJ$1]&lt;=[.$J21]);1;&quot;&quot;)" table:style-name="ce12"/>
          <table:table-cell office:value-type="string" office:string-value="" table:formula="of:=IF(AND([.$I21]&lt;=[.AK$1];[.AK$1]&lt;=[.$J21]);1;&quot;&quot;)" table:style-name="ce12"/>
          <table:table-cell office:value-type="string" office:string-value="" table:formula="of:=IF(AND([.$I21]&lt;=[.AL$1];[.AL$1]&lt;=[.$J21]);1;&quot;&quot;)" table:style-name="ce12"/>
          <table:table-cell office:value-type="string" office:string-value="" table:formula="of:=IF(AND([.$I21]&lt;=[.AM$1];[.AM$1]&lt;=[.$J21]);1;&quot;&quot;)" table:style-name="ce12"/>
          <table:table-cell office:value-type="string" office:string-value="" table:formula="of:=IF(AND([.$I21]&lt;=[.AN$1];[.AN$1]&lt;=[.$J21]);1;&quot;&quot;)" table:style-name="ce12"/>
          <table:table-cell office:value-type="string" office:string-value="" table:formula="of:=IF(AND([.$I21]&lt;=[.AO$1];[.AO$1]&lt;=[.$J21]);1;&quot;&quot;)" table:style-name="ce12"/>
          <table:table-cell office:value-type="string" office:string-value="" table:formula="of:=IF(AND([.$I21]&lt;=[.AP$1];[.AP$1]&lt;=[.$J21]);1;&quot;&quot;)" table:style-name="ce12"/>
          <table:table-cell office:value-type="string" office:string-value="" table:formula="of:=IF(AND([.$I21]&lt;=[.AQ$1];[.AQ$1]&lt;=[.$J21]);1;&quot;&quot;)" table:style-name="ce12"/>
          <table:table-cell office:value-type="string" office:string-value="" table:formula="of:=IF(AND([.$I21]&lt;=[.AR$1];[.AR$1]&lt;=[.$J21]);1;&quot;&quot;)" table:style-name="ce12"/>
          <table:table-cell office:value-type="string" office:string-value="" table:formula="of:=IF(AND([.$I21]&lt;=[.AS$1];[.AS$1]&lt;=[.$J21]);1;&quot;&quot;)" table:style-name="ce12"/>
          <table:table-cell office:value-type="string" office:string-value="" table:formula="of:=IF(AND([.$I21]&lt;=[.AT$1];[.AT$1]&lt;=[.$J21]);1;&quot;&quot;)" table:style-name="ce12"/>
          <table:table-cell office:value-type="string" office:string-value="" table:formula="of:=IF(AND([.$I21]&lt;=[.AU$1];[.AU$1]&lt;=[.$J21]);1;&quot;&quot;)" table:style-name="ce12"/>
          <table:table-cell office:value-type="string" office:string-value="" table:formula="of:=IF(AND([.$I21]&lt;=[.AV$1];[.AV$1]&lt;=[.$J21]);1;&quot;&quot;)" table:style-name="ce12"/>
          <table:table-cell office:value-type="string" office:string-value="" table:formula="of:=IF(AND([.$I21]&lt;=[.AW$1];[.AW$1]&lt;=[.$J21]);1;&quot;&quot;)" table:style-name="ce12"/>
          <table:table-cell office:value-type="string" office:string-value="" table:formula="of:=IF(AND([.$I21]&lt;=[.AX$1];[.AX$1]&lt;=[.$J21]);1;&quot;&quot;)" table:style-name="ce12"/>
          <table:table-cell office:value-type="string" office:string-value="" table:formula="of:=IF(AND([.$I21]&lt;=[.AY$1];[.AY$1]&lt;=[.$J21]);1;&quot;&quot;)" table:style-name="ce12"/>
          <table:table-cell office:value-type="string" office:string-value="" table:formula="of:=IF(AND([.$I21]&lt;=[.AZ$1];[.AZ$1]&lt;=[.$J21]);1;&quot;&quot;)" table:style-name="ce12"/>
          <table:table-cell office:value-type="string" office:string-value="" table:formula="of:=IF(AND([.$I21]&lt;=[.BA$1];[.BA$1]&lt;=[.$J21]);1;&quot;&quot;)" table:style-name="ce12"/>
          <table:table-cell office:value-type="string" office:string-value="" table:formula="of:=IF(AND([.$I21]&lt;=[.BB$1];[.BB$1]&lt;=[.$J21]);1;&quot;&quot;)" table:style-name="ce12"/>
          <table:table-cell office:value-type="string" office:string-value="" table:formula="of:=IF(AND([.$I21]&lt;=[.BC$1];[.BC$1]&lt;=[.$J21]);1;&quot;&quot;)" table:style-name="ce12"/>
          <table:table-cell office:value-type="string" office:string-value="" table:formula="of:=IF(AND([.$I21]&lt;=[.BD$1];[.BD$1]&lt;=[.$J21]);1;&quot;&quot;)" table:style-name="ce12"/>
          <table:table-cell office:value-type="string" office:string-value="" table:formula="of:=IF(AND([.$I21]&lt;=[.BE$1];[.BE$1]&lt;=[.$J21]);1;&quot;&quot;)" table:style-name="ce12"/>
          <table:table-cell office:value-type="string" office:string-value="" table:formula="of:=IF(AND([.$I21]&lt;=[.BF$1];[.BF$1]&lt;=[.$J21]);1;&quot;&quot;)" table:style-name="ce12"/>
          <table:table-cell office:value-type="string" office:string-value="" table:formula="of:=IF(AND([.$I21]&lt;=[.BG$1];[.BG$1]&lt;=[.$J21]);1;&quot;&quot;)" table:style-name="ce12"/>
          <table:table-cell office:value-type="string" office:string-value="" table:formula="of:=IF(AND([.$I21]&lt;=[.BH$1];[.BH$1]&lt;=[.$J21]);1;&quot;&quot;)" table:style-name="ce12"/>
          <table:table-cell office:value-type="string" office:string-value="" table:formula="of:=IF(AND([.$I21]&lt;=[.BI$1];[.BI$1]&lt;=[.$J21]);1;&quot;&quot;)" table:style-name="ce12"/>
          <table:table-cell office:value-type="string" office:string-value="" table:formula="of:=IF(AND([.$I21]&lt;=[.BJ$1];[.BJ$1]&lt;=[.$J21]);1;&quot;&quot;)" table:style-name="ce12"/>
          <table:table-cell office:value-type="string" office:string-value="" table:formula="of:=IF(AND([.$I21]&lt;=[.BK$1];[.BK$1]&lt;=[.$J21]);1;&quot;&quot;)" table:style-name="ce12"/>
          <table:table-cell office:value-type="string" office:string-value="" table:formula="of:=IF(AND([.$I21]&lt;=[.BL$1];[.BL$1]&lt;=[.$J21]);1;&quot;&quot;)" table:style-name="ce12"/>
          <table:table-cell office:value-type="string" office:string-value="" table:formula="of:=IF(AND([.$I21]&lt;=[.BM$1];[.BM$1]&lt;=[.$J21]);1;&quot;&quot;)" table:style-name="ce12"/>
          <table:table-cell office:value-type="string" office:string-value="" table:formula="of:=IF(AND([.$I21]&lt;=[.BN$1];[.BN$1]&lt;=[.$J21]);1;&quot;&quot;)" table:style-name="ce12"/>
          <table:table-cell office:value-type="string" office:string-value="" table:formula="of:=IF(AND([.$I21]&lt;=[.BO$1];[.BO$1]&lt;=[.$J21]);1;&quot;&quot;)" table:style-name="ce12"/>
          <table:table-cell office:value-type="string" office:string-value="" table:formula="of:=IF(AND([.$I21]&lt;=[.BP$1];[.BP$1]&lt;=[.$J21]);1;&quot;&quot;)" table:style-name="ce12"/>
          <table:table-cell office:value-type="string" office:string-value="" table:formula="of:=IF(AND([.$I21]&lt;=[.BQ$1];[.BQ$1]&lt;=[.$J21]);1;&quot;&quot;)" table:style-name="ce12"/>
          <table:table-cell office:value-type="string" office:string-value="" table:formula="of:=IF(AND([.$I21]&lt;=[.BR$1];[.BR$1]&lt;=[.$J21]);1;&quot;&quot;)" table:style-name="ce12"/>
          <table:table-cell office:value-type="string" office:string-value="" table:formula="of:=IF(AND([.$I21]&lt;=[.BS$1];[.BS$1]&lt;=[.$J21]);1;&quot;&quot;)" table:style-name="ce12"/>
          <table:table-cell office:value-type="string" office:string-value="" table:formula="of:=IF(AND([.$I21]&lt;=[.BT$1];[.BT$1]&lt;=[.$J21]);1;&quot;&quot;)" table:style-name="ce12"/>
          <table:table-cell office:value-type="string" office:string-value="" table:formula="of:=IF(AND([.$I21]&lt;=[.BU$1];[.BU$1]&lt;=[.$J21]);1;&quot;&quot;)" table:style-name="ce12"/>
          <table:table-cell office:value-type="string" office:string-value="" table:formula="of:=IF(AND([.$I21]&lt;=[.BV$1];[.BV$1]&lt;=[.$J21]);1;&quot;&quot;)" table:style-name="ce12"/>
          <table:table-cell office:value-type="string" office:string-value="" table:formula="of:=IF(AND([.$I21]&lt;=[.BW$1];[.BW$1]&lt;=[.$J21]);1;&quot;&quot;)" table:style-name="ce12"/>
          <table:table-cell office:value-type="string" office:string-value="" table:formula="of:=IF(AND([.$I21]&lt;=[.BX$1];[.BX$1]&lt;=[.$J21]);1;&quot;&quot;)" table:style-name="ce12"/>
          <table:table-cell office:value-type="string" office:string-value="" table:formula="of:=IF(AND([.$I21]&lt;=[.BY$1];[.BY$1]&lt;=[.$J21]);1;&quot;&quot;)" table:style-name="ce12"/>
          <table:table-cell office:value-type="string" office:string-value="" table:formula="of:=IF(AND([.$I21]&lt;=[.BZ$1];[.BZ$1]&lt;=[.$J21]);1;&quot;&quot;)" table:style-name="ce12"/>
          <table:table-cell office:value-type="string" office:string-value="" table:formula="of:=IF(AND([.$I21]&lt;=[.CA$1];[.CA$1]&lt;=[.$J21]);1;&quot;&quot;)" table:style-name="ce12"/>
          <table:table-cell office:value-type="string" office:string-value="" table:formula="of:=IF(AND([.$I21]&lt;=[.CB$1];[.CB$1]&lt;=[.$J21]);1;&quot;&quot;)" table:style-name="ce12"/>
          <table:table-cell office:value-type="string" office:string-value="" table:formula="of:=IF(AND([.$I21]&lt;=[.CC$1];[.CC$1]&lt;=[.$J21]);1;&quot;&quot;)" table:style-name="ce12"/>
          <table:table-cell office:value-type="string" office:string-value="" table:formula="of:=IF(AND([.$I21]&lt;=[.CD$1];[.CD$1]&lt;=[.$J21]);1;&quot;&quot;)" table:style-name="ce12"/>
          <table:table-cell office:value-type="string" office:string-value="" table:formula="of:=IF(AND([.$I21]&lt;=[.CE$1];[.CE$1]&lt;=[.$J21]);1;&quot;&quot;)" table:style-name="ce12"/>
          <table:table-cell office:value-type="string" office:string-value="" table:formula="of:=IF(AND([.$I21]&lt;=[.CF$1];[.CF$1]&lt;=[.$J21]);1;&quot;&quot;)" table:style-name="ce12"/>
          <table:table-cell office:value-type="string" office:string-value="" table:formula="of:=IF(AND([.$I21]&lt;=[.CG$1];[.CG$1]&lt;=[.$J21]);1;&quot;&quot;)" table:style-name="ce12"/>
          <table:table-cell table:number-columns-repeated="16299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float" office:value="9" table:style-name="ce4">
            <text:p>9</text:p>
          </table:table-cell>
          <table:table-cell office:value-type="float" office:value="15" table:formula="of:=VLOOKUP([.C22];[.$A:.$J];10;0)" table:style-name="ce5">
            <text:p>15</text:p>
          </table:table-cell>
          <table:table-cell office:value-type="float" office:value="9" table:formula="of:=VLOOKUP([.D22];[.$A:.$J];10;0)" table:style-name="ce5">
            <text:p>9</text:p>
          </table:table-cell>
          <table:table-cell office:value-type="float" office:value="17" table:formula="of:=VLOOKUP([.E22];[.$A:.$J];10;0)" table:style-name="ce5">
            <text:p>17</text:p>
          </table:table-cell>
          <table:table-cell office:value-type="float" office:value="18" table:formula="of:=[.J22]-[.B22]+1" table:style-name="ce6">
            <text:p>18</text:p>
          </table:table-cell>
          <table:table-cell office:value-type="float" office:value="22" table:formula="of:=[.B22]+MAX([.F22:.H22])" table:style-name="ce7">
            <text:p>22</text:p>
          </table:table-cell>
          <table:table-cell office:value-type="string" office:string-value="" table:formula="of:=IF(AND([.$I22]&lt;=[.K$1];[.K$1]&lt;=[.$J22]);1;&quot;&quot;)" table:style-name="ce12"/>
          <table:table-cell office:value-type="string" office:string-value="" table:formula="of:=IF(AND([.$I22]&lt;=[.L$1];[.L$1]&lt;=[.$J22]);1;&quot;&quot;)" table:style-name="ce12"/>
          <table:table-cell office:value-type="string" office:string-value="" table:formula="of:=IF(AND([.$I22]&lt;=[.M$1];[.M$1]&lt;=[.$J22]);1;&quot;&quot;)" table:style-name="ce12"/>
          <table:table-cell office:value-type="string" office:string-value="" table:formula="of:=IF(AND([.$I22]&lt;=[.N$1];[.N$1]&lt;=[.$J22]);1;&quot;&quot;)" table:style-name="ce12"/>
          <table:table-cell office:value-type="string" office:string-value="" table:formula="of:=IF(AND([.$I22]&lt;=[.O$1];[.O$1]&lt;=[.$J22]);1;&quot;&quot;)" table:style-name="ce12"/>
          <table:table-cell office:value-type="string" office:string-value="" table:formula="of:=IF(AND([.$I22]&lt;=[.P$1];[.P$1]&lt;=[.$J22]);1;&quot;&quot;)" table:style-name="ce12"/>
          <table:table-cell office:value-type="string" office:string-value="" table:formula="of:=IF(AND([.$I22]&lt;=[.Q$1];[.Q$1]&lt;=[.$J22]);1;&quot;&quot;)" table:style-name="ce12"/>
          <table:table-cell office:value-type="string" office:string-value="" table:formula="of:=IF(AND([.$I22]&lt;=[.R$1];[.R$1]&lt;=[.$J22]);1;&quot;&quot;)" table:style-name="ce12"/>
          <table:table-cell office:value-type="string" office:string-value="" table:formula="of:=IF(AND([.$I22]&lt;=[.S$1];[.S$1]&lt;=[.$J22]);1;&quot;&quot;)" table:style-name="ce12"/>
          <table:table-cell office:value-type="string" office:string-value="" table:formula="of:=IF(AND([.$I22]&lt;=[.T$1];[.T$1]&lt;=[.$J22]);1;&quot;&quot;)" table:style-name="ce12"/>
          <table:table-cell office:value-type="string" office:string-value="" table:formula="of:=IF(AND([.$I22]&lt;=[.U$1];[.U$1]&lt;=[.$J22]);1;&quot;&quot;)" table:style-name="ce12"/>
          <table:table-cell office:value-type="string" office:string-value="" table:formula="of:=IF(AND([.$I22]&lt;=[.V$1];[.V$1]&lt;=[.$J22]);1;&quot;&quot;)" table:style-name="ce12"/>
          <table:table-cell office:value-type="string" office:string-value="" table:formula="of:=IF(AND([.$I22]&lt;=[.W$1];[.W$1]&lt;=[.$J22]);1;&quot;&quot;)" table:style-name="ce12"/>
          <table:table-cell office:value-type="string" office:string-value="" table:formula="of:=IF(AND([.$I22]&lt;=[.X$1];[.X$1]&lt;=[.$J22]);1;&quot;&quot;)" table:style-name="ce12"/>
          <table:table-cell office:value-type="string" office:string-value="" table:formula="of:=IF(AND([.$I22]&lt;=[.Y$1];[.Y$1]&lt;=[.$J22]);1;&quot;&quot;)" table:style-name="ce12"/>
          <table:table-cell office:value-type="string" office:string-value="" table:formula="of:=IF(AND([.$I22]&lt;=[.Z$1];[.Z$1]&lt;=[.$J22]);1;&quot;&quot;)" table:style-name="ce12"/>
          <table:table-cell office:value-type="string" office:string-value="" table:formula="of:=IF(AND([.$I22]&lt;=[.AA$1];[.AA$1]&lt;=[.$J22]);1;&quot;&quot;)" table:style-name="ce12"/>
          <table:table-cell office:value-type="float" office:value="1" table:formula="of:=IF(AND([.$I22]&lt;=[.AB$1];[.AB$1]&lt;=[.$J22]);1;&quot;&quot;)" table:style-name="ce12">
            <text:p>1</text:p>
          </table:table-cell>
          <table:table-cell office:value-type="float" office:value="1" table:formula="of:=IF(AND([.$I22]&lt;=[.AC$1];[.AC$1]&lt;=[.$J22]);1;&quot;&quot;)" table:style-name="ce12">
            <text:p>1</text:p>
          </table:table-cell>
          <table:table-cell office:value-type="float" office:value="1" table:formula="of:=IF(AND([.$I22]&lt;=[.AD$1];[.AD$1]&lt;=[.$J22]);1;&quot;&quot;)" table:style-name="ce12">
            <text:p>1</text:p>
          </table:table-cell>
          <table:table-cell office:value-type="float" office:value="1" table:formula="of:=IF(AND([.$I22]&lt;=[.AE$1];[.AE$1]&lt;=[.$J22]);1;&quot;&quot;)" table:style-name="ce12">
            <text:p>1</text:p>
          </table:table-cell>
          <table:table-cell office:value-type="float" office:value="1" table:formula="of:=IF(AND([.$I22]&lt;=[.AF$1];[.AF$1]&lt;=[.$J22]);1;&quot;&quot;)" table:style-name="ce12">
            <text:p>1</text:p>
          </table:table-cell>
          <table:table-cell office:value-type="string" office:string-value="" table:formula="of:=IF(AND([.$I22]&lt;=[.AG$1];[.AG$1]&lt;=[.$J22]);1;&quot;&quot;)" table:style-name="ce12"/>
          <table:table-cell office:value-type="string" office:string-value="" table:formula="of:=IF(AND([.$I22]&lt;=[.AH$1];[.AH$1]&lt;=[.$J22]);1;&quot;&quot;)" table:style-name="ce12"/>
          <table:table-cell office:value-type="string" office:string-value="" table:formula="of:=IF(AND([.$I22]&lt;=[.AI$1];[.AI$1]&lt;=[.$J22]);1;&quot;&quot;)" table:style-name="ce12"/>
          <table:table-cell office:value-type="string" office:string-value="" table:formula="of:=IF(AND([.$I22]&lt;=[.AJ$1];[.AJ$1]&lt;=[.$J22]);1;&quot;&quot;)" table:style-name="ce12"/>
          <table:table-cell office:value-type="string" office:string-value="" table:formula="of:=IF(AND([.$I22]&lt;=[.AK$1];[.AK$1]&lt;=[.$J22]);1;&quot;&quot;)" table:style-name="ce12"/>
          <table:table-cell office:value-type="string" office:string-value="" table:formula="of:=IF(AND([.$I22]&lt;=[.AL$1];[.AL$1]&lt;=[.$J22]);1;&quot;&quot;)" table:style-name="ce12"/>
          <table:table-cell office:value-type="string" office:string-value="" table:formula="of:=IF(AND([.$I22]&lt;=[.AM$1];[.AM$1]&lt;=[.$J22]);1;&quot;&quot;)" table:style-name="ce12"/>
          <table:table-cell office:value-type="string" office:string-value="" table:formula="of:=IF(AND([.$I22]&lt;=[.AN$1];[.AN$1]&lt;=[.$J22]);1;&quot;&quot;)" table:style-name="ce12"/>
          <table:table-cell office:value-type="string" office:string-value="" table:formula="of:=IF(AND([.$I22]&lt;=[.AO$1];[.AO$1]&lt;=[.$J22]);1;&quot;&quot;)" table:style-name="ce12"/>
          <table:table-cell office:value-type="string" office:string-value="" table:formula="of:=IF(AND([.$I22]&lt;=[.AP$1];[.AP$1]&lt;=[.$J22]);1;&quot;&quot;)" table:style-name="ce12"/>
          <table:table-cell office:value-type="string" office:string-value="" table:formula="of:=IF(AND([.$I22]&lt;=[.AQ$1];[.AQ$1]&lt;=[.$J22]);1;&quot;&quot;)" table:style-name="ce12"/>
          <table:table-cell office:value-type="string" office:string-value="" table:formula="of:=IF(AND([.$I22]&lt;=[.AR$1];[.AR$1]&lt;=[.$J22]);1;&quot;&quot;)" table:style-name="ce12"/>
          <table:table-cell office:value-type="string" office:string-value="" table:formula="of:=IF(AND([.$I22]&lt;=[.AS$1];[.AS$1]&lt;=[.$J22]);1;&quot;&quot;)" table:style-name="ce12"/>
          <table:table-cell office:value-type="string" office:string-value="" table:formula="of:=IF(AND([.$I22]&lt;=[.AT$1];[.AT$1]&lt;=[.$J22]);1;&quot;&quot;)" table:style-name="ce12"/>
          <table:table-cell office:value-type="string" office:string-value="" table:formula="of:=IF(AND([.$I22]&lt;=[.AU$1];[.AU$1]&lt;=[.$J22]);1;&quot;&quot;)" table:style-name="ce12"/>
          <table:table-cell office:value-type="string" office:string-value="" table:formula="of:=IF(AND([.$I22]&lt;=[.AV$1];[.AV$1]&lt;=[.$J22]);1;&quot;&quot;)" table:style-name="ce12"/>
          <table:table-cell office:value-type="string" office:string-value="" table:formula="of:=IF(AND([.$I22]&lt;=[.AW$1];[.AW$1]&lt;=[.$J22]);1;&quot;&quot;)" table:style-name="ce12"/>
          <table:table-cell office:value-type="string" office:string-value="" table:formula="of:=IF(AND([.$I22]&lt;=[.AX$1];[.AX$1]&lt;=[.$J22]);1;&quot;&quot;)" table:style-name="ce12"/>
          <table:table-cell office:value-type="string" office:string-value="" table:formula="of:=IF(AND([.$I22]&lt;=[.AY$1];[.AY$1]&lt;=[.$J22]);1;&quot;&quot;)" table:style-name="ce12"/>
          <table:table-cell office:value-type="string" office:string-value="" table:formula="of:=IF(AND([.$I22]&lt;=[.AZ$1];[.AZ$1]&lt;=[.$J22]);1;&quot;&quot;)" table:style-name="ce12"/>
          <table:table-cell office:value-type="string" office:string-value="" table:formula="of:=IF(AND([.$I22]&lt;=[.BA$1];[.BA$1]&lt;=[.$J22]);1;&quot;&quot;)" table:style-name="ce12"/>
          <table:table-cell office:value-type="string" office:string-value="" table:formula="of:=IF(AND([.$I22]&lt;=[.BB$1];[.BB$1]&lt;=[.$J22]);1;&quot;&quot;)" table:style-name="ce12"/>
          <table:table-cell office:value-type="string" office:string-value="" table:formula="of:=IF(AND([.$I22]&lt;=[.BC$1];[.BC$1]&lt;=[.$J22]);1;&quot;&quot;)" table:style-name="ce12"/>
          <table:table-cell office:value-type="string" office:string-value="" table:formula="of:=IF(AND([.$I22]&lt;=[.BD$1];[.BD$1]&lt;=[.$J22]);1;&quot;&quot;)" table:style-name="ce12"/>
          <table:table-cell office:value-type="string" office:string-value="" table:formula="of:=IF(AND([.$I22]&lt;=[.BE$1];[.BE$1]&lt;=[.$J22]);1;&quot;&quot;)" table:style-name="ce12"/>
          <table:table-cell office:value-type="string" office:string-value="" table:formula="of:=IF(AND([.$I22]&lt;=[.BF$1];[.BF$1]&lt;=[.$J22]);1;&quot;&quot;)" table:style-name="ce12"/>
          <table:table-cell office:value-type="string" office:string-value="" table:formula="of:=IF(AND([.$I22]&lt;=[.BG$1];[.BG$1]&lt;=[.$J22]);1;&quot;&quot;)" table:style-name="ce12"/>
          <table:table-cell office:value-type="string" office:string-value="" table:formula="of:=IF(AND([.$I22]&lt;=[.BH$1];[.BH$1]&lt;=[.$J22]);1;&quot;&quot;)" table:style-name="ce12"/>
          <table:table-cell office:value-type="string" office:string-value="" table:formula="of:=IF(AND([.$I22]&lt;=[.BI$1];[.BI$1]&lt;=[.$J22]);1;&quot;&quot;)" table:style-name="ce12"/>
          <table:table-cell office:value-type="string" office:string-value="" table:formula="of:=IF(AND([.$I22]&lt;=[.BJ$1];[.BJ$1]&lt;=[.$J22]);1;&quot;&quot;)" table:style-name="ce12"/>
          <table:table-cell office:value-type="string" office:string-value="" table:formula="of:=IF(AND([.$I22]&lt;=[.BK$1];[.BK$1]&lt;=[.$J22]);1;&quot;&quot;)" table:style-name="ce12"/>
          <table:table-cell office:value-type="string" office:string-value="" table:formula="of:=IF(AND([.$I22]&lt;=[.BL$1];[.BL$1]&lt;=[.$J22]);1;&quot;&quot;)" table:style-name="ce12"/>
          <table:table-cell office:value-type="string" office:string-value="" table:formula="of:=IF(AND([.$I22]&lt;=[.BM$1];[.BM$1]&lt;=[.$J22]);1;&quot;&quot;)" table:style-name="ce12"/>
          <table:table-cell office:value-type="string" office:string-value="" table:formula="of:=IF(AND([.$I22]&lt;=[.BN$1];[.BN$1]&lt;=[.$J22]);1;&quot;&quot;)" table:style-name="ce12"/>
          <table:table-cell office:value-type="string" office:string-value="" table:formula="of:=IF(AND([.$I22]&lt;=[.BO$1];[.BO$1]&lt;=[.$J22]);1;&quot;&quot;)" table:style-name="ce12"/>
          <table:table-cell office:value-type="string" office:string-value="" table:formula="of:=IF(AND([.$I22]&lt;=[.BP$1];[.BP$1]&lt;=[.$J22]);1;&quot;&quot;)" table:style-name="ce12"/>
          <table:table-cell office:value-type="string" office:string-value="" table:formula="of:=IF(AND([.$I22]&lt;=[.BQ$1];[.BQ$1]&lt;=[.$J22]);1;&quot;&quot;)" table:style-name="ce12"/>
          <table:table-cell office:value-type="string" office:string-value="" table:formula="of:=IF(AND([.$I22]&lt;=[.BR$1];[.BR$1]&lt;=[.$J22]);1;&quot;&quot;)" table:style-name="ce12"/>
          <table:table-cell office:value-type="string" office:string-value="" table:formula="of:=IF(AND([.$I22]&lt;=[.BS$1];[.BS$1]&lt;=[.$J22]);1;&quot;&quot;)" table:style-name="ce12"/>
          <table:table-cell office:value-type="string" office:string-value="" table:formula="of:=IF(AND([.$I22]&lt;=[.BT$1];[.BT$1]&lt;=[.$J22]);1;&quot;&quot;)" table:style-name="ce12"/>
          <table:table-cell office:value-type="string" office:string-value="" table:formula="of:=IF(AND([.$I22]&lt;=[.BU$1];[.BU$1]&lt;=[.$J22]);1;&quot;&quot;)" table:style-name="ce12"/>
          <table:table-cell office:value-type="string" office:string-value="" table:formula="of:=IF(AND([.$I22]&lt;=[.BV$1];[.BV$1]&lt;=[.$J22]);1;&quot;&quot;)" table:style-name="ce12"/>
          <table:table-cell office:value-type="string" office:string-value="" table:formula="of:=IF(AND([.$I22]&lt;=[.BW$1];[.BW$1]&lt;=[.$J22]);1;&quot;&quot;)" table:style-name="ce12"/>
          <table:table-cell office:value-type="string" office:string-value="" table:formula="of:=IF(AND([.$I22]&lt;=[.BX$1];[.BX$1]&lt;=[.$J22]);1;&quot;&quot;)" table:style-name="ce12"/>
          <table:table-cell office:value-type="string" office:string-value="" table:formula="of:=IF(AND([.$I22]&lt;=[.BY$1];[.BY$1]&lt;=[.$J22]);1;&quot;&quot;)" table:style-name="ce12"/>
          <table:table-cell office:value-type="string" office:string-value="" table:formula="of:=IF(AND([.$I22]&lt;=[.BZ$1];[.BZ$1]&lt;=[.$J22]);1;&quot;&quot;)" table:style-name="ce12"/>
          <table:table-cell office:value-type="string" office:string-value="" table:formula="of:=IF(AND([.$I22]&lt;=[.CA$1];[.CA$1]&lt;=[.$J22]);1;&quot;&quot;)" table:style-name="ce12"/>
          <table:table-cell office:value-type="string" office:string-value="" table:formula="of:=IF(AND([.$I22]&lt;=[.CB$1];[.CB$1]&lt;=[.$J22]);1;&quot;&quot;)" table:style-name="ce12"/>
          <table:table-cell office:value-type="string" office:string-value="" table:formula="of:=IF(AND([.$I22]&lt;=[.CC$1];[.CC$1]&lt;=[.$J22]);1;&quot;&quot;)" table:style-name="ce12"/>
          <table:table-cell office:value-type="string" office:string-value="" table:formula="of:=IF(AND([.$I22]&lt;=[.CD$1];[.CD$1]&lt;=[.$J22]);1;&quot;&quot;)" table:style-name="ce12"/>
          <table:table-cell office:value-type="string" office:string-value="" table:formula="of:=IF(AND([.$I22]&lt;=[.CE$1];[.CE$1]&lt;=[.$J22]);1;&quot;&quot;)" table:style-name="ce12"/>
          <table:table-cell office:value-type="string" office:string-value="" table:formula="of:=IF(AND([.$I22]&lt;=[.CF$1];[.CF$1]&lt;=[.$J22]);1;&quot;&quot;)" table:style-name="ce12"/>
          <table:table-cell office:value-type="string" office:string-value="" table:formula="of:=IF(AND([.$I22]&lt;=[.CG$1];[.CG$1]&lt;=[.$J22]);1;&quot;&quot;)" table:style-name="ce12"/>
          <table:table-cell table:number-columns-repeated="16299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6" table:style-name="ce4">
            <text:p>6</text:p>
          </table:table-cell>
          <table:table-cell office:value-type="float" office:value="10" table:style-name="ce4">
            <text:p>10</text:p>
          </table:table-cell>
          <table:table-cell office:value-type="float" office:value="22" table:formula="of:=VLOOKUP([.C23];[.$A:.$J];10;0)" table:style-name="ce5">
            <text:p>22</text:p>
          </table:table-cell>
          <table:table-cell office:value-type="float" office:value="9" table:formula="of:=VLOOKUP([.D23];[.$A:.$J];10;0)" table:style-name="ce5">
            <text:p>9</text:p>
          </table:table-cell>
          <table:table-cell office:value-type="float" office:value="16" table:formula="of:=VLOOKUP([.E23];[.$A:.$J];10;0)" table:style-name="ce5">
            <text:p>16</text:p>
          </table:table-cell>
          <table:table-cell office:value-type="float" office:value="23" table:formula="of:=[.J23]-[.B23]+1" table:style-name="ce6">
            <text:p>23</text:p>
          </table:table-cell>
          <table:table-cell office:value-type="float" office:value="27" table:formula="of:=[.B23]+MAX([.F23:.H23])" table:style-name="ce7">
            <text:p>27</text:p>
          </table:table-cell>
          <table:table-cell office:value-type="string" office:string-value="" table:formula="of:=IF(AND([.$I23]&lt;=[.K$1];[.K$1]&lt;=[.$J23]);1;&quot;&quot;)" table:style-name="ce12"/>
          <table:table-cell office:value-type="string" office:string-value="" table:formula="of:=IF(AND([.$I23]&lt;=[.L$1];[.L$1]&lt;=[.$J23]);1;&quot;&quot;)" table:style-name="ce12"/>
          <table:table-cell office:value-type="string" office:string-value="" table:formula="of:=IF(AND([.$I23]&lt;=[.M$1];[.M$1]&lt;=[.$J23]);1;&quot;&quot;)" table:style-name="ce12"/>
          <table:table-cell office:value-type="string" office:string-value="" table:formula="of:=IF(AND([.$I23]&lt;=[.N$1];[.N$1]&lt;=[.$J23]);1;&quot;&quot;)" table:style-name="ce12"/>
          <table:table-cell office:value-type="string" office:string-value="" table:formula="of:=IF(AND([.$I23]&lt;=[.O$1];[.O$1]&lt;=[.$J23]);1;&quot;&quot;)" table:style-name="ce12"/>
          <table:table-cell office:value-type="string" office:string-value="" table:formula="of:=IF(AND([.$I23]&lt;=[.P$1];[.P$1]&lt;=[.$J23]);1;&quot;&quot;)" table:style-name="ce12"/>
          <table:table-cell office:value-type="string" office:string-value="" table:formula="of:=IF(AND([.$I23]&lt;=[.Q$1];[.Q$1]&lt;=[.$J23]);1;&quot;&quot;)" table:style-name="ce12"/>
          <table:table-cell office:value-type="string" office:string-value="" table:formula="of:=IF(AND([.$I23]&lt;=[.R$1];[.R$1]&lt;=[.$J23]);1;&quot;&quot;)" table:style-name="ce12"/>
          <table:table-cell office:value-type="string" office:string-value="" table:formula="of:=IF(AND([.$I23]&lt;=[.S$1];[.S$1]&lt;=[.$J23]);1;&quot;&quot;)" table:style-name="ce12"/>
          <table:table-cell office:value-type="string" office:string-value="" table:formula="of:=IF(AND([.$I23]&lt;=[.T$1];[.T$1]&lt;=[.$J23]);1;&quot;&quot;)" table:style-name="ce12"/>
          <table:table-cell office:value-type="string" office:string-value="" table:formula="of:=IF(AND([.$I23]&lt;=[.U$1];[.U$1]&lt;=[.$J23]);1;&quot;&quot;)" table:style-name="ce12"/>
          <table:table-cell office:value-type="string" office:string-value="" table:formula="of:=IF(AND([.$I23]&lt;=[.V$1];[.V$1]&lt;=[.$J23]);1;&quot;&quot;)" table:style-name="ce12"/>
          <table:table-cell office:value-type="string" office:string-value="" table:formula="of:=IF(AND([.$I23]&lt;=[.W$1];[.W$1]&lt;=[.$J23]);1;&quot;&quot;)" table:style-name="ce12"/>
          <table:table-cell office:value-type="string" office:string-value="" table:formula="of:=IF(AND([.$I23]&lt;=[.X$1];[.X$1]&lt;=[.$J23]);1;&quot;&quot;)" table:style-name="ce12"/>
          <table:table-cell office:value-type="string" office:string-value="" table:formula="of:=IF(AND([.$I23]&lt;=[.Y$1];[.Y$1]&lt;=[.$J23]);1;&quot;&quot;)" table:style-name="ce12"/>
          <table:table-cell office:value-type="string" office:string-value="" table:formula="of:=IF(AND([.$I23]&lt;=[.Z$1];[.Z$1]&lt;=[.$J23]);1;&quot;&quot;)" table:style-name="ce12"/>
          <table:table-cell office:value-type="string" office:string-value="" table:formula="of:=IF(AND([.$I23]&lt;=[.AA$1];[.AA$1]&lt;=[.$J23]);1;&quot;&quot;)" table:style-name="ce12"/>
          <table:table-cell office:value-type="string" office:string-value="" table:formula="of:=IF(AND([.$I23]&lt;=[.AB$1];[.AB$1]&lt;=[.$J23]);1;&quot;&quot;)" table:style-name="ce12"/>
          <table:table-cell office:value-type="string" office:string-value="" table:formula="of:=IF(AND([.$I23]&lt;=[.AC$1];[.AC$1]&lt;=[.$J23]);1;&quot;&quot;)" table:style-name="ce12"/>
          <table:table-cell office:value-type="string" office:string-value="" table:formula="of:=IF(AND([.$I23]&lt;=[.AD$1];[.AD$1]&lt;=[.$J23]);1;&quot;&quot;)" table:style-name="ce12"/>
          <table:table-cell office:value-type="string" office:string-value="" table:formula="of:=IF(AND([.$I23]&lt;=[.AE$1];[.AE$1]&lt;=[.$J23]);1;&quot;&quot;)" table:style-name="ce12"/>
          <table:table-cell office:value-type="string" office:string-value="" table:formula="of:=IF(AND([.$I23]&lt;=[.AF$1];[.AF$1]&lt;=[.$J23]);1;&quot;&quot;)" table:style-name="ce12"/>
          <table:table-cell office:value-type="float" office:value="1" table:formula="of:=IF(AND([.$I23]&lt;=[.AG$1];[.AG$1]&lt;=[.$J23]);1;&quot;&quot;)" table:style-name="ce12">
            <text:p>1</text:p>
          </table:table-cell>
          <table:table-cell office:value-type="float" office:value="1" table:formula="of:=IF(AND([.$I23]&lt;=[.AH$1];[.AH$1]&lt;=[.$J23]);1;&quot;&quot;)" table:style-name="ce12">
            <text:p>1</text:p>
          </table:table-cell>
          <table:table-cell office:value-type="float" office:value="1" table:formula="of:=IF(AND([.$I23]&lt;=[.AI$1];[.AI$1]&lt;=[.$J23]);1;&quot;&quot;)" table:style-name="ce12">
            <text:p>1</text:p>
          </table:table-cell>
          <table:table-cell office:value-type="float" office:value="1" table:formula="of:=IF(AND([.$I23]&lt;=[.AJ$1];[.AJ$1]&lt;=[.$J23]);1;&quot;&quot;)" table:style-name="ce12">
            <text:p>1</text:p>
          </table:table-cell>
          <table:table-cell office:value-type="float" office:value="1" table:formula="of:=IF(AND([.$I23]&lt;=[.AK$1];[.AK$1]&lt;=[.$J23]);1;&quot;&quot;)" table:style-name="ce12">
            <text:p>1</text:p>
          </table:table-cell>
          <table:table-cell office:value-type="string" office:string-value="" table:formula="of:=IF(AND([.$I23]&lt;=[.AL$1];[.AL$1]&lt;=[.$J23]);1;&quot;&quot;)" table:style-name="ce12"/>
          <table:table-cell office:value-type="string" office:string-value="" table:formula="of:=IF(AND([.$I23]&lt;=[.AM$1];[.AM$1]&lt;=[.$J23]);1;&quot;&quot;)" table:style-name="ce12"/>
          <table:table-cell office:value-type="string" office:string-value="" table:formula="of:=IF(AND([.$I23]&lt;=[.AN$1];[.AN$1]&lt;=[.$J23]);1;&quot;&quot;)" table:style-name="ce12"/>
          <table:table-cell office:value-type="string" office:string-value="" table:formula="of:=IF(AND([.$I23]&lt;=[.AO$1];[.AO$1]&lt;=[.$J23]);1;&quot;&quot;)" table:style-name="ce12"/>
          <table:table-cell office:value-type="string" office:string-value="" table:formula="of:=IF(AND([.$I23]&lt;=[.AP$1];[.AP$1]&lt;=[.$J23]);1;&quot;&quot;)" table:style-name="ce12"/>
          <table:table-cell office:value-type="string" office:string-value="" table:formula="of:=IF(AND([.$I23]&lt;=[.AQ$1];[.AQ$1]&lt;=[.$J23]);1;&quot;&quot;)" table:style-name="ce12"/>
          <table:table-cell office:value-type="string" office:string-value="" table:formula="of:=IF(AND([.$I23]&lt;=[.AR$1];[.AR$1]&lt;=[.$J23]);1;&quot;&quot;)" table:style-name="ce12"/>
          <table:table-cell office:value-type="string" office:string-value="" table:formula="of:=IF(AND([.$I23]&lt;=[.AS$1];[.AS$1]&lt;=[.$J23]);1;&quot;&quot;)" table:style-name="ce12"/>
          <table:table-cell office:value-type="string" office:string-value="" table:formula="of:=IF(AND([.$I23]&lt;=[.AT$1];[.AT$1]&lt;=[.$J23]);1;&quot;&quot;)" table:style-name="ce12"/>
          <table:table-cell office:value-type="string" office:string-value="" table:formula="of:=IF(AND([.$I23]&lt;=[.AU$1];[.AU$1]&lt;=[.$J23]);1;&quot;&quot;)" table:style-name="ce12"/>
          <table:table-cell office:value-type="string" office:string-value="" table:formula="of:=IF(AND([.$I23]&lt;=[.AV$1];[.AV$1]&lt;=[.$J23]);1;&quot;&quot;)" table:style-name="ce12"/>
          <table:table-cell office:value-type="string" office:string-value="" table:formula="of:=IF(AND([.$I23]&lt;=[.AW$1];[.AW$1]&lt;=[.$J23]);1;&quot;&quot;)" table:style-name="ce12"/>
          <table:table-cell office:value-type="string" office:string-value="" table:formula="of:=IF(AND([.$I23]&lt;=[.AX$1];[.AX$1]&lt;=[.$J23]);1;&quot;&quot;)" table:style-name="ce12"/>
          <table:table-cell office:value-type="string" office:string-value="" table:formula="of:=IF(AND([.$I23]&lt;=[.AY$1];[.AY$1]&lt;=[.$J23]);1;&quot;&quot;)" table:style-name="ce12"/>
          <table:table-cell office:value-type="string" office:string-value="" table:formula="of:=IF(AND([.$I23]&lt;=[.AZ$1];[.AZ$1]&lt;=[.$J23]);1;&quot;&quot;)" table:style-name="ce12"/>
          <table:table-cell office:value-type="string" office:string-value="" table:formula="of:=IF(AND([.$I23]&lt;=[.BA$1];[.BA$1]&lt;=[.$J23]);1;&quot;&quot;)" table:style-name="ce12"/>
          <table:table-cell office:value-type="string" office:string-value="" table:formula="of:=IF(AND([.$I23]&lt;=[.BB$1];[.BB$1]&lt;=[.$J23]);1;&quot;&quot;)" table:style-name="ce12"/>
          <table:table-cell office:value-type="string" office:string-value="" table:formula="of:=IF(AND([.$I23]&lt;=[.BC$1];[.BC$1]&lt;=[.$J23]);1;&quot;&quot;)" table:style-name="ce12"/>
          <table:table-cell office:value-type="string" office:string-value="" table:formula="of:=IF(AND([.$I23]&lt;=[.BD$1];[.BD$1]&lt;=[.$J23]);1;&quot;&quot;)" table:style-name="ce12"/>
          <table:table-cell office:value-type="string" office:string-value="" table:formula="of:=IF(AND([.$I23]&lt;=[.BE$1];[.BE$1]&lt;=[.$J23]);1;&quot;&quot;)" table:style-name="ce12"/>
          <table:table-cell office:value-type="string" office:string-value="" table:formula="of:=IF(AND([.$I23]&lt;=[.BF$1];[.BF$1]&lt;=[.$J23]);1;&quot;&quot;)" table:style-name="ce12"/>
          <table:table-cell office:value-type="string" office:string-value="" table:formula="of:=IF(AND([.$I23]&lt;=[.BG$1];[.BG$1]&lt;=[.$J23]);1;&quot;&quot;)" table:style-name="ce12"/>
          <table:table-cell office:value-type="string" office:string-value="" table:formula="of:=IF(AND([.$I23]&lt;=[.BH$1];[.BH$1]&lt;=[.$J23]);1;&quot;&quot;)" table:style-name="ce12"/>
          <table:table-cell office:value-type="string" office:string-value="" table:formula="of:=IF(AND([.$I23]&lt;=[.BI$1];[.BI$1]&lt;=[.$J23]);1;&quot;&quot;)" table:style-name="ce12"/>
          <table:table-cell office:value-type="string" office:string-value="" table:formula="of:=IF(AND([.$I23]&lt;=[.BJ$1];[.BJ$1]&lt;=[.$J23]);1;&quot;&quot;)" table:style-name="ce12"/>
          <table:table-cell office:value-type="string" office:string-value="" table:formula="of:=IF(AND([.$I23]&lt;=[.BK$1];[.BK$1]&lt;=[.$J23]);1;&quot;&quot;)" table:style-name="ce12"/>
          <table:table-cell office:value-type="string" office:string-value="" table:formula="of:=IF(AND([.$I23]&lt;=[.BL$1];[.BL$1]&lt;=[.$J23]);1;&quot;&quot;)" table:style-name="ce12"/>
          <table:table-cell office:value-type="string" office:string-value="" table:formula="of:=IF(AND([.$I23]&lt;=[.BM$1];[.BM$1]&lt;=[.$J23]);1;&quot;&quot;)" table:style-name="ce12"/>
          <table:table-cell office:value-type="string" office:string-value="" table:formula="of:=IF(AND([.$I23]&lt;=[.BN$1];[.BN$1]&lt;=[.$J23]);1;&quot;&quot;)" table:style-name="ce12"/>
          <table:table-cell office:value-type="string" office:string-value="" table:formula="of:=IF(AND([.$I23]&lt;=[.BO$1];[.BO$1]&lt;=[.$J23]);1;&quot;&quot;)" table:style-name="ce12"/>
          <table:table-cell office:value-type="string" office:string-value="" table:formula="of:=IF(AND([.$I23]&lt;=[.BP$1];[.BP$1]&lt;=[.$J23]);1;&quot;&quot;)" table:style-name="ce12"/>
          <table:table-cell office:value-type="string" office:string-value="" table:formula="of:=IF(AND([.$I23]&lt;=[.BQ$1];[.BQ$1]&lt;=[.$J23]);1;&quot;&quot;)" table:style-name="ce12"/>
          <table:table-cell office:value-type="string" office:string-value="" table:formula="of:=IF(AND([.$I23]&lt;=[.BR$1];[.BR$1]&lt;=[.$J23]);1;&quot;&quot;)" table:style-name="ce12"/>
          <table:table-cell office:value-type="string" office:string-value="" table:formula="of:=IF(AND([.$I23]&lt;=[.BS$1];[.BS$1]&lt;=[.$J23]);1;&quot;&quot;)" table:style-name="ce12"/>
          <table:table-cell office:value-type="string" office:string-value="" table:formula="of:=IF(AND([.$I23]&lt;=[.BT$1];[.BT$1]&lt;=[.$J23]);1;&quot;&quot;)" table:style-name="ce12"/>
          <table:table-cell office:value-type="string" office:string-value="" table:formula="of:=IF(AND([.$I23]&lt;=[.BU$1];[.BU$1]&lt;=[.$J23]);1;&quot;&quot;)" table:style-name="ce12"/>
          <table:table-cell office:value-type="string" office:string-value="" table:formula="of:=IF(AND([.$I23]&lt;=[.BV$1];[.BV$1]&lt;=[.$J23]);1;&quot;&quot;)" table:style-name="ce12"/>
          <table:table-cell office:value-type="string" office:string-value="" table:formula="of:=IF(AND([.$I23]&lt;=[.BW$1];[.BW$1]&lt;=[.$J23]);1;&quot;&quot;)" table:style-name="ce12"/>
          <table:table-cell office:value-type="string" office:string-value="" table:formula="of:=IF(AND([.$I23]&lt;=[.BX$1];[.BX$1]&lt;=[.$J23]);1;&quot;&quot;)" table:style-name="ce12"/>
          <table:table-cell office:value-type="string" office:string-value="" table:formula="of:=IF(AND([.$I23]&lt;=[.BY$1];[.BY$1]&lt;=[.$J23]);1;&quot;&quot;)" table:style-name="ce12"/>
          <table:table-cell office:value-type="string" office:string-value="" table:formula="of:=IF(AND([.$I23]&lt;=[.BZ$1];[.BZ$1]&lt;=[.$J23]);1;&quot;&quot;)" table:style-name="ce12"/>
          <table:table-cell office:value-type="string" office:string-value="" table:formula="of:=IF(AND([.$I23]&lt;=[.CA$1];[.CA$1]&lt;=[.$J23]);1;&quot;&quot;)" table:style-name="ce12"/>
          <table:table-cell office:value-type="string" office:string-value="" table:formula="of:=IF(AND([.$I23]&lt;=[.CB$1];[.CB$1]&lt;=[.$J23]);1;&quot;&quot;)" table:style-name="ce12"/>
          <table:table-cell office:value-type="string" office:string-value="" table:formula="of:=IF(AND([.$I23]&lt;=[.CC$1];[.CC$1]&lt;=[.$J23]);1;&quot;&quot;)" table:style-name="ce12"/>
          <table:table-cell office:value-type="string" office:string-value="" table:formula="of:=IF(AND([.$I23]&lt;=[.CD$1];[.CD$1]&lt;=[.$J23]);1;&quot;&quot;)" table:style-name="ce12"/>
          <table:table-cell office:value-type="string" office:string-value="" table:formula="of:=IF(AND([.$I23]&lt;=[.CE$1];[.CE$1]&lt;=[.$J23]);1;&quot;&quot;)" table:style-name="ce12"/>
          <table:table-cell office:value-type="string" office:string-value="" table:formula="of:=IF(AND([.$I23]&lt;=[.CF$1];[.CF$1]&lt;=[.$J23]);1;&quot;&quot;)" table:style-name="ce12"/>
          <table:table-cell office:value-type="string" office:string-value="" table:formula="of:=IF(AND([.$I23]&lt;=[.CG$1];[.CG$1]&lt;=[.$J23]);1;&quot;&quot;)" table:style-name="ce12"/>
          <table:table-cell table:number-columns-repeated="16299"/>
        </table:table-row>
        <table:table-row table:style-name="ro2">
          <table:table-cell office:value-type="float" office:value="22" table:style-name="ce3">
            <text:p>22</text:p>
          </table:table-cell>
          <table:table-cell office:value-type="float" office:value="3" table:style-name="ce3">
            <text:p>3</text:p>
          </table:table-cell>
          <table:table-cell office:value-type="float" office:value="12" table:style-name="ce4">
            <text:p>12</text:p>
          </table:table-cell>
          <table:table-cell office:value-type="float" office:value="19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12" table:formula="of:=VLOOKUP([.C24];[.$A:.$J];10;0)" table:style-name="ce5">
            <text:p>12</text:p>
          </table:table-cell>
          <table:table-cell office:value-type="float" office:value="27" table:formula="of:=VLOOKUP([.D24];[.$A:.$J];10;0)" table:style-name="ce5">
            <text:p>27</text:p>
          </table:table-cell>
          <table:table-cell office:value-type="float" office:value="0" table:formula="of:=VLOOKUP([.E24];[.$A:.$J];10;0)" table:style-name="ce5">
            <text:p>0</text:p>
          </table:table-cell>
          <table:table-cell office:value-type="float" office:value="28" table:formula="of:=[.J24]-[.B24]+1" table:style-name="ce6">
            <text:p>28</text:p>
          </table:table-cell>
          <table:table-cell office:value-type="float" office:value="30" table:formula="of:=[.B24]+MAX([.F24:.H24])" table:style-name="ce7">
            <text:p>30</text:p>
          </table:table-cell>
          <table:table-cell office:value-type="string" office:string-value="" table:formula="of:=IF(AND([.$I24]&lt;=[.K$1];[.K$1]&lt;=[.$J24]);1;&quot;&quot;)" table:style-name="ce12"/>
          <table:table-cell office:value-type="string" office:string-value="" table:formula="of:=IF(AND([.$I24]&lt;=[.L$1];[.L$1]&lt;=[.$J24]);1;&quot;&quot;)" table:style-name="ce12"/>
          <table:table-cell office:value-type="string" office:string-value="" table:formula="of:=IF(AND([.$I24]&lt;=[.M$1];[.M$1]&lt;=[.$J24]);1;&quot;&quot;)" table:style-name="ce12"/>
          <table:table-cell office:value-type="string" office:string-value="" table:formula="of:=IF(AND([.$I24]&lt;=[.N$1];[.N$1]&lt;=[.$J24]);1;&quot;&quot;)" table:style-name="ce12"/>
          <table:table-cell office:value-type="string" office:string-value="" table:formula="of:=IF(AND([.$I24]&lt;=[.O$1];[.O$1]&lt;=[.$J24]);1;&quot;&quot;)" table:style-name="ce12"/>
          <table:table-cell office:value-type="string" office:string-value="" table:formula="of:=IF(AND([.$I24]&lt;=[.P$1];[.P$1]&lt;=[.$J24]);1;&quot;&quot;)" table:style-name="ce12"/>
          <table:table-cell office:value-type="string" office:string-value="" table:formula="of:=IF(AND([.$I24]&lt;=[.Q$1];[.Q$1]&lt;=[.$J24]);1;&quot;&quot;)" table:style-name="ce12"/>
          <table:table-cell office:value-type="string" office:string-value="" table:formula="of:=IF(AND([.$I24]&lt;=[.R$1];[.R$1]&lt;=[.$J24]);1;&quot;&quot;)" table:style-name="ce12"/>
          <table:table-cell office:value-type="string" office:string-value="" table:formula="of:=IF(AND([.$I24]&lt;=[.S$1];[.S$1]&lt;=[.$J24]);1;&quot;&quot;)" table:style-name="ce12"/>
          <table:table-cell office:value-type="string" office:string-value="" table:formula="of:=IF(AND([.$I24]&lt;=[.T$1];[.T$1]&lt;=[.$J24]);1;&quot;&quot;)" table:style-name="ce12"/>
          <table:table-cell office:value-type="string" office:string-value="" table:formula="of:=IF(AND([.$I24]&lt;=[.U$1];[.U$1]&lt;=[.$J24]);1;&quot;&quot;)" table:style-name="ce12"/>
          <table:table-cell office:value-type="string" office:string-value="" table:formula="of:=IF(AND([.$I24]&lt;=[.V$1];[.V$1]&lt;=[.$J24]);1;&quot;&quot;)" table:style-name="ce12"/>
          <table:table-cell office:value-type="string" office:string-value="" table:formula="of:=IF(AND([.$I24]&lt;=[.W$1];[.W$1]&lt;=[.$J24]);1;&quot;&quot;)" table:style-name="ce12"/>
          <table:table-cell office:value-type="string" office:string-value="" table:formula="of:=IF(AND([.$I24]&lt;=[.X$1];[.X$1]&lt;=[.$J24]);1;&quot;&quot;)" table:style-name="ce12"/>
          <table:table-cell office:value-type="string" office:string-value="" table:formula="of:=IF(AND([.$I24]&lt;=[.Y$1];[.Y$1]&lt;=[.$J24]);1;&quot;&quot;)" table:style-name="ce12"/>
          <table:table-cell office:value-type="string" office:string-value="" table:formula="of:=IF(AND([.$I24]&lt;=[.Z$1];[.Z$1]&lt;=[.$J24]);1;&quot;&quot;)" table:style-name="ce12"/>
          <table:table-cell office:value-type="string" office:string-value="" table:formula="of:=IF(AND([.$I24]&lt;=[.AA$1];[.AA$1]&lt;=[.$J24]);1;&quot;&quot;)" table:style-name="ce12"/>
          <table:table-cell office:value-type="string" office:string-value="" table:formula="of:=IF(AND([.$I24]&lt;=[.AB$1];[.AB$1]&lt;=[.$J24]);1;&quot;&quot;)" table:style-name="ce12"/>
          <table:table-cell office:value-type="string" office:string-value="" table:formula="of:=IF(AND([.$I24]&lt;=[.AC$1];[.AC$1]&lt;=[.$J24]);1;&quot;&quot;)" table:style-name="ce12"/>
          <table:table-cell office:value-type="string" office:string-value="" table:formula="of:=IF(AND([.$I24]&lt;=[.AD$1];[.AD$1]&lt;=[.$J24]);1;&quot;&quot;)" table:style-name="ce12"/>
          <table:table-cell office:value-type="string" office:string-value="" table:formula="of:=IF(AND([.$I24]&lt;=[.AE$1];[.AE$1]&lt;=[.$J24]);1;&quot;&quot;)" table:style-name="ce12"/>
          <table:table-cell office:value-type="string" office:string-value="" table:formula="of:=IF(AND([.$I24]&lt;=[.AF$1];[.AF$1]&lt;=[.$J24]);1;&quot;&quot;)" table:style-name="ce12"/>
          <table:table-cell office:value-type="string" office:string-value="" table:formula="of:=IF(AND([.$I24]&lt;=[.AG$1];[.AG$1]&lt;=[.$J24]);1;&quot;&quot;)" table:style-name="ce12"/>
          <table:table-cell office:value-type="string" office:string-value="" table:formula="of:=IF(AND([.$I24]&lt;=[.AH$1];[.AH$1]&lt;=[.$J24]);1;&quot;&quot;)" table:style-name="ce12"/>
          <table:table-cell office:value-type="string" office:string-value="" table:formula="of:=IF(AND([.$I24]&lt;=[.AI$1];[.AI$1]&lt;=[.$J24]);1;&quot;&quot;)" table:style-name="ce12"/>
          <table:table-cell office:value-type="string" office:string-value="" table:formula="of:=IF(AND([.$I24]&lt;=[.AJ$1];[.AJ$1]&lt;=[.$J24]);1;&quot;&quot;)" table:style-name="ce12"/>
          <table:table-cell office:value-type="string" office:string-value="" table:formula="of:=IF(AND([.$I24]&lt;=[.AK$1];[.AK$1]&lt;=[.$J24]);1;&quot;&quot;)" table:style-name="ce12"/>
          <table:table-cell office:value-type="float" office:value="1" table:formula="of:=IF(AND([.$I24]&lt;=[.AL$1];[.AL$1]&lt;=[.$J24]);1;&quot;&quot;)" table:style-name="ce12">
            <text:p>1</text:p>
          </table:table-cell>
          <table:table-cell office:value-type="float" office:value="1" table:formula="of:=IF(AND([.$I24]&lt;=[.AM$1];[.AM$1]&lt;=[.$J24]);1;&quot;&quot;)" table:style-name="ce12">
            <text:p>1</text:p>
          </table:table-cell>
          <table:table-cell office:value-type="float" office:value="1" table:formula="of:=IF(AND([.$I24]&lt;=[.AN$1];[.AN$1]&lt;=[.$J24]);1;&quot;&quot;)" table:style-name="ce12">
            <text:p>1</text:p>
          </table:table-cell>
          <table:table-cell office:value-type="string" office:string-value="" table:formula="of:=IF(AND([.$I24]&lt;=[.AO$1];[.AO$1]&lt;=[.$J24]);1;&quot;&quot;)" table:style-name="ce12"/>
          <table:table-cell office:value-type="string" office:string-value="" table:formula="of:=IF(AND([.$I24]&lt;=[.AP$1];[.AP$1]&lt;=[.$J24]);1;&quot;&quot;)" table:style-name="ce12"/>
          <table:table-cell office:value-type="string" office:string-value="" table:formula="of:=IF(AND([.$I24]&lt;=[.AQ$1];[.AQ$1]&lt;=[.$J24]);1;&quot;&quot;)" table:style-name="ce12"/>
          <table:table-cell office:value-type="string" office:string-value="" table:formula="of:=IF(AND([.$I24]&lt;=[.AR$1];[.AR$1]&lt;=[.$J24]);1;&quot;&quot;)" table:style-name="ce12"/>
          <table:table-cell office:value-type="string" office:string-value="" table:formula="of:=IF(AND([.$I24]&lt;=[.AS$1];[.AS$1]&lt;=[.$J24]);1;&quot;&quot;)" table:style-name="ce12"/>
          <table:table-cell office:value-type="string" office:string-value="" table:formula="of:=IF(AND([.$I24]&lt;=[.AT$1];[.AT$1]&lt;=[.$J24]);1;&quot;&quot;)" table:style-name="ce12"/>
          <table:table-cell office:value-type="string" office:string-value="" table:formula="of:=IF(AND([.$I24]&lt;=[.AU$1];[.AU$1]&lt;=[.$J24]);1;&quot;&quot;)" table:style-name="ce12"/>
          <table:table-cell office:value-type="string" office:string-value="" table:formula="of:=IF(AND([.$I24]&lt;=[.AV$1];[.AV$1]&lt;=[.$J24]);1;&quot;&quot;)" table:style-name="ce12"/>
          <table:table-cell office:value-type="string" office:string-value="" table:formula="of:=IF(AND([.$I24]&lt;=[.AW$1];[.AW$1]&lt;=[.$J24]);1;&quot;&quot;)" table:style-name="ce12"/>
          <table:table-cell office:value-type="string" office:string-value="" table:formula="of:=IF(AND([.$I24]&lt;=[.AX$1];[.AX$1]&lt;=[.$J24]);1;&quot;&quot;)" table:style-name="ce12"/>
          <table:table-cell office:value-type="string" office:string-value="" table:formula="of:=IF(AND([.$I24]&lt;=[.AY$1];[.AY$1]&lt;=[.$J24]);1;&quot;&quot;)" table:style-name="ce12"/>
          <table:table-cell office:value-type="string" office:string-value="" table:formula="of:=IF(AND([.$I24]&lt;=[.AZ$1];[.AZ$1]&lt;=[.$J24]);1;&quot;&quot;)" table:style-name="ce12"/>
          <table:table-cell office:value-type="string" office:string-value="" table:formula="of:=IF(AND([.$I24]&lt;=[.BA$1];[.BA$1]&lt;=[.$J24]);1;&quot;&quot;)" table:style-name="ce12"/>
          <table:table-cell office:value-type="string" office:string-value="" table:formula="of:=IF(AND([.$I24]&lt;=[.BB$1];[.BB$1]&lt;=[.$J24]);1;&quot;&quot;)" table:style-name="ce12"/>
          <table:table-cell office:value-type="string" office:string-value="" table:formula="of:=IF(AND([.$I24]&lt;=[.BC$1];[.BC$1]&lt;=[.$J24]);1;&quot;&quot;)" table:style-name="ce12"/>
          <table:table-cell office:value-type="string" office:string-value="" table:formula="of:=IF(AND([.$I24]&lt;=[.BD$1];[.BD$1]&lt;=[.$J24]);1;&quot;&quot;)" table:style-name="ce12"/>
          <table:table-cell office:value-type="string" office:string-value="" table:formula="of:=IF(AND([.$I24]&lt;=[.BE$1];[.BE$1]&lt;=[.$J24]);1;&quot;&quot;)" table:style-name="ce12"/>
          <table:table-cell office:value-type="string" office:string-value="" table:formula="of:=IF(AND([.$I24]&lt;=[.BF$1];[.BF$1]&lt;=[.$J24]);1;&quot;&quot;)" table:style-name="ce12"/>
          <table:table-cell office:value-type="string" office:string-value="" table:formula="of:=IF(AND([.$I24]&lt;=[.BG$1];[.BG$1]&lt;=[.$J24]);1;&quot;&quot;)" table:style-name="ce12"/>
          <table:table-cell office:value-type="string" office:string-value="" table:formula="of:=IF(AND([.$I24]&lt;=[.BH$1];[.BH$1]&lt;=[.$J24]);1;&quot;&quot;)" table:style-name="ce12"/>
          <table:table-cell office:value-type="string" office:string-value="" table:formula="of:=IF(AND([.$I24]&lt;=[.BI$1];[.BI$1]&lt;=[.$J24]);1;&quot;&quot;)" table:style-name="ce12"/>
          <table:table-cell office:value-type="string" office:string-value="" table:formula="of:=IF(AND([.$I24]&lt;=[.BJ$1];[.BJ$1]&lt;=[.$J24]);1;&quot;&quot;)" table:style-name="ce12"/>
          <table:table-cell office:value-type="string" office:string-value="" table:formula="of:=IF(AND([.$I24]&lt;=[.BK$1];[.BK$1]&lt;=[.$J24]);1;&quot;&quot;)" table:style-name="ce12"/>
          <table:table-cell office:value-type="string" office:string-value="" table:formula="of:=IF(AND([.$I24]&lt;=[.BL$1];[.BL$1]&lt;=[.$J24]);1;&quot;&quot;)" table:style-name="ce12"/>
          <table:table-cell office:value-type="string" office:string-value="" table:formula="of:=IF(AND([.$I24]&lt;=[.BM$1];[.BM$1]&lt;=[.$J24]);1;&quot;&quot;)" table:style-name="ce12"/>
          <table:table-cell office:value-type="string" office:string-value="" table:formula="of:=IF(AND([.$I24]&lt;=[.BN$1];[.BN$1]&lt;=[.$J24]);1;&quot;&quot;)" table:style-name="ce12"/>
          <table:table-cell office:value-type="string" office:string-value="" table:formula="of:=IF(AND([.$I24]&lt;=[.BO$1];[.BO$1]&lt;=[.$J24]);1;&quot;&quot;)" table:style-name="ce12"/>
          <table:table-cell office:value-type="string" office:string-value="" table:formula="of:=IF(AND([.$I24]&lt;=[.BP$1];[.BP$1]&lt;=[.$J24]);1;&quot;&quot;)" table:style-name="ce12"/>
          <table:table-cell office:value-type="string" office:string-value="" table:formula="of:=IF(AND([.$I24]&lt;=[.BQ$1];[.BQ$1]&lt;=[.$J24]);1;&quot;&quot;)" table:style-name="ce12"/>
          <table:table-cell office:value-type="string" office:string-value="" table:formula="of:=IF(AND([.$I24]&lt;=[.BR$1];[.BR$1]&lt;=[.$J24]);1;&quot;&quot;)" table:style-name="ce12"/>
          <table:table-cell office:value-type="string" office:string-value="" table:formula="of:=IF(AND([.$I24]&lt;=[.BS$1];[.BS$1]&lt;=[.$J24]);1;&quot;&quot;)" table:style-name="ce12"/>
          <table:table-cell office:value-type="string" office:string-value="" table:formula="of:=IF(AND([.$I24]&lt;=[.BT$1];[.BT$1]&lt;=[.$J24]);1;&quot;&quot;)" table:style-name="ce12"/>
          <table:table-cell office:value-type="string" office:string-value="" table:formula="of:=IF(AND([.$I24]&lt;=[.BU$1];[.BU$1]&lt;=[.$J24]);1;&quot;&quot;)" table:style-name="ce12"/>
          <table:table-cell office:value-type="string" office:string-value="" table:formula="of:=IF(AND([.$I24]&lt;=[.BV$1];[.BV$1]&lt;=[.$J24]);1;&quot;&quot;)" table:style-name="ce12"/>
          <table:table-cell office:value-type="string" office:string-value="" table:formula="of:=IF(AND([.$I24]&lt;=[.BW$1];[.BW$1]&lt;=[.$J24]);1;&quot;&quot;)" table:style-name="ce12"/>
          <table:table-cell office:value-type="string" office:string-value="" table:formula="of:=IF(AND([.$I24]&lt;=[.BX$1];[.BX$1]&lt;=[.$J24]);1;&quot;&quot;)" table:style-name="ce12"/>
          <table:table-cell office:value-type="string" office:string-value="" table:formula="of:=IF(AND([.$I24]&lt;=[.BY$1];[.BY$1]&lt;=[.$J24]);1;&quot;&quot;)" table:style-name="ce12"/>
          <table:table-cell office:value-type="string" office:string-value="" table:formula="of:=IF(AND([.$I24]&lt;=[.BZ$1];[.BZ$1]&lt;=[.$J24]);1;&quot;&quot;)" table:style-name="ce12"/>
          <table:table-cell office:value-type="string" office:string-value="" table:formula="of:=IF(AND([.$I24]&lt;=[.CA$1];[.CA$1]&lt;=[.$J24]);1;&quot;&quot;)" table:style-name="ce12"/>
          <table:table-cell office:value-type="string" office:string-value="" table:formula="of:=IF(AND([.$I24]&lt;=[.CB$1];[.CB$1]&lt;=[.$J24]);1;&quot;&quot;)" table:style-name="ce12"/>
          <table:table-cell office:value-type="string" office:string-value="" table:formula="of:=IF(AND([.$I24]&lt;=[.CC$1];[.CC$1]&lt;=[.$J24]);1;&quot;&quot;)" table:style-name="ce12"/>
          <table:table-cell office:value-type="string" office:string-value="" table:formula="of:=IF(AND([.$I24]&lt;=[.CD$1];[.CD$1]&lt;=[.$J24]);1;&quot;&quot;)" table:style-name="ce12"/>
          <table:table-cell office:value-type="string" office:string-value="" table:formula="of:=IF(AND([.$I24]&lt;=[.CE$1];[.CE$1]&lt;=[.$J24]);1;&quot;&quot;)" table:style-name="ce12"/>
          <table:table-cell office:value-type="string" office:string-value="" table:formula="of:=IF(AND([.$I24]&lt;=[.CF$1];[.CF$1]&lt;=[.$J24]);1;&quot;&quot;)" table:style-name="ce12"/>
          <table:table-cell office:value-type="string" office:string-value="" table:formula="of:=IF(AND([.$I24]&lt;=[.CG$1];[.CG$1]&lt;=[.$J24]);1;&quot;&quot;)" table:style-name="ce12"/>
          <table:table-cell table:number-columns-repeated="16299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float" office:value="4" table:style-name="ce3">
            <text:p>4</text:p>
          </table:table-cell>
          <table:table-cell office:value-type="float" office:value="16" table:style-name="ce4">
            <text:p>16</text:p>
          </table:table-cell>
          <table:table-cell office:value-type="float" office:value="19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15" table:formula="of:=VLOOKUP([.C25];[.$A:.$J];10;0)" table:style-name="ce5">
            <text:p>15</text:p>
          </table:table-cell>
          <table:table-cell office:value-type="float" office:value="27" table:formula="of:=VLOOKUP([.D25];[.$A:.$J];10;0)" table:style-name="ce5">
            <text:p>27</text:p>
          </table:table-cell>
          <table:table-cell office:value-type="float" office:value="0" table:formula="of:=VLOOKUP([.E25];[.$A:.$J];10;0)" table:style-name="ce5">
            <text:p>0</text:p>
          </table:table-cell>
          <table:table-cell office:value-type="float" office:value="28" table:formula="of:=[.J25]-[.B25]+1" table:style-name="ce6">
            <text:p>28</text:p>
          </table:table-cell>
          <table:table-cell office:value-type="float" office:value="31" table:formula="of:=[.B25]+MAX([.F25:.H25])" table:style-name="ce7">
            <text:p>31</text:p>
          </table:table-cell>
          <table:table-cell office:value-type="string" office:string-value="" table:formula="of:=IF(AND([.$I25]&lt;=[.K$1];[.K$1]&lt;=[.$J25]);1;&quot;&quot;)" table:style-name="ce12"/>
          <table:table-cell office:value-type="string" office:string-value="" table:formula="of:=IF(AND([.$I25]&lt;=[.L$1];[.L$1]&lt;=[.$J25]);1;&quot;&quot;)" table:style-name="ce12"/>
          <table:table-cell office:value-type="string" office:string-value="" table:formula="of:=IF(AND([.$I25]&lt;=[.M$1];[.M$1]&lt;=[.$J25]);1;&quot;&quot;)" table:style-name="ce12"/>
          <table:table-cell office:value-type="string" office:string-value="" table:formula="of:=IF(AND([.$I25]&lt;=[.N$1];[.N$1]&lt;=[.$J25]);1;&quot;&quot;)" table:style-name="ce12"/>
          <table:table-cell office:value-type="string" office:string-value="" table:formula="of:=IF(AND([.$I25]&lt;=[.O$1];[.O$1]&lt;=[.$J25]);1;&quot;&quot;)" table:style-name="ce12"/>
          <table:table-cell office:value-type="string" office:string-value="" table:formula="of:=IF(AND([.$I25]&lt;=[.P$1];[.P$1]&lt;=[.$J25]);1;&quot;&quot;)" table:style-name="ce12"/>
          <table:table-cell office:value-type="string" office:string-value="" table:formula="of:=IF(AND([.$I25]&lt;=[.Q$1];[.Q$1]&lt;=[.$J25]);1;&quot;&quot;)" table:style-name="ce12"/>
          <table:table-cell office:value-type="string" office:string-value="" table:formula="of:=IF(AND([.$I25]&lt;=[.R$1];[.R$1]&lt;=[.$J25]);1;&quot;&quot;)" table:style-name="ce12"/>
          <table:table-cell office:value-type="string" office:string-value="" table:formula="of:=IF(AND([.$I25]&lt;=[.S$1];[.S$1]&lt;=[.$J25]);1;&quot;&quot;)" table:style-name="ce12"/>
          <table:table-cell office:value-type="string" office:string-value="" table:formula="of:=IF(AND([.$I25]&lt;=[.T$1];[.T$1]&lt;=[.$J25]);1;&quot;&quot;)" table:style-name="ce12"/>
          <table:table-cell office:value-type="string" office:string-value="" table:formula="of:=IF(AND([.$I25]&lt;=[.U$1];[.U$1]&lt;=[.$J25]);1;&quot;&quot;)" table:style-name="ce12"/>
          <table:table-cell office:value-type="string" office:string-value="" table:formula="of:=IF(AND([.$I25]&lt;=[.V$1];[.V$1]&lt;=[.$J25]);1;&quot;&quot;)" table:style-name="ce12"/>
          <table:table-cell office:value-type="string" office:string-value="" table:formula="of:=IF(AND([.$I25]&lt;=[.W$1];[.W$1]&lt;=[.$J25]);1;&quot;&quot;)" table:style-name="ce12"/>
          <table:table-cell office:value-type="string" office:string-value="" table:formula="of:=IF(AND([.$I25]&lt;=[.X$1];[.X$1]&lt;=[.$J25]);1;&quot;&quot;)" table:style-name="ce12"/>
          <table:table-cell office:value-type="string" office:string-value="" table:formula="of:=IF(AND([.$I25]&lt;=[.Y$1];[.Y$1]&lt;=[.$J25]);1;&quot;&quot;)" table:style-name="ce12"/>
          <table:table-cell office:value-type="string" office:string-value="" table:formula="of:=IF(AND([.$I25]&lt;=[.Z$1];[.Z$1]&lt;=[.$J25]);1;&quot;&quot;)" table:style-name="ce12"/>
          <table:table-cell office:value-type="string" office:string-value="" table:formula="of:=IF(AND([.$I25]&lt;=[.AA$1];[.AA$1]&lt;=[.$J25]);1;&quot;&quot;)" table:style-name="ce12"/>
          <table:table-cell office:value-type="string" office:string-value="" table:formula="of:=IF(AND([.$I25]&lt;=[.AB$1];[.AB$1]&lt;=[.$J25]);1;&quot;&quot;)" table:style-name="ce12"/>
          <table:table-cell office:value-type="string" office:string-value="" table:formula="of:=IF(AND([.$I25]&lt;=[.AC$1];[.AC$1]&lt;=[.$J25]);1;&quot;&quot;)" table:style-name="ce12"/>
          <table:table-cell office:value-type="string" office:string-value="" table:formula="of:=IF(AND([.$I25]&lt;=[.AD$1];[.AD$1]&lt;=[.$J25]);1;&quot;&quot;)" table:style-name="ce12"/>
          <table:table-cell office:value-type="string" office:string-value="" table:formula="of:=IF(AND([.$I25]&lt;=[.AE$1];[.AE$1]&lt;=[.$J25]);1;&quot;&quot;)" table:style-name="ce12"/>
          <table:table-cell office:value-type="string" office:string-value="" table:formula="of:=IF(AND([.$I25]&lt;=[.AF$1];[.AF$1]&lt;=[.$J25]);1;&quot;&quot;)" table:style-name="ce12"/>
          <table:table-cell office:value-type="string" office:string-value="" table:formula="of:=IF(AND([.$I25]&lt;=[.AG$1];[.AG$1]&lt;=[.$J25]);1;&quot;&quot;)" table:style-name="ce12"/>
          <table:table-cell office:value-type="string" office:string-value="" table:formula="of:=IF(AND([.$I25]&lt;=[.AH$1];[.AH$1]&lt;=[.$J25]);1;&quot;&quot;)" table:style-name="ce12"/>
          <table:table-cell office:value-type="string" office:string-value="" table:formula="of:=IF(AND([.$I25]&lt;=[.AI$1];[.AI$1]&lt;=[.$J25]);1;&quot;&quot;)" table:style-name="ce12"/>
          <table:table-cell office:value-type="string" office:string-value="" table:formula="of:=IF(AND([.$I25]&lt;=[.AJ$1];[.AJ$1]&lt;=[.$J25]);1;&quot;&quot;)" table:style-name="ce12"/>
          <table:table-cell office:value-type="string" office:string-value="" table:formula="of:=IF(AND([.$I25]&lt;=[.AK$1];[.AK$1]&lt;=[.$J25]);1;&quot;&quot;)" table:style-name="ce12"/>
          <table:table-cell office:value-type="float" office:value="1" table:formula="of:=IF(AND([.$I25]&lt;=[.AL$1];[.AL$1]&lt;=[.$J25]);1;&quot;&quot;)" table:style-name="ce12">
            <text:p>1</text:p>
          </table:table-cell>
          <table:table-cell office:value-type="float" office:value="1" table:formula="of:=IF(AND([.$I25]&lt;=[.AM$1];[.AM$1]&lt;=[.$J25]);1;&quot;&quot;)" table:style-name="ce12">
            <text:p>1</text:p>
          </table:table-cell>
          <table:table-cell office:value-type="float" office:value="1" table:formula="of:=IF(AND([.$I25]&lt;=[.AN$1];[.AN$1]&lt;=[.$J25]);1;&quot;&quot;)" table:style-name="ce12">
            <text:p>1</text:p>
          </table:table-cell>
          <table:table-cell office:value-type="float" office:value="1" table:formula="of:=IF(AND([.$I25]&lt;=[.AO$1];[.AO$1]&lt;=[.$J25]);1;&quot;&quot;)" table:style-name="ce12">
            <text:p>1</text:p>
          </table:table-cell>
          <table:table-cell office:value-type="string" office:string-value="" table:formula="of:=IF(AND([.$I25]&lt;=[.AP$1];[.AP$1]&lt;=[.$J25]);1;&quot;&quot;)" table:style-name="ce12"/>
          <table:table-cell office:value-type="string" office:string-value="" table:formula="of:=IF(AND([.$I25]&lt;=[.AQ$1];[.AQ$1]&lt;=[.$J25]);1;&quot;&quot;)" table:style-name="ce12"/>
          <table:table-cell office:value-type="string" office:string-value="" table:formula="of:=IF(AND([.$I25]&lt;=[.AR$1];[.AR$1]&lt;=[.$J25]);1;&quot;&quot;)" table:style-name="ce12"/>
          <table:table-cell office:value-type="string" office:string-value="" table:formula="of:=IF(AND([.$I25]&lt;=[.AS$1];[.AS$1]&lt;=[.$J25]);1;&quot;&quot;)" table:style-name="ce12"/>
          <table:table-cell office:value-type="string" office:string-value="" table:formula="of:=IF(AND([.$I25]&lt;=[.AT$1];[.AT$1]&lt;=[.$J25]);1;&quot;&quot;)" table:style-name="ce12"/>
          <table:table-cell office:value-type="string" office:string-value="" table:formula="of:=IF(AND([.$I25]&lt;=[.AU$1];[.AU$1]&lt;=[.$J25]);1;&quot;&quot;)" table:style-name="ce12"/>
          <table:table-cell office:value-type="string" office:string-value="" table:formula="of:=IF(AND([.$I25]&lt;=[.AV$1];[.AV$1]&lt;=[.$J25]);1;&quot;&quot;)" table:style-name="ce12"/>
          <table:table-cell office:value-type="string" office:string-value="" table:formula="of:=IF(AND([.$I25]&lt;=[.AW$1];[.AW$1]&lt;=[.$J25]);1;&quot;&quot;)" table:style-name="ce12"/>
          <table:table-cell office:value-type="string" office:string-value="" table:formula="of:=IF(AND([.$I25]&lt;=[.AX$1];[.AX$1]&lt;=[.$J25]);1;&quot;&quot;)" table:style-name="ce12"/>
          <table:table-cell office:value-type="string" office:string-value="" table:formula="of:=IF(AND([.$I25]&lt;=[.AY$1];[.AY$1]&lt;=[.$J25]);1;&quot;&quot;)" table:style-name="ce12"/>
          <table:table-cell office:value-type="string" office:string-value="" table:formula="of:=IF(AND([.$I25]&lt;=[.AZ$1];[.AZ$1]&lt;=[.$J25]);1;&quot;&quot;)" table:style-name="ce12"/>
          <table:table-cell office:value-type="string" office:string-value="" table:formula="of:=IF(AND([.$I25]&lt;=[.BA$1];[.BA$1]&lt;=[.$J25]);1;&quot;&quot;)" table:style-name="ce12"/>
          <table:table-cell office:value-type="string" office:string-value="" table:formula="of:=IF(AND([.$I25]&lt;=[.BB$1];[.BB$1]&lt;=[.$J25]);1;&quot;&quot;)" table:style-name="ce12"/>
          <table:table-cell office:value-type="string" office:string-value="" table:formula="of:=IF(AND([.$I25]&lt;=[.BC$1];[.BC$1]&lt;=[.$J25]);1;&quot;&quot;)" table:style-name="ce12"/>
          <table:table-cell office:value-type="string" office:string-value="" table:formula="of:=IF(AND([.$I25]&lt;=[.BD$1];[.BD$1]&lt;=[.$J25]);1;&quot;&quot;)" table:style-name="ce12"/>
          <table:table-cell office:value-type="string" office:string-value="" table:formula="of:=IF(AND([.$I25]&lt;=[.BE$1];[.BE$1]&lt;=[.$J25]);1;&quot;&quot;)" table:style-name="ce12"/>
          <table:table-cell office:value-type="string" office:string-value="" table:formula="of:=IF(AND([.$I25]&lt;=[.BF$1];[.BF$1]&lt;=[.$J25]);1;&quot;&quot;)" table:style-name="ce12"/>
          <table:table-cell office:value-type="string" office:string-value="" table:formula="of:=IF(AND([.$I25]&lt;=[.BG$1];[.BG$1]&lt;=[.$J25]);1;&quot;&quot;)" table:style-name="ce12"/>
          <table:table-cell office:value-type="string" office:string-value="" table:formula="of:=IF(AND([.$I25]&lt;=[.BH$1];[.BH$1]&lt;=[.$J25]);1;&quot;&quot;)" table:style-name="ce12"/>
          <table:table-cell office:value-type="string" office:string-value="" table:formula="of:=IF(AND([.$I25]&lt;=[.BI$1];[.BI$1]&lt;=[.$J25]);1;&quot;&quot;)" table:style-name="ce12"/>
          <table:table-cell office:value-type="string" office:string-value="" table:formula="of:=IF(AND([.$I25]&lt;=[.BJ$1];[.BJ$1]&lt;=[.$J25]);1;&quot;&quot;)" table:style-name="ce12"/>
          <table:table-cell office:value-type="string" office:string-value="" table:formula="of:=IF(AND([.$I25]&lt;=[.BK$1];[.BK$1]&lt;=[.$J25]);1;&quot;&quot;)" table:style-name="ce12"/>
          <table:table-cell office:value-type="string" office:string-value="" table:formula="of:=IF(AND([.$I25]&lt;=[.BL$1];[.BL$1]&lt;=[.$J25]);1;&quot;&quot;)" table:style-name="ce12"/>
          <table:table-cell office:value-type="string" office:string-value="" table:formula="of:=IF(AND([.$I25]&lt;=[.BM$1];[.BM$1]&lt;=[.$J25]);1;&quot;&quot;)" table:style-name="ce12"/>
          <table:table-cell office:value-type="string" office:string-value="" table:formula="of:=IF(AND([.$I25]&lt;=[.BN$1];[.BN$1]&lt;=[.$J25]);1;&quot;&quot;)" table:style-name="ce12"/>
          <table:table-cell office:value-type="string" office:string-value="" table:formula="of:=IF(AND([.$I25]&lt;=[.BO$1];[.BO$1]&lt;=[.$J25]);1;&quot;&quot;)" table:style-name="ce12"/>
          <table:table-cell office:value-type="string" office:string-value="" table:formula="of:=IF(AND([.$I25]&lt;=[.BP$1];[.BP$1]&lt;=[.$J25]);1;&quot;&quot;)" table:style-name="ce12"/>
          <table:table-cell office:value-type="string" office:string-value="" table:formula="of:=IF(AND([.$I25]&lt;=[.BQ$1];[.BQ$1]&lt;=[.$J25]);1;&quot;&quot;)" table:style-name="ce12"/>
          <table:table-cell office:value-type="string" office:string-value="" table:formula="of:=IF(AND([.$I25]&lt;=[.BR$1];[.BR$1]&lt;=[.$J25]);1;&quot;&quot;)" table:style-name="ce12"/>
          <table:table-cell office:value-type="string" office:string-value="" table:formula="of:=IF(AND([.$I25]&lt;=[.BS$1];[.BS$1]&lt;=[.$J25]);1;&quot;&quot;)" table:style-name="ce12"/>
          <table:table-cell office:value-type="string" office:string-value="" table:formula="of:=IF(AND([.$I25]&lt;=[.BT$1];[.BT$1]&lt;=[.$J25]);1;&quot;&quot;)" table:style-name="ce12"/>
          <table:table-cell office:value-type="string" office:string-value="" table:formula="of:=IF(AND([.$I25]&lt;=[.BU$1];[.BU$1]&lt;=[.$J25]);1;&quot;&quot;)" table:style-name="ce12"/>
          <table:table-cell office:value-type="string" office:string-value="" table:formula="of:=IF(AND([.$I25]&lt;=[.BV$1];[.BV$1]&lt;=[.$J25]);1;&quot;&quot;)" table:style-name="ce12"/>
          <table:table-cell office:value-type="string" office:string-value="" table:formula="of:=IF(AND([.$I25]&lt;=[.BW$1];[.BW$1]&lt;=[.$J25]);1;&quot;&quot;)" table:style-name="ce12"/>
          <table:table-cell office:value-type="string" office:string-value="" table:formula="of:=IF(AND([.$I25]&lt;=[.BX$1];[.BX$1]&lt;=[.$J25]);1;&quot;&quot;)" table:style-name="ce12"/>
          <table:table-cell office:value-type="string" office:string-value="" table:formula="of:=IF(AND([.$I25]&lt;=[.BY$1];[.BY$1]&lt;=[.$J25]);1;&quot;&quot;)" table:style-name="ce12"/>
          <table:table-cell office:value-type="string" office:string-value="" table:formula="of:=IF(AND([.$I25]&lt;=[.BZ$1];[.BZ$1]&lt;=[.$J25]);1;&quot;&quot;)" table:style-name="ce12"/>
          <table:table-cell office:value-type="string" office:string-value="" table:formula="of:=IF(AND([.$I25]&lt;=[.CA$1];[.CA$1]&lt;=[.$J25]);1;&quot;&quot;)" table:style-name="ce12"/>
          <table:table-cell office:value-type="string" office:string-value="" table:formula="of:=IF(AND([.$I25]&lt;=[.CB$1];[.CB$1]&lt;=[.$J25]);1;&quot;&quot;)" table:style-name="ce12"/>
          <table:table-cell office:value-type="string" office:string-value="" table:formula="of:=IF(AND([.$I25]&lt;=[.CC$1];[.CC$1]&lt;=[.$J25]);1;&quot;&quot;)" table:style-name="ce12"/>
          <table:table-cell office:value-type="string" office:string-value="" table:formula="of:=IF(AND([.$I25]&lt;=[.CD$1];[.CD$1]&lt;=[.$J25]);1;&quot;&quot;)" table:style-name="ce12"/>
          <table:table-cell office:value-type="string" office:string-value="" table:formula="of:=IF(AND([.$I25]&lt;=[.CE$1];[.CE$1]&lt;=[.$J25]);1;&quot;&quot;)" table:style-name="ce12"/>
          <table:table-cell office:value-type="string" office:string-value="" table:formula="of:=IF(AND([.$I25]&lt;=[.CF$1];[.CF$1]&lt;=[.$J25]);1;&quot;&quot;)" table:style-name="ce12"/>
          <table:table-cell office:value-type="string" office:string-value="" table:formula="of:=IF(AND([.$I25]&lt;=[.CG$1];[.CG$1]&lt;=[.$J25]);1;&quot;&quot;)" table:style-name="ce12"/>
          <table:table-cell table:number-columns-repeated="16299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float" office:value="7" table:style-name="ce3">
            <text:p>7</text:p>
          </table:table-cell>
          <table:table-cell office:value-type="float" office:value="19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7" table:formula="of:=VLOOKUP([.C26];[.$A:.$J];10;0)" table:style-name="ce5">
            <text:p>27</text:p>
          </table:table-cell>
          <table:table-cell office:value-type="float" office:value="0" table:formula="of:=VLOOKUP([.D26];[.$A:.$J];10;0)" table:style-name="ce5">
            <text:p>0</text:p>
          </table:table-cell>
          <table:table-cell office:value-type="float" office:value="0" table:formula="of:=VLOOKUP([.E26];[.$A:.$J];10;0)" table:style-name="ce5">
            <text:p>0</text:p>
          </table:table-cell>
          <table:table-cell office:value-type="float" office:value="28" table:formula="of:=[.J26]-[.B26]+1" table:style-name="ce6">
            <text:p>28</text:p>
          </table:table-cell>
          <table:table-cell office:value-type="float" office:value="34" table:formula="of:=[.B26]+MAX([.F26:.H26])" table:style-name="ce7">
            <text:p>34</text:p>
          </table:table-cell>
          <table:table-cell office:value-type="string" office:string-value="" table:formula="of:=IF(AND([.$I26]&lt;=[.K$1];[.K$1]&lt;=[.$J26]);1;&quot;&quot;)" table:style-name="ce12"/>
          <table:table-cell office:value-type="string" office:string-value="" table:formula="of:=IF(AND([.$I26]&lt;=[.L$1];[.L$1]&lt;=[.$J26]);1;&quot;&quot;)" table:style-name="ce12"/>
          <table:table-cell office:value-type="string" office:string-value="" table:formula="of:=IF(AND([.$I26]&lt;=[.M$1];[.M$1]&lt;=[.$J26]);1;&quot;&quot;)" table:style-name="ce12"/>
          <table:table-cell office:value-type="string" office:string-value="" table:formula="of:=IF(AND([.$I26]&lt;=[.N$1];[.N$1]&lt;=[.$J26]);1;&quot;&quot;)" table:style-name="ce12"/>
          <table:table-cell office:value-type="string" office:string-value="" table:formula="of:=IF(AND([.$I26]&lt;=[.O$1];[.O$1]&lt;=[.$J26]);1;&quot;&quot;)" table:style-name="ce12"/>
          <table:table-cell office:value-type="string" office:string-value="" table:formula="of:=IF(AND([.$I26]&lt;=[.P$1];[.P$1]&lt;=[.$J26]);1;&quot;&quot;)" table:style-name="ce12"/>
          <table:table-cell office:value-type="string" office:string-value="" table:formula="of:=IF(AND([.$I26]&lt;=[.Q$1];[.Q$1]&lt;=[.$J26]);1;&quot;&quot;)" table:style-name="ce12"/>
          <table:table-cell office:value-type="string" office:string-value="" table:formula="of:=IF(AND([.$I26]&lt;=[.R$1];[.R$1]&lt;=[.$J26]);1;&quot;&quot;)" table:style-name="ce12"/>
          <table:table-cell office:value-type="string" office:string-value="" table:formula="of:=IF(AND([.$I26]&lt;=[.S$1];[.S$1]&lt;=[.$J26]);1;&quot;&quot;)" table:style-name="ce12"/>
          <table:table-cell office:value-type="string" office:string-value="" table:formula="of:=IF(AND([.$I26]&lt;=[.T$1];[.T$1]&lt;=[.$J26]);1;&quot;&quot;)" table:style-name="ce12"/>
          <table:table-cell office:value-type="string" office:string-value="" table:formula="of:=IF(AND([.$I26]&lt;=[.U$1];[.U$1]&lt;=[.$J26]);1;&quot;&quot;)" table:style-name="ce12"/>
          <table:table-cell office:value-type="string" office:string-value="" table:formula="of:=IF(AND([.$I26]&lt;=[.V$1];[.V$1]&lt;=[.$J26]);1;&quot;&quot;)" table:style-name="ce12"/>
          <table:table-cell office:value-type="string" office:string-value="" table:formula="of:=IF(AND([.$I26]&lt;=[.W$1];[.W$1]&lt;=[.$J26]);1;&quot;&quot;)" table:style-name="ce12"/>
          <table:table-cell office:value-type="string" office:string-value="" table:formula="of:=IF(AND([.$I26]&lt;=[.X$1];[.X$1]&lt;=[.$J26]);1;&quot;&quot;)" table:style-name="ce12"/>
          <table:table-cell office:value-type="string" office:string-value="" table:formula="of:=IF(AND([.$I26]&lt;=[.Y$1];[.Y$1]&lt;=[.$J26]);1;&quot;&quot;)" table:style-name="ce12"/>
          <table:table-cell office:value-type="string" office:string-value="" table:formula="of:=IF(AND([.$I26]&lt;=[.Z$1];[.Z$1]&lt;=[.$J26]);1;&quot;&quot;)" table:style-name="ce12"/>
          <table:table-cell office:value-type="string" office:string-value="" table:formula="of:=IF(AND([.$I26]&lt;=[.AA$1];[.AA$1]&lt;=[.$J26]);1;&quot;&quot;)" table:style-name="ce12"/>
          <table:table-cell office:value-type="string" office:string-value="" table:formula="of:=IF(AND([.$I26]&lt;=[.AB$1];[.AB$1]&lt;=[.$J26]);1;&quot;&quot;)" table:style-name="ce12"/>
          <table:table-cell office:value-type="string" office:string-value="" table:formula="of:=IF(AND([.$I26]&lt;=[.AC$1];[.AC$1]&lt;=[.$J26]);1;&quot;&quot;)" table:style-name="ce12"/>
          <table:table-cell office:value-type="string" office:string-value="" table:formula="of:=IF(AND([.$I26]&lt;=[.AD$1];[.AD$1]&lt;=[.$J26]);1;&quot;&quot;)" table:style-name="ce12"/>
          <table:table-cell office:value-type="string" office:string-value="" table:formula="of:=IF(AND([.$I26]&lt;=[.AE$1];[.AE$1]&lt;=[.$J26]);1;&quot;&quot;)" table:style-name="ce12"/>
          <table:table-cell office:value-type="string" office:string-value="" table:formula="of:=IF(AND([.$I26]&lt;=[.AF$1];[.AF$1]&lt;=[.$J26]);1;&quot;&quot;)" table:style-name="ce12"/>
          <table:table-cell office:value-type="string" office:string-value="" table:formula="of:=IF(AND([.$I26]&lt;=[.AG$1];[.AG$1]&lt;=[.$J26]);1;&quot;&quot;)" table:style-name="ce12"/>
          <table:table-cell office:value-type="string" office:string-value="" table:formula="of:=IF(AND([.$I26]&lt;=[.AH$1];[.AH$1]&lt;=[.$J26]);1;&quot;&quot;)" table:style-name="ce12"/>
          <table:table-cell office:value-type="string" office:string-value="" table:formula="of:=IF(AND([.$I26]&lt;=[.AI$1];[.AI$1]&lt;=[.$J26]);1;&quot;&quot;)" table:style-name="ce12"/>
          <table:table-cell office:value-type="string" office:string-value="" table:formula="of:=IF(AND([.$I26]&lt;=[.AJ$1];[.AJ$1]&lt;=[.$J26]);1;&quot;&quot;)" table:style-name="ce12"/>
          <table:table-cell office:value-type="string" office:string-value="" table:formula="of:=IF(AND([.$I26]&lt;=[.AK$1];[.AK$1]&lt;=[.$J26]);1;&quot;&quot;)" table:style-name="ce12"/>
          <table:table-cell office:value-type="float" office:value="1" table:formula="of:=IF(AND([.$I26]&lt;=[.AL$1];[.AL$1]&lt;=[.$J26]);1;&quot;&quot;)" table:style-name="ce12">
            <text:p>1</text:p>
          </table:table-cell>
          <table:table-cell office:value-type="float" office:value="1" table:formula="of:=IF(AND([.$I26]&lt;=[.AM$1];[.AM$1]&lt;=[.$J26]);1;&quot;&quot;)" table:style-name="ce12">
            <text:p>1</text:p>
          </table:table-cell>
          <table:table-cell office:value-type="float" office:value="1" table:formula="of:=IF(AND([.$I26]&lt;=[.AN$1];[.AN$1]&lt;=[.$J26]);1;&quot;&quot;)" table:style-name="ce12">
            <text:p>1</text:p>
          </table:table-cell>
          <table:table-cell office:value-type="float" office:value="1" table:formula="of:=IF(AND([.$I26]&lt;=[.AO$1];[.AO$1]&lt;=[.$J26]);1;&quot;&quot;)" table:style-name="ce12">
            <text:p>1</text:p>
          </table:table-cell>
          <table:table-cell office:value-type="float" office:value="1" table:formula="of:=IF(AND([.$I26]&lt;=[.AP$1];[.AP$1]&lt;=[.$J26]);1;&quot;&quot;)" table:style-name="ce12">
            <text:p>1</text:p>
          </table:table-cell>
          <table:table-cell office:value-type="float" office:value="1" table:formula="of:=IF(AND([.$I26]&lt;=[.AQ$1];[.AQ$1]&lt;=[.$J26]);1;&quot;&quot;)" table:style-name="ce12">
            <text:p>1</text:p>
          </table:table-cell>
          <table:table-cell office:value-type="float" office:value="1" table:formula="of:=IF(AND([.$I26]&lt;=[.AR$1];[.AR$1]&lt;=[.$J26]);1;&quot;&quot;)" table:style-name="ce12">
            <text:p>1</text:p>
          </table:table-cell>
          <table:table-cell office:value-type="string" office:string-value="" table:formula="of:=IF(AND([.$I26]&lt;=[.AS$1];[.AS$1]&lt;=[.$J26]);1;&quot;&quot;)" table:style-name="ce12"/>
          <table:table-cell office:value-type="string" office:string-value="" table:formula="of:=IF(AND([.$I26]&lt;=[.AT$1];[.AT$1]&lt;=[.$J26]);1;&quot;&quot;)" table:style-name="ce12"/>
          <table:table-cell office:value-type="string" office:string-value="" table:formula="of:=IF(AND([.$I26]&lt;=[.AU$1];[.AU$1]&lt;=[.$J26]);1;&quot;&quot;)" table:style-name="ce12"/>
          <table:table-cell office:value-type="string" office:string-value="" table:formula="of:=IF(AND([.$I26]&lt;=[.AV$1];[.AV$1]&lt;=[.$J26]);1;&quot;&quot;)" table:style-name="ce12"/>
          <table:table-cell office:value-type="string" office:string-value="" table:formula="of:=IF(AND([.$I26]&lt;=[.AW$1];[.AW$1]&lt;=[.$J26]);1;&quot;&quot;)" table:style-name="ce12"/>
          <table:table-cell office:value-type="string" office:string-value="" table:formula="of:=IF(AND([.$I26]&lt;=[.AX$1];[.AX$1]&lt;=[.$J26]);1;&quot;&quot;)" table:style-name="ce12"/>
          <table:table-cell office:value-type="string" office:string-value="" table:formula="of:=IF(AND([.$I26]&lt;=[.AY$1];[.AY$1]&lt;=[.$J26]);1;&quot;&quot;)" table:style-name="ce12"/>
          <table:table-cell office:value-type="string" office:string-value="" table:formula="of:=IF(AND([.$I26]&lt;=[.AZ$1];[.AZ$1]&lt;=[.$J26]);1;&quot;&quot;)" table:style-name="ce12"/>
          <table:table-cell office:value-type="string" office:string-value="" table:formula="of:=IF(AND([.$I26]&lt;=[.BA$1];[.BA$1]&lt;=[.$J26]);1;&quot;&quot;)" table:style-name="ce12"/>
          <table:table-cell office:value-type="string" office:string-value="" table:formula="of:=IF(AND([.$I26]&lt;=[.BB$1];[.BB$1]&lt;=[.$J26]);1;&quot;&quot;)" table:style-name="ce12"/>
          <table:table-cell office:value-type="string" office:string-value="" table:formula="of:=IF(AND([.$I26]&lt;=[.BC$1];[.BC$1]&lt;=[.$J26]);1;&quot;&quot;)" table:style-name="ce12"/>
          <table:table-cell office:value-type="string" office:string-value="" table:formula="of:=IF(AND([.$I26]&lt;=[.BD$1];[.BD$1]&lt;=[.$J26]);1;&quot;&quot;)" table:style-name="ce12"/>
          <table:table-cell office:value-type="string" office:string-value="" table:formula="of:=IF(AND([.$I26]&lt;=[.BE$1];[.BE$1]&lt;=[.$J26]);1;&quot;&quot;)" table:style-name="ce12"/>
          <table:table-cell office:value-type="string" office:string-value="" table:formula="of:=IF(AND([.$I26]&lt;=[.BF$1];[.BF$1]&lt;=[.$J26]);1;&quot;&quot;)" table:style-name="ce12"/>
          <table:table-cell office:value-type="string" office:string-value="" table:formula="of:=IF(AND([.$I26]&lt;=[.BG$1];[.BG$1]&lt;=[.$J26]);1;&quot;&quot;)" table:style-name="ce12"/>
          <table:table-cell office:value-type="string" office:string-value="" table:formula="of:=IF(AND([.$I26]&lt;=[.BH$1];[.BH$1]&lt;=[.$J26]);1;&quot;&quot;)" table:style-name="ce12"/>
          <table:table-cell office:value-type="string" office:string-value="" table:formula="of:=IF(AND([.$I26]&lt;=[.BI$1];[.BI$1]&lt;=[.$J26]);1;&quot;&quot;)" table:style-name="ce12"/>
          <table:table-cell office:value-type="string" office:string-value="" table:formula="of:=IF(AND([.$I26]&lt;=[.BJ$1];[.BJ$1]&lt;=[.$J26]);1;&quot;&quot;)" table:style-name="ce12"/>
          <table:table-cell office:value-type="string" office:string-value="" table:formula="of:=IF(AND([.$I26]&lt;=[.BK$1];[.BK$1]&lt;=[.$J26]);1;&quot;&quot;)" table:style-name="ce12"/>
          <table:table-cell office:value-type="string" office:string-value="" table:formula="of:=IF(AND([.$I26]&lt;=[.BL$1];[.BL$1]&lt;=[.$J26]);1;&quot;&quot;)" table:style-name="ce12"/>
          <table:table-cell office:value-type="string" office:string-value="" table:formula="of:=IF(AND([.$I26]&lt;=[.BM$1];[.BM$1]&lt;=[.$J26]);1;&quot;&quot;)" table:style-name="ce12"/>
          <table:table-cell office:value-type="string" office:string-value="" table:formula="of:=IF(AND([.$I26]&lt;=[.BN$1];[.BN$1]&lt;=[.$J26]);1;&quot;&quot;)" table:style-name="ce12"/>
          <table:table-cell office:value-type="string" office:string-value="" table:formula="of:=IF(AND([.$I26]&lt;=[.BO$1];[.BO$1]&lt;=[.$J26]);1;&quot;&quot;)" table:style-name="ce12"/>
          <table:table-cell office:value-type="string" office:string-value="" table:formula="of:=IF(AND([.$I26]&lt;=[.BP$1];[.BP$1]&lt;=[.$J26]);1;&quot;&quot;)" table:style-name="ce12"/>
          <table:table-cell office:value-type="string" office:string-value="" table:formula="of:=IF(AND([.$I26]&lt;=[.BQ$1];[.BQ$1]&lt;=[.$J26]);1;&quot;&quot;)" table:style-name="ce12"/>
          <table:table-cell office:value-type="string" office:string-value="" table:formula="of:=IF(AND([.$I26]&lt;=[.BR$1];[.BR$1]&lt;=[.$J26]);1;&quot;&quot;)" table:style-name="ce12"/>
          <table:table-cell office:value-type="string" office:string-value="" table:formula="of:=IF(AND([.$I26]&lt;=[.BS$1];[.BS$1]&lt;=[.$J26]);1;&quot;&quot;)" table:style-name="ce12"/>
          <table:table-cell office:value-type="string" office:string-value="" table:formula="of:=IF(AND([.$I26]&lt;=[.BT$1];[.BT$1]&lt;=[.$J26]);1;&quot;&quot;)" table:style-name="ce12"/>
          <table:table-cell office:value-type="string" office:string-value="" table:formula="of:=IF(AND([.$I26]&lt;=[.BU$1];[.BU$1]&lt;=[.$J26]);1;&quot;&quot;)" table:style-name="ce12"/>
          <table:table-cell office:value-type="string" office:string-value="" table:formula="of:=IF(AND([.$I26]&lt;=[.BV$1];[.BV$1]&lt;=[.$J26]);1;&quot;&quot;)" table:style-name="ce12"/>
          <table:table-cell office:value-type="string" office:string-value="" table:formula="of:=IF(AND([.$I26]&lt;=[.BW$1];[.BW$1]&lt;=[.$J26]);1;&quot;&quot;)" table:style-name="ce12"/>
          <table:table-cell office:value-type="string" office:string-value="" table:formula="of:=IF(AND([.$I26]&lt;=[.BX$1];[.BX$1]&lt;=[.$J26]);1;&quot;&quot;)" table:style-name="ce12"/>
          <table:table-cell office:value-type="string" office:string-value="" table:formula="of:=IF(AND([.$I26]&lt;=[.BY$1];[.BY$1]&lt;=[.$J26]);1;&quot;&quot;)" table:style-name="ce12"/>
          <table:table-cell office:value-type="string" office:string-value="" table:formula="of:=IF(AND([.$I26]&lt;=[.BZ$1];[.BZ$1]&lt;=[.$J26]);1;&quot;&quot;)" table:style-name="ce12"/>
          <table:table-cell office:value-type="string" office:string-value="" table:formula="of:=IF(AND([.$I26]&lt;=[.CA$1];[.CA$1]&lt;=[.$J26]);1;&quot;&quot;)" table:style-name="ce12"/>
          <table:table-cell office:value-type="string" office:string-value="" table:formula="of:=IF(AND([.$I26]&lt;=[.CB$1];[.CB$1]&lt;=[.$J26]);1;&quot;&quot;)" table:style-name="ce12"/>
          <table:table-cell office:value-type="string" office:string-value="" table:formula="of:=IF(AND([.$I26]&lt;=[.CC$1];[.CC$1]&lt;=[.$J26]);1;&quot;&quot;)" table:style-name="ce12"/>
          <table:table-cell office:value-type="string" office:string-value="" table:formula="of:=IF(AND([.$I26]&lt;=[.CD$1];[.CD$1]&lt;=[.$J26]);1;&quot;&quot;)" table:style-name="ce12"/>
          <table:table-cell office:value-type="string" office:string-value="" table:formula="of:=IF(AND([.$I26]&lt;=[.CE$1];[.CE$1]&lt;=[.$J26]);1;&quot;&quot;)" table:style-name="ce12"/>
          <table:table-cell office:value-type="string" office:string-value="" table:formula="of:=IF(AND([.$I26]&lt;=[.CF$1];[.CF$1]&lt;=[.$J26]);1;&quot;&quot;)" table:style-name="ce12"/>
          <table:table-cell office:value-type="string" office:string-value="" table:formula="of:=IF(AND([.$I26]&lt;=[.CG$1];[.CG$1]&lt;=[.$J26]);1;&quot;&quot;)" table:style-name="ce12"/>
          <table:table-cell table:number-columns-repeated="16299"/>
        </table:table-row>
        <table:table-row table:style-name="ro2">
          <table:table-cell office:value-type="float" office:value="0" table:style-name="ce2">
            <text:p>0</text:p>
          </table:table-cell>
          <table:table-cell table:number-columns-repeated="8" table:style-name="ce2"/>
          <table:table-cell office:value-type="float" office:value="0" table:style-name="ce2">
            <text:p>0</text:p>
          </table:table-cell>
          <table:table-cell table:number-columns-repeated="11" table:style-name="ce1"/>
          <table:table-cell office:value-type="string" table:style-name="ce1">
            <text:p>Ответ:</text:p>
          </table:table-cell>
          <table:table-cell table:number-columns-repeated="2" table:style-name="ce1"/>
          <table:table-cell office:value-type="float" office:value="5" table:formula="of:=COUNT([.Y2:.Y26])" table:style-name="ce11">
            <text:p>5</text:p>
          </table:table-cell>
          <table:table-cell table:number-columns-repeated="16359" table:style-name="ce1"/>
        </table:table-row>
        <table:table-row table:number-rows-repeated="1048549" table:style-name="ro2">
          <table:table-cell table:number-columns-repeated="16384"/>
        </table:table-row>
        <table:named-expressions>
          <table:named-range table:name="Подключение1" table:cell-range-address="Лист1.$A$2:Лист1.$C$26" table:base-cell-address="Лист1.$A$1"/>
        </table:named-expressions>
      </table:table>
      <table:database-ranges>
        <table:database-range table:target-range-address="Лист1.A2:Лист1.CG26" table:contains-header="false">
          <table:sort>
            <table:sort-by table:field-number="8"/>
            <table:sort-by table:field-number="9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C7CE"/>
      <style:text-properties fo:color="#9C0006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minf</meta:initial-creator>
    <dc:creator>Сергей Анатольевич Скирдов</dc:creator>
    <meta:creation-date>2025-01-15T10:27:21Z</meta:creation-date>
    <dc:date>2026-01-02T14:47:43Z</dc:date>
  </office:meta>
</office:document-meta>
</file>